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" manifest:full-path="Configurations2/menubar/menubar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Basic/Standard/script-lb.xml"/>
  <manifest:file-entry manifest:media-type="text/xml" manifest:full-path="Basic/Standard/GAGS.xml"/>
  <manifest:file-entry manifest:media-type="text/xml" manifest:full-path="Basic/script-lc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7" style:family="table-column">
      <style:table-column-properties fo:break-before="auto" style:column-width="3.551cm"/>
    </style:style>
    <style:style style:name="co13" style:family="table-column">
      <style:table-column-properties fo:break-before="auto" style:column-width="2.267cm"/>
    </style:style>
    <style:style style:name="co87" style:family="table-column">
      <style:table-column-properties fo:break-before="auto" style:column-width="1.72cm"/>
    </style:style>
    <style:style style:name="co88" style:family="table-column">
      <style:table-column-properties fo:break-before="auto" style:column-width="1.692cm"/>
    </style:style>
    <style:style style:name="co54" style:family="table-column">
      <style:table-column-properties fo:break-before="auto" style:column-width="1.997cm"/>
    </style:style>
    <style:style style:name="co55" style:family="table-column">
      <style:table-column-properties fo:break-before="auto" style:column-width="2.94cm"/>
    </style:style>
    <style:style style:name="co57" style:family="table-column">
      <style:table-column-properties fo:break-before="auto" style:column-width="1.332cm"/>
    </style:style>
    <style:style style:name="co58" style:family="table-column">
      <style:table-column-properties fo:break-before="auto" style:column-width="1.109cm"/>
    </style:style>
    <style:style style:name="co60" style:family="table-column">
      <style:table-column-properties fo:break-before="auto" style:column-width="2.053cm"/>
    </style:style>
    <style:style style:name="co59" style:family="table-column">
      <style:table-column-properties fo:break-before="auto" style:column-width="1.275cm"/>
    </style:style>
    <style:style style:name="co23" style:family="table-column">
      <style:table-column-properties fo:break-before="auto" style:column-width="1.469cm"/>
    </style:style>
    <style:style style:name="co37" style:family="table-column">
      <style:table-column-properties fo:break-before="auto" style:column-width="1.637cm"/>
    </style:style>
    <style:style style:name="co61" style:family="table-column">
      <style:table-column-properties fo:break-before="auto" style:column-width="0.942cm"/>
    </style:style>
    <style:style style:name="co24" style:family="table-column">
      <style:table-column-properties fo:break-before="auto" style:column-width="1.969cm"/>
    </style:style>
    <style:style style:name="co26" style:family="table-column">
      <style:table-column-properties fo:break-before="auto" style:column-width="0.998cm"/>
    </style:style>
    <style:style style:name="co62" style:family="table-column">
      <style:table-column-properties fo:break-before="auto" style:column-width="0.748cm"/>
    </style:style>
    <style:style style:name="co63" style:family="table-column">
      <style:table-column-properties fo:break-before="auto" style:column-width="2.275cm"/>
    </style:style>
    <style:style style:name="co64" style:family="table-column">
      <style:table-column-properties fo:break-before="auto" style:column-width="1.748cm"/>
    </style:style>
    <style:style style:name="co33" style:family="table-column">
      <style:table-column-properties fo:break-before="auto" style:column-width="1.247cm"/>
    </style:style>
    <style:style style:name="co65" style:family="table-column">
      <style:table-column-properties fo:break-before="auto" style:column-width="2.247cm"/>
    </style:style>
    <style:style style:name="co35" style:family="table-column">
      <style:table-column-properties fo:break-before="auto" style:column-width="1.221cm"/>
    </style:style>
    <style:style style:name="co72" style:family="table-column">
      <style:table-column-properties fo:break-before="auto" style:column-width="2.441cm"/>
    </style:style>
    <style:style style:name="co73" style:family="table-column">
      <style:table-column-properties fo:break-before="auto" style:column-width="1.386cm"/>
    </style:style>
    <style:style style:name="co74" style:family="table-column">
      <style:table-column-properties fo:break-before="auto" style:column-width="2.969cm"/>
    </style:style>
    <style:style style:name="co75" style:family="table-column">
      <style:table-column-properties fo:break-before="auto" style:column-width="3.718cm"/>
    </style:style>
    <style:style style:name="co76" style:family="table-column">
      <style:table-column-properties fo:break-before="auto" style:column-width="3.163cm"/>
    </style:style>
    <style:style style:name="co77" style:family="table-column">
      <style:table-column-properties fo:break-before="auto" style:column-width="1.663cm"/>
    </style:style>
    <style:style style:name="co78" style:family="table-column">
      <style:table-column-properties fo:break-before="auto" style:column-width="4.161cm"/>
    </style:style>
    <style:style style:name="co80" style:family="table-column">
      <style:table-column-properties fo:break-before="auto" style:column-width="2.775cm"/>
    </style:style>
    <style:style style:name="co14" style:family="table-column">
      <style:table-column-properties fo:break-before="auto" style:column-width="1.554cm"/>
    </style:style>
    <style:style style:name="co30" style:family="table-column">
      <style:table-column-properties fo:break-before="auto" style:column-width="1.415cm"/>
    </style:style>
    <style:style style:name="co84" style:family="table-column">
      <style:table-column-properties fo:break-before="auto" style:column-width="2.692cm"/>
    </style:style>
    <style:style style:name="co79" style:family="table-column">
      <style:table-column-properties fo:break-before="auto" style:column-width="2.581cm"/>
    </style:style>
    <style:style style:name="co98" style:family="table-column">
      <style:table-column-properties fo:break-before="auto" style:column-width="1.304cm"/>
    </style:style>
    <style:style style:name="co47" style:family="table-column">
      <style:table-column-properties fo:break-before="auto" style:column-width="3.08cm"/>
    </style:style>
    <style:style style:name="co97" style:family="table-column">
      <style:table-column-properties fo:break-before="auto" style:column-width="1.58cm"/>
    </style:style>
    <style:style style:name="co99" style:family="table-column">
      <style:table-column-properties fo:break-before="auto" style:column-width="4.023cm"/>
    </style:style>
    <style:style style:name="co52" style:family="table-column">
      <style:table-column-properties fo:break-before="auto" style:column-width="3.134cm"/>
    </style:style>
    <style:style style:name="co56" style:family="table-column">
      <style:table-column-properties fo:break-before="auto" style:column-width="1.164cm"/>
    </style:style>
    <style:style style:name="co67" style:family="table-column">
      <style:table-column-properties fo:break-before="auto" style:column-width="1.053cm"/>
    </style:style>
    <style:style style:name="co89" style:family="table-column">
      <style:table-column-properties fo:break-before="auto" style:column-width="1.138cm"/>
    </style:style>
    <style:style style:name="co90" style:family="table-column">
      <style:table-column-properties fo:break-before="auto" style:column-width="3.856cm"/>
    </style:style>
    <style:style style:name="co91" style:family="table-column">
      <style:table-column-properties fo:break-before="auto" style:column-width="4.272cm"/>
    </style:style>
    <style:style style:name="co92" style:family="table-column">
      <style:table-column-properties fo:break-before="auto" style:column-width="1.498cm"/>
    </style:style>
    <style:style style:name="co68" style:family="table-column">
      <style:table-column-properties fo:break-before="auto" style:column-width="4.135cm"/>
    </style:style>
    <style:style style:name="co69" style:family="table-column">
      <style:table-column-properties fo:break-before="auto" style:column-width="0.804cm"/>
    </style:style>
    <style:style style:name="co70" style:family="table-column">
      <style:table-column-properties fo:break-before="auto" style:column-width="1.914cm"/>
    </style:style>
    <style:style style:name="co71" style:family="table-column">
      <style:table-column-properties fo:break-before="auto" style:column-width="3.69cm"/>
    </style:style>
    <style:style style:name="co81" style:family="table-column">
      <style:table-column-properties fo:break-before="auto" style:column-width="0.915cm"/>
    </style:style>
    <style:style style:name="co82" style:family="table-column">
      <style:table-column-properties fo:break-before="auto" style:column-width="0.61cm"/>
    </style:style>
    <style:style style:name="co83" style:family="table-column">
      <style:table-column-properties fo:break-before="auto" style:column-width="1.774cm"/>
    </style:style>
    <style:style style:name="co85" style:family="table-column">
      <style:table-column-properties fo:break-before="auto" style:column-width="6.188cm"/>
    </style:style>
    <style:style style:name="co86" style:family="table-column">
      <style:table-column-properties fo:break-before="auto" style:column-width="4.189cm"/>
    </style:style>
    <style:style style:name="co93" style:family="table-column">
      <style:table-column-properties fo:break-before="auto" style:column-width="2.413cm"/>
    </style:style>
    <style:style style:name="co94" style:family="table-column">
      <style:table-column-properties fo:break-before="auto" style:column-width="3.801cm"/>
    </style:style>
    <style:style style:name="co95" style:family="table-column">
      <style:table-column-properties fo:break-before="auto" style:column-width="2.997cm"/>
    </style:style>
    <style:style style:name="co96" style:family="table-column">
      <style:table-column-properties fo:break-before="auto" style:column-width="1.803cm"/>
    </style:style>
    <style:style style:name="co100" style:family="table-column">
      <style:table-column-properties fo:break-before="auto" style:column-width="2.302cm"/>
    </style:style>
    <style:style style:name="co101" style:family="table-column">
      <style:table-column-properties fo:break-before="auto" style:column-width="2.718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1.94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number:percentage-style style:name="N11">
      <number:number number:decimal-places="2" number:min-integer-digits="1"/>
      <number:text>%</number:text>
    </number:percentage-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0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52" style:family="table-cell" style:parent-style-name="Default">
      <style:text-properties fo:font-weight="bold" style:font-weight-asian="bold" style:font-weight-complex="bold"/>
    </style:style>
    <style:style style:name="ce53" style:family="table-cell" style:parent-style-name="Default">
      <style:table-cell-properties fo:background-color="#000000"/>
      <style:text-properties fo:font-weight="bold" style:font-weight-asian="bold" style:font-weight-complex="bold"/>
    </style:style>
    <style:style style:name="ce91" style:family="table-cell" style:parent-style-name="Default">
      <style:table-cell-properties fo:background-color="#000000"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02" style:family="table-cell" style:parent-style-name="Default">
      <style:table-cell-properties fo:background-color="transparent"/>
    </style:style>
    <style:style style:name="ce105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128" style:family="table-cell" style:parent-style-name="Default">
      <style:table-cell-properties fo:background-color="#ff9999"/>
      <style:text-properties fo:color="#cccccc"/>
    </style:style>
    <style:style style:name="ce129" style:family="table-cell" style:parent-style-name="Default">
      <style:table-cell-properties fo:background-color="transparent"/>
      <style:text-properties fo:color="#cccccc"/>
    </style:style>
    <style:style style:name="ce130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cccccc"/>
    </style:style>
    <style:style style:name="ce131" style:family="table-cell" style:parent-style-name="Default">
      <style:table-cell-properties fo:background-color="#ffff99"/>
    </style:style>
    <style:style style:name="ce132" style:family="table-cell" style:parent-style-name="Default" style:data-style-name="N11">
      <style:table-cell-properties fo:background-color="#000000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fo:background-color="#000000"/>
      <style:text-properties fo:color="#ffffff" fo:font-weight="bold" style:font-weight-asian="bold" style:font-weight-complex="bold"/>
    </style:style>
    <style:style style:name="ce45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ce57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00" style:family="table-cell" style:parent-style-name="Default">
      <style:table-cell-properties fo:background-color="#ccff99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01" style:family="table-cell" style:parent-style-name="Default">
      <style:table-cell-properties fo:background-color="#ccff99" style:text-align-source="fix" style:repeat-content="false"/>
      <style:paragraph-properties fo:text-align="center" fo:margin-left="0cm"/>
    </style:style>
    <style:style style:name="ce109" style:family="table-cell" style:parent-style-name="Default">
      <style:table-cell-properties fo:background-color="#cc99cc"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10" style:family="table-cell" style:parent-style-name="Default">
      <style:table-cell-properties fo:background-color="#cc99cc" style:text-align-source="fix" style:repeat-content="false"/>
      <style:paragraph-properties fo:text-align="start" fo:margin-left="0cm"/>
    </style:style>
    <style:style style:name="ce111" style:family="table-cell" style:parent-style-name="Default" style:data-style-name="N107">
      <style:table-cell-properties fo:background-color="#cc99cc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12" style:family="table-cell" style:parent-style-name="Default" style:data-style-name="N107">
      <style:table-cell-properties fo:background-color="#cc99cc" style:text-align-source="fix" style:repeat-content="false"/>
      <style:paragraph-properties fo:text-align="center" fo:margin-left="0cm"/>
    </style:style>
    <style:style style:name="ce62" style:family="table-cell" style:parent-style-name="Default" style:data-style-name="N10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3" style:family="table-cell" style:parent-style-name="Default" style:data-style-name="N10">
      <style:table-cell-properties fo:background-color="#000000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ce64" style:family="table-cell" style:parent-style-name="Default" style:data-style-name="N10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background-color="#000000" style:text-align-source="fix" style:repeat-content="false"/>
      <style:paragraph-properties fo:text-align="start" fo:margin-left="0cm"/>
      <style:text-properties fo:color="#ffffff" fo:font-weight="bold" style:font-weight-asian="bold" style:font-weight-complex="bold"/>
    </style:style>
    <style:style style:name="ce89" style:family="table-cell" style:parent-style-name="Default" style:data-style-name="N107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90" style:family="table-cell" style:parent-style-name="Default" style:data-style-name="N107">
      <style:table-cell-properties fo:background-color="#000000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ce92" style:family="table-cell" style:parent-style-name="Default" style:data-style-name="N107">
      <style:table-cell-properties style:text-align-source="fix" style:repeat-content="false"/>
      <style:paragraph-properties fo:text-align="center" fo:margin-left="0cm"/>
    </style:style>
    <style:style style:name="ce93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94" style:family="table-cell" style:parent-style-name="Default" style:data-style-name="N0">
      <style:table-cell-properties fo:background-color="#000000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ce95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  <style:style style:name="ce96" style:family="table-cell" style:parent-style-name="Default">
      <style:table-cell-properties fo:background-color="#ffd32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97" style:family="table-cell" style:parent-style-name="Default">
      <style:table-cell-properties fo:background-color="#ffd320" style:text-align-source="fix" style:repeat-content="false"/>
      <style:paragraph-properties fo:text-align="center" fo:margin-left="0cm"/>
    </style:style>
    <style:style style:name="ce98" style:family="table-cell" style:parent-style-name="Default">
      <style:table-cell-properties fo:background-color="#ffffcc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99" style:family="table-cell" style:parent-style-name="Default">
      <style:table-cell-properties fo:background-color="#ffffcc" style:text-align-source="fix" style:repeat-content="false"/>
      <style:paragraph-properties fo:text-align="center" fo:margin-left="0cm"/>
    </style:style>
    <style:style style:name="ce118" style:family="table-cell" style:parent-style-name="Default">
      <style:table-cell-properties fo:background-color="#ccffcc"/>
      <style:text-properties fo:font-weight="bold" style:font-weight-asian="bold" style:font-weight-complex="bold"/>
    </style:style>
    <style:style style:name="ce119" style:family="table-cell" style:parent-style-name="Default">
      <style:table-cell-properties fo:background-color="#ccffcc"/>
    </style:style>
    <style:style style:name="ce120" style:family="table-cell" style:parent-style-name="Default">
      <style:table-cell-properties fo:background-color="#666666"/>
      <style:text-properties fo:font-weight="bold" style:font-weight-asian="bold" style:font-weight-complex="bold"/>
    </style:style>
    <style:style style:name="ce121" style:family="table-cell" style:parent-style-name="Default">
      <style:table-cell-properties fo:background-color="#666666"/>
    </style:style>
    <style:style style:name="ce122" style:family="table-cell" style:parent-style-name="Default">
      <style:table-cell-properties fo:background-color="#ffccff"/>
      <style:text-properties fo:font-weight="bold" style:font-weight-asian="bold" style:font-weight-complex="bold"/>
    </style:style>
    <style:style style:name="ce126" style:family="table-cell" style:parent-style-name="Default">
      <style:table-cell-properties fo:background-color="#ffccff"/>
    </style:style>
    <style:style style:name="ce26" style:family="table-cell" style:parent-style-name="Default">
      <style:table-cell-properties fo:background-color="#000000"/>
    </style:style>
    <style:style style:name="ce79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23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24" style:family="table-cell" style:parent-style-name="Default">
      <style:table-cell-properties fo:background-color="#ff9999"/>
    </style:style>
    <style:style style:name="ce125" style:family="table-cell" style:parent-style-name="Default" style:data-style-name="N11">
      <style:table-cell-properties style:text-align-source="fix" style:repeat-content="false"/>
      <style:paragraph-properties fo:text-align="center" fo:margin-left="0cm"/>
    </style:style>
    <style:style style:name="ce51" style:family="table-cell" style:parent-style-name="Default">
      <style:table-cell-properties style:text-align-source="fix" style:repeat-content="false" style:rotation-angle="30" style:vertical-align="bottom"/>
      <style:paragraph-properties fo:text-align="start" fo:margin-left="0cm"/>
      <style:text-properties fo:font-weight="bold" style:font-weight-asian="bold" style:font-weight-complex="bold"/>
    </style:style>
    <style:style style:name="ce54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start" fo:margin-left="0cm"/>
    </style:style>
    <style:style style:name="ce55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start" fo:margin-left="0cm"/>
    </style:style>
    <style:style style:name="ce56" style:family="table-cell" style:parent-style-name="Default">
      <style:table-cell-properties fo:background-color="#000000" style:text-align-source="fix" style:repeat-content="false"/>
      <style:paragraph-properties fo:text-align="start" fo:margin-left="0cm"/>
    </style:style>
    <style:style style:name="ce58" style:family="table-cell" style:parent-style-name="Default">
      <style:table-cell-properties fo:background-color="#cc0000" style:text-align-source="fix" style:repeat-content="false" style:rotation-angle="30" style:vertical-align="bottom"/>
      <style:paragraph-properties fo:text-align="start" fo:margin-left="0cm"/>
      <style:text-properties fo:font-weight="bold" style:font-weight-asian="bold" style:font-weight-complex="bold"/>
    </style:style>
    <style:style style:name="ce60" style:family="table-cell" style:parent-style-name="Default">
      <style:table-cell-properties fo:background-color="#cc0000" style:text-align-source="fix" style:repeat-content="false"/>
      <style:paragraph-properties fo:text-align="start" fo:margin-left="0cm"/>
    </style:style>
    <style:style style:name="ce61" style:family="table-cell" style:parent-style-name="Default">
      <style:table-cell-properties fo:border-bottom="none" fo:background-color="#cc0000" style:text-align-source="fix" style:repeat-content="false" fo:border-left="none" fo:border-right="none" fo:border-top="0.002cm solid #000000"/>
      <style:paragraph-properties fo:text-align="start" fo:margin-left="0cm"/>
    </style:style>
    <style:style style:name="ce65" style:family="table-cell" style:parent-style-name="Default">
      <style:table-cell-properties fo:border-bottom="0.002cm solid #000000" fo:background-color="#cc0000" style:text-align-source="fix" style:repeat-content="false" fo:border-left="none" fo:border-right="none" fo:border-top="none"/>
      <style:paragraph-properties fo:text-align="start" fo:margin-left="0cm"/>
    </style:style>
    <style:style style:name="ce66" style:family="table-cell" style:parent-style-name="Default">
      <style:table-cell-properties fo:background-color="#66cc99" style:text-align-source="fix" style:repeat-content="false" style:rotation-angle="30" style:vertical-align="bottom"/>
      <style:paragraph-properties fo:text-align="start" fo:margin-left="0cm"/>
      <style:text-properties fo:font-weight="bold" style:font-weight-asian="bold" style:font-weight-complex="bold"/>
    </style:style>
    <style:style style:name="ce67" style:family="table-cell" style:parent-style-name="Default">
      <style:table-cell-properties fo:background-color="#66cc99" style:text-align-source="fix" style:repeat-content="false"/>
      <style:paragraph-properties fo:text-align="start" fo:margin-left="0cm"/>
    </style:style>
    <style:style style:name="ce68" style:family="table-cell" style:parent-style-name="Default">
      <style:table-cell-properties fo:border-bottom="none" fo:background-color="#66cc99" style:text-align-source="fix" style:repeat-content="false" fo:border-left="none" fo:border-right="none" fo:border-top="0.002cm solid #000000"/>
      <style:paragraph-properties fo:text-align="start" fo:margin-left="0cm"/>
    </style:style>
    <style:style style:name="ce69" style:family="table-cell" style:parent-style-name="Default">
      <style:table-cell-properties fo:border-bottom="0.002cm solid #000000" fo:background-color="#66cc99" style:text-align-source="fix" style:repeat-content="false" fo:border-left="none" fo:border-right="none" fo:border-top="none"/>
      <style:paragraph-properties fo:text-align="start" fo:margin-left="0cm"/>
    </style:style>
    <style:style style:name="ce70" style:family="table-cell" style:parent-style-name="Default">
      <style:table-cell-properties fo:background-color="#ff9900" style:text-align-source="fix" style:repeat-content="false" style:rotation-angle="30" style:vertical-align="bottom"/>
      <style:paragraph-properties fo:text-align="center" fo:margin-left="0cm"/>
      <style:text-properties fo:font-weight="bold" style:font-weight-asian="bold" style:font-weight-complex="bold"/>
    </style:style>
    <style:style style:name="ce71" style:family="table-cell" style:parent-style-name="Default">
      <style:table-cell-properties fo:background-color="#ff9900" style:text-align-source="fix" style:repeat-content="false"/>
      <style:paragraph-properties fo:text-align="center" fo:margin-left="0cm"/>
    </style:style>
    <style:style style:name="ce72" style:family="table-cell" style:parent-style-name="Default">
      <style:table-cell-properties fo:border-bottom="none" fo:background-color="#ff9900" style:text-align-source="fix" style:repeat-content="false" fo:border-left="none" fo:border-right="none" fo:border-top="0.002cm solid #000000"/>
      <style:paragraph-properties fo:text-align="center" fo:margin-left="0cm"/>
    </style:style>
    <style:style style:name="ce73" style:family="table-cell" style:parent-style-name="Default">
      <style:table-cell-properties fo:border-bottom="0.002cm solid #000000" fo:background-color="#ff9900" style:text-align-source="fix" style:repeat-content="false" fo:border-left="none" fo:border-right="none" fo:border-top="none"/>
      <style:paragraph-properties fo:text-align="center" fo:margin-left="0cm"/>
    </style:style>
    <style:style style:name="ce74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ce75" style:family="table-cell" style:parent-style-name="Default">
      <style:table-cell-properties fo:background-color="#99ffcc" style:text-align-source="fix" style:repeat-content="false" style:rotation-angle="30" style:vertical-align="bottom"/>
      <style:paragraph-properties fo:text-align="start" fo:margin-left="0cm"/>
      <style:text-properties fo:font-weight="bold" style:font-weight-asian="bold" style:font-weight-complex="bold"/>
    </style:style>
    <style:style style:name="ce76" style:family="table-cell" style:parent-style-name="Default">
      <style:table-cell-properties fo:background-color="#99ffcc" style:text-align-source="fix" style:repeat-content="false"/>
      <style:paragraph-properties fo:text-align="start" fo:margin-left="0cm"/>
    </style:style>
    <style:style style:name="ce77" style:family="table-cell" style:parent-style-name="Default">
      <style:table-cell-properties fo:border-bottom="0.002cm solid #000000" fo:background-color="#99ffcc" style:text-align-source="fix" style:repeat-content="false" fo:border-left="none" fo:border-right="none" fo:border-top="none"/>
      <style:paragraph-properties fo:text-align="start" fo:margin-left="0cm"/>
    </style:style>
    <style:style style:name="ce78" style:family="table-cell" style:parent-style-name="Default">
      <style:table-cell-properties fo:border-bottom="none" fo:background-color="#99ffcc" style:text-align-source="fix" style:repeat-content="false" fo:border-left="none" fo:border-right="none" fo:border-top="0.002cm solid #000000"/>
      <style:paragraph-properties fo:text-align="start" fo:margin-left="0cm"/>
    </style:style>
    <style:style style:name="ce80" style:family="table-cell" style:parent-style-name="Default">
      <style:table-cell-properties fo:background-color="#66ccff" style:text-align-source="fix" style:repeat-content="false" style:rotation-angle="30" style:vertical-align="bottom"/>
      <style:paragraph-properties fo:text-align="start" fo:margin-left="0cm"/>
      <style:text-properties fo:font-weight="bold" style:font-weight-asian="bold" style:font-weight-complex="bold"/>
    </style:style>
    <style:style style:name="ce81" style:family="table-cell" style:parent-style-name="Default">
      <style:table-cell-properties fo:background-color="#66ccff" style:text-align-source="fix" style:repeat-content="false"/>
      <style:paragraph-properties fo:text-align="start" fo:margin-left="0cm"/>
    </style:style>
    <style:style style:name="ce82" style:family="table-cell" style:parent-style-name="Default">
      <style:table-cell-properties fo:border-bottom="none" fo:background-color="#66ccff" style:text-align-source="fix" style:repeat-content="false" fo:border-left="none" fo:border-right="none" fo:border-top="0.002cm solid #000000"/>
      <style:paragraph-properties fo:text-align="start" fo:margin-left="0cm"/>
    </style:style>
    <style:style style:name="ce83" style:family="table-cell" style:parent-style-name="Default">
      <style:table-cell-properties fo:background-color="#66ccff" style:text-align-source="fix" style:repeat-content="false" fo:border="none"/>
      <style:paragraph-properties fo:text-align="start" fo:margin-left="0cm"/>
    </style:style>
    <style:style style:name="ce84" style:family="table-cell" style:parent-style-name="Default">
      <style:table-cell-properties fo:border-bottom="0.002cm solid #000000" fo:background-color="#66ccff" style:text-align-source="fix" style:repeat-content="false" fo:border-left="none" fo:border-right="none" fo:border-top="none"/>
      <style:paragraph-properties fo:text-align="start" fo:margin-left="0cm"/>
    </style:style>
    <style:style style:name="ce85" style:family="table-cell" style:parent-style-name="Default" style:data-style-name="N10">
      <style:table-cell-properties fo:background-color="#66ccff" style:text-align-source="fix" style:repeat-content="false" style:rotation-angle="30" style:vertical-align="bottom"/>
      <style:paragraph-properties fo:text-align="start" fo:margin-left="0cm"/>
      <style:text-properties fo:font-weight="bold" style:font-weight-asian="bold" style:font-weight-complex="bold"/>
    </style:style>
    <style:style style:name="ce86" style:family="table-cell" style:parent-style-name="Default" style:data-style-name="N10">
      <style:table-cell-properties fo:background-color="#000000" style:text-align-source="fix" style:repeat-content="false"/>
      <style:paragraph-properties fo:text-align="start" fo:margin-left="0cm"/>
      <style:text-properties fo:color="#ffffff" fo:font-weight="bold" style:font-weight-asian="bold" style:font-weight-complex="bold"/>
    </style:style>
    <style:style style:name="ce87" style:family="table-cell" style:parent-style-name="Default" style:data-style-name="N10">
      <style:table-cell-properties fo:background-color="#66ccff" style:text-align-source="fix" style:repeat-content="false"/>
      <style:paragraph-properties fo:text-align="start" fo:margin-left="0cm"/>
    </style:style>
    <style:style style:name="ce88" style:family="table-cell" style:parent-style-name="Default" style:data-style-name="N10">
      <style:table-cell-properties fo:border-bottom="none" fo:background-color="#66ccff" style:text-align-source="fix" style:repeat-content="false" fo:border-left="none" fo:border-right="none" fo:border-top="0.002cm solid #000000"/>
      <style:paragraph-properties fo:text-align="start" fo:margin-left="0cm"/>
    </style:style>
    <style:style style:name="ce103" style:family="table-cell" style:parent-style-name="Default" style:data-style-name="N10">
      <style:table-cell-properties fo:background-color="#66ccff" style:text-align-source="fix" style:repeat-content="false" fo:border="none"/>
      <style:paragraph-properties fo:text-align="start" fo:margin-left="0cm"/>
    </style:style>
    <style:style style:name="ce104" style:family="table-cell" style:parent-style-name="Default" style:data-style-name="N10">
      <style:table-cell-properties fo:border-bottom="0.002cm solid #000000" fo:background-color="#66ccff" style:text-align-source="fix" style:repeat-content="false" fo:border-left="none" fo:border-right="none" fo:border-top="none"/>
      <style:paragraph-properties fo:text-align="start" fo:margin-left="0cm"/>
    </style:style>
    <style:style style:name="ce106" style:family="table-cell" style:parent-style-name="Default" style:data-style-name="N10">
      <style:table-cell-properties fo:background-color="#000000" style:text-align-source="fix" style:repeat-content="false"/>
      <style:paragraph-properties fo:text-align="start" fo:margin-left="0cm"/>
    </style:style>
    <style:style style:name="ce107" style:family="table-cell" style:parent-style-name="Default">
      <style:table-cell-properties fo:background-color="#3399ff" style:text-align-source="fix" style:repeat-content="false" style:rotation-angle="30" style:vertical-align="bottom"/>
      <style:paragraph-properties fo:text-align="start" fo:margin-left="0cm"/>
      <style:text-properties fo:font-weight="bold" style:font-weight-asian="bold" style:font-weight-complex="bold"/>
    </style:style>
    <style:style style:name="ce108" style:family="table-cell" style:parent-style-name="Default">
      <style:table-cell-properties fo:background-color="#3399ff" style:text-align-source="fix" style:repeat-content="false"/>
      <style:paragraph-properties fo:text-align="start" fo:margin-left="0cm"/>
    </style:style>
    <style:style style:name="ce113" style:family="table-cell" style:parent-style-name="Default">
      <style:table-cell-properties fo:border-bottom="none" fo:background-color="#3399ff" style:text-align-source="fix" style:repeat-content="false" fo:border-left="none" fo:border-right="none" fo:border-top="0.002cm solid #000000"/>
      <style:paragraph-properties fo:text-align="start" fo:margin-left="0cm"/>
    </style:style>
    <style:style style:name="ce114" style:family="table-cell" style:parent-style-name="Default">
      <style:table-cell-properties fo:border-bottom="0.002cm solid #000000" fo:background-color="#3399ff" style:text-align-source="fix" style:repeat-content="false" fo:border-left="none" fo:border-right="none" fo:border-top="none"/>
      <style:paragraph-properties fo:text-align="start" fo:margin-left="0cm"/>
    </style:style>
    <style:style style:name="ce115" style:family="table-cell" style:parent-style-name="Default">
      <style:table-cell-properties fo:background-color="#9966cc" style:text-align-source="fix" style:repeat-content="false" style:rotation-angle="30" style:vertical-align="bottom"/>
      <style:paragraph-properties fo:text-align="start" fo:margin-left="0cm"/>
      <style:text-properties fo:font-weight="bold" style:font-weight-asian="bold" style:font-weight-complex="bold"/>
    </style:style>
    <style:style style:name="ce116" style:family="table-cell" style:parent-style-name="Default">
      <style:table-cell-properties fo:background-color="#9966cc" style:text-align-source="fix" style:repeat-content="false"/>
      <style:paragraph-properties fo:text-align="start" fo:margin-left="0cm"/>
    </style:style>
    <style:style style:name="ce117" style:family="table-cell" style:parent-style-name="Default">
      <style:table-cell-properties fo:border-bottom="none" fo:background-color="#9966cc" style:text-align-source="fix" style:repeat-content="false" fo:border-left="none" fo:border-right="none" fo:border-top="0.002cm solid #000000"/>
      <style:paragraph-properties fo:text-align="start" fo:margin-left="0cm"/>
    </style:style>
    <style:style style:name="ce127" style:family="table-cell" style:parent-style-name="Default">
      <style:table-cell-properties fo:background-color="#9966cc"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133" style:family="table-cell" style:parent-style-name="Default">
      <style:table-cell-properties fo:border-bottom="0.002cm solid #000000" fo:background-color="#9966cc" style:text-align-source="fix" style:repeat-content="false" fo:border-left="none" fo:border-right="none" fo:border-top="none"/>
      <style:paragraph-properties fo:text-align="start" fo:margin-left="0cm"/>
    </style:style>
    <style:style style:name="ce134" style:family="table-cell" style:parent-style-name="Default">
      <style:table-cell-properties fo:background-color="#cc99ff" style:text-align-source="fix" style:repeat-content="false" style:rotation-angle="30" style:vertical-align="bottom"/>
      <style:paragraph-properties fo:text-align="start" fo:margin-left="0cm"/>
      <style:text-properties fo:font-weight="bold" style:font-weight-asian="bold" style:font-weight-complex="bold"/>
    </style:style>
    <style:style style:name="ce135" style:family="table-cell" style:parent-style-name="Default">
      <style:table-cell-properties fo:background-color="#cc99ff" style:text-align-source="fix" style:repeat-content="false"/>
      <style:paragraph-properties fo:text-align="start" fo:margin-left="0cm"/>
    </style:style>
    <style:style style:name="ce136" style:family="table-cell" style:parent-style-name="Default">
      <style:table-cell-properties fo:border-bottom="none" fo:background-color="#cc99ff" style:text-align-source="fix" style:repeat-content="false" fo:border-left="none" fo:border-right="none" fo:border-top="0.002cm solid #000000"/>
      <style:paragraph-properties fo:text-align="start" fo:margin-left="0cm"/>
    </style:style>
    <style:style style:name="ce137" style:family="table-cell" style:parent-style-name="Default">
      <style:table-cell-properties fo:border-bottom="0.002cm solid #000000" fo:background-color="#cc99ff" style:text-align-source="fix" style:repeat-content="false" fo:border-left="none" fo:border-right="none" fo:border-top="none"/>
      <style:paragraph-properties fo:text-align="start" fo:margin-left="0cm"/>
    </style:style>
  </office:automatic-styles>
  <office:body>
    <office:spreadsheet>
      <table:content-validations>
        <table:content-validation table:name="val1" table:condition="of:cell-content-is-in-list([$Characters.$A$2:.$A$998])" table:allow-empty-cell="true" table:display-list="unsorted" table:base-cell-address="Script.A10"/>
        <table:content-validation table:name="val2" table:condition="of:cell-content-is-in-list([$Actions.$A$3:.$A$97])" table:allow-empty-cell="true" table:display-list="unsorted" table:base-cell-address="Script.B10"/>
        <table:content-validation table:name="val3" table:condition="of:cell-content-is-in-list([$Characters.$A$2:.$A$998])" table:allow-empty-cell="true" table:display-list="unsorted" table:base-cell-address="Script.C2"/>
        <table:content-validation table:name="val4" table:condition="of:cell-content-is-in-list(Scene_List)" table:allow-empty-cell="true" table:display-list="unsorted" table:base-cell-address="Script.I3"/>
        <table:content-validation table:name="val5" table:condition="of:cell-content-is-in-list([$ObjGroups.$A$3:.$A$1000])" table:allow-empty-cell="true" table:display-list="unsorted" table:base-cell-address="Script.D2"/>
        <table:content-validation table:name="val6" table:condition="of:cell-content-is-in-list(ObjGroup_List)" table:allow-empty-cell="true" table:display-list="unsorted" table:base-cell-address="Script.J52"/>
        <table:content-validation table:name="val7" table:condition="of:cell-content-is-in-list([$Objects.$B$3:.$B$9999])" table:allow-empty-cell="true" table:display-list="unsorted" table:base-cell-address="Script.E2"/>
        <table:content-validation table:name="val8" table:condition="of:cell-content-is-in-list(Scene_List)" table:allow-empty-cell="true" table:display-list="unsorted" table:base-cell-address="Script.L3"/>
        <table:content-validation table:name="val9" table:condition="of:cell-content-is-in-list([$Characters.$A$2:.$A$998])" table:allow-empty-cell="true" table:display-list="unsorted" table:base-cell-address="Script.I10"/>
        <table:content-validation table:name="val10" table:condition="of:cell-content-is-in-list($emotions.$#ref!#ref!#ref!#ref!#ref!#ref!#ref!#ref!#ref!#ref!#ref!#ref!#ref!#ref!#ref!#ref!#ref!#ref!#ref!#ref!#ref!#ref!#ref!#ref!#ref!#ref!#ref!#ref!#ref!#ref!#ref!#ref!#ref!#ref!#ref!#ref!#ref!#ref!#ref!#ref!#ref!#ref!#ref!#ref!#ref!#ref!#ref!#REF!$2:$#REF!$999)" table:allow-empty-cell="true" table:display-list="unsorted" table:base-cell-address="Script.J2"/>
      </table:content-validations>
      <table:table table:name="Script" table:style-name="ta1" table:print="false">
        <office:forms form:automatic-focus="false" form:apply-design-mode="false"/>
        <table:table-column table:style-name="co68" table:default-cell-style-name="Default"/>
        <table:table-column table:style-name="co69" table:default-cell-style-name="ce4"/>
        <table:table-column table:style-name="co70" table:default-cell-style-name="ce4"/>
        <table:table-column table:style-name="co56" table:default-cell-style-name="ce4"/>
        <table:table-column table:style-name="co30" table:default-cell-style-name="ce4"/>
        <table:table-column table:style-name="co71" table:default-cell-style-name="ce60"/>
        <table:table-column table:style-name="co81" table:number-columns-repeated="4" table:default-cell-style-name="ce67"/>
        <table:table-column table:style-name="co82" table:number-columns-repeated="3" table:default-cell-style-name="ce71"/>
        <table:table-column table:style-name="co83" table:number-columns-repeated="2" table:default-cell-style-name="ce76"/>
        <table:table-column table:style-name="co70" table:default-cell-style-name="ce76"/>
        <table:table-column table:style-name="co37" table:default-cell-style-name="ce81"/>
        <table:table-column table:style-name="co35" table:default-cell-style-name="ce81"/>
        <table:table-column table:style-name="co67" table:default-cell-style-name="ce87"/>
        <table:table-column table:style-name="co85" table:default-cell-style-name="ce108"/>
        <table:table-column table:style-name="co86" table:default-cell-style-name="ce4"/>
        <table:table-column table:style-name="co93" table:default-cell-style-name="ce4"/>
        <table:table-column table:style-name="co13" table:default-cell-style-name="ce4"/>
        <table:table-column table:style-name="co14" table:default-cell-style-name="ce4"/>
        <table:table-column table:style-name="co94" table:default-cell-style-name="ce4"/>
        <table:table-column table:style-name="co82" table:default-cell-style-name="ce4"/>
        <table:table-column table:style-name="co82" table:number-columns-repeated="3" table:default-cell-style-name="ce71"/>
        <table:table-column table:style-name="co81" table:number-columns-repeated="4" table:default-cell-style-name="ce67"/>
        <table:table-column table:style-name="co82" table:default-cell-style-name="ce71"/>
        <table:table-column table:style-name="co13" table:number-columns-repeated="987" table:default-cell-style-name="ce4"/>
        <table:table-row table:style-name="ro4">
          <table:table-cell table:style-name="ce51" office:value-type="string">
            <text:p>ID</text:p>
          </table:table-cell>
          <table:table-cell table:style-name="ce51" office:value-type="string">
            <text:p>Deactivate</text:p>
          </table:table-cell>
          <table:table-cell table:style-name="ce51" office:value-type="string">
            <text:p>Character_ID</text:p>
          </table:table-cell>
          <table:table-cell table:style-name="ce51" office:value-type="string">
            <text:p>Action_ID</text:p>
          </table:table-cell>
          <table:table-cell table:style-name="ce51" office:value-type="string">
            <text:p>Call_Script</text:p>
          </table:table-cell>
          <table:table-cell table:style-name="ce58" office:value-type="string">
            <text:p>If_Expression</text:p>
          </table:table-cell>
          <table:table-cell table:style-name="ce66" office:value-type="string">
            <text:p>Target_Character</text:p>
          </table:table-cell>
          <table:table-cell table:style-name="ce66" office:value-type="string">
            <text:p>Target_Scene</text:p>
          </table:table-cell>
          <table:table-cell table:style-name="ce66" office:value-type="string">
            <text:p>Target_ObjGroup</text:p>
          </table:table-cell>
          <table:table-cell table:style-name="ce66" office:value-type="string">
            <text:p>Target_Object</text:p>
          </table:table-cell>
          <table:table-cell table:style-name="ce70" office:value-type="string">
            <text:p>Walk_First</text:p>
          </table:table-cell>
          <table:table-cell table:style-name="ce70" office:value-type="string">
            <text:p>Remove_Target</text:p>
          </table:table-cell>
          <table:table-cell table:style-name="ce70" office:value-type="string">
            <text:p>Add_To_Inventory</text:p>
          </table:table-cell>
          <table:table-cell table:style-name="ce75" office:value-type="string">
            <text:p>Walk_Scene</text:p>
          </table:table-cell>
          <table:table-cell table:style-name="ce75" office:value-type="string">
            <text:p>Walk_Colour</text:p>
          </table:table-cell>
          <table:table-cell table:style-name="ce75" office:value-type="string">
            <text:p>Hover_Text</text:p>
          </table:table-cell>
          <table:table-cell table:style-name="ce80" office:value-type="string">
            <text:p>Dialogue_Speaker</text:p>
          </table:table-cell>
          <table:table-cell table:style-name="ce80" office:value-type="string">
            <text:p>Dialogue_Emotion</text:p>
          </table:table-cell>
          <table:table-cell table:style-name="ce85" office:value-type="string">
            <text:p>Dialogue_Duration</text:p>
          </table:table-cell>
          <table:table-cell table:style-name="ce107" office:value-type="string">
            <text:p>Dialogue_Line</text:p>
          </table:table-cell>
          <table:table-cell table:style-name="ce115" office:value-type="string">
            <text:p>Set_Column</text:p>
          </table:table-cell>
          <table:table-cell table:style-name="ce115" office:value-type="string">
            <text:p>Set_Tab</text:p>
          </table:table-cell>
          <table:table-cell table:style-name="ce115" office:value-type="string">
            <text:p>Set_Value</text:p>
          </table:table-cell>
          <table:table-cell table:style-name="ce134" office:value-type="string">
            <text:p>Filter_Column</text:p>
          </table:table-cell>
          <table:table-cell table:style-name="ce134" office:value-type="string">
            <text:p>Filter_Value</text:p>
          </table:table-cell>
          <table:table-cell table:style-name="ce134"/>
          <table:table-cell table:style-name="ce70" office:value-type="string">
            <text:p>Refresh</text:p>
          </table:table-cell>
          <table:table-cell table:style-name="ce70" office:value-type="string">
            <text:p>Animate_Move</text:p>
          </table:table-cell>
          <table:table-cell table:style-name="ce70" office:value-type="string">
            <text:p>Wait_Seconds</text:p>
          </table:table-cell>
          <table:table-cell table:style-name="ce66" office:value-type="string">
            <text:p>Target2_Character</text:p>
          </table:table-cell>
          <table:table-cell table:style-name="ce66" office:value-type="string">
            <text:p>Target2_Scene</text:p>
          </table:table-cell>
          <table:table-cell table:style-name="ce66" office:value-type="string">
            <text:p>Target2_ObjGroup</text:p>
          </table:table-cell>
          <table:table-cell table:style-name="ce66" office:value-type="string">
            <text:p>Target2_Object</text:p>
          </table:table-cell>
          <table:table-cell table:style-name="ce70" office:value-type="string">
            <text:p>Remove_Target2</text:p>
          </table:table-cell>
          <table:table-cell table:style-name="ce50" table:number-columns-repeated="987"/>
        </table:table-row>
        <table:table-row table:style-name="ro2">
          <table:table-cell table:style-name="ce2" office:value-type="string">
            <text:p>DEFAULT</text:p>
          </table:table-cell>
          <table:table-cell table:style-name="ce7" office:value-type="float" office:value="0">
            <text:p>0</text:p>
          </table:table-cell>
          <table:table-cell table:style-name="ce7" table:content-validation-name="val1"/>
          <table:table-cell table:style-name="ce7" table:content-validation-name="val2"/>
          <table:table-cell table:style-name="ce7" table:number-columns-repeated="2"/>
          <table:table-cell table:style-name="ce7" table:content-validation-name="val3" table:number-columns-repeated="2"/>
          <table:table-cell table:style-name="ce7" table:content-validation-name="val5"/>
          <table:table-cell table:style-name="ce7" table:content-validation-name="val7"/>
          <table:table-cell table:number-columns-repeated="2" table:style-name="ce45" office:value-type="float" office:value="0">
            <text:p>0</text:p>
          </table:table-cell>
          <table:table-cell table:style-name="ce45"/>
          <table:table-cell table:style-name="ce7" table:number-columns-repeated="3"/>
          <table:table-cell table:style-name="ce7" table:content-validation-name="val9" office:value-type="string">
            <text:p>narrator</text:p>
          </table:table-cell>
          <table:table-cell table:style-name="ce7" table:content-validation-name="val10" office:value-type="string">
            <text:p>none</text:p>
          </table:table-cell>
          <table:table-cell table:style-name="ce86" office:value-type="percentage" office:value="1">
            <text:p>100%</text:p>
          </table:table-cell>
          <table:table-cell table:style-name="ce7" table:number-columns-repeated="4"/>
          <table:table-cell table:style-name="ce7" office:value-type="string">
            <text:p>ID</text:p>
          </table:table-cell>
          <table:table-cell table:style-name="ce7" table:number-columns-repeated="2"/>
          <table:table-cell table:number-columns-repeated="3" table:style-name="ce45" office:value-type="float" office:value="0">
            <text:p>0</text:p>
          </table:table-cell>
          <table:table-cell table:style-name="ce7" table:content-validation-name="val3" table:number-columns-repeated="2"/>
          <table:table-cell table:style-name="ce7" table:content-validation-name="val5"/>
          <table:table-cell table:style-name="ce7" table:content-validation-name="val7"/>
          <table:table-cell table:style-name="ce45" office:value-type="float" office:value="0">
            <text:p>0</text:p>
          </table:table-cell>
          <table:table-cell table:style-name="ce7" table:number-columns-repeated="987"/>
        </table:table-row>
        <table:table-row table:style-name="ro2">
          <table:table-cell table:formula="of:=IF(LEN([.G3]&amp;[.H3]&amp;[.I3]&amp;[.J3])&gt;0;[.C3]&amp;&quot;-&quot;&amp;[.D3]&amp;&quot;-&quot;&amp;[.G3]&amp;[.H3]&amp;[.I3]&amp;[.J3];[.C3]&amp;&quot;-&quot;&amp;[.N3]&amp;&quot;-&quot;&amp;[.O3])&amp;IF(LEN([.AD3]&amp;[.AE3]&amp;[.AF3]&amp;[.AG3])&gt;0;&quot;-&quot;&amp;[.AD3]&amp;[.AE3]&amp;[.AF3]&amp;[.AG3];&quot;&quot;)" office:value-type="string" office:string-value="fire-campfire-#ff00ff">
            <text:p>fire-campfire-#ff00ff</text:p>
          </table:table-cell>
          <table:table-cell/>
          <table:table-cell table:content-validation-name="val1" office:value-type="string">
            <text:p>fire</text:p>
          </table:table-cell>
          <table:table-cell table:content-validation-name="val2" office:value-type="string">
            <text:p>walk</text:p>
          </table:table-cell>
          <table:table-cell office:value-type="string">
            <text:p>intro</text:p>
          </table:table-cell>
          <table:table-cell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3"/>
          <table:table-cell table:content-validation-name="val8" office:value-type="string">
            <text:p>campfire</text:p>
          </table:table-cell>
          <table:table-cell office:value-type="string">
            <text:p>#ff00ff</text:p>
          </table:table-cell>
          <table:table-cell/>
          <table:table-cell table:content-validation-name="val9"/>
          <table:table-cell table:content-validation-name="val10"/>
          <table:table-cell table:number-columns-repeated="2"/>
          <table:table-cell table:style-name="ce116" table:number-columns-repeated="3"/>
          <table:table-cell table:style-name="ce135" table:number-columns-repeated="3"/>
          <table:table-cell table:number-columns-repeated="3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88"/>
        </table:table-row>
        <table:table-row table:style-name="ro2">
          <table:table-cell table:formula="of:=IF(LEN([.G4]&amp;[.H4]&amp;[.I4]&amp;[.J4])&gt;0;[.C4]&amp;&quot;-&quot;&amp;[.D4]&amp;&quot;-&quot;&amp;[.G4]&amp;[.H4]&amp;[.I4]&amp;[.J4];[.C4]&amp;&quot;-&quot;&amp;[.N4]&amp;&quot;-&quot;&amp;[.O4])&amp;IF(LEN([.AD4]&amp;[.AE4]&amp;[.AF4]&amp;[.AG4])&gt;0;&quot;-&quot;&amp;[.AD4]&amp;[.AE4]&amp;[.AF4]&amp;[.AG4];&quot;&quot;)" office:value-type="string" office:string-value="DEFAULT-campfire-#ff0000">
            <text:p>DEFAULT-campfire-#ff0000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3"/>
          <table:table-cell table:content-validation-name="val8" office:value-type="string">
            <text:p>campfire</text:p>
          </table:table-cell>
          <table:table-cell office:value-type="string">
            <text:p>#ff0000</text:p>
          </table:table-cell>
          <table:table-cell office:value-type="string">
            <text:p>Enter forest</text:p>
          </table:table-cell>
          <table:table-cell table:content-validation-name="val9"/>
          <table:table-cell table:content-validation-name="val10"/>
          <table:table-cell table:number-columns-repeated="2"/>
          <table:table-cell table:style-name="ce116" office:value-type="string">
            <text:p>Scene_ID~,~Screen_X</text:p>
          </table:table-cell>
          <table:table-cell table:style-name="ce116" office:value-type="string">
            <text:p>Characters</text:p>
          </table:table-cell>
          <table:table-cell table:style-name="ce116" office:value-type="string">
            <text:p>forest-03~,~90</text:p>
          </table:table-cell>
          <table:table-cell table:style-name="ce135"/>
          <table:table-cell table:style-name="ce135" office:value-type="string">
            <text:p>DEFAULT</text:p>
          </table:table-cell>
          <table:table-cell table:style-name="ce135"/>
          <table:table-cell office:value-type="float" office:value="1">
            <text:p>1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88"/>
        </table:table-row>
        <table:table-row table:style-name="ro2">
          <table:table-cell table:style-name="ce54" office:value-type="string">
            <text:p>intro</text:p>
          </table:table-cell>
          <table:table-cell table:style-name="ce54"/>
          <table:table-cell table:style-name="ce54" table:content-validation-name="val1"/>
          <table:table-cell table:style-name="ce54" table:content-validation-name="val2"/>
          <table:table-cell table:style-name="ce54"/>
          <table:table-cell table:style-name="ce61"/>
          <table:table-cell table:style-name="ce68" table:content-validation-name="val3"/>
          <table:table-cell table:content-validation-name="val4"/>
          <table:table-cell table:content-validation-name="val6"/>
          <table:table-cell table:style-name="ce68"/>
          <table:table-cell table:style-name="ce72" table:number-columns-repeated="3"/>
          <table:table-cell table:content-validation-name="val8"/>
          <table:table-cell table:style-name="ce78" table:number-columns-repeated="2"/>
          <table:table-cell table:style-name="ce82" table:content-validation-name="val9" office:value-type="string">
            <text:p>fire</text:p>
          </table:table-cell>
          <table:table-cell table:style-name="ce82" table:content-validation-name="val10"/>
          <table:table-cell table:style-name="ce88" office:value-type="percentage" office:value="0.75">
            <text:p>75%</text:p>
          </table:table-cell>
          <table:table-cell table:style-name="ce113" office:value-type="string">
            <text:p>Ten years ago,</text:p>
          </table:table-cell>
          <table:table-cell table:style-name="ce117" table:number-columns-repeated="3"/>
          <table:table-cell table:style-name="ce136" table:number-columns-repeated="3"/>
          <table:table-cell table:style-name="ce72" table:number-columns-repeated="3"/>
          <table:table-cell table:style-name="ce68" table:content-validation-name="val3"/>
          <table:table-cell table:content-validation-name="val4"/>
          <table:table-cell table:content-validation-name="val6"/>
          <table:table-cell table:style-name="ce68"/>
          <table:table-cell table:style-name="ce72"/>
          <table:table-cell table:style-name="ce54" table:number-columns-repeated="987"/>
        </table:table-row>
        <table:table-row table:style-name="ro2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 table:number-columns-repeated="4"/>
          <table:table-cell table:content-validation-name="val8"/>
          <table:table-cell table:number-columns-repeated="2"/>
          <table:table-cell table:style-name="ce83" table:content-validation-name="val9" office:value-type="string">
            <text:p>fire</text:p>
          </table:table-cell>
          <table:table-cell table:content-validation-name="val10"/>
          <table:table-cell/>
          <table:table-cell office:value-type="string">
            <text:p>on a night just like this one,</text:p>
          </table:table-cell>
          <table:table-cell table:style-name="ce116" table:number-columns-repeated="3"/>
          <table:table-cell table:style-name="ce135" table:number-columns-repeated="3"/>
          <table:table-cell table:number-columns-repeated="3"/>
          <table:table-cell table:content-validation-name="val3"/>
          <table:table-cell table:content-validation-name="val4"/>
          <table:table-cell table:content-validation-name="val6"/>
          <table:table-cell table:number-columns-repeated="989"/>
        </table:table-row>
        <table:table-row table:style-name="ro2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 table:number-columns-repeated="4"/>
          <table:table-cell table:content-validation-name="val8"/>
          <table:table-cell table:number-columns-repeated="2"/>
          <table:table-cell table:style-name="ce83" table:content-validation-name="val9" office:value-type="string">
            <text:p>fire</text:p>
          </table:table-cell>
          <table:table-cell table:content-validation-name="val10"/>
          <table:table-cell office:value-type="percentage" office:value="1.1">
            <text:p>110%</text:p>
          </table:table-cell>
          <table:table-cell office:value-type="string">
            <text:p>there were three youths who went camping together...</text:p>
          </table:table-cell>
          <table:table-cell table:style-name="ce116" table:number-columns-repeated="3"/>
          <table:table-cell table:style-name="ce135" table:number-columns-repeated="3"/>
          <table:table-cell table:number-columns-repeated="3"/>
          <table:table-cell table:content-validation-name="val3"/>
          <table:table-cell table:content-validation-name="val4"/>
          <table:table-cell table:content-validation-name="val6"/>
          <table:table-cell table:number-columns-repeated="989"/>
        </table:table-row>
        <table:table-row table:style-name="ro2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 table:number-columns-repeated="4"/>
          <table:table-cell table:content-validation-name="val8"/>
          <table:table-cell table:number-columns-repeated="2"/>
          <table:table-cell table:style-name="ce83" table:content-validation-name="val9" office:value-type="string">
            <text:p>fire</text:p>
          </table:table-cell>
          <table:table-cell table:content-validation-name="val10"/>
          <table:table-cell table:style-name="ce103" office:value-type="percentage" office:value="0.9">
            <text:p>90%</text:p>
          </table:table-cell>
          <table:table-cell office:value-type="string">
            <text:p>Little did they know</text:p>
          </table:table-cell>
          <table:table-cell table:style-name="ce116" table:number-columns-repeated="3"/>
          <table:table-cell table:style-name="ce135" table:number-columns-repeated="3"/>
          <table:table-cell table:number-columns-repeated="3"/>
          <table:table-cell table:content-validation-name="val3"/>
          <table:table-cell table:content-validation-name="val4"/>
          <table:table-cell table:content-validation-name="val6"/>
          <table:table-cell table:number-columns-repeated="989"/>
        </table:table-row>
        <table:table-row table:style-name="ro2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 table:number-columns-repeated="4"/>
          <table:table-cell table:content-validation-name="val8"/>
          <table:table-cell table:number-columns-repeated="2"/>
          <table:table-cell table:style-name="ce83" table:content-validation-name="val9" office:value-type="string">
            <text:p>fire</text:p>
          </table:table-cell>
          <table:table-cell table:content-validation-name="val10"/>
          <table:table-cell office:value-type="percentage" office:value="1.1">
            <text:p>110%</text:p>
          </table:table-cell>
          <table:table-cell office:value-type="string">
            <text:p>that they were embarking on a journey</text:p>
          </table:table-cell>
          <table:table-cell table:style-name="ce116" table:number-columns-repeated="3"/>
          <table:table-cell table:style-name="ce135" table:number-columns-repeated="3"/>
          <table:table-cell table:number-columns-repeated="3"/>
          <table:table-cell table:content-validation-name="val3"/>
          <table:table-cell table:content-validation-name="val4"/>
          <table:table-cell table:content-validation-name="val6"/>
          <table:table-cell table:number-columns-repeated="989"/>
        </table:table-row>
        <table:table-row table:style-name="ro2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 table:number-columns-repeated="4"/>
          <table:table-cell table:content-validation-name="val8"/>
          <table:table-cell table:number-columns-repeated="2"/>
          <table:table-cell table:style-name="ce83" table:content-validation-name="val9" office:value-type="string">
            <text:p>fire</text:p>
          </table:table-cell>
          <table:table-cell table:content-validation-name="val10"/>
          <table:table-cell office:value-type="percentage" office:value="1.5">
            <text:p>150%</text:p>
          </table:table-cell>
          <table:table-cell office:value-type="string">
            <text:p>that would change their world!</text:p>
          </table:table-cell>
          <table:table-cell table:style-name="ce116" office:value-type="string">
            <text:p>Audio_Volume_Db</text:p>
          </table:table-cell>
          <table:table-cell table:style-name="ce116" office:value-type="string">
            <text:p>Scenes</text:p>
          </table:table-cell>
          <table:table-cell table:style-name="ce116" office:value-type="float" office:value="-24">
            <text:p>-24</text:p>
          </table:table-cell>
          <table:table-cell table:style-name="ce135"/>
          <table:table-cell table:style-name="ce135" office:value-type="string">
            <text:p>campfire</text:p>
          </table:table-cell>
          <table:table-cell table:style-name="ce135"/>
          <table:table-cell table:number-columns-repeated="3"/>
          <table:table-cell table:content-validation-name="val3"/>
          <table:table-cell table:content-validation-name="val4"/>
          <table:table-cell table:content-validation-name="val6"/>
          <table:table-cell table:number-columns-repeated="989"/>
        </table:table-row>
        <table:table-row table:style-name="ro2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 table:number-columns-repeated="4"/>
          <table:table-cell table:content-validation-name="val8"/>
          <table:table-cell table:number-columns-repeated="2"/>
          <table:table-cell table:content-validation-name="val9"/>
          <table:table-cell table:content-validation-name="val10"/>
          <table:table-cell table:number-columns-repeated="2"/>
          <table:table-cell table:style-name="ce127" office:value-type="string">
            <text:p>Visible</text:p>
          </table:table-cell>
          <table:table-cell table:style-name="ce116" office:value-type="string">
            <text:p>Characters</text:p>
          </table:table-cell>
          <table:table-cell table:style-name="ce116" office:value-type="float" office:value="1">
            <text:p>1</text:p>
          </table:table-cell>
          <table:table-cell table:style-name="ce135"/>
          <table:table-cell table:style-name="ce135" office:value-type="string">
            <text:p>lindsay~&amp;~johnny~&amp;~sarah</text:p>
          </table:table-cell>
          <table:table-cell table:style-name="ce135"/>
          <table:table-cell office:value-type="float" office:value="1">
            <text:p>1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 table:number-columns-repeated="989"/>
        </table:table-row>
        <table:table-row table:style-name="ro2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 table:number-columns-repeated="4"/>
          <table:table-cell table:content-validation-name="val8"/>
          <table:table-cell table:number-columns-repeated="2"/>
          <table:table-cell table:content-validation-name="val9" office:value-type="string">
            <text:p>johnny</text:p>
          </table:table-cell>
          <table:table-cell table:content-validation-name="val10"/>
          <table:table-cell office:value-type="percentage" office:value="0.75">
            <text:p>75%</text:p>
          </table:table-cell>
          <table:table-cell office:value-type="string">
            <text:p>&lt;laughs&gt;</text:p>
          </table:table-cell>
          <table:table-cell table:style-name="ce116" table:number-columns-repeated="3"/>
          <table:table-cell table:style-name="ce135" table:number-columns-repeated="3"/>
          <table:table-cell table:number-columns-repeated="3"/>
          <table:table-cell table:content-validation-name="val3"/>
          <table:table-cell table:content-validation-name="val4"/>
          <table:table-cell table:content-validation-name="val6"/>
          <table:table-cell table:number-columns-repeated="989"/>
        </table:table-row>
        <table:table-row table:style-name="ro2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 table:number-columns-repeated="4"/>
          <table:table-cell table:content-validation-name="val8"/>
          <table:table-cell table:number-columns-repeated="2"/>
          <table:table-cell table:content-validation-name="val9" office:value-type="string">
            <text:p>sarah</text:p>
          </table:table-cell>
          <table:table-cell table:content-validation-name="val10"/>
          <table:table-cell/>
          <table:table-cell office:value-type="string">
            <text:p>Can you make it any more obvious that this is about us?</text:p>
          </table:table-cell>
          <table:table-cell table:style-name="ce116" table:number-columns-repeated="3"/>
          <table:table-cell table:style-name="ce135" table:number-columns-repeated="3"/>
          <table:table-cell table:number-columns-repeated="3"/>
          <table:table-cell table:content-validation-name="val3"/>
          <table:table-cell table:content-validation-name="val4"/>
          <table:table-cell table:content-validation-name="val6"/>
          <table:table-cell table:number-columns-repeated="989"/>
        </table:table-row>
        <table:table-row table:style-name="ro2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 table:number-columns-repeated="4"/>
          <table:table-cell table:content-validation-name="val8"/>
          <table:table-cell table:number-columns-repeated="2"/>
          <table:table-cell table:content-validation-name="val9" office:value-type="string">
            <text:p>lindsay</text:p>
          </table:table-cell>
          <table:table-cell table:content-validation-name="val10"/>
          <table:table-cell/>
          <table:table-cell office:value-type="string">
            <text:p>Sure! <text:s/>It was a girl named Lindsay, and her brother, and her best friend.</text:p>
          </table:table-cell>
          <table:table-cell table:style-name="ce116" table:number-columns-repeated="3"/>
          <table:table-cell table:style-name="ce135" table:number-columns-repeated="3"/>
          <table:table-cell table:number-columns-repeated="3"/>
          <table:table-cell table:content-validation-name="val3"/>
          <table:table-cell table:content-validation-name="val4"/>
          <table:table-cell table:content-validation-name="val6"/>
          <table:table-cell table:number-columns-repeated="989"/>
        </table:table-row>
        <table:table-row table:style-name="ro2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 table:number-columns-repeated="4"/>
          <table:table-cell table:content-validation-name="val8"/>
          <table:table-cell table:number-columns-repeated="2"/>
          <table:table-cell table:content-validation-name="val9" office:value-type="string">
            <text:p>johnny</text:p>
          </table:table-cell>
          <table:table-cell table:content-validation-name="val10"/>
          <table:table-cell/>
          <table:table-cell office:value-type="string">
            <text:p>Let me guess, and the brother and the friend were dating each other?</text:p>
          </table:table-cell>
          <table:table-cell table:style-name="ce116" table:number-columns-repeated="3"/>
          <table:table-cell table:style-name="ce135" table:number-columns-repeated="3"/>
          <table:table-cell table:number-columns-repeated="3"/>
          <table:table-cell table:content-validation-name="val3"/>
          <table:table-cell table:content-validation-name="val4"/>
          <table:table-cell table:content-validation-name="val6"/>
          <table:table-cell table:number-columns-repeated="989"/>
        </table:table-row>
        <table:table-row table:style-name="ro2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 table:number-columns-repeated="4"/>
          <table:table-cell table:content-validation-name="val8"/>
          <table:table-cell table:number-columns-repeated="2"/>
          <table:table-cell table:content-validation-name="val9" office:value-type="string">
            <text:p>lindsay</text:p>
          </table:table-cell>
          <table:table-cell table:content-validation-name="val10"/>
          <table:table-cell/>
          <table:table-cell office:value-type="string">
            <text:p>God no, that would be too awful.</text:p>
          </table:table-cell>
          <table:table-cell table:style-name="ce116" table:number-columns-repeated="3"/>
          <table:table-cell table:style-name="ce135" table:number-columns-repeated="3"/>
          <table:table-cell table:number-columns-repeated="3"/>
          <table:table-cell table:content-validation-name="val3"/>
          <table:table-cell table:content-validation-name="val4"/>
          <table:table-cell table:content-validation-name="val6"/>
          <table:table-cell table:number-columns-repeated="989"/>
        </table:table-row>
        <table:table-row table:style-name="ro2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 table:number-columns-repeated="4"/>
          <table:table-cell table:content-validation-name="val8"/>
          <table:table-cell table:number-columns-repeated="2"/>
          <table:table-cell table:content-validation-name="val9" office:value-type="string">
            <text:p>sarah</text:p>
          </table:table-cell>
          <table:table-cell table:content-validation-name="val10"/>
          <table:table-cell/>
          <table:table-cell office:value-type="string">
            <text:p>Right, because it bothers you *so much*.</text:p>
          </table:table-cell>
          <table:table-cell table:style-name="ce116" table:number-columns-repeated="3"/>
          <table:table-cell table:style-name="ce135" table:number-columns-repeated="3"/>
          <table:table-cell table:number-columns-repeated="3"/>
          <table:table-cell table:content-validation-name="val3"/>
          <table:table-cell table:content-validation-name="val4"/>
          <table:table-cell table:content-validation-name="val6"/>
          <table:table-cell table:number-columns-repeated="989"/>
        </table:table-row>
        <table:table-row table:style-name="ro2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 table:number-columns-repeated="4"/>
          <table:table-cell table:content-validation-name="val8"/>
          <table:table-cell table:number-columns-repeated="2"/>
          <table:table-cell table:content-validation-name="val9" office:value-type="string">
            <text:p>lindsay</text:p>
          </table:table-cell>
          <table:table-cell table:content-validation-name="val10"/>
          <table:table-cell/>
          <table:table-cell office:value-type="string">
            <text:p>I can't even sleep at night.</text:p>
          </table:table-cell>
          <table:table-cell table:style-name="ce116" table:number-columns-repeated="3"/>
          <table:table-cell table:style-name="ce135" table:number-columns-repeated="3"/>
          <table:table-cell table:number-columns-repeated="3"/>
          <table:table-cell table:content-validation-name="val3"/>
          <table:table-cell table:content-validation-name="val4"/>
          <table:table-cell table:content-validation-name="val6"/>
          <table:table-cell table:number-columns-repeated="989"/>
        </table:table-row>
        <table:table-row table:style-name="ro2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 table:number-columns-repeated="4"/>
          <table:table-cell table:content-validation-name="val8"/>
          <table:table-cell table:number-columns-repeated="2"/>
          <table:table-cell table:content-validation-name="val9" office:value-type="string">
            <text:p>johnny</text:p>
          </table:table-cell>
          <table:table-cell table:content-validation-name="val10"/>
          <table:table-cell/>
          <table:table-cell office:value-type="string">
            <text:p>Hey, we're not THAT loud, are we?</text:p>
          </table:table-cell>
          <table:table-cell table:style-name="ce116" table:number-columns-repeated="3"/>
          <table:table-cell table:style-name="ce135" table:number-columns-repeated="3"/>
          <table:table-cell table:number-columns-repeated="3"/>
          <table:table-cell table:content-validation-name="val3"/>
          <table:table-cell table:content-validation-name="val4"/>
          <table:table-cell table:content-validation-name="val6"/>
          <table:table-cell table:number-columns-repeated="989"/>
        </table:table-row>
        <table:table-row table:style-name="ro2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 table:number-columns-repeated="4"/>
          <table:table-cell table:content-validation-name="val8"/>
          <table:table-cell table:number-columns-repeated="2"/>
          <table:table-cell table:content-validation-name="val9" office:value-type="string">
            <text:p>sarah</text:p>
          </table:table-cell>
          <table:table-cell table:content-validation-name="val10"/>
          <table:table-cell office:value-type="percentage" office:value="0.33">
            <text:p>33%</text:p>
          </table:table-cell>
          <table:table-cell office:value-type="string">
            <text:p>Johnny!</text:p>
          </table:table-cell>
          <table:table-cell table:style-name="ce116" table:number-columns-repeated="3"/>
          <table:table-cell table:style-name="ce135" table:number-columns-repeated="3"/>
          <table:table-cell table:number-columns-repeated="3"/>
          <table:table-cell table:content-validation-name="val3"/>
          <table:table-cell table:content-validation-name="val4"/>
          <table:table-cell table:content-validation-name="val6"/>
          <table:table-cell table:number-columns-repeated="989"/>
        </table:table-row>
        <table:table-row table:style-name="ro2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 table:number-columns-repeated="4"/>
          <table:table-cell table:content-validation-name="val8"/>
          <table:table-cell table:number-columns-repeated="2"/>
          <table:table-cell table:content-validation-name="val9" office:value-type="string">
            <text:p>johnny</text:p>
          </table:table-cell>
          <table:table-cell table:content-validation-name="val10"/>
          <table:table-cell/>
          <table:table-cell office:value-type="string">
            <text:p>Awww, she knows it was a joke.</text:p>
          </table:table-cell>
          <table:table-cell table:style-name="ce116" table:number-columns-repeated="3"/>
          <table:table-cell table:style-name="ce135" table:number-columns-repeated="3"/>
          <table:table-cell table:number-columns-repeated="3"/>
          <table:table-cell table:content-validation-name="val3"/>
          <table:table-cell table:content-validation-name="val4"/>
          <table:table-cell table:content-validation-name="val6"/>
          <table:table-cell table:number-columns-repeated="989"/>
        </table:table-row>
        <table:table-row table:style-name="ro2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 table:number-columns-repeated="4"/>
          <table:table-cell table:content-validation-name="val8"/>
          <table:table-cell table:number-columns-repeated="2"/>
          <table:table-cell table:content-validation-name="val9" office:value-type="string">
            <text:p>sarah</text:p>
          </table:table-cell>
          <table:table-cell table:content-validation-name="val10"/>
          <table:table-cell/>
          <table:table-cell office:value-type="string">
            <text:p>Don't joke about things like that.</text:p>
          </table:table-cell>
          <table:table-cell table:style-name="ce116" table:number-columns-repeated="3"/>
          <table:table-cell table:style-name="ce135" table:number-columns-repeated="3"/>
          <table:table-cell table:number-columns-repeated="3"/>
          <table:table-cell table:content-validation-name="val3"/>
          <table:table-cell table:content-validation-name="val4"/>
          <table:table-cell table:content-validation-name="val6"/>
          <table:table-cell table:number-columns-repeated="989"/>
        </table:table-row>
        <table:table-row table:style-name="ro2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 table:number-columns-repeated="4"/>
          <table:table-cell table:content-validation-name="val8"/>
          <table:table-cell table:number-columns-repeated="2"/>
          <table:table-cell table:content-validation-name="val9" office:value-type="string">
            <text:p>johnny</text:p>
          </table:table-cell>
          <table:table-cell table:content-validation-name="val10"/>
          <table:table-cell office:value-type="percentage" office:value="0.5">
            <text:p>50%</text:p>
          </table:table-cell>
          <table:table-cell office:value-type="string">
            <text:p>&lt;mumbles&gt; Sorry...</text:p>
          </table:table-cell>
          <table:table-cell table:style-name="ce116" table:number-columns-repeated="3"/>
          <table:table-cell table:style-name="ce135" table:number-columns-repeated="3"/>
          <table:table-cell table:number-columns-repeated="3"/>
          <table:table-cell table:content-validation-name="val3"/>
          <table:table-cell table:content-validation-name="val4"/>
          <table:table-cell table:content-validation-name="val6"/>
          <table:table-cell table:number-columns-repeated="989"/>
        </table:table-row>
        <table:table-row table:style-name="ro2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 table:number-columns-repeated="4"/>
          <table:table-cell table:content-validation-name="val8"/>
          <table:table-cell table:number-columns-repeated="2"/>
          <table:table-cell table:content-validation-name="val9" office:value-type="string">
            <text:p>lindsay</text:p>
          </table:table-cell>
          <table:table-cell table:content-validation-name="val10"/>
          <table:table-cell/>
          <table:table-cell office:value-type="string">
            <text:p>So... can I get back to my story?</text:p>
          </table:table-cell>
          <table:table-cell table:style-name="ce116" table:number-columns-repeated="3"/>
          <table:table-cell table:style-name="ce135" table:number-columns-repeated="3"/>
          <table:table-cell table:number-columns-repeated="3"/>
          <table:table-cell table:content-validation-name="val3"/>
          <table:table-cell table:content-validation-name="val4"/>
          <table:table-cell table:content-validation-name="val6"/>
          <table:table-cell table:number-columns-repeated="989"/>
        </table:table-row>
        <table:table-row table:style-name="ro2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 table:number-columns-repeated="4"/>
          <table:table-cell table:content-validation-name="val8"/>
          <table:table-cell table:number-columns-repeated="2"/>
          <table:table-cell table:content-validation-name="val9" office:value-type="string">
            <text:p>sarah</text:p>
          </table:table-cell>
          <table:table-cell table:content-validation-name="val10"/>
          <table:table-cell/>
          <table:table-cell office:value-type="string">
            <text:p>Maybe we should stock up on firewood first - we're getting a little low.</text:p>
          </table:table-cell>
          <table:table-cell table:style-name="ce116" table:number-columns-repeated="3"/>
          <table:table-cell table:style-name="ce135" table:number-columns-repeated="3"/>
          <table:table-cell table:number-columns-repeated="3"/>
          <table:table-cell table:content-validation-name="val3"/>
          <table:table-cell table:content-validation-name="val4"/>
          <table:table-cell table:content-validation-name="val6"/>
          <table:table-cell table:number-columns-repeated="989"/>
        </table:table-row>
        <table:table-row table:style-name="ro2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 table:number-columns-repeated="4"/>
          <table:table-cell table:content-validation-name="val8"/>
          <table:table-cell table:number-columns-repeated="2"/>
          <table:table-cell table:content-validation-name="val9" office:value-type="string">
            <text:p>johnny</text:p>
          </table:table-cell>
          <table:table-cell table:content-validation-name="val10"/>
          <table:table-cell/>
          <table:table-cell office:value-type="string">
            <text:p>Good idea, it's almost too dark to do it already.</text:p>
          </table:table-cell>
          <table:table-cell table:style-name="ce116" table:number-columns-repeated="3"/>
          <table:table-cell table:style-name="ce135" table:number-columns-repeated="3"/>
          <table:table-cell table:number-columns-repeated="3"/>
          <table:table-cell table:content-validation-name="val3"/>
          <table:table-cell table:content-validation-name="val4"/>
          <table:table-cell table:content-validation-name="val6"/>
          <table:table-cell table:number-columns-repeated="989"/>
        </table:table-row>
        <table:table-row table:style-name="ro2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 table:number-columns-repeated="4"/>
          <table:table-cell table:content-validation-name="val8"/>
          <table:table-cell table:number-columns-repeated="2"/>
          <table:table-cell table:content-validation-name="val9" office:value-type="string">
            <text:p>lindsay</text:p>
          </table:table-cell>
          <table:table-cell table:content-validation-name="val10"/>
          <table:table-cell/>
          <table:table-cell office:value-type="string">
            <text:p>Fine. <text:s/>I'd barely gotten started anyway. <text:s/>&lt;mock glare&gt;</text:p>
          </table:table-cell>
          <table:table-cell table:style-name="ce116" table:number-columns-repeated="3"/>
          <table:table-cell table:style-name="ce135" table:number-columns-repeated="3"/>
          <table:table-cell table:number-columns-repeated="3"/>
          <table:table-cell table:content-validation-name="val3"/>
          <table:table-cell table:content-validation-name="val4"/>
          <table:table-cell table:content-validation-name="val6"/>
          <table:table-cell table:number-columns-repeated="989"/>
        </table:table-row>
        <table:table-row table:style-name="ro2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 table:number-columns-repeated="4"/>
          <table:table-cell table:content-validation-name="val8"/>
          <table:table-cell table:number-columns-repeated="2"/>
          <table:table-cell table:content-validation-name="val9"/>
          <table:table-cell table:content-validation-name="val10"/>
          <table:table-cell table:number-columns-repeated="2"/>
          <table:table-cell table:style-name="ce127" office:value-type="string">
            <text:p>Animation_Current</text:p>
          </table:table-cell>
          <table:table-cell table:style-name="ce116" office:value-type="string">
            <text:p>Characters</text:p>
          </table:table-cell>
          <table:table-cell table:style-name="ce116" office:value-type="string">
            <text:p>idle</text:p>
          </table:table-cell>
          <table:table-cell table:style-name="ce135"/>
          <table:table-cell table:style-name="ce135" office:value-type="string">
            <text:p>lindsay~&amp;~johnny~&amp;~sarah</text:p>
          </table:table-cell>
          <table:table-cell table:style-name="ce135"/>
          <table:table-cell office:value-type="float" office:value="1">
            <text:p>1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 table:number-columns-repeated="989"/>
        </table:table-row>
        <table:table-row table:style-name="ro2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 table:number-columns-repeated="4"/>
          <table:table-cell table:content-validation-name="val8"/>
          <table:table-cell table:number-columns-repeated="2"/>
          <table:table-cell table:content-validation-name="val9"/>
          <table:table-cell table:content-validation-name="val10"/>
          <table:table-cell table:number-columns-repeated="2"/>
          <table:table-cell table:style-name="ce116" office:value-type="string">
            <text:p>Screen_X~,~Screen_Y</text:p>
          </table:table-cell>
          <table:table-cell table:style-name="ce116" office:value-type="string">
            <text:p>Characters</text:p>
          </table:table-cell>
          <table:table-cell table:style-name="ce116" office:value-type="string">
            <text:p>5~,~85</text:p>
          </table:table-cell>
          <table:table-cell table:style-name="ce135"/>
          <table:table-cell table:style-name="ce135" office:value-type="string">
            <text:p>johnny</text:p>
          </table:table-cell>
          <table:table-cell table:style-name="ce135"/>
          <table:table-cell/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table:content-validation-name="val3"/>
          <table:table-cell table:content-validation-name="val4"/>
          <table:table-cell table:content-validation-name="val6"/>
          <table:table-cell table:number-columns-repeated="989"/>
        </table:table-row>
        <table:table-row table:style-name="ro2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 table:number-columns-repeated="4"/>
          <table:table-cell table:content-validation-name="val8"/>
          <table:table-cell table:number-columns-repeated="2"/>
          <table:table-cell table:content-validation-name="val9"/>
          <table:table-cell table:content-validation-name="val10"/>
          <table:table-cell table:number-columns-repeated="2"/>
          <table:table-cell table:style-name="ce116" office:value-type="string">
            <text:p>Screen_X~,~Screen_Y</text:p>
          </table:table-cell>
          <table:table-cell table:style-name="ce116" office:value-type="string">
            <text:p>Characters</text:p>
          </table:table-cell>
          <table:table-cell table:style-name="ce116" office:value-type="string">
            <text:p>5~,~95</text:p>
          </table:table-cell>
          <table:table-cell table:style-name="ce135"/>
          <table:table-cell table:style-name="ce135" office:value-type="string">
            <text:p>sarah</text:p>
          </table:table-cell>
          <table:table-cell table:style-name="ce135"/>
          <table:table-cell/>
          <table:table-cell table:number-columns-repeated="2" office:value-type="float" office:value="1">
            <text:p>1</text:p>
          </table:table-cell>
          <table:table-cell table:content-validation-name="val3"/>
          <table:table-cell table:content-validation-name="val4"/>
          <table:table-cell table:content-validation-name="val6"/>
          <table:table-cell table:number-columns-repeated="989"/>
        </table:table-row>
        <table:table-row table:style-name="ro2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 table:number-columns-repeated="4"/>
          <table:table-cell table:content-validation-name="val8"/>
          <table:table-cell table:number-columns-repeated="2"/>
          <table:table-cell table:content-validation-name="val9"/>
          <table:table-cell table:content-validation-name="val10"/>
          <table:table-cell table:number-columns-repeated="2"/>
          <table:table-cell table:style-name="ce116" office:value-type="string">
            <text:p>Screen_X~,~Screen_Y</text:p>
          </table:table-cell>
          <table:table-cell table:style-name="ce116" office:value-type="string">
            <text:p>Characters</text:p>
          </table:table-cell>
          <table:table-cell table:style-name="ce116" office:value-type="string">
            <text:p>5~,~91</text:p>
          </table:table-cell>
          <table:table-cell table:style-name="ce135"/>
          <table:table-cell table:style-name="ce135" office:value-type="string">
            <text:p>lindsay</text:p>
          </table:table-cell>
          <table:table-cell table:style-name="ce135"/>
          <table:table-cell/>
          <table:table-cell office:value-type="float" office:value="1">
            <text:p>1</text:p>
          </table:table-cell>
          <table:table-cell office:value-type="string">
            <text:p>D3</text:p>
          </table:table-cell>
          <table:table-cell table:content-validation-name="val3"/>
          <table:table-cell table:content-validation-name="val4"/>
          <table:table-cell table:content-validation-name="val6"/>
          <table:table-cell table:number-columns-repeated="989"/>
        </table:table-row>
        <table:table-row table:style-name="ro2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 table:number-columns-repeated="4"/>
          <table:table-cell table:content-validation-name="val8"/>
          <table:table-cell table:number-columns-repeated="2"/>
          <table:table-cell table:content-validation-name="val9"/>
          <table:table-cell table:content-validation-name="val10"/>
          <table:table-cell table:number-columns-repeated="2"/>
          <table:table-cell table:style-name="ce116" office:value-type="string">
            <text:p>Screen_X</text:p>
          </table:table-cell>
          <table:table-cell table:style-name="ce116" office:value-type="string">
            <text:p>Characters</text:p>
          </table:table-cell>
          <table:table-cell table:style-name="ce116" office:value-type="float" office:value="70">
            <text:p>70</text:p>
          </table:table-cell>
          <table:table-cell table:style-name="ce135"/>
          <table:table-cell table:style-name="ce135" office:value-type="string">
            <text:p>lindsay</text:p>
          </table:table-cell>
          <table:table-cell table:style-name="ce135"/>
          <table:table-cell table:number-columns-repeated="3"/>
          <table:table-cell table:content-validation-name="val3"/>
          <table:table-cell table:content-validation-name="val4"/>
          <table:table-cell table:content-validation-name="val6"/>
          <table:table-cell table:number-columns-repeated="989"/>
        </table:table-row>
        <table:table-row table:style-name="ro2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 table:number-columns-repeated="4"/>
          <table:table-cell table:content-validation-name="val8"/>
          <table:table-cell table:number-columns-repeated="2"/>
          <table:table-cell table:content-validation-name="val9"/>
          <table:table-cell table:content-validation-name="val10"/>
          <table:table-cell table:number-columns-repeated="2"/>
          <table:table-cell table:style-name="ce116" office:value-type="string">
            <text:p>Screen_X</text:p>
          </table:table-cell>
          <table:table-cell table:style-name="ce116" office:value-type="string">
            <text:p>Characters</text:p>
          </table:table-cell>
          <table:table-cell table:style-name="ce116" office:value-type="float" office:value="80">
            <text:p>80</text:p>
          </table:table-cell>
          <table:table-cell table:style-name="ce135"/>
          <table:table-cell table:style-name="ce135" office:value-type="string">
            <text:p>johnny</text:p>
          </table:table-cell>
          <table:table-cell table:style-name="ce135"/>
          <table:table-cell table:number-columns-repeated="3"/>
          <table:table-cell table:content-validation-name="val3"/>
          <table:table-cell table:content-validation-name="val4"/>
          <table:table-cell table:content-validation-name="val6"/>
          <table:table-cell table:number-columns-repeated="989"/>
        </table:table-row>
        <table:table-row table:style-name="ro2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 table:number-columns-repeated="4"/>
          <table:table-cell table:content-validation-name="val8"/>
          <table:table-cell table:number-columns-repeated="2"/>
          <table:table-cell table:content-validation-name="val9"/>
          <table:table-cell table:content-validation-name="val10"/>
          <table:table-cell table:number-columns-repeated="2"/>
          <table:table-cell table:style-name="ce116" office:value-type="string">
            <text:p>Screen_X</text:p>
          </table:table-cell>
          <table:table-cell table:style-name="ce116" office:value-type="string">
            <text:p>Characters</text:p>
          </table:table-cell>
          <table:table-cell table:style-name="ce116" office:value-type="float" office:value="90">
            <text:p>90</text:p>
          </table:table-cell>
          <table:table-cell table:style-name="ce135"/>
          <table:table-cell table:style-name="ce135" office:value-type="string">
            <text:p>sarah</text:p>
          </table:table-cell>
          <table:table-cell table:style-name="ce135"/>
          <table:table-cell table:number-columns-repeated="3"/>
          <table:table-cell table:content-validation-name="val3"/>
          <table:table-cell table:content-validation-name="val4"/>
          <table:table-cell table:content-validation-name="val6"/>
          <table:table-cell table:number-columns-repeated="989"/>
        </table:table-row>
        <table:table-row table:style-name="ro2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 table:number-columns-repeated="4"/>
          <table:table-cell table:content-validation-name="val8"/>
          <table:table-cell table:number-columns-repeated="2"/>
          <table:table-cell table:content-validation-name="val9"/>
          <table:table-cell table:content-validation-name="val10"/>
          <table:table-cell table:number-columns-repeated="2"/>
          <table:table-cell table:style-name="ce116" office:value-type="string">
            <text:p>Scene_ID</text:p>
          </table:table-cell>
          <table:table-cell table:style-name="ce116" office:value-type="string">
            <text:p>Characters</text:p>
          </table:table-cell>
          <table:table-cell table:style-name="ce116" office:value-type="string">
            <text:p>forest-03</text:p>
          </table:table-cell>
          <table:table-cell table:style-name="ce135"/>
          <table:table-cell table:style-name="ce135" office:value-type="string">
            <text:p>lindsay~&amp;~johnny~&amp;~sarah</text:p>
          </table:table-cell>
          <table:table-cell table:style-name="ce135"/>
          <table:table-cell table:number-columns-repeated="3"/>
          <table:table-cell table:content-validation-name="val3"/>
          <table:table-cell table:content-validation-name="val4"/>
          <table:table-cell table:content-validation-name="val6"/>
          <table:table-cell table:number-columns-repeated="989"/>
        </table:table-row>
        <table:table-row table:style-name="ro2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 table:number-columns-repeated="4"/>
          <table:table-cell table:content-validation-name="val8"/>
          <table:table-cell table:number-columns-repeated="2"/>
          <table:table-cell table:content-validation-name="val9"/>
          <table:table-cell table:content-validation-name="val10"/>
          <table:table-cell table:number-columns-repeated="2"/>
          <table:table-cell table:style-name="ce116" office:value-type="string">
            <text:p>Current</text:p>
          </table:table-cell>
          <table:table-cell table:style-name="ce116" office:value-type="string">
            <text:p>Characters</text:p>
          </table:table-cell>
          <table:table-cell table:style-name="ce116" office:value-type="float" office:value="1">
            <text:p>1</text:p>
          </table:table-cell>
          <table:table-cell table:style-name="ce135"/>
          <table:table-cell table:style-name="ce135" office:value-type="string">
            <text:p>lindsay</text:p>
          </table:table-cell>
          <table:table-cell table:style-name="ce135"/>
          <table:table-cell office:value-type="float" office:value="1">
            <text:p>1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 table:number-columns-repeated="989"/>
        </table:table-row>
        <table:table-row table:style-name="ro2">
          <table:table-cell table:style-name="ce55" office:value-type="string">
            <text:p>intro</text:p>
          </table:table-cell>
          <table:table-cell table:style-name="ce55"/>
          <table:table-cell table:style-name="ce55" table:content-validation-name="val1"/>
          <table:table-cell table:style-name="ce55" table:content-validation-name="val2"/>
          <table:table-cell table:style-name="ce55"/>
          <table:table-cell table:style-name="ce65"/>
          <table:table-cell table:style-name="ce69" table:content-validation-name="val3"/>
          <table:table-cell table:style-name="ce69" table:content-validation-name="val4"/>
          <table:table-cell table:style-name="ce69" table:content-validation-name="val6"/>
          <table:table-cell table:style-name="ce69"/>
          <table:table-cell table:style-name="ce73" table:number-columns-repeated="3"/>
          <table:table-cell table:style-name="ce77" table:content-validation-name="val8"/>
          <table:table-cell table:style-name="ce77" table:number-columns-repeated="2"/>
          <table:table-cell table:style-name="ce84" table:content-validation-name="val9"/>
          <table:table-cell table:style-name="ce84" table:content-validation-name="val10"/>
          <table:table-cell table:style-name="ce104"/>
          <table:table-cell table:style-name="ce114"/>
          <table:table-cell table:style-name="ce133" office:value-type="string">
            <text:p>Deactivate</text:p>
          </table:table-cell>
          <table:table-cell table:style-name="ce133" office:value-type="string">
            <text:p>Script</text:p>
          </table:table-cell>
          <table:table-cell table:style-name="ce133" office:value-type="float" office:value="1">
            <text:p>1</text:p>
          </table:table-cell>
          <table:table-cell table:style-name="ce137"/>
          <table:table-cell table:style-name="ce137" office:value-type="string">
            <text:p>fire-campfire-#ff00ff</text:p>
          </table:table-cell>
          <table:table-cell table:style-name="ce137"/>
          <table:table-cell table:style-name="ce73" table:number-columns-repeated="3"/>
          <table:table-cell table:style-name="ce69" table:content-validation-name="val3"/>
          <table:table-cell table:style-name="ce69" table:content-validation-name="val4"/>
          <table:table-cell table:style-name="ce69" table:content-validation-name="val6"/>
          <table:table-cell table:style-name="ce69"/>
          <table:table-cell table:style-name="ce73"/>
          <table:table-cell table:style-name="ce55" table:number-columns-repeated="987"/>
        </table:table-row>
        <table:table-row table:style-name="ro2">
          <table:table-cell table:formula="of:=IF(LEN([.G38]&amp;[.H38]&amp;[.I38]&amp;[.J38])&gt;0;[.C38]&amp;&quot;-&quot;&amp;[.D38]&amp;&quot;-&quot;&amp;[.G38]&amp;[.H38]&amp;[.I38]&amp;[.J38];[.C38]&amp;&quot;-&quot;&amp;[.N38]&amp;&quot;-&quot;&amp;[.O38])&amp;IF(LEN([.AD38]&amp;[.AE38]&amp;[.AF38]&amp;[.AG38])&gt;0;&quot;-&quot;&amp;[.AD38]&amp;[.AE38]&amp;[.AF38]&amp;[.AG38];&quot;&quot;)" office:value-type="string" office:string-value="DEFAULT-look-campfire">
            <text:p>DEFAULT-look-campfire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look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campfire</text:p>
          </table:table-cell>
          <table:table-cell table:content-validation-name="val6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116" table:number-columns-repeated="3"/>
          <table:table-cell table:style-name="ce135" table:number-columns-repeated="3"/>
          <table:table-cell table:number-columns-repeated="3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88"/>
        </table:table-row>
        <table:table-row table:style-name="ro2">
          <table:table-cell table:formula="of:=IF(LEN([.G39]&amp;[.H39]&amp;[.I39]&amp;[.J39])&gt;0;[.C39]&amp;&quot;-&quot;&amp;[.D39]&amp;&quot;-&quot;&amp;[.G39]&amp;[.H39]&amp;[.I39]&amp;[.J39];[.C39]&amp;&quot;-&quot;&amp;[.N39]&amp;&quot;-&quot;&amp;[.O39])&amp;IF(LEN([.AD39]&amp;[.AE39]&amp;[.AF39]&amp;[.AG39])&gt;0;&quot;-&quot;&amp;[.AD39]&amp;[.AE39]&amp;[.AF39]&amp;[.AG39];&quot;&quot;)" office:value-type="string" office:string-value="lindsay-look-lindsay">
            <text:p>lindsay-look-lindsay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look</text:p>
          </table:table-cell>
          <table:table-cell table:number-columns-repeated="2"/>
          <table:table-cell table:content-validation-name="val3" office:value-type="string">
            <text:p>lindsay</text:p>
          </table:table-cell>
          <table:table-cell table:content-validation-name="val4"/>
          <table:table-cell table:content-validation-name="val6"/>
          <table:table-cell table:content-validation-name="val7"/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lindsay</text:p>
          </table:table-cell>
          <table:table-cell table:content-validation-name="val10"/>
          <table:table-cell office:value-type="percentage" office:value="0.5">
            <text:p>50%</text:p>
          </table:table-cell>
          <table:table-cell office:value-type="string">
            <text:p>That would be me.</text:p>
          </table:table-cell>
          <table:table-cell table:style-name="ce116" table:number-columns-repeated="3"/>
          <table:table-cell table:style-name="ce135" table:number-columns-repeated="3"/>
          <table:table-cell table:number-columns-repeated="3"/>
          <table:table-cell table:content-validation-name="val3"/>
          <table:table-cell table:content-validation-name="val4"/>
          <table:table-cell table:content-validation-name="val6"/>
          <table:table-cell table:content-validation-name="val7"/>
          <table:table-cell table:number-columns-repeated="988"/>
        </table:table-row>
        <table:table-row table:style-name="ro2">
          <table:table-cell table:formula="of:=IF(LEN([.G40]&amp;[.H40]&amp;[.I40]&amp;[.J40])&gt;0;[.C40]&amp;&quot;-&quot;&amp;[.D40]&amp;&quot;-&quot;&amp;[.G40]&amp;[.H40]&amp;[.I40]&amp;[.J40];[.C40]&amp;&quot;-&quot;&amp;[.N40]&amp;&quot;-&quot;&amp;[.O40])&amp;IF(LEN([.AD40]&amp;[.AE40]&amp;[.AF40]&amp;[.AG40])&gt;0;&quot;-&quot;&amp;[.AD40]&amp;[.AE40]&amp;[.AF40]&amp;[.AG40];&quot;&quot;)" office:value-type="string" office:string-value="lindsay-look-johnny">
            <text:p>lindsay-look-johnny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look</text:p>
          </table:table-cell>
          <table:table-cell table:number-columns-repeated="2"/>
          <table:table-cell table:content-validation-name="val3" office:value-type="string">
            <text:p>johnny</text:p>
          </table:table-cell>
          <table:table-cell table:content-validation-name="val4"/>
          <table:table-cell table:content-validation-name="val6"/>
          <table:table-cell table:content-validation-name="val7"/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lindsay</text:p>
          </table:table-cell>
          <table:table-cell table:content-validation-name="val10"/>
          <table:table-cell office:value-type="percentage" office:value="0.5">
            <text:p>50%</text:p>
          </table:table-cell>
          <table:table-cell office:value-type="string">
            <text:p>My brother, Johnny.</text:p>
          </table:table-cell>
          <table:table-cell table:style-name="ce116" table:number-columns-repeated="3"/>
          <table:table-cell table:style-name="ce135" table:number-columns-repeated="3"/>
          <table:table-cell table:number-columns-repeated="3"/>
          <table:table-cell table:content-validation-name="val3"/>
          <table:table-cell table:content-validation-name="val4"/>
          <table:table-cell table:content-validation-name="val6"/>
          <table:table-cell table:content-validation-name="val7"/>
          <table:table-cell table:number-columns-repeated="988"/>
        </table:table-row>
        <table:table-row table:style-name="ro2">
          <table:table-cell table:formula="of:=IF(LEN([.G41]&amp;[.H41]&amp;[.I41]&amp;[.J41])&gt;0;[.C41]&amp;&quot;-&quot;&amp;[.D41]&amp;&quot;-&quot;&amp;[.G41]&amp;[.H41]&amp;[.I41]&amp;[.J41];[.C41]&amp;&quot;-&quot;&amp;[.N41]&amp;&quot;-&quot;&amp;[.O41])&amp;IF(LEN([.AD41]&amp;[.AE41]&amp;[.AF41]&amp;[.AG41])&gt;0;&quot;-&quot;&amp;[.AD41]&amp;[.AE41]&amp;[.AF41]&amp;[.AG41];&quot;&quot;)" office:value-type="string" office:string-value="lindsay-look-sarah">
            <text:p>lindsay-look-sarah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look</text:p>
          </table:table-cell>
          <table:table-cell table:number-columns-repeated="2"/>
          <table:table-cell table:content-validation-name="val3" office:value-type="string">
            <text:p>sarah</text:p>
          </table:table-cell>
          <table:table-cell table:content-validation-name="val4"/>
          <table:table-cell table:content-validation-name="val6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lindsay</text:p>
          </table:table-cell>
          <table:table-cell table:content-validation-name="val10"/>
          <table:table-cell office:value-type="percentage" office:value="0.5">
            <text:p>50%</text:p>
          </table:table-cell>
          <table:table-cell office:value-type="string">
            <text:p>My good friend Sarah.</text:p>
          </table:table-cell>
          <table:table-cell table:style-name="ce116" table:number-columns-repeated="3"/>
          <table:table-cell table:style-name="ce135" table:number-columns-repeated="3"/>
          <table:table-cell table:number-columns-repeated="3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88"/>
        </table:table-row>
        <table:table-row table:style-name="ro2">
          <table:table-cell table:formula="of:=IF(LEN([.G42]&amp;[.H42]&amp;[.I42]&amp;[.J42])&gt;0;[.C42]&amp;&quot;-&quot;&amp;[.D42]&amp;&quot;-&quot;&amp;[.G42]&amp;[.H42]&amp;[.I42]&amp;[.J42];[.C42]&amp;&quot;-&quot;&amp;[.N42]&amp;&quot;-&quot;&amp;[.O42])&amp;IF(LEN([.AD42]&amp;[.AE42]&amp;[.AF42]&amp;[.AG42])&gt;0;&quot;-&quot;&amp;[.AD42]&amp;[.AE42]&amp;[.AF42]&amp;[.AG42];&quot;&quot;)" office:value-type="string" office:string-value="johnny-look-lindsay">
            <text:p>johnny-look-lindsay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look</text:p>
          </table:table-cell>
          <table:table-cell table:number-columns-repeated="2"/>
          <table:table-cell table:content-validation-name="val3" office:value-type="string">
            <text:p>lindsay</text:p>
          </table:table-cell>
          <table:table-cell table:content-validation-name="val4"/>
          <table:table-cell table:content-validation-name="val6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johnny</text:p>
          </table:table-cell>
          <table:table-cell table:content-validation-name="val10"/>
          <table:table-cell office:value-type="percentage" office:value="0.5">
            <text:p>50%</text:p>
          </table:table-cell>
          <table:table-cell office:value-type="string">
            <text:p>Little sis.</text:p>
          </table:table-cell>
          <table:table-cell table:style-name="ce116" table:number-columns-repeated="3"/>
          <table:table-cell table:style-name="ce135" table:number-columns-repeated="3"/>
          <table:table-cell table:number-columns-repeated="3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88"/>
        </table:table-row>
        <table:table-row table:style-name="ro2">
          <table:table-cell table:formula="of:=IF(LEN([.G43]&amp;[.H43]&amp;[.I43]&amp;[.J43])&gt;0;[.C43]&amp;&quot;-&quot;&amp;[.D43]&amp;&quot;-&quot;&amp;[.G43]&amp;[.H43]&amp;[.I43]&amp;[.J43];[.C43]&amp;&quot;-&quot;&amp;[.N43]&amp;&quot;-&quot;&amp;[.O43])&amp;IF(LEN([.AD43]&amp;[.AE43]&amp;[.AF43]&amp;[.AG43])&gt;0;&quot;-&quot;&amp;[.AD43]&amp;[.AE43]&amp;[.AF43]&amp;[.AG43];&quot;&quot;)" office:value-type="string" office:string-value="johnny-look-johnny">
            <text:p>johnny-look-johnny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look</text:p>
          </table:table-cell>
          <table:table-cell table:number-columns-repeated="2"/>
          <table:table-cell table:content-validation-name="val3" office:value-type="string">
            <text:p>johnny</text:p>
          </table:table-cell>
          <table:table-cell table:content-validation-name="val4"/>
          <table:table-cell table:content-validation-name="val6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johnny</text:p>
          </table:table-cell>
          <table:table-cell table:content-validation-name="val10"/>
          <table:table-cell office:value-type="percentage" office:value="0.5">
            <text:p>50%</text:p>
          </table:table-cell>
          <table:table-cell office:value-type="string">
            <text:p>Me! <text:s/>Ain't I gorgeous?</text:p>
          </table:table-cell>
          <table:table-cell table:style-name="ce116" table:number-columns-repeated="3"/>
          <table:table-cell table:style-name="ce135" table:number-columns-repeated="3"/>
          <table:table-cell table:number-columns-repeated="3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88"/>
        </table:table-row>
        <table:table-row table:style-name="ro2">
          <table:table-cell table:formula="of:=IF(LEN([.G44]&amp;[.H44]&amp;[.I44]&amp;[.J44])&gt;0;[.C44]&amp;&quot;-&quot;&amp;[.D44]&amp;&quot;-&quot;&amp;[.G44]&amp;[.H44]&amp;[.I44]&amp;[.J44];[.C44]&amp;&quot;-&quot;&amp;[.N44]&amp;&quot;-&quot;&amp;[.O44])&amp;IF(LEN([.AD44]&amp;[.AE44]&amp;[.AF44]&amp;[.AG44])&gt;0;&quot;-&quot;&amp;[.AD44]&amp;[.AE44]&amp;[.AF44]&amp;[.AG44];&quot;&quot;)" office:value-type="string" office:string-value="johnny-look-sarah">
            <text:p>johnny-look-sarah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look</text:p>
          </table:table-cell>
          <table:table-cell table:number-columns-repeated="2"/>
          <table:table-cell table:content-validation-name="val3" office:value-type="string">
            <text:p>sarah</text:p>
          </table:table-cell>
          <table:table-cell table:content-validation-name="val4"/>
          <table:table-cell table:content-validation-name="val6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johnny</text:p>
          </table:table-cell>
          <table:table-cell table:content-validation-name="val10"/>
          <table:table-cell/>
          <table:table-cell office:value-type="string">
            <text:p>Lindsay's hot friend, and recently, my girlfriend: Sarah.</text:p>
          </table:table-cell>
          <table:table-cell table:style-name="ce116" table:number-columns-repeated="3"/>
          <table:table-cell table:style-name="ce135" table:number-columns-repeated="3"/>
          <table:table-cell table:number-columns-repeated="3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88"/>
        </table:table-row>
        <table:table-row table:style-name="ro2">
          <table:table-cell table:formula="of:=IF(LEN([.G45]&amp;[.H45]&amp;[.I45]&amp;[.J45])&gt;0;[.C45]&amp;&quot;-&quot;&amp;[.D45]&amp;&quot;-&quot;&amp;[.G45]&amp;[.H45]&amp;[.I45]&amp;[.J45];[.C45]&amp;&quot;-&quot;&amp;[.N45]&amp;&quot;-&quot;&amp;[.O45])&amp;IF(LEN([.AD45]&amp;[.AE45]&amp;[.AF45]&amp;[.AG45])&gt;0;&quot;-&quot;&amp;[.AD45]&amp;[.AE45]&amp;[.AF45]&amp;[.AG45];&quot;&quot;)" office:value-type="string" office:string-value="sarah-look-lindsay">
            <text:p>sarah-look-lindsay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look</text:p>
          </table:table-cell>
          <table:table-cell table:number-columns-repeated="2"/>
          <table:table-cell table:content-validation-name="val3" office:value-type="string">
            <text:p>lindsay</text:p>
          </table:table-cell>
          <table:table-cell table:content-validation-name="val4"/>
          <table:table-cell table:content-validation-name="val6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sarah</text:p>
          </table:table-cell>
          <table:table-cell table:content-validation-name="val10"/>
          <table:table-cell office:value-type="percentage" office:value="0.5">
            <text:p>50%</text:p>
          </table:table-cell>
          <table:table-cell office:value-type="string">
            <text:p>My best friend, Lindsay.</text:p>
          </table:table-cell>
          <table:table-cell table:style-name="ce116" table:number-columns-repeated="3"/>
          <table:table-cell table:style-name="ce135" table:number-columns-repeated="3"/>
          <table:table-cell table:number-columns-repeated="3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88"/>
        </table:table-row>
        <table:table-row table:style-name="ro2">
          <table:table-cell table:formula="of:=IF(LEN([.G46]&amp;[.H46]&amp;[.I46]&amp;[.J46])&gt;0;[.C46]&amp;&quot;-&quot;&amp;[.D46]&amp;&quot;-&quot;&amp;[.G46]&amp;[.H46]&amp;[.I46]&amp;[.J46];[.C46]&amp;&quot;-&quot;&amp;[.N46]&amp;&quot;-&quot;&amp;[.O46])&amp;IF(LEN([.AD46]&amp;[.AE46]&amp;[.AF46]&amp;[.AG46])&gt;0;&quot;-&quot;&amp;[.AD46]&amp;[.AE46]&amp;[.AF46]&amp;[.AG46];&quot;&quot;)" office:value-type="string" office:string-value="sarah-look-johnny">
            <text:p>sarah-look-johnny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look</text:p>
          </table:table-cell>
          <table:table-cell table:number-columns-repeated="2"/>
          <table:table-cell table:content-validation-name="val3" office:value-type="string">
            <text:p>johnny</text:p>
          </table:table-cell>
          <table:table-cell table:content-validation-name="val4"/>
          <table:table-cell table:content-validation-name="val6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sarah</text:p>
          </table:table-cell>
          <table:table-cell table:content-validation-name="val10"/>
          <table:table-cell/>
          <table:table-cell office:value-type="string">
            <text:p>Lindsay's brother. <text:s/>I'm... kind of dating him.</text:p>
          </table:table-cell>
          <table:table-cell table:style-name="ce116" table:number-columns-repeated="3"/>
          <table:table-cell table:style-name="ce135" table:number-columns-repeated="3"/>
          <table:table-cell table:number-columns-repeated="3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88"/>
        </table:table-row>
        <table:table-row table:style-name="ro2">
          <table:table-cell table:formula="of:=IF(LEN([.G47]&amp;[.H47]&amp;[.I47]&amp;[.J47])&gt;0;[.C47]&amp;&quot;-&quot;&amp;[.D47]&amp;&quot;-&quot;&amp;[.G47]&amp;[.H47]&amp;[.I47]&amp;[.J47];[.C47]&amp;&quot;-&quot;&amp;[.N47]&amp;&quot;-&quot;&amp;[.O47])&amp;IF(LEN([.AD47]&amp;[.AE47]&amp;[.AF47]&amp;[.AG47])&gt;0;&quot;-&quot;&amp;[.AD47]&amp;[.AE47]&amp;[.AF47]&amp;[.AG47];&quot;&quot;)" office:value-type="string" office:string-value="sarah-look-sarah">
            <text:p>sarah-look-sarah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look</text:p>
          </table:table-cell>
          <table:table-cell table:number-columns-repeated="2"/>
          <table:table-cell table:content-validation-name="val3" office:value-type="string">
            <text:p>sarah</text:p>
          </table:table-cell>
          <table:table-cell table:content-validation-name="val4"/>
          <table:table-cell table:content-validation-name="val6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sarah</text:p>
          </table:table-cell>
          <table:table-cell table:content-validation-name="val10"/>
          <table:table-cell office:value-type="percentage" office:value="0.5">
            <text:p>50%</text:p>
          </table:table-cell>
          <table:table-cell office:value-type="string">
            <text:p>That's me.</text:p>
          </table:table-cell>
          <table:table-cell table:style-name="ce116" table:number-columns-repeated="3"/>
          <table:table-cell table:style-name="ce135" table:number-columns-repeated="3"/>
          <table:table-cell table:number-columns-repeated="3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88"/>
        </table:table-row>
        <table:table-row table:style-name="ro2">
          <table:table-cell table:formula="of:=IF(LEN([.G48]&amp;[.H48]&amp;[.I48]&amp;[.J48])&gt;0;[.C48]&amp;&quot;-&quot;&amp;[.D48]&amp;&quot;-&quot;&amp;[.G48]&amp;[.H48]&amp;[.I48]&amp;[.J48];[.C48]&amp;&quot;-&quot;&amp;[.N48]&amp;&quot;-&quot;&amp;[.O48])&amp;IF(LEN([.AD48]&amp;[.AE48]&amp;[.AF48]&amp;[.AG48])&gt;0;&quot;-&quot;&amp;[.AD48]&amp;[.AE48]&amp;[.AF48]&amp;[.AG48];&quot;&quot;)" office:value-type="string" office:string-value="lindsay-look-stick">
            <text:p>lindsay-look-stick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look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6" office:value-type="string">
            <text:p>stick</text:p>
          </table:table-cell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t looks perfect for firewood.</text:p>
          </table:table-cell>
          <table:table-cell table:style-name="ce116" table:number-columns-repeated="3"/>
          <table:table-cell table:style-name="ce135" table:number-columns-repeated="3"/>
          <table:table-cell table:number-columns-repeated="3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88"/>
        </table:table-row>
        <table:table-row table:style-name="ro2">
          <table:table-cell table:formula="of:=IF(LEN([.G49]&amp;[.H49]&amp;[.I49]&amp;[.J49])&gt;0;[.C49]&amp;&quot;-&quot;&amp;[.D49]&amp;&quot;-&quot;&amp;[.G49]&amp;[.H49]&amp;[.I49]&amp;[.J49];[.C49]&amp;&quot;-&quot;&amp;[.N49]&amp;&quot;-&quot;&amp;[.O49])&amp;IF(LEN([.AD49]&amp;[.AE49]&amp;[.AF49]&amp;[.AG49])&gt;0;&quot;-&quot;&amp;[.AD49]&amp;[.AE49]&amp;[.AF49]&amp;[.AG49];&quot;&quot;)" office:value-type="string" office:string-value="johnny-look-stick">
            <text:p>johnny-look-stick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look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6" office:value-type="string">
            <text:p>stick</text:p>
          </table:table-cell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Aha! <text:s/>I found one.</text:p>
          </table:table-cell>
          <table:table-cell table:style-name="ce116" table:number-columns-repeated="3"/>
          <table:table-cell table:style-name="ce135" table:number-columns-repeated="3"/>
          <table:table-cell table:number-columns-repeated="3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88"/>
        </table:table-row>
        <table:table-row table:style-name="ro2">
          <table:table-cell table:formula="of:=IF(LEN([.G50]&amp;[.H50]&amp;[.I50]&amp;[.J50])&gt;0;[.C50]&amp;&quot;-&quot;&amp;[.D50]&amp;&quot;-&quot;&amp;[.G50]&amp;[.H50]&amp;[.I50]&amp;[.J50];[.C50]&amp;&quot;-&quot;&amp;[.N50]&amp;&quot;-&quot;&amp;[.O50])&amp;IF(LEN([.AD50]&amp;[.AE50]&amp;[.AF50]&amp;[.AG50])&gt;0;&quot;-&quot;&amp;[.AD50]&amp;[.AE50]&amp;[.AF50]&amp;[.AG50];&quot;&quot;)" office:value-type="string" office:string-value="sarah-look-stick">
            <text:p>sarah-look-stick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look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6" office:value-type="string">
            <text:p>stick</text:p>
          </table:table-cell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A fine specimen of stick.</text:p>
          </table:table-cell>
          <table:table-cell table:style-name="ce116" table:number-columns-repeated="3"/>
          <table:table-cell table:style-name="ce135" table:number-columns-repeated="3"/>
          <table:table-cell table:number-columns-repeated="3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88"/>
        </table:table-row>
        <table:table-row table:style-name="ro2">
          <table:table-cell table:formula="of:=IF(LEN([.G51]&amp;[.H51]&amp;[.I51]&amp;[.J51])&gt;0;[.C51]&amp;&quot;-&quot;&amp;[.D51]&amp;&quot;-&quot;&amp;[.G51]&amp;[.H51]&amp;[.I51]&amp;[.J51];[.C51]&amp;&quot;-&quot;&amp;[.N51]&amp;&quot;-&quot;&amp;[.O51])&amp;IF(LEN([.AD51]&amp;[.AE51]&amp;[.AF51]&amp;[.AG51])&gt;0;&quot;-&quot;&amp;[.AD51]&amp;[.AE51]&amp;[.AF51]&amp;[.AG51];&quot;&quot;)" office:value-type="string" office:string-value="lindsay-handle-stick">
            <text:p>lindsay-handle-stick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6" office:value-type="string">
            <text:p>stick</text:p>
          </table:table-cell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t's dry, which is all that I care about.</text:p>
          </table:table-cell>
          <table:table-cell table:style-name="ce116" table:number-columns-repeated="3"/>
          <table:table-cell table:style-name="ce135" table:number-columns-repeated="3"/>
          <table:table-cell table:number-columns-repeated="3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88"/>
        </table:table-row>
        <table:table-row table:style-name="ro2">
          <table:table-cell table:formula="of:=IF(LEN([.G52]&amp;[.H52]&amp;[.I52]&amp;[.J52])&gt;0;[.C52]&amp;&quot;-&quot;&amp;[.D52]&amp;&quot;-&quot;&amp;[.G52]&amp;[.H52]&amp;[.I52]&amp;[.J52];[.C52]&amp;&quot;-&quot;&amp;[.N52]&amp;&quot;-&quot;&amp;[.O52])&amp;IF(LEN([.AD52]&amp;[.AE52]&amp;[.AF52]&amp;[.AG52])&gt;0;&quot;-&quot;&amp;[.AD52]&amp;[.AE52]&amp;[.AF52]&amp;[.AG52];&quot;&quot;)" office:value-type="string" office:string-value="johnny-handle-stick">
            <text:p>johnny-handle-stick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6" office:value-type="string">
            <text:p>stick</text:p>
          </table:table-cell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Might be fun to smooth it down and make a walking stick. <text:s/>Or stilts!</text:p>
          </table:table-cell>
          <table:table-cell table:style-name="ce116" table:number-columns-repeated="3"/>
          <table:table-cell table:style-name="ce135" table:number-columns-repeated="3"/>
          <table:table-cell table:number-columns-repeated="3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88"/>
        </table:table-row>
        <table:table-row table:style-name="ro2">
          <table:table-cell table:formula="of:=IF(LEN([.G53]&amp;[.H53]&amp;[.I53]&amp;[.J53])&gt;0;[.C53]&amp;&quot;-&quot;&amp;[.D53]&amp;&quot;-&quot;&amp;[.G53]&amp;[.H53]&amp;[.I53]&amp;[.J53];[.C53]&amp;&quot;-&quot;&amp;[.N53]&amp;&quot;-&quot;&amp;[.O53])&amp;IF(LEN([.AD53]&amp;[.AE53]&amp;[.AF53]&amp;[.AG53])&gt;0;&quot;-&quot;&amp;[.AD53]&amp;[.AE53]&amp;[.AF53]&amp;[.AG53];&quot;&quot;)" office:value-type="string" office:string-value="sarah-handle-stick">
            <text:p>sarah-handle-stick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6" office:value-type="string">
            <text:p>stick</text:p>
          </table:table-cell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Nice and dry, as firewood should be.</text:p>
          </table:table-cell>
          <table:table-cell table:style-name="ce116" table:number-columns-repeated="3"/>
          <table:table-cell table:style-name="ce135" table:number-columns-repeated="3"/>
          <table:table-cell table:number-columns-repeated="3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88"/>
        </table:table-row>
        <table:table-row table:style-name="ro2">
          <table:table-cell table:formula="of:=IF(LEN([.G54]&amp;[.H54]&amp;[.I54]&amp;[.J54])&gt;0;[.C54]&amp;&quot;-&quot;&amp;[.D54]&amp;&quot;-&quot;&amp;[.G54]&amp;[.H54]&amp;[.I54]&amp;[.J54];[.C54]&amp;&quot;-&quot;&amp;[.N54]&amp;&quot;-&quot;&amp;[.O54])&amp;IF(LEN([.AD54]&amp;[.AE54]&amp;[.AF54]&amp;[.AG54])&gt;0;&quot;-&quot;&amp;[.AD54]&amp;[.AE54]&amp;[.AF54]&amp;[.AG54];&quot;&quot;)" office:value-type="string" office:string-value="DEFAULT-take-stick">
            <text:p>DEFAULT-take-stick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take</text:p>
          </table:table-cell>
          <table:table-cell/>
          <table:table-cell office:value-type="string">
            <text:p>numSticks &gt; 9</text:p>
          </table:table-cell>
          <table:table-cell table:content-validation-name="val3"/>
          <table:table-cell table:content-validation-name="val4"/>
          <table:table-cell table:content-validation-name="val6" office:value-type="string">
            <text:p>stick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string">
            <text:p>stick</text:p>
          </table:table-cell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That's probably enough. <text:s/>Let's go back.</text:p>
          </table:table-cell>
          <table:table-cell table:style-name="ce116" office:value-type="string">
            <text:p>Value</text:p>
          </table:table-cell>
          <table:table-cell table:style-name="ce116" office:value-type="string">
            <text:p>Variables</text:p>
          </table:table-cell>
          <table:table-cell table:style-name="ce116" office:value-type="string">
            <text:p>numSticks + 1</text:p>
          </table:table-cell>
          <table:table-cell table:style-name="ce135"/>
          <table:table-cell table:style-name="ce135" office:value-type="string">
            <text:p>numSticks</text:p>
          </table:table-cell>
          <table:table-cell table:style-name="ce135"/>
          <table:table-cell table:number-columns-repeated="3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88"/>
        </table:table-row>
        <table:table-row table:style-name="ro2">
          <table:table-cell table:formula="of:=IF(LEN([.G55]&amp;[.H55]&amp;[.I55]&amp;[.J55])&gt;0;[.C55]&amp;&quot;-&quot;&amp;[.D55]&amp;&quot;-&quot;&amp;[.G55]&amp;[.H55]&amp;[.I55]&amp;[.J55];[.C55]&amp;&quot;-&quot;&amp;[.N55]&amp;&quot;-&quot;&amp;[.O55])&amp;IF(LEN([.AD55]&amp;[.AE55]&amp;[.AF55]&amp;[.AG55])&gt;0;&quot;-&quot;&amp;[.AD55]&amp;[.AE55]&amp;[.AF55]&amp;[.AG55];&quot;&quot;)" office:value-type="string" office:string-value="DEFAULT-take-stick">
            <text:p>DEFAULT-take-stick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take</text:p>
          </table:table-cell>
          <table:table-cell/>
          <table:table-cell office:value-type="string">
            <text:p>Inventory.stick &lt;= 3</text:p>
          </table:table-cell>
          <table:table-cell table:content-validation-name="val3"/>
          <table:table-cell table:content-validation-name="val4"/>
          <table:table-cell table:content-validation-name="val6" office:value-type="string">
            <text:p>stick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string">
            <text:p>stick</text:p>
          </table:table-cell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116" office:value-type="string">
            <text:p>Value</text:p>
          </table:table-cell>
          <table:table-cell table:style-name="ce116" office:value-type="string">
            <text:p>Variables</text:p>
          </table:table-cell>
          <table:table-cell table:style-name="ce116" office:value-type="string">
            <text:p>numSticks + 1</text:p>
          </table:table-cell>
          <table:table-cell table:style-name="ce135"/>
          <table:table-cell table:style-name="ce135" office:value-type="string">
            <text:p>numSticks</text:p>
          </table:table-cell>
          <table:table-cell table:style-name="ce135"/>
          <table:table-cell table:number-columns-repeated="3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88"/>
        </table:table-row>
        <table:table-row table:style-name="ro2">
          <table:table-cell table:formula="of:=IF(LEN([.G56]&amp;[.H56]&amp;[.I56]&amp;[.J56])&gt;0;[.C56]&amp;&quot;-&quot;&amp;[.D56]&amp;&quot;-&quot;&amp;[.G56]&amp;[.H56]&amp;[.I56]&amp;[.J56];[.C56]&amp;&quot;-&quot;&amp;[.N56]&amp;&quot;-&quot;&amp;[.O56])&amp;IF(LEN([.AD56]&amp;[.AE56]&amp;[.AF56]&amp;[.AG56])&gt;0;&quot;-&quot;&amp;[.AD56]&amp;[.AE56]&amp;[.AF56]&amp;[.AG56];&quot;&quot;)" office:value-type="string" office:string-value="lindsay-take-stick">
            <text:p>lindsay-take-stick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take</text:p>
          </table:table-cell>
          <table:table-cell/>
          <table:table-cell office:value-type="string">
            <text:p>Inventory.stick &gt; 3</text:p>
          </table:table-cell>
          <table:table-cell table:content-validation-name="val3"/>
          <table:table-cell table:content-validation-name="val4"/>
          <table:table-cell table:content-validation-name="val6" office:value-type="string">
            <text:p>stick</text:p>
          </table:table-cell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lindsay</text:p>
          </table:table-cell>
          <table:table-cell table:content-validation-name="val10"/>
          <table:table-cell/>
          <table:table-cell office:value-type="string">
            <text:p>I'm already holding plenty. <text:s/>Let the others carry their share.</text:p>
          </table:table-cell>
          <table:table-cell table:style-name="ce116" table:number-columns-repeated="3"/>
          <table:table-cell table:style-name="ce135" table:number-columns-repeated="3"/>
          <table:table-cell table:number-columns-repeated="3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88"/>
        </table:table-row>
        <table:table-row table:style-name="ro2">
          <table:table-cell table:formula="of:=IF(LEN([.G57]&amp;[.H57]&amp;[.I57]&amp;[.J57])&gt;0;[.C57]&amp;&quot;-&quot;&amp;[.D57]&amp;&quot;-&quot;&amp;[.G57]&amp;[.H57]&amp;[.I57]&amp;[.J57];[.C57]&amp;&quot;-&quot;&amp;[.N57]&amp;&quot;-&quot;&amp;[.O57])&amp;IF(LEN([.AD57]&amp;[.AE57]&amp;[.AF57]&amp;[.AG57])&gt;0;&quot;-&quot;&amp;[.AD57]&amp;[.AE57]&amp;[.AF57]&amp;[.AG57];&quot;&quot;)" office:value-type="string" office:string-value="lindsay-take-stick">
            <text:p>lindsay-take-stick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take</text:p>
          </table:table-cell>
          <table:table-cell/>
          <table:table-cell office:value-type="string">
            <text:p>Inventory.stick &gt; 3</text:p>
          </table:table-cell>
          <table:table-cell table:content-validation-name="val3"/>
          <table:table-cell table:content-validation-name="val4"/>
          <table:table-cell table:content-validation-name="val6" office:value-type="string">
            <text:p>stick</text:p>
          </table:table-cell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narrator</text:p>
          </table:table-cell>
          <table:table-cell table:content-validation-name="val10"/>
          <table:table-cell/>
          <table:table-cell office:value-type="string">
            <text:p>Roll or click the mouse wheel, or press Q or E, to switch characters.</text:p>
          </table:table-cell>
          <table:table-cell table:style-name="ce116" table:number-columns-repeated="3"/>
          <table:table-cell table:style-name="ce135" table:number-columns-repeated="3"/>
          <table:table-cell table:number-columns-repeated="3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88"/>
        </table:table-row>
        <table:table-row table:style-name="ro2">
          <table:table-cell table:formula="of:=IF(LEN([.G58]&amp;[.H58]&amp;[.I58]&amp;[.J58])&gt;0;[.C58]&amp;&quot;-&quot;&amp;[.D58]&amp;&quot;-&quot;&amp;[.G58]&amp;[.H58]&amp;[.I58]&amp;[.J58];[.C58]&amp;&quot;-&quot;&amp;[.N58]&amp;&quot;-&quot;&amp;[.O58])&amp;IF(LEN([.AD58]&amp;[.AE58]&amp;[.AF58]&amp;[.AG58])&gt;0;&quot;-&quot;&amp;[.AD58]&amp;[.AE58]&amp;[.AF58]&amp;[.AG58];&quot;&quot;)" office:value-type="string" office:string-value="lindsay-take-stick">
            <text:p>lindsay-take-stick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take</text:p>
          </table:table-cell>
          <table:table-cell/>
          <table:table-cell office:value-type="string">
            <text:p>Inventory.stick &gt; 3</text:p>
          </table:table-cell>
          <table:table-cell table:content-validation-name="val3"/>
          <table:table-cell table:content-validation-name="val4"/>
          <table:table-cell table:content-validation-name="val6" office:value-type="string">
            <text:p>stick</text:p>
          </table:table-cell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narrator</text:p>
          </table:table-cell>
          <table:table-cell table:content-validation-name="val10"/>
          <table:table-cell/>
          <table:table-cell office:value-type="string">
            <text:p>Some puzzles in this game will need the right person at the right time.</text:p>
          </table:table-cell>
          <table:table-cell table:style-name="ce116" table:number-columns-repeated="3"/>
          <table:table-cell table:style-name="ce135" table:number-columns-repeated="3"/>
          <table:table-cell table:number-columns-repeated="3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88"/>
        </table:table-row>
        <table:table-row table:style-name="ro2">
          <table:table-cell table:formula="of:=IF(LEN([.G59]&amp;[.H59]&amp;[.I59]&amp;[.J59])&gt;0;[.C59]&amp;&quot;-&quot;&amp;[.D59]&amp;&quot;-&quot;&amp;[.G59]&amp;[.H59]&amp;[.I59]&amp;[.J59];[.C59]&amp;&quot;-&quot;&amp;[.N59]&amp;&quot;-&quot;&amp;[.O59])&amp;IF(LEN([.AD59]&amp;[.AE59]&amp;[.AF59]&amp;[.AG59])&gt;0;&quot;-&quot;&amp;[.AD59]&amp;[.AE59]&amp;[.AF59]&amp;[.AG59];&quot;&quot;)" office:value-type="string" office:string-value="johnny-take-stick">
            <text:p>johnny-take-stick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take</text:p>
          </table:table-cell>
          <table:table-cell/>
          <table:table-cell office:value-type="string">
            <text:p>Inventory.stick &gt; 3</text:p>
          </table:table-cell>
          <table:table-cell table:content-validation-name="val3"/>
          <table:table-cell table:content-validation-name="val4"/>
          <table:table-cell table:content-validation-name="val6" office:value-type="string">
            <text:p>stick</text:p>
          </table:table-cell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johnny</text:p>
          </table:table-cell>
          <table:table-cell table:content-validation-name="val10"/>
          <table:table-cell/>
          <table:table-cell office:value-type="string">
            <text:p>Ehh, all these sticks are pretty awkward. <text:s/>The girls won't mind helping.</text:p>
          </table:table-cell>
          <table:table-cell table:style-name="ce116" table:number-columns-repeated="3"/>
          <table:table-cell table:style-name="ce135" table:number-columns-repeated="3"/>
          <table:table-cell table:number-columns-repeated="3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88"/>
        </table:table-row>
        <table:table-row table:style-name="ro2">
          <table:table-cell table:formula="of:=IF(LEN([.G60]&amp;[.H60]&amp;[.I60]&amp;[.J60])&gt;0;[.C60]&amp;&quot;-&quot;&amp;[.D60]&amp;&quot;-&quot;&amp;[.G60]&amp;[.H60]&amp;[.I60]&amp;[.J60];[.C60]&amp;&quot;-&quot;&amp;[.N60]&amp;&quot;-&quot;&amp;[.O60])&amp;IF(LEN([.AD60]&amp;[.AE60]&amp;[.AF60]&amp;[.AG60])&gt;0;&quot;-&quot;&amp;[.AD60]&amp;[.AE60]&amp;[.AF60]&amp;[.AG60];&quot;&quot;)" office:value-type="string" office:string-value="johnny-take-stick">
            <text:p>johnny-take-stick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take</text:p>
          </table:table-cell>
          <table:table-cell/>
          <table:table-cell office:value-type="string">
            <text:p>Inventory.stick &gt; 3</text:p>
          </table:table-cell>
          <table:table-cell table:content-validation-name="val3"/>
          <table:table-cell table:content-validation-name="val4"/>
          <table:table-cell table:content-validation-name="val6" office:value-type="string">
            <text:p>stick</text:p>
          </table:table-cell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narrator</text:p>
          </table:table-cell>
          <table:table-cell table:content-validation-name="val10"/>
          <table:table-cell/>
          <table:table-cell office:value-type="string">
            <text:p>Remember, use Q or E or the mouse wheel to switch characters.</text:p>
          </table:table-cell>
          <table:table-cell table:style-name="ce116" table:number-columns-repeated="3"/>
          <table:table-cell table:style-name="ce135" table:number-columns-repeated="3"/>
          <table:table-cell table:number-columns-repeated="3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88"/>
        </table:table-row>
        <table:table-row table:style-name="ro2">
          <table:table-cell table:formula="of:=IF(LEN([.G61]&amp;[.H61]&amp;[.I61]&amp;[.J61])&gt;0;[.C61]&amp;&quot;-&quot;&amp;[.D61]&amp;&quot;-&quot;&amp;[.G61]&amp;[.H61]&amp;[.I61]&amp;[.J61];[.C61]&amp;&quot;-&quot;&amp;[.N61]&amp;&quot;-&quot;&amp;[.O61])&amp;IF(LEN([.AD61]&amp;[.AE61]&amp;[.AF61]&amp;[.AG61])&gt;0;&quot;-&quot;&amp;[.AD61]&amp;[.AE61]&amp;[.AF61]&amp;[.AG61];&quot;&quot;)" office:value-type="string" office:string-value="johnny-take-stick">
            <text:p>johnny-take-stick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take</text:p>
          </table:table-cell>
          <table:table-cell/>
          <table:table-cell office:value-type="string">
            <text:p>Inventory.stick &gt; 3</text:p>
          </table:table-cell>
          <table:table-cell table:content-validation-name="val3"/>
          <table:table-cell table:content-validation-name="val4"/>
          <table:table-cell table:content-validation-name="val6" office:value-type="string">
            <text:p>stick</text:p>
          </table:table-cell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narrator</text:p>
          </table:table-cell>
          <table:table-cell table:content-validation-name="val10"/>
          <table:table-cell/>
          <table:table-cell office:value-type="string">
            <text:p>Some puzzles in this game will need the right person at the right time.</text:p>
          </table:table-cell>
          <table:table-cell table:style-name="ce116" table:number-columns-repeated="3"/>
          <table:table-cell table:style-name="ce135" table:number-columns-repeated="3"/>
          <table:table-cell table:number-columns-repeated="3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88"/>
        </table:table-row>
        <table:table-row table:style-name="ro2">
          <table:table-cell table:formula="of:=IF(LEN([.G62]&amp;[.H62]&amp;[.I62]&amp;[.J62])&gt;0;[.C62]&amp;&quot;-&quot;&amp;[.D62]&amp;&quot;-&quot;&amp;[.G62]&amp;[.H62]&amp;[.I62]&amp;[.J62];[.C62]&amp;&quot;-&quot;&amp;[.N62]&amp;&quot;-&quot;&amp;[.O62])&amp;IF(LEN([.AD62]&amp;[.AE62]&amp;[.AF62]&amp;[.AG62])&gt;0;&quot;-&quot;&amp;[.AD62]&amp;[.AE62]&amp;[.AF62]&amp;[.AG62];&quot;&quot;)" office:value-type="string" office:string-value="sarah-take-stick">
            <text:p>sarah-take-stick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take</text:p>
          </table:table-cell>
          <table:table-cell/>
          <table:table-cell office:value-type="string">
            <text:p>Inventory.stick &gt; 3</text:p>
          </table:table-cell>
          <table:table-cell table:content-validation-name="val3"/>
          <table:table-cell table:content-validation-name="val4"/>
          <table:table-cell table:content-validation-name="val6" office:value-type="string">
            <text:p>stick</text:p>
          </table:table-cell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sarah</text:p>
          </table:table-cell>
          <table:table-cell table:content-validation-name="val10"/>
          <table:table-cell/>
          <table:table-cell office:value-type="string">
            <text:p>Surely I shouldn't have to hold so many of these myself.</text:p>
          </table:table-cell>
          <table:table-cell table:style-name="ce116" table:number-columns-repeated="3"/>
          <table:table-cell table:style-name="ce135" table:number-columns-repeated="3"/>
          <table:table-cell table:number-columns-repeated="3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88"/>
        </table:table-row>
        <table:table-row table:style-name="ro2">
          <table:table-cell table:formula="of:=IF(LEN([.G63]&amp;[.H63]&amp;[.I63]&amp;[.J63])&gt;0;[.C63]&amp;&quot;-&quot;&amp;[.D63]&amp;&quot;-&quot;&amp;[.G63]&amp;[.H63]&amp;[.I63]&amp;[.J63];[.C63]&amp;&quot;-&quot;&amp;[.N63]&amp;&quot;-&quot;&amp;[.O63])&amp;IF(LEN([.AD63]&amp;[.AE63]&amp;[.AF63]&amp;[.AG63])&gt;0;&quot;-&quot;&amp;[.AD63]&amp;[.AE63]&amp;[.AF63]&amp;[.AG63];&quot;&quot;)" office:value-type="string" office:string-value="sarah-take-stick">
            <text:p>sarah-take-stick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take</text:p>
          </table:table-cell>
          <table:table-cell/>
          <table:table-cell office:value-type="string">
            <text:p>Inventory.stick &gt; 3</text:p>
          </table:table-cell>
          <table:table-cell table:content-validation-name="val3"/>
          <table:table-cell table:content-validation-name="val4"/>
          <table:table-cell table:content-validation-name="val6" office:value-type="string">
            <text:p>stick</text:p>
          </table:table-cell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narrator</text:p>
          </table:table-cell>
          <table:table-cell table:content-validation-name="val10"/>
          <table:table-cell/>
          <table:table-cell office:value-type="string">
            <text:p>Remember, use Q or E or the mouse wheel to switch characters.</text:p>
          </table:table-cell>
          <table:table-cell table:style-name="ce116" table:number-columns-repeated="3"/>
          <table:table-cell table:style-name="ce135" table:number-columns-repeated="3"/>
          <table:table-cell table:number-columns-repeated="3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88"/>
        </table:table-row>
        <table:table-row table:style-name="ro2">
          <table:table-cell table:formula="of:=IF(LEN([.G64]&amp;[.H64]&amp;[.I64]&amp;[.J64])&gt;0;[.C64]&amp;&quot;-&quot;&amp;[.D64]&amp;&quot;-&quot;&amp;[.G64]&amp;[.H64]&amp;[.I64]&amp;[.J64];[.C64]&amp;&quot;-&quot;&amp;[.N64]&amp;&quot;-&quot;&amp;[.O64])&amp;IF(LEN([.AD64]&amp;[.AE64]&amp;[.AF64]&amp;[.AG64])&gt;0;&quot;-&quot;&amp;[.AD64]&amp;[.AE64]&amp;[.AF64]&amp;[.AG64];&quot;&quot;)" office:value-type="string" office:string-value="sarah-take-stick">
            <text:p>sarah-take-stick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take</text:p>
          </table:table-cell>
          <table:table-cell/>
          <table:table-cell office:value-type="string">
            <text:p>Inventory.stick &gt; 3</text:p>
          </table:table-cell>
          <table:table-cell table:content-validation-name="val3"/>
          <table:table-cell table:content-validation-name="val4"/>
          <table:table-cell table:content-validation-name="val6" office:value-type="string">
            <text:p>stick</text:p>
          </table:table-cell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narrator</text:p>
          </table:table-cell>
          <table:table-cell table:content-validation-name="val10"/>
          <table:table-cell/>
          <table:table-cell office:value-type="string">
            <text:p>Some puzzles in this game will need the right person at the right time.</text:p>
          </table:table-cell>
          <table:table-cell table:style-name="ce116" table:number-columns-repeated="3"/>
          <table:table-cell table:style-name="ce135" table:number-columns-repeated="3"/>
          <table:table-cell table:number-columns-repeated="3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88"/>
        </table:table-row>
        <table:table-row table:style-name="ro2">
          <table:table-cell table:formula="of:=IF(LEN([.G65]&amp;[.H65]&amp;[.I65]&amp;[.J65])&gt;0;[.C65]&amp;&quot;-&quot;&amp;[.D65]&amp;&quot;-&quot;&amp;[.G65]&amp;[.H65]&amp;[.I65]&amp;[.J65];[.C65]&amp;&quot;-&quot;&amp;[.N65]&amp;&quot;-&quot;&amp;[.O65])&amp;IF(LEN([.AD65]&amp;[.AE65]&amp;[.AF65]&amp;[.AG65])&gt;0;&quot;-&quot;&amp;[.AD65]&amp;[.AE65]&amp;[.AF65]&amp;[.AG65];&quot;&quot;)" office:value-type="string" office:string-value="DEFAULT-forest-01-#ff0000">
            <text:p>DEFAULT-forest-01-#ff0000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3"/>
          <table:table-cell table:content-validation-name="val8" office:value-type="string">
            <text:p>forest-01</text:p>
          </table:table-cell>
          <table:table-cell office:value-type="string">
            <text:p>#ff0000</text:p>
          </table:table-cell>
          <table:table-cell office:value-type="string">
            <text:p>Go further</text:p>
          </table:table-cell>
          <table:table-cell table:content-validation-name="val9"/>
          <table:table-cell table:content-validation-name="val10"/>
          <table:table-cell table:number-columns-repeated="2"/>
          <table:table-cell table:style-name="ce116" office:value-type="string">
            <text:p>Scene_ID~,~Screen_X</text:p>
          </table:table-cell>
          <table:table-cell table:style-name="ce116" office:value-type="string">
            <text:p>Characters</text:p>
          </table:table-cell>
          <table:table-cell table:style-name="ce116" office:value-type="string">
            <text:p>forest-02~,~90</text:p>
          </table:table-cell>
          <table:table-cell table:style-name="ce135"/>
          <table:table-cell table:style-name="ce135" office:value-type="string">
            <text:p>DEFAULT</text:p>
          </table:table-cell>
          <table:table-cell table:style-name="ce135"/>
          <table:table-cell office:value-type="float" office:value="1">
            <text:p>1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88"/>
        </table:table-row>
        <table:table-row table:style-name="ro2">
          <table:table-cell table:formula="of:=IF(LEN([.G66]&amp;[.H66]&amp;[.I66]&amp;[.J66])&gt;0;[.C66]&amp;&quot;-&quot;&amp;[.D66]&amp;&quot;-&quot;&amp;[.G66]&amp;[.H66]&amp;[.I66]&amp;[.J66];[.C66]&amp;&quot;-&quot;&amp;[.N66]&amp;&quot;-&quot;&amp;[.O66])&amp;IF(LEN([.AD66]&amp;[.AE66]&amp;[.AF66]&amp;[.AG66])&gt;0;&quot;-&quot;&amp;[.AD66]&amp;[.AE66]&amp;[.AF66]&amp;[.AG66];&quot;&quot;)" office:value-type="string" office:string-value="DEFAULT-forest-02-#ff0000">
            <text:p>DEFAULT-forest-02-#ff0000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3"/>
          <table:table-cell table:content-validation-name="val8" office:value-type="string">
            <text:p>forest-02</text:p>
          </table:table-cell>
          <table:table-cell office:value-type="string">
            <text:p>#ff0000</text:p>
          </table:table-cell>
          <table:table-cell office:value-type="string">
            <text:p>Go further</text:p>
          </table:table-cell>
          <table:table-cell table:content-validation-name="val9"/>
          <table:table-cell table:content-validation-name="val10"/>
          <table:table-cell table:number-columns-repeated="2"/>
          <table:table-cell table:style-name="ce116" office:value-type="string">
            <text:p>Scene_ID~,~Screen_X</text:p>
          </table:table-cell>
          <table:table-cell table:style-name="ce116" office:value-type="string">
            <text:p>Characters</text:p>
          </table:table-cell>
          <table:table-cell table:style-name="ce116" office:value-type="string">
            <text:p>forest-03~,~90</text:p>
          </table:table-cell>
          <table:table-cell table:style-name="ce135"/>
          <table:table-cell table:style-name="ce135" office:value-type="string">
            <text:p>DEFAULT</text:p>
          </table:table-cell>
          <table:table-cell table:style-name="ce135"/>
          <table:table-cell office:value-type="float" office:value="1">
            <text:p>1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88"/>
        </table:table-row>
        <table:table-row table:style-name="ro2">
          <table:table-cell table:formula="of:=IF(LEN([.G67]&amp;[.H67]&amp;[.I67]&amp;[.J67])&gt;0;[.C67]&amp;&quot;-&quot;&amp;[.D67]&amp;&quot;-&quot;&amp;[.G67]&amp;[.H67]&amp;[.I67]&amp;[.J67];[.C67]&amp;&quot;-&quot;&amp;[.N67]&amp;&quot;-&quot;&amp;[.O67])&amp;IF(LEN([.AD67]&amp;[.AE67]&amp;[.AF67]&amp;[.AG67])&gt;0;&quot;-&quot;&amp;[.AD67]&amp;[.AE67]&amp;[.AF67]&amp;[.AG67];&quot;&quot;)" office:value-type="string" office:string-value="DEFAULT-forest-03-#ff0000">
            <text:p>DEFAULT-forest-03-#ff0000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3"/>
          <table:table-cell table:content-validation-name="val8" office:value-type="string">
            <text:p>forest-03</text:p>
          </table:table-cell>
          <table:table-cell office:value-type="string">
            <text:p>#ff0000</text:p>
          </table:table-cell>
          <table:table-cell office:value-type="string">
            <text:p>Go further</text:p>
          </table:table-cell>
          <table:table-cell table:content-validation-name="val9"/>
          <table:table-cell table:content-validation-name="val10"/>
          <table:table-cell table:number-columns-repeated="2"/>
          <table:table-cell table:style-name="ce116" office:value-type="string">
            <text:p>Scene_ID~,~Screen_X</text:p>
          </table:table-cell>
          <table:table-cell table:style-name="ce116" office:value-type="string">
            <text:p>Characters</text:p>
          </table:table-cell>
          <table:table-cell table:style-name="ce116" office:value-type="string">
            <text:p>forest-04~,~90</text:p>
          </table:table-cell>
          <table:table-cell table:style-name="ce135"/>
          <table:table-cell table:style-name="ce135" office:value-type="string">
            <text:p>DEFAULT</text:p>
          </table:table-cell>
          <table:table-cell table:style-name="ce135"/>
          <table:table-cell office:value-type="float" office:value="1">
            <text:p>1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88"/>
        </table:table-row>
        <table:table-row table:style-name="ro2">
          <table:table-cell table:formula="of:=IF(LEN([.G68]&amp;[.H68]&amp;[.I68]&amp;[.J68])&gt;0;[.C68]&amp;&quot;-&quot;&amp;[.D68]&amp;&quot;-&quot;&amp;[.G68]&amp;[.H68]&amp;[.I68]&amp;[.J68];[.C68]&amp;&quot;-&quot;&amp;[.N68]&amp;&quot;-&quot;&amp;[.O68])&amp;IF(LEN([.AD68]&amp;[.AE68]&amp;[.AF68]&amp;[.AG68])&gt;0;&quot;-&quot;&amp;[.AD68]&amp;[.AE68]&amp;[.AF68]&amp;[.AG68];&quot;&quot;)" office:value-type="string" office:string-value="DEFAULT-forest-04-#ff0000">
            <text:p>DEFAULT-forest-04-#ff0000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3"/>
          <table:table-cell table:content-validation-name="val8" office:value-type="string">
            <text:p>forest-04</text:p>
          </table:table-cell>
          <table:table-cell office:value-type="string">
            <text:p>#ff0000</text:p>
          </table:table-cell>
          <table:table-cell office:value-type="string">
            <text:p>Go further</text:p>
          </table:table-cell>
          <table:table-cell table:content-validation-name="val9"/>
          <table:table-cell table:content-validation-name="val10"/>
          <table:table-cell table:number-columns-repeated="2"/>
          <table:table-cell table:style-name="ce116" office:value-type="string">
            <text:p>Scene_ID~,~Screen_X</text:p>
          </table:table-cell>
          <table:table-cell table:style-name="ce116" office:value-type="string">
            <text:p>Characters</text:p>
          </table:table-cell>
          <table:table-cell table:style-name="ce116" office:value-type="string">
            <text:p>forest-05~,~90</text:p>
          </table:table-cell>
          <table:table-cell table:style-name="ce135"/>
          <table:table-cell table:style-name="ce135" office:value-type="string">
            <text:p>DEFAULT</text:p>
          </table:table-cell>
          <table:table-cell table:style-name="ce135"/>
          <table:table-cell office:value-type="float" office:value="1">
            <text:p>1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88"/>
        </table:table-row>
        <table:table-row table:style-name="ro2">
          <table:table-cell table:formula="of:=IF(LEN([.G69]&amp;[.H69]&amp;[.I69]&amp;[.J69])&gt;0;[.C69]&amp;&quot;-&quot;&amp;[.D69]&amp;&quot;-&quot;&amp;[.G69]&amp;[.H69]&amp;[.I69]&amp;[.J69];[.C69]&amp;&quot;-&quot;&amp;[.N69]&amp;&quot;-&quot;&amp;[.O69])&amp;IF(LEN([.AD69]&amp;[.AE69]&amp;[.AF69]&amp;[.AG69])&gt;0;&quot;-&quot;&amp;[.AD69]&amp;[.AE69]&amp;[.AF69]&amp;[.AG69];&quot;&quot;)" office:value-type="string" office:string-value="DEFAULT-forest-05-#ff0000">
            <text:p>DEFAULT-forest-05-#ff0000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3"/>
          <table:table-cell table:content-validation-name="val8" office:value-type="string">
            <text:p>forest-05</text:p>
          </table:table-cell>
          <table:table-cell office:value-type="string">
            <text:p>#ff0000</text:p>
          </table:table-cell>
          <table:table-cell office:value-type="string">
            <text:p>Go further</text:p>
          </table:table-cell>
          <table:table-cell table:content-validation-name="val9"/>
          <table:table-cell table:content-validation-name="val10"/>
          <table:table-cell table:number-columns-repeated="2"/>
          <table:table-cell table:style-name="ce116" office:value-type="string">
            <text:p>Scene_ID~,~Screen_X</text:p>
          </table:table-cell>
          <table:table-cell table:style-name="ce116" office:value-type="string">
            <text:p>Characters</text:p>
          </table:table-cell>
          <table:table-cell table:style-name="ce116" office:value-type="string">
            <text:p>forest-06~,~90</text:p>
          </table:table-cell>
          <table:table-cell table:style-name="ce135"/>
          <table:table-cell table:style-name="ce135" office:value-type="string">
            <text:p>DEFAULT</text:p>
          </table:table-cell>
          <table:table-cell table:style-name="ce135"/>
          <table:table-cell office:value-type="float" office:value="1">
            <text:p>1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88"/>
        </table:table-row>
        <table:table-row table:style-name="ro2">
          <table:table-cell table:formula="of:=IF(LEN([.G70]&amp;[.H70]&amp;[.I70]&amp;[.J70])&gt;0;[.C70]&amp;&quot;-&quot;&amp;[.D70]&amp;&quot;-&quot;&amp;[.G70]&amp;[.H70]&amp;[.I70]&amp;[.J70];[.C70]&amp;&quot;-&quot;&amp;[.N70]&amp;&quot;-&quot;&amp;[.O70])&amp;IF(LEN([.AD70]&amp;[.AE70]&amp;[.AF70]&amp;[.AG70])&gt;0;&quot;-&quot;&amp;[.AD70]&amp;[.AE70]&amp;[.AF70]&amp;[.AG70];&quot;&quot;)" office:value-type="string" office:string-value="DEFAULT-forest-06-#ff0000">
            <text:p>DEFAULT-forest-06-#ff0000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3"/>
          <table:table-cell table:content-validation-name="val8" office:value-type="string">
            <text:p>forest-06</text:p>
          </table:table-cell>
          <table:table-cell office:value-type="string">
            <text:p>#ff0000</text:p>
          </table:table-cell>
          <table:table-cell office:value-type="string">
            <text:p>Go further</text:p>
          </table:table-cell>
          <table:table-cell table:content-validation-name="val9"/>
          <table:table-cell table:content-validation-name="val10"/>
          <table:table-cell table:number-columns-repeated="2"/>
          <table:table-cell table:style-name="ce116" office:value-type="string">
            <text:p>Scene_ID~,~Screen_X</text:p>
          </table:table-cell>
          <table:table-cell table:style-name="ce116" office:value-type="string">
            <text:p>Characters</text:p>
          </table:table-cell>
          <table:table-cell table:style-name="ce116" office:value-type="string">
            <text:p>forest-07~,~90</text:p>
          </table:table-cell>
          <table:table-cell table:style-name="ce135"/>
          <table:table-cell table:style-name="ce135" office:value-type="string">
            <text:p>DEFAULT</text:p>
          </table:table-cell>
          <table:table-cell table:style-name="ce135"/>
          <table:table-cell office:value-type="float" office:value="1">
            <text:p>1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88"/>
        </table:table-row>
        <table:table-row table:style-name="ro2">
          <table:table-cell table:formula="of:=IF(LEN([.G71]&amp;[.H71]&amp;[.I71]&amp;[.J71])&gt;0;[.C71]&amp;&quot;-&quot;&amp;[.D71]&amp;&quot;-&quot;&amp;[.G71]&amp;[.H71]&amp;[.I71]&amp;[.J71];[.C71]&amp;&quot;-&quot;&amp;[.N71]&amp;&quot;-&quot;&amp;[.O71])&amp;IF(LEN([.AD71]&amp;[.AE71]&amp;[.AF71]&amp;[.AG71])&gt;0;&quot;-&quot;&amp;[.AD71]&amp;[.AE71]&amp;[.AF71]&amp;[.AG71];&quot;&quot;)" office:value-type="string" office:string-value="DEFAULT-forest-07-#ff0000">
            <text:p>DEFAULT-forest-07-#ff0000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/>
          <table:table-cell/>
          <table:table-cell office:value-type="string">
            <text:p>numSticks &lt; 6</text:p>
          </table:table-cell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3"/>
          <table:table-cell table:content-validation-name="val8" office:value-type="string">
            <text:p>forest-07</text:p>
          </table:table-cell>
          <table:table-cell office:value-type="string">
            <text:p>#ff0000</text:p>
          </table:table-cell>
          <table:table-cell office:value-type="string">
            <text:p>Go further</text:p>
          </table:table-cell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We don't need to go that far. <text:s/>Let's just collect some of the dead branches we've seen.</text:p>
          </table:table-cell>
          <table:table-cell table:style-name="ce116" table:number-columns-repeated="3"/>
          <table:table-cell table:style-name="ce135" table:number-columns-repeated="3"/>
          <table:table-cell table:number-columns-repeated="3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88"/>
        </table:table-row>
        <table:table-row table:style-name="ro2">
          <table:table-cell table:formula="of:=IF(LEN([.G72]&amp;[.H72]&amp;[.I72]&amp;[.J72])&gt;0;[.C72]&amp;&quot;-&quot;&amp;[.D72]&amp;&quot;-&quot;&amp;[.G72]&amp;[.H72]&amp;[.I72]&amp;[.J72];[.C72]&amp;&quot;-&quot;&amp;[.N72]&amp;&quot;-&quot;&amp;[.O72])&amp;IF(LEN([.AD72]&amp;[.AE72]&amp;[.AF72]&amp;[.AG72])&gt;0;&quot;-&quot;&amp;[.AD72]&amp;[.AE72]&amp;[.AF72]&amp;[.AG72];&quot;&quot;)" office:value-type="string" office:string-value="DEFAULT-forest-07-#ff0000">
            <text:p>DEFAULT-forest-07-#ff0000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/>
          <table:table-cell/>
          <table:table-cell office:value-type="string">
            <text:p>numSticks &gt;= 6</text:p>
          </table:table-cell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3"/>
          <table:table-cell table:content-validation-name="val8" office:value-type="string">
            <text:p>forest-07</text:p>
          </table:table-cell>
          <table:table-cell office:value-type="string">
            <text:p>#ff0000</text:p>
          </table:table-cell>
          <table:table-cell office:value-type="string">
            <text:p>Go further</text:p>
          </table:table-cell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t's getting dark and we have plenty of firewood. <text:s/>Let's go back.</text:p>
          </table:table-cell>
          <table:table-cell table:style-name="ce116" table:number-columns-repeated="3"/>
          <table:table-cell table:style-name="ce135" table:number-columns-repeated="3"/>
          <table:table-cell table:number-columns-repeated="3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88"/>
        </table:table-row>
        <table:table-row table:style-name="ro2">
          <table:table-cell table:formula="of:=IF(LEN([.G73]&amp;[.H73]&amp;[.I73]&amp;[.J73])&gt;0;[.C73]&amp;&quot;-&quot;&amp;[.D73]&amp;&quot;-&quot;&amp;[.G73]&amp;[.H73]&amp;[.I73]&amp;[.J73];[.C73]&amp;&quot;-&quot;&amp;[.N73]&amp;&quot;-&quot;&amp;[.O73])&amp;IF(LEN([.AD73]&amp;[.AE73]&amp;[.AF73]&amp;[.AG73])&gt;0;&quot;-&quot;&amp;[.AD73]&amp;[.AE73]&amp;[.AF73]&amp;[.AG73];&quot;&quot;)" office:value-type="string" office:string-value="DEFAULT-forest-07-#0000ff">
            <text:p>DEFAULT-forest-07-#0000ff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3"/>
          <table:table-cell table:content-validation-name="val8" office:value-type="string">
            <text:p>forest-07</text:p>
          </table:table-cell>
          <table:table-cell office:value-type="string">
            <text:p>#0000ff</text:p>
          </table:table-cell>
          <table:table-cell office:value-type="string">
            <text:p>Go back</text:p>
          </table:table-cell>
          <table:table-cell table:content-validation-name="val9"/>
          <table:table-cell table:content-validation-name="val10"/>
          <table:table-cell table:number-columns-repeated="2"/>
          <table:table-cell table:style-name="ce116" office:value-type="string">
            <text:p>Scene_ID~,~Screen_X</text:p>
          </table:table-cell>
          <table:table-cell table:style-name="ce116" office:value-type="string">
            <text:p>Characters</text:p>
          </table:table-cell>
          <table:table-cell table:style-name="ce116" office:value-type="string">
            <text:p>forest-06~,~10</text:p>
          </table:table-cell>
          <table:table-cell table:style-name="ce135"/>
          <table:table-cell table:style-name="ce135" office:value-type="string">
            <text:p>DEFAULT</text:p>
          </table:table-cell>
          <table:table-cell table:style-name="ce135"/>
          <table:table-cell office:value-type="float" office:value="1">
            <text:p>1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88"/>
        </table:table-row>
        <table:table-row table:style-name="ro2">
          <table:table-cell table:formula="of:=IF(LEN([.G74]&amp;[.H74]&amp;[.I74]&amp;[.J74])&gt;0;[.C74]&amp;&quot;-&quot;&amp;[.D74]&amp;&quot;-&quot;&amp;[.G74]&amp;[.H74]&amp;[.I74]&amp;[.J74];[.C74]&amp;&quot;-&quot;&amp;[.N74]&amp;&quot;-&quot;&amp;[.O74])&amp;IF(LEN([.AD74]&amp;[.AE74]&amp;[.AF74]&amp;[.AG74])&gt;0;&quot;-&quot;&amp;[.AD74]&amp;[.AE74]&amp;[.AF74]&amp;[.AG74];&quot;&quot;)" office:value-type="string" office:string-value="DEFAULT-forest-06-#0000ff">
            <text:p>DEFAULT-forest-06-#0000ff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3"/>
          <table:table-cell table:content-validation-name="val8" office:value-type="string">
            <text:p>forest-06</text:p>
          </table:table-cell>
          <table:table-cell office:value-type="string">
            <text:p>#0000ff</text:p>
          </table:table-cell>
          <table:table-cell office:value-type="string">
            <text:p>Go back</text:p>
          </table:table-cell>
          <table:table-cell table:content-validation-name="val9"/>
          <table:table-cell table:content-validation-name="val10"/>
          <table:table-cell table:number-columns-repeated="2"/>
          <table:table-cell table:style-name="ce116" office:value-type="string">
            <text:p>Scene_ID~,~Screen_X</text:p>
          </table:table-cell>
          <table:table-cell table:style-name="ce116" office:value-type="string">
            <text:p>Characters</text:p>
          </table:table-cell>
          <table:table-cell table:style-name="ce116" office:value-type="string">
            <text:p>forest-05~,~10</text:p>
          </table:table-cell>
          <table:table-cell table:style-name="ce135"/>
          <table:table-cell table:style-name="ce135" office:value-type="string">
            <text:p>DEFAULT</text:p>
          </table:table-cell>
          <table:table-cell table:style-name="ce135"/>
          <table:table-cell office:value-type="float" office:value="1">
            <text:p>1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88"/>
        </table:table-row>
        <table:table-row table:style-name="ro2">
          <table:table-cell table:formula="of:=IF(LEN([.G75]&amp;[.H75]&amp;[.I75]&amp;[.J75])&gt;0;[.C75]&amp;&quot;-&quot;&amp;[.D75]&amp;&quot;-&quot;&amp;[.G75]&amp;[.H75]&amp;[.I75]&amp;[.J75];[.C75]&amp;&quot;-&quot;&amp;[.N75]&amp;&quot;-&quot;&amp;[.O75])&amp;IF(LEN([.AD75]&amp;[.AE75]&amp;[.AF75]&amp;[.AG75])&gt;0;&quot;-&quot;&amp;[.AD75]&amp;[.AE75]&amp;[.AF75]&amp;[.AG75];&quot;&quot;)" office:value-type="string" office:string-value="DEFAULT-forest-05-#0000ff">
            <text:p>DEFAULT-forest-05-#0000ff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3"/>
          <table:table-cell table:content-validation-name="val8" office:value-type="string">
            <text:p>forest-05</text:p>
          </table:table-cell>
          <table:table-cell office:value-type="string">
            <text:p>#0000ff</text:p>
          </table:table-cell>
          <table:table-cell office:value-type="string">
            <text:p>Go back</text:p>
          </table:table-cell>
          <table:table-cell table:content-validation-name="val9"/>
          <table:table-cell table:content-validation-name="val10"/>
          <table:table-cell table:number-columns-repeated="2"/>
          <table:table-cell table:style-name="ce116" office:value-type="string">
            <text:p>Scene_ID~,~Screen_X</text:p>
          </table:table-cell>
          <table:table-cell table:style-name="ce116" office:value-type="string">
            <text:p>Characters</text:p>
          </table:table-cell>
          <table:table-cell table:style-name="ce116" office:value-type="string">
            <text:p>forest-04~,~10</text:p>
          </table:table-cell>
          <table:table-cell table:style-name="ce135"/>
          <table:table-cell table:style-name="ce135" office:value-type="string">
            <text:p>DEFAULT</text:p>
          </table:table-cell>
          <table:table-cell table:style-name="ce135"/>
          <table:table-cell office:value-type="float" office:value="1">
            <text:p>1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88"/>
        </table:table-row>
        <table:table-row table:style-name="ro2">
          <table:table-cell table:formula="of:=IF(LEN([.G76]&amp;[.H76]&amp;[.I76]&amp;[.J76])&gt;0;[.C76]&amp;&quot;-&quot;&amp;[.D76]&amp;&quot;-&quot;&amp;[.G76]&amp;[.H76]&amp;[.I76]&amp;[.J76];[.C76]&amp;&quot;-&quot;&amp;[.N76]&amp;&quot;-&quot;&amp;[.O76])&amp;IF(LEN([.AD76]&amp;[.AE76]&amp;[.AF76]&amp;[.AG76])&gt;0;&quot;-&quot;&amp;[.AD76]&amp;[.AE76]&amp;[.AF76]&amp;[.AG76];&quot;&quot;)" office:value-type="string" office:string-value="DEFAULT-forest-04-#0000ff">
            <text:p>DEFAULT-forest-04-#0000ff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3"/>
          <table:table-cell table:content-validation-name="val8" office:value-type="string">
            <text:p>forest-04</text:p>
          </table:table-cell>
          <table:table-cell office:value-type="string">
            <text:p>#0000ff</text:p>
          </table:table-cell>
          <table:table-cell office:value-type="string">
            <text:p>Go back</text:p>
          </table:table-cell>
          <table:table-cell table:content-validation-name="val9"/>
          <table:table-cell table:content-validation-name="val10"/>
          <table:table-cell table:number-columns-repeated="2"/>
          <table:table-cell table:style-name="ce116" office:value-type="string">
            <text:p>Scene_ID~,~Screen_X</text:p>
          </table:table-cell>
          <table:table-cell table:style-name="ce116" office:value-type="string">
            <text:p>Characters</text:p>
          </table:table-cell>
          <table:table-cell table:style-name="ce116" office:value-type="string">
            <text:p>forest-03~,~10</text:p>
          </table:table-cell>
          <table:table-cell table:style-name="ce135"/>
          <table:table-cell table:style-name="ce135" office:value-type="string">
            <text:p>DEFAULT</text:p>
          </table:table-cell>
          <table:table-cell table:style-name="ce135"/>
          <table:table-cell office:value-type="float" office:value="1">
            <text:p>1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88"/>
        </table:table-row>
        <table:table-row table:style-name="ro2">
          <table:table-cell table:formula="of:=IF(LEN([.G77]&amp;[.H77]&amp;[.I77]&amp;[.J77])&gt;0;[.C77]&amp;&quot;-&quot;&amp;[.D77]&amp;&quot;-&quot;&amp;[.G77]&amp;[.H77]&amp;[.I77]&amp;[.J77];[.C77]&amp;&quot;-&quot;&amp;[.N77]&amp;&quot;-&quot;&amp;[.O77])&amp;IF(LEN([.AD77]&amp;[.AE77]&amp;[.AF77]&amp;[.AG77])&gt;0;&quot;-&quot;&amp;[.AD77]&amp;[.AE77]&amp;[.AF77]&amp;[.AG77];&quot;&quot;)" office:value-type="string" office:string-value="DEFAULT-forest-03-#0000ff">
            <text:p>DEFAULT-forest-03-#0000ff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/>
          <table:table-cell/>
          <table:table-cell office:value-type="string">
            <text:p>numSticks == 0</text:p>
          </table:table-cell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3"/>
          <table:table-cell table:content-validation-name="val8" office:value-type="string">
            <text:p>forest-03</text:p>
          </table:table-cell>
          <table:table-cell office:value-type="string">
            <text:p>#0000ff</text:p>
          </table:table-cell>
          <table:table-cell office:value-type="string">
            <text:p>Go back</text:p>
          </table:table-cell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Let's collect some firewood before we go.</text:p>
          </table:table-cell>
          <table:table-cell table:style-name="ce116" table:number-columns-repeated="3"/>
          <table:table-cell table:style-name="ce135" table:number-columns-repeated="3"/>
          <table:table-cell table:number-columns-repeated="3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88"/>
        </table:table-row>
        <table:table-row table:style-name="ro2">
          <table:table-cell table:formula="of:=IF(LEN([.G78]&amp;[.H78]&amp;[.I78]&amp;[.J78])&gt;0;[.C78]&amp;&quot;-&quot;&amp;[.D78]&amp;&quot;-&quot;&amp;[.G78]&amp;[.H78]&amp;[.I78]&amp;[.J78];[.C78]&amp;&quot;-&quot;&amp;[.N78]&amp;&quot;-&quot;&amp;[.O78])&amp;IF(LEN([.AD78]&amp;[.AE78]&amp;[.AF78]&amp;[.AG78])&gt;0;&quot;-&quot;&amp;[.AD78]&amp;[.AE78]&amp;[.AF78]&amp;[.AG78];&quot;&quot;)" office:value-type="string" office:string-value="DEFAULT-forest-03-#0000ff">
            <text:p>DEFAULT-forest-03-#0000ff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/>
          <table:table-cell/>
          <table:table-cell office:value-type="string">
            <text:p>0 &lt; numSticks &amp;&amp; numSticks &lt; 6</text:p>
          </table:table-cell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3"/>
          <table:table-cell table:content-validation-name="val8" office:value-type="string">
            <text:p>forest-03</text:p>
          </table:table-cell>
          <table:table-cell office:value-type="string">
            <text:p>#0000ff</text:p>
          </table:table-cell>
          <table:table-cell office:value-type="string">
            <text:p>Go back</text:p>
          </table:table-cell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We haven't collected very much firewood. <text:s/>Let's grab a few more.</text:p>
          </table:table-cell>
          <table:table-cell table:style-name="ce116" table:number-columns-repeated="3"/>
          <table:table-cell table:style-name="ce135" table:number-columns-repeated="3"/>
          <table:table-cell table:number-columns-repeated="3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88"/>
        </table:table-row>
        <table:table-row table:style-name="ro2">
          <table:table-cell table:formula="of:=IF(LEN([.G79]&amp;[.H79]&amp;[.I79]&amp;[.J79])&gt;0;[.C79]&amp;&quot;-&quot;&amp;[.D79]&amp;&quot;-&quot;&amp;[.G79]&amp;[.H79]&amp;[.I79]&amp;[.J79];[.C79]&amp;&quot;-&quot;&amp;[.N79]&amp;&quot;-&quot;&amp;[.O79])&amp;IF(LEN([.AD79]&amp;[.AE79]&amp;[.AF79]&amp;[.AG79])&gt;0;&quot;-&quot;&amp;[.AD79]&amp;[.AE79]&amp;[.AF79]&amp;[.AG79];&quot;&quot;)" office:value-type="string" office:string-value="DEFAULT-forest-03-#0000ff">
            <text:p>DEFAULT-forest-03-#0000ff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/>
          <table:table-cell/>
          <table:table-cell office:value-type="string">
            <text:p>numSticks &gt;= 6</text:p>
          </table:table-cell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3"/>
          <table:table-cell table:content-validation-name="val8" office:value-type="string">
            <text:p>forest-03</text:p>
          </table:table-cell>
          <table:table-cell office:value-type="string">
            <text:p>#0000ff</text:p>
          </table:table-cell>
          <table:table-cell office:value-type="string">
            <text:p>Go back</text:p>
          </table:table-cell>
          <table:table-cell table:content-validation-name="val9" office:value-type="string">
            <text:p>DEFAULT</text:p>
          </table:table-cell>
          <table:table-cell table:content-validation-name="val10"/>
          <table:table-cell table:number-columns-repeated="2"/>
          <table:table-cell table:style-name="ce116" office:value-type="string">
            <text:p>Scene_ID~,~Screen_X</text:p>
          </table:table-cell>
          <table:table-cell table:style-name="ce116" office:value-type="string">
            <text:p>Characters</text:p>
          </table:table-cell>
          <table:table-cell table:style-name="ce116" office:value-type="string">
            <text:p>forest-02~,~10</text:p>
          </table:table-cell>
          <table:table-cell table:style-name="ce135"/>
          <table:table-cell table:style-name="ce135" office:value-type="string">
            <text:p>DEFAULT</text:p>
          </table:table-cell>
          <table:table-cell table:style-name="ce135"/>
          <table:table-cell office:value-type="float" office:value="1">
            <text:p>1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88"/>
        </table:table-row>
        <table:table-row table:style-name="ro2">
          <table:table-cell table:formula="of:=IF(LEN([.G80]&amp;[.H80]&amp;[.I80]&amp;[.J80])&gt;0;[.C80]&amp;&quot;-&quot;&amp;[.D80]&amp;&quot;-&quot;&amp;[.G80]&amp;[.H80]&amp;[.I80]&amp;[.J80];[.C80]&amp;&quot;-&quot;&amp;[.N80]&amp;&quot;-&quot;&amp;[.O80])&amp;IF(LEN([.AD80]&amp;[.AE80]&amp;[.AF80]&amp;[.AG80])&gt;0;&quot;-&quot;&amp;[.AD80]&amp;[.AE80]&amp;[.AF80]&amp;[.AG80];&quot;&quot;)" office:value-type="string" office:string-value="DEFAULT-forest-02-#0000ff">
            <text:p>DEFAULT-forest-02-#0000ff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3"/>
          <table:table-cell table:content-validation-name="val8" office:value-type="string">
            <text:p>forest-02</text:p>
          </table:table-cell>
          <table:table-cell office:value-type="string">
            <text:p>#0000ff</text:p>
          </table:table-cell>
          <table:table-cell office:value-type="string">
            <text:p>Go back</text:p>
          </table:table-cell>
          <table:table-cell table:content-validation-name="val9" office:value-type="string">
            <text:p>DEFAULT</text:p>
          </table:table-cell>
          <table:table-cell table:content-validation-name="val10"/>
          <table:table-cell table:number-columns-repeated="2"/>
          <table:table-cell table:style-name="ce116" office:value-type="string">
            <text:p>Scene_ID~,~Screen_X</text:p>
          </table:table-cell>
          <table:table-cell table:style-name="ce116" office:value-type="string">
            <text:p>Characters</text:p>
          </table:table-cell>
          <table:table-cell table:style-name="ce116" office:value-type="string">
            <text:p>forest-01~,~10</text:p>
          </table:table-cell>
          <table:table-cell table:style-name="ce135"/>
          <table:table-cell table:style-name="ce135" office:value-type="string">
            <text:p>DEFAULT</text:p>
          </table:table-cell>
          <table:table-cell table:style-name="ce135"/>
          <table:table-cell office:value-type="float" office:value="1">
            <text:p>1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88"/>
        </table:table-row>
        <table:table-row table:style-name="ro2">
          <table:table-cell table:formula="of:=IF(LEN([.G81]&amp;[.H81]&amp;[.I81]&amp;[.J81])&gt;0;[.C81]&amp;&quot;-&quot;&amp;[.D81]&amp;&quot;-&quot;&amp;[.G81]&amp;[.H81]&amp;[.I81]&amp;[.J81];[.C81]&amp;&quot;-&quot;&amp;[.N81]&amp;&quot;-&quot;&amp;[.O81])&amp;IF(LEN([.AD81]&amp;[.AE81]&amp;[.AF81]&amp;[.AG81])&gt;0;&quot;-&quot;&amp;[.AD81]&amp;[.AE81]&amp;[.AF81]&amp;[.AG81];&quot;&quot;)" office:value-type="string" office:string-value="DEFAULT-forest-01-#0000ff">
            <text:p>DEFAULT-forest-01-#0000ff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/>
          <table:table-cell/>
          <table:table-cell office:value-type="string">
            <text:p>teamState == sticks</text:p>
          </table:table-cell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3"/>
          <table:table-cell table:content-validation-name="val8" office:value-type="string">
            <text:p>forest-01</text:p>
          </table:table-cell>
          <table:table-cell office:value-type="string">
            <text:p>#0000ff</text:p>
          </table:table-cell>
          <table:table-cell office:value-type="string">
            <text:p>Go back</text:p>
          </table:table-cell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That's really odd. <text:s/>We should be back by now.</text:p>
          </table:table-cell>
          <table:table-cell table:style-name="ce116" office:value-type="string">
            <text:p>Audio_Filename</text:p>
          </table:table-cell>
          <table:table-cell table:style-name="ce116" office:value-type="string">
            <text:p>Scenes</text:p>
          </table:table-cell>
          <table:table-cell table:style-name="ce116" office:value-type="string">
            <text:p>Aitua-Gray-Forest-Trap</text:p>
          </table:table-cell>
          <table:table-cell table:style-name="ce135" office:value-type="string">
            <text:p>Label</text:p>
          </table:table-cell>
          <table:table-cell table:style-name="ce135" office:value-type="string">
            <text:p>Forest</text:p>
          </table:table-cell>
          <table:table-cell table:style-name="ce135"/>
          <table:table-cell table:number-columns-repeated="2"/>
          <table:table-cell office:value-type="float" office:value="1.25">
            <text:p>1.25</text:p>
          </table:table-cell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88"/>
        </table:table-row>
        <table:table-row table:style-name="ro2">
          <table:table-cell table:formula="of:=IF(LEN([.G82]&amp;[.H82]&amp;[.I82]&amp;[.J82])&gt;0;[.C82]&amp;&quot;-&quot;&amp;[.D82]&amp;&quot;-&quot;&amp;[.G82]&amp;[.H82]&amp;[.I82]&amp;[.J82];[.C82]&amp;&quot;-&quot;&amp;[.N82]&amp;&quot;-&quot;&amp;[.O82])&amp;IF(LEN([.AD82]&amp;[.AE82]&amp;[.AF82]&amp;[.AG82])&gt;0;&quot;-&quot;&amp;[.AD82]&amp;[.AE82]&amp;[.AF82]&amp;[.AG82];&quot;&quot;)" office:value-type="string" office:string-value="DEFAULT-forest-01-#0000ff">
            <text:p>DEFAULT-forest-01-#0000ff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/>
          <table:table-cell/>
          <table:table-cell office:value-type="string">
            <text:p>teamState == sticks</text:p>
          </table:table-cell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3"/>
          <table:table-cell table:content-validation-name="val8" office:value-type="string">
            <text:p>forest-01</text:p>
          </table:table-cell>
          <table:table-cell office:value-type="string">
            <text:p>#0000ff</text:p>
          </table:table-cell>
          <table:table-cell office:value-type="string">
            <text:p>Go back</text:p>
          </table:table-cell>
          <table:table-cell table:content-validation-name="val9" office:value-type="string">
            <text:p>DEFAULT</text:p>
          </table:table-cell>
          <table:table-cell table:content-validation-name="val10"/>
          <table:table-cell table:number-columns-repeated="2"/>
          <table:table-cell table:style-name="ce116" office:value-type="string">
            <text:p>Value</text:p>
          </table:table-cell>
          <table:table-cell table:style-name="ce116" office:value-type="string">
            <text:p>Variables</text:p>
          </table:table-cell>
          <table:table-cell table:style-name="ce116" office:value-type="string">
            <text:p>lost</text:p>
          </table:table-cell>
          <table:table-cell table:style-name="ce135"/>
          <table:table-cell table:style-name="ce135" office:value-type="string">
            <text:p>teamState</text:p>
          </table:table-cell>
          <table:table-cell table:style-name="ce135"/>
          <table:table-cell table:number-columns-repeated="3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88"/>
        </table:table-row>
        <table:table-row table:style-name="ro2">
          <table:table-cell table:formula="of:=IF(LEN([.G83]&amp;[.H83]&amp;[.I83]&amp;[.J83])&gt;0;[.C83]&amp;&quot;-&quot;&amp;[.D83]&amp;&quot;-&quot;&amp;[.G83]&amp;[.H83]&amp;[.I83]&amp;[.J83];[.C83]&amp;&quot;-&quot;&amp;[.N83]&amp;&quot;-&quot;&amp;[.O83])&amp;IF(LEN([.AD83]&amp;[.AE83]&amp;[.AF83]&amp;[.AG83])&gt;0;&quot;-&quot;&amp;[.AD83]&amp;[.AE83]&amp;[.AF83]&amp;[.AG83];&quot;&quot;)" office:value-type="string" office:string-value="DEFAULT-forest-01-#0000ff">
            <text:p>DEFAULT-forest-01-#0000ff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/>
          <table:table-cell/>
          <table:table-cell office:value-type="string">
            <text:p>teamState == sticks</text:p>
          </table:table-cell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3"/>
          <table:table-cell table:content-validation-name="val8" office:value-type="string">
            <text:p>forest-01</text:p>
          </table:table-cell>
          <table:table-cell office:value-type="string">
            <text:p>#0000ff</text:p>
          </table:table-cell>
          <table:table-cell office:value-type="string">
            <text:p>Go back</text:p>
          </table:table-cell>
          <table:table-cell table:content-validation-name="val9"/>
          <table:table-cell table:content-validation-name="val10"/>
          <table:table-cell table:number-columns-repeated="2"/>
          <table:table-cell table:style-name="ce116" office:value-type="string">
            <text:p>Visible</text:p>
          </table:table-cell>
          <table:table-cell table:style-name="ce116" office:value-type="string">
            <text:p>Characters</text:p>
          </table:table-cell>
          <table:table-cell table:style-name="ce116" office:value-type="float" office:value="1">
            <text:p>1</text:p>
          </table:table-cell>
          <table:table-cell table:style-name="ce135"/>
          <table:table-cell table:style-name="ce135" office:value-type="string">
            <text:p>queen</text:p>
          </table:table-cell>
          <table:table-cell table:style-name="ce135"/>
          <table:table-cell table:number-columns-repeated="3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88"/>
        </table:table-row>
        <table:table-row table:style-name="ro2">
          <table:table-cell table:formula="of:=IF(LEN([.G84]&amp;[.H84]&amp;[.I84]&amp;[.J84])&gt;0;[.C84]&amp;&quot;-&quot;&amp;[.D84]&amp;&quot;-&quot;&amp;[.G84]&amp;[.H84]&amp;[.I84]&amp;[.J84];[.C84]&amp;&quot;-&quot;&amp;[.N84]&amp;&quot;-&quot;&amp;[.O84])&amp;IF(LEN([.AD84]&amp;[.AE84]&amp;[.AF84]&amp;[.AG84])&gt;0;&quot;-&quot;&amp;[.AD84]&amp;[.AE84]&amp;[.AF84]&amp;[.AG84];&quot;&quot;)" office:value-type="string" office:string-value="DEFAULT-forest-01-#0000ff">
            <text:p>DEFAULT-forest-01-#0000ff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3"/>
          <table:table-cell table:content-validation-name="val8" office:value-type="string">
            <text:p>forest-01</text:p>
          </table:table-cell>
          <table:table-cell office:value-type="string">
            <text:p>#0000ff</text:p>
          </table:table-cell>
          <table:table-cell office:value-type="string">
            <text:p>Go back</text:p>
          </table:table-cell>
          <table:table-cell table:content-validation-name="val9" office:value-type="string">
            <text:p>DEFAULT</text:p>
          </table:table-cell>
          <table:table-cell table:content-validation-name="val10"/>
          <table:table-cell table:number-columns-repeated="2"/>
          <table:table-cell table:style-name="ce116" office:value-type="string">
            <text:p>Scene_ID~,~Screen_X</text:p>
          </table:table-cell>
          <table:table-cell table:style-name="ce116" office:value-type="string">
            <text:p>Characters</text:p>
          </table:table-cell>
          <table:table-cell table:style-name="ce116" office:value-type="string">
            <text:p>forest-05~,~10</text:p>
          </table:table-cell>
          <table:table-cell table:style-name="ce135"/>
          <table:table-cell table:style-name="ce135" office:value-type="string">
            <text:p>DEFAULT</text:p>
          </table:table-cell>
          <table:table-cell table:style-name="ce135"/>
          <table:table-cell office:value-type="float" office:value="1">
            <text:p>1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88"/>
        </table:table-row>
        <table:table-row table:style-name="ro2">
          <table:table-cell table:formula="of:=IF(LEN([.G85]&amp;[.H85]&amp;[.I85]&amp;[.J85])&gt;0;[.C85]&amp;&quot;-&quot;&amp;[.D85]&amp;&quot;-&quot;&amp;[.G85]&amp;[.H85]&amp;[.I85]&amp;[.J85];[.C85]&amp;&quot;-&quot;&amp;[.N85]&amp;&quot;-&quot;&amp;[.O85])&amp;IF(LEN([.AD85]&amp;[.AE85]&amp;[.AF85]&amp;[.AG85])&gt;0;&quot;-&quot;&amp;[.AD85]&amp;[.AE85]&amp;[.AF85]&amp;[.AG85];&quot;&quot;)" office:value-type="string" office:string-value="lindsay-talk-lindsay">
            <text:p>lindsay-talk-lindsay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talk</text:p>
          </table:table-cell>
          <table:table-cell table:number-columns-repeated="2"/>
          <table:table-cell table:content-validation-name="val3" office:value-type="string">
            <text:p>lindsay</text:p>
          </table:table-cell>
          <table:table-cell table:content-validation-name="val4"/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lindsay</text:p>
          </table:table-cell>
          <table:table-cell table:content-validation-name="val10"/>
          <table:table-cell/>
          <table:table-cell office:value-type="string">
            <text:p>But what would I say?</text:p>
          </table:table-cell>
          <table:table-cell table:style-name="ce116" table:number-columns-repeated="3"/>
          <table:table-cell table:style-name="ce135" table:number-columns-repeated="3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86]&amp;[.H86]&amp;[.I86]&amp;[.J86])&gt;0;[.C86]&amp;&quot;-&quot;&amp;[.D86]&amp;&quot;-&quot;&amp;[.G86]&amp;[.H86]&amp;[.I86]&amp;[.J86];[.C86]&amp;&quot;-&quot;&amp;[.N86]&amp;&quot;-&quot;&amp;[.O86])&amp;IF(LEN([.AD86]&amp;[.AE86]&amp;[.AF86]&amp;[.AG86])&gt;0;&quot;-&quot;&amp;[.AD86]&amp;[.AE86]&amp;[.AF86]&amp;[.AG86];&quot;&quot;)" office:value-type="string" office:string-value="sarah-talk-sarah">
            <text:p>sarah-talk-sarah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talk</text:p>
          </table:table-cell>
          <table:table-cell table:number-columns-repeated="2"/>
          <table:table-cell table:content-validation-name="val3" office:value-type="string">
            <text:p>sarah</text:p>
          </table:table-cell>
          <table:table-cell table:content-validation-name="val4"/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sarah</text:p>
          </table:table-cell>
          <table:table-cell table:content-validation-name="val10"/>
          <table:table-cell/>
          <table:table-cell office:value-type="string">
            <text:p>Let's not waste time.</text:p>
          </table:table-cell>
          <table:table-cell table:style-name="ce116" table:number-columns-repeated="3"/>
          <table:table-cell table:style-name="ce135" table:number-columns-repeated="3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87]&amp;[.H87]&amp;[.I87]&amp;[.J87])&gt;0;[.C87]&amp;&quot;-&quot;&amp;[.D87]&amp;&quot;-&quot;&amp;[.G87]&amp;[.H87]&amp;[.I87]&amp;[.J87];[.C87]&amp;&quot;-&quot;&amp;[.N87]&amp;&quot;-&quot;&amp;[.O87])&amp;IF(LEN([.AD87]&amp;[.AE87]&amp;[.AF87]&amp;[.AG87])&gt;0;&quot;-&quot;&amp;[.AD87]&amp;[.AE87]&amp;[.AF87]&amp;[.AG87];&quot;&quot;)" office:value-type="string" office:string-value="johnny-talk-johnny">
            <text:p>johnny-talk-johnny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talk</text:p>
          </table:table-cell>
          <table:table-cell table:number-columns-repeated="2"/>
          <table:table-cell table:content-validation-name="val3" office:value-type="string">
            <text:p>johnny</text:p>
          </table:table-cell>
          <table:table-cell table:content-validation-name="val4"/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johnny</text:p>
          </table:table-cell>
          <table:table-cell table:content-validation-name="val10"/>
          <table:table-cell/>
          <table:table-cell office:value-type="string">
            <text:p>I could talk to myself all day -- but would you want to listen?</text:p>
          </table:table-cell>
          <table:table-cell table:style-name="ce116" table:number-columns-repeated="3"/>
          <table:table-cell table:style-name="ce135" table:number-columns-repeated="3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88]&amp;[.H88]&amp;[.I88]&amp;[.J88])&gt;0;[.C88]&amp;&quot;-&quot;&amp;[.D88]&amp;&quot;-&quot;&amp;[.G88]&amp;[.H88]&amp;[.I88]&amp;[.J88];[.C88]&amp;&quot;-&quot;&amp;[.N88]&amp;&quot;-&quot;&amp;[.O88])&amp;IF(LEN([.AD88]&amp;[.AE88]&amp;[.AF88]&amp;[.AG88])&gt;0;&quot;-&quot;&amp;[.AD88]&amp;[.AE88]&amp;[.AF88]&amp;[.AG88];&quot;&quot;)" office:value-type="string" office:string-value="lindsay-talk-johnny">
            <text:p>lindsay-talk-johnny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talk</text:p>
          </table:table-cell>
          <table:table-cell/>
          <table:table-cell office:value-type="string">
            <text:p>teamState == sticks</text:p>
          </table:table-cell>
          <table:table-cell table:content-validation-name="val3" office:value-type="string">
            <text:p>johnny</text:p>
          </table:table-cell>
          <table:table-cell table:content-validation-name="val4"/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lindsay</text:p>
          </table:table-cell>
          <table:table-cell table:content-validation-name="val10"/>
          <table:table-cell/>
          <table:table-cell office:value-type="string">
            <text:p>Let's get the firewood and get back.</text:p>
          </table:table-cell>
          <table:table-cell table:style-name="ce116" table:number-columns-repeated="3"/>
          <table:table-cell table:style-name="ce135" table:number-columns-repeated="3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89]&amp;[.H89]&amp;[.I89]&amp;[.J89])&gt;0;[.C89]&amp;&quot;-&quot;&amp;[.D89]&amp;&quot;-&quot;&amp;[.G89]&amp;[.H89]&amp;[.I89]&amp;[.J89];[.C89]&amp;&quot;-&quot;&amp;[.N89]&amp;&quot;-&quot;&amp;[.O89])&amp;IF(LEN([.AD89]&amp;[.AE89]&amp;[.AF89]&amp;[.AG89])&gt;0;&quot;-&quot;&amp;[.AD89]&amp;[.AE89]&amp;[.AF89]&amp;[.AG89];&quot;&quot;)" office:value-type="string" office:string-value="lindsay-talk-johnny">
            <text:p>lindsay-talk-johnny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talk</text:p>
          </table:table-cell>
          <table:table-cell/>
          <table:table-cell office:value-type="string">
            <text:p>teamState == sticks</text:p>
          </table:table-cell>
          <table:table-cell table:content-validation-name="val3" office:value-type="string">
            <text:p>johnny</text:p>
          </table:table-cell>
          <table:table-cell table:content-validation-name="val4"/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lindsay</text:p>
          </table:table-cell>
          <table:table-cell table:content-validation-name="val10"/>
          <table:table-cell/>
          <table:table-cell office:value-type="string">
            <text:p>I want to finish my story.</text:p>
          </table:table-cell>
          <table:table-cell table:style-name="ce116" table:number-columns-repeated="3"/>
          <table:table-cell table:style-name="ce135" table:number-columns-repeated="3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90]&amp;[.H90]&amp;[.I90]&amp;[.J90])&gt;0;[.C90]&amp;&quot;-&quot;&amp;[.D90]&amp;&quot;-&quot;&amp;[.G90]&amp;[.H90]&amp;[.I90]&amp;[.J90];[.C90]&amp;&quot;-&quot;&amp;[.N90]&amp;&quot;-&quot;&amp;[.O90])&amp;IF(LEN([.AD90]&amp;[.AE90]&amp;[.AF90]&amp;[.AG90])&gt;0;&quot;-&quot;&amp;[.AD90]&amp;[.AE90]&amp;[.AF90]&amp;[.AG90];&quot;&quot;)" office:value-type="string" office:string-value="lindsay-talk-sarah">
            <text:p>lindsay-talk-sarah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talk</text:p>
          </table:table-cell>
          <table:table-cell/>
          <table:table-cell office:value-type="string">
            <text:p>teamState == sticks</text:p>
          </table:table-cell>
          <table:table-cell table:content-validation-name="val3" office:value-type="string">
            <text:p>sarah</text:p>
          </table:table-cell>
          <table:table-cell table:content-validation-name="val4"/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lindsay</text:p>
          </table:table-cell>
          <table:table-cell table:content-validation-name="val10"/>
          <table:table-cell/>
          <table:table-cell office:value-type="string">
            <text:p>Let's just get the firewood and get back.</text:p>
          </table:table-cell>
          <table:table-cell table:style-name="ce116" table:number-columns-repeated="3"/>
          <table:table-cell table:style-name="ce135" table:number-columns-repeated="3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91]&amp;[.H91]&amp;[.I91]&amp;[.J91])&gt;0;[.C91]&amp;&quot;-&quot;&amp;[.D91]&amp;&quot;-&quot;&amp;[.G91]&amp;[.H91]&amp;[.I91]&amp;[.J91];[.C91]&amp;&quot;-&quot;&amp;[.N91]&amp;&quot;-&quot;&amp;[.O91])&amp;IF(LEN([.AD91]&amp;[.AE91]&amp;[.AF91]&amp;[.AG91])&gt;0;&quot;-&quot;&amp;[.AD91]&amp;[.AE91]&amp;[.AF91]&amp;[.AG91];&quot;&quot;)" office:value-type="string" office:string-value="lindsay-talk-sarah">
            <text:p>lindsay-talk-sarah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talk</text:p>
          </table:table-cell>
          <table:table-cell/>
          <table:table-cell office:value-type="string">
            <text:p>teamState == sticks</text:p>
          </table:table-cell>
          <table:table-cell table:content-validation-name="val3" office:value-type="string">
            <text:p>sarah</text:p>
          </table:table-cell>
          <table:table-cell table:content-validation-name="val4"/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lindsay</text:p>
          </table:table-cell>
          <table:table-cell table:content-validation-name="val10"/>
          <table:table-cell/>
          <table:table-cell office:value-type="string">
            <text:p>I want to finish my story.</text:p>
          </table:table-cell>
          <table:table-cell table:style-name="ce116" table:number-columns-repeated="3"/>
          <table:table-cell table:style-name="ce135" table:number-columns-repeated="3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92]&amp;[.H92]&amp;[.I92]&amp;[.J92])&gt;0;[.C92]&amp;&quot;-&quot;&amp;[.D92]&amp;&quot;-&quot;&amp;[.G92]&amp;[.H92]&amp;[.I92]&amp;[.J92];[.C92]&amp;&quot;-&quot;&amp;[.N92]&amp;&quot;-&quot;&amp;[.O92])&amp;IF(LEN([.AD92]&amp;[.AE92]&amp;[.AF92]&amp;[.AG92])&gt;0;&quot;-&quot;&amp;[.AD92]&amp;[.AE92]&amp;[.AF92]&amp;[.AG92];&quot;&quot;)" office:value-type="string" office:string-value="johnny-talk-lindsay">
            <text:p>johnny-talk-lindsay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talk</text:p>
          </table:table-cell>
          <table:table-cell/>
          <table:table-cell office:value-type="string">
            <text:p>teamState == sticks</text:p>
          </table:table-cell>
          <table:table-cell table:content-validation-name="val3" office:value-type="string">
            <text:p>lindsay</text:p>
          </table:table-cell>
          <table:table-cell table:content-validation-name="val4"/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johnny</text:p>
          </table:table-cell>
          <table:table-cell table:content-validation-name="val10"/>
          <table:table-cell/>
          <table:table-cell office:value-type="string">
            <text:p>Let's get the firewood so I can make fun of her story some more.</text:p>
          </table:table-cell>
          <table:table-cell table:style-name="ce116" table:number-columns-repeated="3"/>
          <table:table-cell table:style-name="ce135" table:number-columns-repeated="3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93]&amp;[.H93]&amp;[.I93]&amp;[.J93])&gt;0;[.C93]&amp;&quot;-&quot;&amp;[.D93]&amp;&quot;-&quot;&amp;[.G93]&amp;[.H93]&amp;[.I93]&amp;[.J93];[.C93]&amp;&quot;-&quot;&amp;[.N93]&amp;&quot;-&quot;&amp;[.O93])&amp;IF(LEN([.AD93]&amp;[.AE93]&amp;[.AF93]&amp;[.AG93])&gt;0;&quot;-&quot;&amp;[.AD93]&amp;[.AE93]&amp;[.AF93]&amp;[.AG93];&quot;&quot;)" office:value-type="string" office:string-value="johnny-talk-sarah">
            <text:p>johnny-talk-sarah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talk</text:p>
          </table:table-cell>
          <table:table-cell/>
          <table:table-cell office:value-type="string">
            <text:p>teamState == sticks</text:p>
          </table:table-cell>
          <table:table-cell table:content-validation-name="val3" office:value-type="string">
            <text:p>sarah</text:p>
          </table:table-cell>
          <table:table-cell table:content-validation-name="val4"/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johnny</text:p>
          </table:table-cell>
          <table:table-cell table:content-validation-name="val10"/>
          <table:table-cell/>
          <table:table-cell office:value-type="string">
            <text:p>Let's get the firewood so we can make fun of Lindsay's story some more.</text:p>
          </table:table-cell>
          <table:table-cell table:style-name="ce116" table:number-columns-repeated="3"/>
          <table:table-cell table:style-name="ce135" table:number-columns-repeated="3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94]&amp;[.H94]&amp;[.I94]&amp;[.J94])&gt;0;[.C94]&amp;&quot;-&quot;&amp;[.D94]&amp;&quot;-&quot;&amp;[.G94]&amp;[.H94]&amp;[.I94]&amp;[.J94];[.C94]&amp;&quot;-&quot;&amp;[.N94]&amp;&quot;-&quot;&amp;[.O94])&amp;IF(LEN([.AD94]&amp;[.AE94]&amp;[.AF94]&amp;[.AG94])&gt;0;&quot;-&quot;&amp;[.AD94]&amp;[.AE94]&amp;[.AF94]&amp;[.AG94];&quot;&quot;)" office:value-type="string" office:string-value="sarah-talk-lindsay">
            <text:p>sarah-talk-lindsay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talk</text:p>
          </table:table-cell>
          <table:table-cell/>
          <table:table-cell office:value-type="string">
            <text:p>teamState == sticks</text:p>
          </table:table-cell>
          <table:table-cell table:content-validation-name="val3" office:value-type="string">
            <text:p>lindsay</text:p>
          </table:table-cell>
          <table:table-cell table:content-validation-name="val4"/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sarah</text:p>
          </table:table-cell>
          <table:table-cell table:content-validation-name="val10"/>
          <table:table-cell/>
          <table:table-cell office:value-type="string">
            <text:p>Let's just get the firewood before it gets too dark.</text:p>
          </table:table-cell>
          <table:table-cell table:style-name="ce116" table:number-columns-repeated="3"/>
          <table:table-cell table:style-name="ce135" table:number-columns-repeated="3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95]&amp;[.H95]&amp;[.I95]&amp;[.J95])&gt;0;[.C95]&amp;&quot;-&quot;&amp;[.D95]&amp;&quot;-&quot;&amp;[.G95]&amp;[.H95]&amp;[.I95]&amp;[.J95];[.C95]&amp;&quot;-&quot;&amp;[.N95]&amp;&quot;-&quot;&amp;[.O95])&amp;IF(LEN([.AD95]&amp;[.AE95]&amp;[.AF95]&amp;[.AG95])&gt;0;&quot;-&quot;&amp;[.AD95]&amp;[.AE95]&amp;[.AF95]&amp;[.AG95];&quot;&quot;)" office:value-type="string" office:string-value="sarah-talk-johnny">
            <text:p>sarah-talk-johnny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talk</text:p>
          </table:table-cell>
          <table:table-cell/>
          <table:table-cell office:value-type="string">
            <text:p>teamState == sticks</text:p>
          </table:table-cell>
          <table:table-cell table:content-validation-name="val3" office:value-type="string">
            <text:p>johnny</text:p>
          </table:table-cell>
          <table:table-cell table:content-validation-name="val4"/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sarah</text:p>
          </table:table-cell>
          <table:table-cell table:content-validation-name="val10"/>
          <table:table-cell/>
          <table:table-cell office:value-type="string">
            <text:p>Let's just get the firewood before it gets too dark.</text:p>
          </table:table-cell>
          <table:table-cell table:style-name="ce116" table:number-columns-repeated="3"/>
          <table:table-cell table:style-name="ce135" table:number-columns-repeated="3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96]&amp;[.H96]&amp;[.I96]&amp;[.J96])&gt;0;[.C96]&amp;&quot;-&quot;&amp;[.D96]&amp;&quot;-&quot;&amp;[.G96]&amp;[.H96]&amp;[.I96]&amp;[.J96];[.C96]&amp;&quot;-&quot;&amp;[.N96]&amp;&quot;-&quot;&amp;[.O96])&amp;IF(LEN([.AD96]&amp;[.AE96]&amp;[.AF96]&amp;[.AG96])&gt;0;&quot;-&quot;&amp;[.AD96]&amp;[.AE96]&amp;[.AF96]&amp;[.AG96];&quot;&quot;)" office:value-type="string" office:string-value="DEFAULT-talk-lindsay">
            <text:p>DEFAULT-talk-lindsay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talk</text:p>
          </table:table-cell>
          <table:table-cell office:value-type="string">
            <text:p>lost</text:p>
          </table:table-cell>
          <table:table-cell office:value-type="string">
            <text:p>teamState == lost</text:p>
          </table:table-cell>
          <table:table-cell table:content-validation-name="val3" office:value-type="string">
            <text:p>lindsay</text:p>
          </table:table-cell>
          <table:table-cell table:content-validation-name="val4"/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 table:number-columns-repeated="2"/>
          <table:table-cell table:style-name="ce116" table:number-columns-repeated="3"/>
          <table:table-cell table:style-name="ce135" table:number-columns-repeated="3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97]&amp;[.H97]&amp;[.I97]&amp;[.J97])&gt;0;[.C97]&amp;&quot;-&quot;&amp;[.D97]&amp;&quot;-&quot;&amp;[.G97]&amp;[.H97]&amp;[.I97]&amp;[.J97];[.C97]&amp;&quot;-&quot;&amp;[.N97]&amp;&quot;-&quot;&amp;[.O97])&amp;IF(LEN([.AD97]&amp;[.AE97]&amp;[.AF97]&amp;[.AG97])&gt;0;&quot;-&quot;&amp;[.AD97]&amp;[.AE97]&amp;[.AF97]&amp;[.AG97];&quot;&quot;)" office:value-type="string" office:string-value="DEFAULT-talk-johnny">
            <text:p>DEFAULT-talk-johnny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talk</text:p>
          </table:table-cell>
          <table:table-cell office:value-type="string">
            <text:p>lost</text:p>
          </table:table-cell>
          <table:table-cell office:value-type="string">
            <text:p>teamState == lost</text:p>
          </table:table-cell>
          <table:table-cell table:content-validation-name="val3" office:value-type="string">
            <text:p>johnny</text:p>
          </table:table-cell>
          <table:table-cell table:content-validation-name="val4"/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 table:number-columns-repeated="2"/>
          <table:table-cell table:style-name="ce116" table:number-columns-repeated="3"/>
          <table:table-cell table:style-name="ce135" table:number-columns-repeated="3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98]&amp;[.H98]&amp;[.I98]&amp;[.J98])&gt;0;[.C98]&amp;&quot;-&quot;&amp;[.D98]&amp;&quot;-&quot;&amp;[.G98]&amp;[.H98]&amp;[.I98]&amp;[.J98];[.C98]&amp;&quot;-&quot;&amp;[.N98]&amp;&quot;-&quot;&amp;[.O98])&amp;IF(LEN([.AD98]&amp;[.AE98]&amp;[.AF98]&amp;[.AG98])&gt;0;&quot;-&quot;&amp;[.AD98]&amp;[.AE98]&amp;[.AF98]&amp;[.AG98];&quot;&quot;)" office:value-type="string" office:string-value="DEFAULT-talk-sarah">
            <text:p>DEFAULT-talk-sarah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talk</text:p>
          </table:table-cell>
          <table:table-cell office:value-type="string">
            <text:p>lost</text:p>
          </table:table-cell>
          <table:table-cell office:value-type="string">
            <text:p>teamState == lost</text:p>
          </table:table-cell>
          <table:table-cell table:content-validation-name="val3" office:value-type="string">
            <text:p>sarah</text:p>
          </table:table-cell>
          <table:table-cell table:content-validation-name="val4"/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 table:number-columns-repeated="2"/>
          <table:table-cell table:style-name="ce116" table:number-columns-repeated="3"/>
          <table:table-cell table:style-name="ce135" table:number-columns-repeated="3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99]&amp;[.H99]&amp;[.I99]&amp;[.J99])&gt;0;[.C99]&amp;&quot;-&quot;&amp;[.D99]&amp;&quot;-&quot;&amp;[.G99]&amp;[.H99]&amp;[.I99]&amp;[.J99];[.C99]&amp;&quot;-&quot;&amp;[.N99]&amp;&quot;-&quot;&amp;[.O99])&amp;IF(LEN([.AD99]&amp;[.AE99]&amp;[.AF99]&amp;[.AG99])&gt;0;&quot;-&quot;&amp;[.AD99]&amp;[.AE99]&amp;[.AF99]&amp;[.AG99];&quot;&quot;)" office:value-type="string" office:string-value="DEFAULT-talk-lindsay">
            <text:p>DEFAULT-talk-lindsay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talk</text:p>
          </table:table-cell>
          <table:table-cell office:value-type="string">
            <text:p>lost</text:p>
          </table:table-cell>
          <table:table-cell office:value-type="string">
            <text:p>teamState == queenTemp</text:p>
          </table:table-cell>
          <table:table-cell table:content-validation-name="val3" office:value-type="string">
            <text:p>lindsay</text:p>
          </table:table-cell>
          <table:table-cell table:content-validation-name="val4"/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 table:number-columns-repeated="2"/>
          <table:table-cell table:style-name="ce116" table:number-columns-repeated="3"/>
          <table:table-cell table:style-name="ce135" table:number-columns-repeated="3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100]&amp;[.H100]&amp;[.I100]&amp;[.J100])&gt;0;[.C100]&amp;&quot;-&quot;&amp;[.D100]&amp;&quot;-&quot;&amp;[.G100]&amp;[.H100]&amp;[.I100]&amp;[.J100];[.C100]&amp;&quot;-&quot;&amp;[.N100]&amp;&quot;-&quot;&amp;[.O100])&amp;IF(LEN([.AD100]&amp;[.AE100]&amp;[.AF100]&amp;[.AG100])&gt;0;&quot;-&quot;&amp;[.AD100]&amp;[.AE100]&amp;[.AF100]&amp;[.AG100];&quot;&quot;)" office:value-type="string" office:string-value="DEFAULT-talk-johnny">
            <text:p>DEFAULT-talk-johnny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talk</text:p>
          </table:table-cell>
          <table:table-cell office:value-type="string">
            <text:p>lost</text:p>
          </table:table-cell>
          <table:table-cell office:value-type="string">
            <text:p>teamState == queenTemp</text:p>
          </table:table-cell>
          <table:table-cell table:content-validation-name="val3" office:value-type="string">
            <text:p>johnny</text:p>
          </table:table-cell>
          <table:table-cell table:content-validation-name="val4"/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 table:number-columns-repeated="2"/>
          <table:table-cell table:style-name="ce116" table:number-columns-repeated="3"/>
          <table:table-cell table:style-name="ce135" table:number-columns-repeated="3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101]&amp;[.H101]&amp;[.I101]&amp;[.J101])&gt;0;[.C101]&amp;&quot;-&quot;&amp;[.D101]&amp;&quot;-&quot;&amp;[.G101]&amp;[.H101]&amp;[.I101]&amp;[.J101];[.C101]&amp;&quot;-&quot;&amp;[.N101]&amp;&quot;-&quot;&amp;[.O101])&amp;IF(LEN([.AD101]&amp;[.AE101]&amp;[.AF101]&amp;[.AG101])&gt;0;&quot;-&quot;&amp;[.AD101]&amp;[.AE101]&amp;[.AF101]&amp;[.AG101];&quot;&quot;)" office:value-type="string" office:string-value="DEFAULT-talk-sarah">
            <text:p>DEFAULT-talk-sarah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talk</text:p>
          </table:table-cell>
          <table:table-cell office:value-type="string">
            <text:p>lost</text:p>
          </table:table-cell>
          <table:table-cell office:value-type="string">
            <text:p>teamState == queenTemp</text:p>
          </table:table-cell>
          <table:table-cell table:content-validation-name="val3" office:value-type="string">
            <text:p>sarah</text:p>
          </table:table-cell>
          <table:table-cell table:content-validation-name="val4"/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 table:number-columns-repeated="2"/>
          <table:table-cell table:style-name="ce116" table:number-columns-repeated="3"/>
          <table:table-cell table:style-name="ce135" table:number-columns-repeated="3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office:value-type="string">
            <text:p>lost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 table:number-columns-repeated="4"/>
          <table:table-cell table:content-validation-name="val8"/>
          <table:table-cell table:number-columns-repeated="2"/>
          <table:table-cell table:content-validation-name="val9" office:value-type="string">
            <text:p>sarah</text:p>
          </table:table-cell>
          <table:table-cell table:content-validation-name="val10"/>
          <table:table-cell/>
          <table:table-cell office:value-type="string">
            <text:p>This is the way we came, right?</text:p>
          </table:table-cell>
          <table:table-cell table:style-name="ce116" table:number-columns-repeated="3"/>
          <table:table-cell table:style-name="ce135" table:number-columns-repeated="3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 table:number-columns-repeated="989"/>
        </table:table-row>
        <table:table-row table:style-name="ro2">
          <table:table-cell office:value-type="string">
            <text:p>lost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 table:number-columns-repeated="4"/>
          <table:table-cell table:content-validation-name="val8"/>
          <table:table-cell table:number-columns-repeated="2"/>
          <table:table-cell table:content-validation-name="val9" office:value-type="string">
            <text:p>johnny</text:p>
          </table:table-cell>
          <table:table-cell table:content-validation-name="val10"/>
          <table:table-cell/>
          <table:table-cell office:value-type="string">
            <text:p>Yeah, it is.</text:p>
          </table:table-cell>
          <table:table-cell table:style-name="ce116" table:number-columns-repeated="3"/>
          <table:table-cell table:style-name="ce135" table:number-columns-repeated="3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 table:number-columns-repeated="989"/>
        </table:table-row>
        <table:table-row table:style-name="ro2">
          <table:table-cell office:value-type="string">
            <text:p>lost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 table:number-columns-repeated="4"/>
          <table:table-cell table:content-validation-name="val8"/>
          <table:table-cell table:number-columns-repeated="2"/>
          <table:table-cell table:content-validation-name="val9" office:value-type="string">
            <text:p>lindsay</text:p>
          </table:table-cell>
          <table:table-cell table:content-validation-name="val10"/>
          <table:table-cell/>
          <table:table-cell office:value-type="string">
            <text:p>It doesn't make any sense. <text:s/>We went in a straight line.</text:p>
          </table:table-cell>
          <table:table-cell table:style-name="ce116" table:number-columns-repeated="3"/>
          <table:table-cell table:style-name="ce135" table:number-columns-repeated="3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 table:number-columns-repeated="989"/>
        </table:table-row>
        <table:table-row table:style-name="ro2">
          <table:table-cell office:value-type="string">
            <text:p>lost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 table:number-columns-repeated="4"/>
          <table:table-cell table:content-validation-name="val8"/>
          <table:table-cell table:number-columns-repeated="2"/>
          <table:table-cell table:content-validation-name="val9" office:value-type="string">
            <text:p>johnny</text:p>
          </table:table-cell>
          <table:table-cell table:content-validation-name="val10"/>
          <table:table-cell/>
          <table:table-cell office:value-type="string">
            <text:p>We must have gotten turned around.</text:p>
          </table:table-cell>
          <table:table-cell table:style-name="ce116" table:number-columns-repeated="3"/>
          <table:table-cell table:style-name="ce135" table:number-columns-repeated="3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 table:number-columns-repeated="989"/>
        </table:table-row>
        <table:table-row table:style-name="ro2">
          <table:table-cell office:value-type="string">
            <text:p>lost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 table:number-columns-repeated="4"/>
          <table:table-cell table:content-validation-name="val8"/>
          <table:table-cell table:number-columns-repeated="2"/>
          <table:table-cell table:content-validation-name="val9" office:value-type="string">
            <text:p>lindsay</text:p>
          </table:table-cell>
          <table:table-cell table:content-validation-name="val10"/>
          <table:table-cell/>
          <table:table-cell office:value-type="string">
            <text:p>I guess so?</text:p>
          </table:table-cell>
          <table:table-cell table:style-name="ce116" table:number-columns-repeated="3"/>
          <table:table-cell table:style-name="ce135" table:number-columns-repeated="3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 table:number-columns-repeated="989"/>
        </table:table-row>
        <table:table-row table:style-name="ro2">
          <table:table-cell table:formula="of:=IF(LEN([.G107]&amp;[.H107]&amp;[.I107]&amp;[.J107])&gt;0;[.C107]&amp;&quot;-&quot;&amp;[.D107]&amp;&quot;-&quot;&amp;[.G107]&amp;[.H107]&amp;[.I107]&amp;[.J107];[.C107]&amp;&quot;-&quot;&amp;[.N107]&amp;&quot;-&quot;&amp;[.O107])&amp;IF(LEN([.AD107]&amp;[.AE107]&amp;[.AF107]&amp;[.AG107])&gt;0;&quot;-&quot;&amp;[.AD107]&amp;[.AE107]&amp;[.AF107]&amp;[.AG107];&quot;&quot;)" office:value-type="string" office:string-value="DEFAULT-look-forest-01">
            <text:p>DEFAULT-look-forest-01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look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1</text:p>
          </table:table-cell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t's looking gloomier than it was earlier.</text:p>
          </table:table-cell>
          <table:table-cell table:style-name="ce116" table:number-columns-repeated="3"/>
          <table:table-cell table:style-name="ce135" table:number-columns-repeated="3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108]&amp;[.H108]&amp;[.I108]&amp;[.J108])&gt;0;[.C108]&amp;&quot;-&quot;&amp;[.D108]&amp;&quot;-&quot;&amp;[.G108]&amp;[.H108]&amp;[.I108]&amp;[.J108];[.C108]&amp;&quot;-&quot;&amp;[.N108]&amp;&quot;-&quot;&amp;[.O108])&amp;IF(LEN([.AD108]&amp;[.AE108]&amp;[.AF108]&amp;[.AG108])&gt;0;&quot;-&quot;&amp;[.AD108]&amp;[.AE108]&amp;[.AF108]&amp;[.AG108];&quot;&quot;)" office:value-type="string" office:string-value="DEFAULT-look-forest-02">
            <text:p>DEFAULT-look-forest-02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look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2</text:p>
          </table:table-cell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t's looking gloomier than it was earlier.</text:p>
          </table:table-cell>
          <table:table-cell table:style-name="ce116" table:number-columns-repeated="3"/>
          <table:table-cell table:style-name="ce135" table:number-columns-repeated="3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109]&amp;[.H109]&amp;[.I109]&amp;[.J109])&gt;0;[.C109]&amp;&quot;-&quot;&amp;[.D109]&amp;&quot;-&quot;&amp;[.G109]&amp;[.H109]&amp;[.I109]&amp;[.J109];[.C109]&amp;&quot;-&quot;&amp;[.N109]&amp;&quot;-&quot;&amp;[.O109])&amp;IF(LEN([.AD109]&amp;[.AE109]&amp;[.AF109]&amp;[.AG109])&gt;0;&quot;-&quot;&amp;[.AD109]&amp;[.AE109]&amp;[.AF109]&amp;[.AG109];&quot;&quot;)" office:value-type="string" office:string-value="DEFAULT-look-forest-03">
            <text:p>DEFAULT-look-forest-03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look</text:p>
          </table:table-cell>
          <table:table-cell/>
          <table:table-cell office:value-type="string">
            <text:p>teamState == sticks</text:p>
          </table:table-cell>
          <table:table-cell table:content-validation-name="val3"/>
          <table:table-cell table:content-validation-name="val4" office:value-type="string">
            <text:p>forest-03</text:p>
          </table:table-cell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A bit gloomy, but otherwise nice enough.</text:p>
          </table:table-cell>
          <table:table-cell table:style-name="ce116" table:number-columns-repeated="3"/>
          <table:table-cell table:style-name="ce135" table:number-columns-repeated="3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110]&amp;[.H110]&amp;[.I110]&amp;[.J110])&gt;0;[.C110]&amp;&quot;-&quot;&amp;[.D110]&amp;&quot;-&quot;&amp;[.G110]&amp;[.H110]&amp;[.I110]&amp;[.J110];[.C110]&amp;&quot;-&quot;&amp;[.N110]&amp;&quot;-&quot;&amp;[.O110])&amp;IF(LEN([.AD110]&amp;[.AE110]&amp;[.AF110]&amp;[.AG110])&gt;0;&quot;-&quot;&amp;[.AD110]&amp;[.AE110]&amp;[.AF110]&amp;[.AG110];&quot;&quot;)" office:value-type="string" office:string-value="DEFAULT-look-forest-04">
            <text:p>DEFAULT-look-forest-04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look</text:p>
          </table:table-cell>
          <table:table-cell/>
          <table:table-cell office:value-type="string">
            <text:p>teamState == sticks</text:p>
          </table:table-cell>
          <table:table-cell table:content-validation-name="val3"/>
          <table:table-cell table:content-validation-name="val4" office:value-type="string">
            <text:p>forest-04</text:p>
          </table:table-cell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A bit gloomy, but otherwise nice enough.</text:p>
          </table:table-cell>
          <table:table-cell table:style-name="ce116" table:number-columns-repeated="3"/>
          <table:table-cell table:style-name="ce135" table:number-columns-repeated="3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111]&amp;[.H111]&amp;[.I111]&amp;[.J111])&gt;0;[.C111]&amp;&quot;-&quot;&amp;[.D111]&amp;&quot;-&quot;&amp;[.G111]&amp;[.H111]&amp;[.I111]&amp;[.J111];[.C111]&amp;&quot;-&quot;&amp;[.N111]&amp;&quot;-&quot;&amp;[.O111])&amp;IF(LEN([.AD111]&amp;[.AE111]&amp;[.AF111]&amp;[.AG111])&gt;0;&quot;-&quot;&amp;[.AD111]&amp;[.AE111]&amp;[.AF111]&amp;[.AG111];&quot;&quot;)" office:value-type="string" office:string-value="DEFAULT-look-forest-05">
            <text:p>DEFAULT-look-forest-05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look</text:p>
          </table:table-cell>
          <table:table-cell/>
          <table:table-cell office:value-type="string">
            <text:p>teamState == sticks</text:p>
          </table:table-cell>
          <table:table-cell table:content-validation-name="val3"/>
          <table:table-cell table:content-validation-name="val4" office:value-type="string">
            <text:p>forest-05</text:p>
          </table:table-cell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A bit gloomy, but otherwise nice enough.</text:p>
          </table:table-cell>
          <table:table-cell table:style-name="ce116" table:number-columns-repeated="3"/>
          <table:table-cell table:style-name="ce135" table:number-columns-repeated="3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112]&amp;[.H112]&amp;[.I112]&amp;[.J112])&gt;0;[.C112]&amp;&quot;-&quot;&amp;[.D112]&amp;&quot;-&quot;&amp;[.G112]&amp;[.H112]&amp;[.I112]&amp;[.J112];[.C112]&amp;&quot;-&quot;&amp;[.N112]&amp;&quot;-&quot;&amp;[.O112])&amp;IF(LEN([.AD112]&amp;[.AE112]&amp;[.AF112]&amp;[.AG112])&gt;0;&quot;-&quot;&amp;[.AD112]&amp;[.AE112]&amp;[.AF112]&amp;[.AG112];&quot;&quot;)" office:value-type="string" office:string-value="DEFAULT-look-forest-06">
            <text:p>DEFAULT-look-forest-06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look</text:p>
          </table:table-cell>
          <table:table-cell/>
          <table:table-cell office:value-type="string">
            <text:p>teamState == sticks</text:p>
          </table:table-cell>
          <table:table-cell table:content-validation-name="val3"/>
          <table:table-cell table:content-validation-name="val4" office:value-type="string">
            <text:p>forest-06</text:p>
          </table:table-cell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A bit gloomy, but otherwise nice enough.</text:p>
          </table:table-cell>
          <table:table-cell table:style-name="ce116" table:number-columns-repeated="3"/>
          <table:table-cell table:style-name="ce135" table:number-columns-repeated="3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113]&amp;[.H113]&amp;[.I113]&amp;[.J113])&gt;0;[.C113]&amp;&quot;-&quot;&amp;[.D113]&amp;&quot;-&quot;&amp;[.G113]&amp;[.H113]&amp;[.I113]&amp;[.J113];[.C113]&amp;&quot;-&quot;&amp;[.N113]&amp;&quot;-&quot;&amp;[.O113])&amp;IF(LEN([.AD113]&amp;[.AE113]&amp;[.AF113]&amp;[.AG113])&gt;0;&quot;-&quot;&amp;[.AD113]&amp;[.AE113]&amp;[.AF113]&amp;[.AG113];&quot;&quot;)" office:value-type="string" office:string-value="DEFAULT-look-forest-07">
            <text:p>DEFAULT-look-forest-07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look</text:p>
          </table:table-cell>
          <table:table-cell/>
          <table:table-cell office:value-type="string">
            <text:p>teamState == sticks</text:p>
          </table:table-cell>
          <table:table-cell table:content-validation-name="val3"/>
          <table:table-cell table:content-validation-name="val4" office:value-type="string">
            <text:p>forest-07</text:p>
          </table:table-cell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A bit gloomy, but otherwise nice enough.</text:p>
          </table:table-cell>
          <table:table-cell table:style-name="ce116" table:number-columns-repeated="3"/>
          <table:table-cell table:style-name="ce135" table:number-columns-repeated="3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114]&amp;[.H114]&amp;[.I114]&amp;[.J114])&gt;0;[.C114]&amp;&quot;-&quot;&amp;[.D114]&amp;&quot;-&quot;&amp;[.G114]&amp;[.H114]&amp;[.I114]&amp;[.J114];[.C114]&amp;&quot;-&quot;&amp;[.N114]&amp;&quot;-&quot;&amp;[.O114])&amp;IF(LEN([.AD114]&amp;[.AE114]&amp;[.AF114]&amp;[.AG114])&gt;0;&quot;-&quot;&amp;[.AD114]&amp;[.AE114]&amp;[.AF114]&amp;[.AG114];&quot;&quot;)" office:value-type="string" office:string-value="lindsay-look-forest-03">
            <text:p>lindsay-look-forest-03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look</text:p>
          </table:table-cell>
          <table:table-cell/>
          <table:table-cell office:value-type="string">
            <text:p>teamState == lost</text:p>
          </table:table-cell>
          <table:table-cell table:content-validation-name="val3"/>
          <table:table-cell table:content-validation-name="val4" office:value-type="string">
            <text:p>forest-03</text:p>
          </table:table-cell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Do mine eyes deceive me?</text:p>
          </table:table-cell>
          <table:table-cell table:style-name="ce116" table:number-columns-repeated="3"/>
          <table:table-cell table:style-name="ce135" table:number-columns-repeated="3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115]&amp;[.H115]&amp;[.I115]&amp;[.J115])&gt;0;[.C115]&amp;&quot;-&quot;&amp;[.D115]&amp;&quot;-&quot;&amp;[.G115]&amp;[.H115]&amp;[.I115]&amp;[.J115];[.C115]&amp;&quot;-&quot;&amp;[.N115]&amp;&quot;-&quot;&amp;[.O115])&amp;IF(LEN([.AD115]&amp;[.AE115]&amp;[.AF115]&amp;[.AG115])&gt;0;&quot;-&quot;&amp;[.AD115]&amp;[.AE115]&amp;[.AF115]&amp;[.AG115];&quot;&quot;)" office:value-type="string" office:string-value="johnny-look-forest-03">
            <text:p>johnny-look-forest-03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look</text:p>
          </table:table-cell>
          <table:table-cell/>
          <table:table-cell office:value-type="string">
            <text:p>teamState == lost</text:p>
          </table:table-cell>
          <table:table-cell table:content-validation-name="val3"/>
          <table:table-cell table:content-validation-name="val4" office:value-type="string">
            <text:p>forest-03</text:p>
          </table:table-cell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Trees, trees, more trees... and something else.</text:p>
          </table:table-cell>
          <table:table-cell table:style-name="ce116" table:number-columns-repeated="3"/>
          <table:table-cell table:style-name="ce135" table:number-columns-repeated="3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116]&amp;[.H116]&amp;[.I116]&amp;[.J116])&gt;0;[.C116]&amp;&quot;-&quot;&amp;[.D116]&amp;&quot;-&quot;&amp;[.G116]&amp;[.H116]&amp;[.I116]&amp;[.J116];[.C116]&amp;&quot;-&quot;&amp;[.N116]&amp;&quot;-&quot;&amp;[.O116])&amp;IF(LEN([.AD116]&amp;[.AE116]&amp;[.AF116]&amp;[.AG116])&gt;0;&quot;-&quot;&amp;[.AD116]&amp;[.AE116]&amp;[.AF116]&amp;[.AG116];&quot;&quot;)" office:value-type="string" office:string-value="sarah-look-forest-03">
            <text:p>sarah-look-forest-03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look</text:p>
          </table:table-cell>
          <table:table-cell/>
          <table:table-cell office:value-type="string">
            <text:p>teamState == lost</text:p>
          </table:table-cell>
          <table:table-cell table:content-validation-name="val3"/>
          <table:table-cell table:content-validation-name="val4" office:value-type="string">
            <text:p>forest-03</text:p>
          </table:table-cell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t's really dark out, now. <text:s/>I think I see something, though.</text:p>
          </table:table-cell>
          <table:table-cell table:style-name="ce116" table:number-columns-repeated="3"/>
          <table:table-cell table:style-name="ce135" table:number-columns-repeated="3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117]&amp;[.H117]&amp;[.I117]&amp;[.J117])&gt;0;[.C117]&amp;&quot;-&quot;&amp;[.D117]&amp;&quot;-&quot;&amp;[.G117]&amp;[.H117]&amp;[.I117]&amp;[.J117];[.C117]&amp;&quot;-&quot;&amp;[.N117]&amp;&quot;-&quot;&amp;[.O117])&amp;IF(LEN([.AD117]&amp;[.AE117]&amp;[.AF117]&amp;[.AG117])&gt;0;&quot;-&quot;&amp;[.AD117]&amp;[.AE117]&amp;[.AF117]&amp;[.AG117];&quot;&quot;)" office:value-type="string" office:string-value="DEFAULT-look-forest-03">
            <text:p>DEFAULT-look-forest-03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look</text:p>
          </table:table-cell>
          <table:table-cell/>
          <table:table-cell office:value-type="string">
            <text:p>teamState == queen</text:p>
          </table:table-cell>
          <table:table-cell table:content-validation-name="val3"/>
          <table:table-cell table:content-validation-name="val4" office:value-type="string">
            <text:p>forest-03</text:p>
          </table:table-cell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t's looking gloomier than it was earlier.</text:p>
          </table:table-cell>
          <table:table-cell table:style-name="ce116" table:number-columns-repeated="3"/>
          <table:table-cell table:style-name="ce135" table:number-columns-repeated="3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118]&amp;[.H118]&amp;[.I118]&amp;[.J118])&gt;0;[.C118]&amp;&quot;-&quot;&amp;[.D118]&amp;&quot;-&quot;&amp;[.G118]&amp;[.H118]&amp;[.I118]&amp;[.J118];[.C118]&amp;&quot;-&quot;&amp;[.N118]&amp;&quot;-&quot;&amp;[.O118])&amp;IF(LEN([.AD118]&amp;[.AE118]&amp;[.AF118]&amp;[.AG118])&gt;0;&quot;-&quot;&amp;[.AD118]&amp;[.AE118]&amp;[.AF118]&amp;[.AG118];&quot;&quot;)" office:value-type="string" office:string-value="DEFAULT-look-forest-03">
            <text:p>DEFAULT-look-forest-03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look</text:p>
          </table:table-cell>
          <table:table-cell/>
          <table:table-cell office:value-type="string">
            <text:p>teamState == queenTemp</text:p>
          </table:table-cell>
          <table:table-cell table:content-validation-name="val3"/>
          <table:table-cell table:content-validation-name="val4" office:value-type="string">
            <text:p>forest-03</text:p>
          </table:table-cell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t's looking gloomier than it was earlier.</text:p>
          </table:table-cell>
          <table:table-cell table:style-name="ce116" table:number-columns-repeated="3"/>
          <table:table-cell table:style-name="ce135" table:number-columns-repeated="3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119]&amp;[.H119]&amp;[.I119]&amp;[.J119])&gt;0;[.C119]&amp;&quot;-&quot;&amp;[.D119]&amp;&quot;-&quot;&amp;[.G119]&amp;[.H119]&amp;[.I119]&amp;[.J119];[.C119]&amp;&quot;-&quot;&amp;[.N119]&amp;&quot;-&quot;&amp;[.O119])&amp;IF(LEN([.AD119]&amp;[.AE119]&amp;[.AF119]&amp;[.AG119])&gt;0;&quot;-&quot;&amp;[.AD119]&amp;[.AE119]&amp;[.AF119]&amp;[.AG119];&quot;&quot;)" office:value-type="string" office:string-value="DEFAULT-look-forest-04">
            <text:p>DEFAULT-look-forest-04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look</text:p>
          </table:table-cell>
          <table:table-cell/>
          <table:table-cell office:value-type="string">
            <text:p>teamState != sticks</text:p>
          </table:table-cell>
          <table:table-cell table:content-validation-name="val3"/>
          <table:table-cell table:content-validation-name="val4" office:value-type="string">
            <text:p>forest-04</text:p>
          </table:table-cell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t's looking gloomier than it was earlier.</text:p>
          </table:table-cell>
          <table:table-cell table:style-name="ce116" table:number-columns-repeated="3"/>
          <table:table-cell table:style-name="ce135" table:number-columns-repeated="3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120]&amp;[.H120]&amp;[.I120]&amp;[.J120])&gt;0;[.C120]&amp;&quot;-&quot;&amp;[.D120]&amp;&quot;-&quot;&amp;[.G120]&amp;[.H120]&amp;[.I120]&amp;[.J120];[.C120]&amp;&quot;-&quot;&amp;[.N120]&amp;&quot;-&quot;&amp;[.O120])&amp;IF(LEN([.AD120]&amp;[.AE120]&amp;[.AF120]&amp;[.AG120])&gt;0;&quot;-&quot;&amp;[.AD120]&amp;[.AE120]&amp;[.AF120]&amp;[.AG120];&quot;&quot;)" office:value-type="string" office:string-value="DEFAULT-look-forest-05">
            <text:p>DEFAULT-look-forest-05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look</text:p>
          </table:table-cell>
          <table:table-cell/>
          <table:table-cell office:value-type="string">
            <text:p>teamState != sticks</text:p>
          </table:table-cell>
          <table:table-cell table:content-validation-name="val3"/>
          <table:table-cell table:content-validation-name="val4" office:value-type="string">
            <text:p>forest-05</text:p>
          </table:table-cell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t's looking gloomier than it was earlier.</text:p>
          </table:table-cell>
          <table:table-cell table:style-name="ce116" table:number-columns-repeated="3"/>
          <table:table-cell table:style-name="ce135" table:number-columns-repeated="3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121]&amp;[.H121]&amp;[.I121]&amp;[.J121])&gt;0;[.C121]&amp;&quot;-&quot;&amp;[.D121]&amp;&quot;-&quot;&amp;[.G121]&amp;[.H121]&amp;[.I121]&amp;[.J121];[.C121]&amp;&quot;-&quot;&amp;[.N121]&amp;&quot;-&quot;&amp;[.O121])&amp;IF(LEN([.AD121]&amp;[.AE121]&amp;[.AF121]&amp;[.AG121])&gt;0;&quot;-&quot;&amp;[.AD121]&amp;[.AE121]&amp;[.AF121]&amp;[.AG121];&quot;&quot;)" office:value-type="string" office:string-value="DEFAULT-look-forest-06">
            <text:p>DEFAULT-look-forest-06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look</text:p>
          </table:table-cell>
          <table:table-cell/>
          <table:table-cell office:value-type="string">
            <text:p>teamState != sticks</text:p>
          </table:table-cell>
          <table:table-cell table:content-validation-name="val3"/>
          <table:table-cell table:content-validation-name="val4" office:value-type="string">
            <text:p>forest-06</text:p>
          </table:table-cell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t's looking gloomier than it was earlier.</text:p>
          </table:table-cell>
          <table:table-cell table:style-name="ce116" table:number-columns-repeated="3"/>
          <table:table-cell table:style-name="ce135" table:number-columns-repeated="3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122]&amp;[.H122]&amp;[.I122]&amp;[.J122])&gt;0;[.C122]&amp;&quot;-&quot;&amp;[.D122]&amp;&quot;-&quot;&amp;[.G122]&amp;[.H122]&amp;[.I122]&amp;[.J122];[.C122]&amp;&quot;-&quot;&amp;[.N122]&amp;&quot;-&quot;&amp;[.O122])&amp;IF(LEN([.AD122]&amp;[.AE122]&amp;[.AF122]&amp;[.AG122])&gt;0;&quot;-&quot;&amp;[.AD122]&amp;[.AE122]&amp;[.AF122]&amp;[.AG122];&quot;&quot;)" office:value-type="string" office:string-value="DEFAULT-look-forest-07">
            <text:p>DEFAULT-look-forest-07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look</text:p>
          </table:table-cell>
          <table:table-cell/>
          <table:table-cell office:value-type="string">
            <text:p>teamState != sticks</text:p>
          </table:table-cell>
          <table:table-cell table:content-validation-name="val3"/>
          <table:table-cell table:content-validation-name="val4" office:value-type="string">
            <text:p>forest-07</text:p>
          </table:table-cell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t's looking gloomier than it was earlier.</text:p>
          </table:table-cell>
          <table:table-cell table:style-name="ce116" table:number-columns-repeated="3"/>
          <table:table-cell table:style-name="ce135" table:number-columns-repeated="3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123]&amp;[.H123]&amp;[.I123]&amp;[.J123])&gt;0;[.C123]&amp;&quot;-&quot;&amp;[.D123]&amp;&quot;-&quot;&amp;[.G123]&amp;[.H123]&amp;[.I123]&amp;[.J123];[.C123]&amp;&quot;-&quot;&amp;[.N123]&amp;&quot;-&quot;&amp;[.O123])&amp;IF(LEN([.AD123]&amp;[.AE123]&amp;[.AF123]&amp;[.AG123])&gt;0;&quot;-&quot;&amp;[.AD123]&amp;[.AE123]&amp;[.AF123]&amp;[.AG123];&quot;&quot;)" office:value-type="string" office:string-value="DEFAULT-use-stick-lindsay">
            <text:p>DEFAULT-use-stick-lindsay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use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5" office:value-type="string">
            <text:p>stick</text:p>
          </table:table-cell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Or just let her get the next one.</text:p>
          </table:table-cell>
          <table:table-cell table:style-name="ce116" table:number-columns-repeated="3"/>
          <table:table-cell table:style-name="ce135" table:number-columns-repeated="3"/>
          <table:table-cell table:number-columns-repeated="3"/>
          <table:table-cell table:content-validation-name="val3" office:value-type="string">
            <text:p>lindsay</text:p>
          </table:table-cell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124]&amp;[.H124]&amp;[.I124]&amp;[.J124])&gt;0;[.C124]&amp;&quot;-&quot;&amp;[.D124]&amp;&quot;-&quot;&amp;[.G124]&amp;[.H124]&amp;[.I124]&amp;[.J124];[.C124]&amp;&quot;-&quot;&amp;[.N124]&amp;&quot;-&quot;&amp;[.O124])&amp;IF(LEN([.AD124]&amp;[.AE124]&amp;[.AF124]&amp;[.AG124])&gt;0;&quot;-&quot;&amp;[.AD124]&amp;[.AE124]&amp;[.AF124]&amp;[.AG124];&quot;&quot;)" office:value-type="string" office:string-value="DEFAULT-use-stick-johnny">
            <text:p>DEFAULT-use-stick-johnny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use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5" office:value-type="string">
            <text:p>stick</text:p>
          </table:table-cell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Or just let him get the next one.</text:p>
          </table:table-cell>
          <table:table-cell table:style-name="ce116" table:number-columns-repeated="3"/>
          <table:table-cell table:style-name="ce135" table:number-columns-repeated="3"/>
          <table:table-cell table:number-columns-repeated="3"/>
          <table:table-cell table:content-validation-name="val3" office:value-type="string">
            <text:p>johnny</text:p>
          </table:table-cell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125]&amp;[.H125]&amp;[.I125]&amp;[.J125])&gt;0;[.C125]&amp;&quot;-&quot;&amp;[.D125]&amp;&quot;-&quot;&amp;[.G125]&amp;[.H125]&amp;[.I125]&amp;[.J125];[.C125]&amp;&quot;-&quot;&amp;[.N125]&amp;&quot;-&quot;&amp;[.O125])&amp;IF(LEN([.AD125]&amp;[.AE125]&amp;[.AF125]&amp;[.AG125])&gt;0;&quot;-&quot;&amp;[.AD125]&amp;[.AE125]&amp;[.AF125]&amp;[.AG125];&quot;&quot;)" office:value-type="string" office:string-value="DEFAULT-use-stick-sarah">
            <text:p>DEFAULT-use-stick-sarah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use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5" office:value-type="string">
            <text:p>stick</text:p>
          </table:table-cell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Or just let her get the next one.</text:p>
          </table:table-cell>
          <table:table-cell table:style-name="ce116" table:number-columns-repeated="3"/>
          <table:table-cell table:style-name="ce135" table:number-columns-repeated="3"/>
          <table:table-cell table:number-columns-repeated="3"/>
          <table:table-cell table:content-validation-name="val3" office:value-type="string">
            <text:p>sarah</text:p>
          </table:table-cell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126]&amp;[.H126]&amp;[.I126]&amp;[.J126])&gt;0;[.C126]&amp;&quot;-&quot;&amp;[.D126]&amp;&quot;-&quot;&amp;[.G126]&amp;[.H126]&amp;[.I126]&amp;[.J126];[.C126]&amp;&quot;-&quot;&amp;[.N126]&amp;&quot;-&quot;&amp;[.O126])&amp;IF(LEN([.AD126]&amp;[.AE126]&amp;[.AF126]&amp;[.AG126])&gt;0;&quot;-&quot;&amp;[.AD126]&amp;[.AE126]&amp;[.AF126]&amp;[.AG126];&quot;&quot;)" office:value-type="string" office:string-value="DEFAULT-use-stick-queen">
            <text:p>DEFAULT-use-stick-queen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use</text:p>
          </table:table-cell>
          <table:table-cell/>
          <table:table-cell office:value-type="string">
            <text:p>teamState == lost</text:p>
          </table:table-cell>
          <table:table-cell table:content-validation-name="val3"/>
          <table:table-cell table:content-validation-name="val4"/>
          <table:table-cell table:content-validation-name="val5" office:value-type="string">
            <text:p>stick</text:p>
          </table:table-cell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Still doesn't quite reach. <text:s/>Sorry.</text:p>
          </table:table-cell>
          <table:table-cell table:style-name="ce116" table:number-columns-repeated="3"/>
          <table:table-cell table:style-name="ce135" table:number-columns-repeated="3"/>
          <table:table-cell table:number-columns-repeated="3"/>
          <table:table-cell table:content-validation-name="val3" office:value-type="string">
            <text:p>queen</text:p>
          </table:table-cell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127]&amp;[.H127]&amp;[.I127]&amp;[.J127])&gt;0;[.C127]&amp;&quot;-&quot;&amp;[.D127]&amp;&quot;-&quot;&amp;[.G127]&amp;[.H127]&amp;[.I127]&amp;[.J127];[.C127]&amp;&quot;-&quot;&amp;[.N127]&amp;&quot;-&quot;&amp;[.O127])&amp;IF(LEN([.AD127]&amp;[.AE127]&amp;[.AF127]&amp;[.AG127])&gt;0;&quot;-&quot;&amp;[.AD127]&amp;[.AE127]&amp;[.AF127]&amp;[.AG127];&quot;&quot;)" office:value-type="string" office:string-value="DEFAULT-use-stick-queen">
            <text:p>DEFAULT-use-stick-queen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use</text:p>
          </table:table-cell>
          <table:table-cell/>
          <table:table-cell office:value-type="string">
            <text:p>teamState == queenTemp</text:p>
          </table:table-cell>
          <table:table-cell table:content-validation-name="val3"/>
          <table:table-cell table:content-validation-name="val4"/>
          <table:table-cell table:content-validation-name="val5" office:value-type="string">
            <text:p>stick</text:p>
          </table:table-cell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Alllllmost...</text:p>
          </table:table-cell>
          <table:table-cell table:style-name="ce116" table:number-columns-repeated="3"/>
          <table:table-cell table:style-name="ce135" table:number-columns-repeated="3"/>
          <table:table-cell table:number-columns-repeated="3"/>
          <table:table-cell table:content-validation-name="val3" office:value-type="string">
            <text:p>queen</text:p>
          </table:table-cell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128]&amp;[.H128]&amp;[.I128]&amp;[.J128])&gt;0;[.C128]&amp;&quot;-&quot;&amp;[.D128]&amp;&quot;-&quot;&amp;[.G128]&amp;[.H128]&amp;[.I128]&amp;[.J128];[.C128]&amp;&quot;-&quot;&amp;[.N128]&amp;&quot;-&quot;&amp;[.O128])&amp;IF(LEN([.AD128]&amp;[.AE128]&amp;[.AF128]&amp;[.AG128])&gt;0;&quot;-&quot;&amp;[.AD128]&amp;[.AE128]&amp;[.AF128]&amp;[.AG128];&quot;&quot;)" office:value-type="string" office:string-value="DEFAULT-use-stick-queen">
            <text:p>DEFAULT-use-stick-queen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use</text:p>
          </table:table-cell>
          <table:table-cell/>
          <table:table-cell office:value-type="string">
            <text:p>teamState == queen</text:p>
          </table:table-cell>
          <table:table-cell table:content-validation-name="val3"/>
          <table:table-cell table:content-validation-name="val4"/>
          <table:table-cell table:content-validation-name="val5" office:value-type="string">
            <text:p>stick</text:p>
          </table:table-cell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 don't think that's a good idea.</text:p>
          </table:table-cell>
          <table:table-cell table:style-name="ce116" table:number-columns-repeated="3"/>
          <table:table-cell table:style-name="ce135" table:number-columns-repeated="3"/>
          <table:table-cell table:number-columns-repeated="3"/>
          <table:table-cell table:content-validation-name="val3" office:value-type="string">
            <text:p>queen</text:p>
          </table:table-cell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129]&amp;[.H129]&amp;[.I129]&amp;[.J129])&gt;0;[.C129]&amp;&quot;-&quot;&amp;[.D129]&amp;&quot;-&quot;&amp;[.G129]&amp;[.H129]&amp;[.I129]&amp;[.J129];[.C129]&amp;&quot;-&quot;&amp;[.N129]&amp;&quot;-&quot;&amp;[.O129])&amp;IF(LEN([.AD129]&amp;[.AE129]&amp;[.AF129]&amp;[.AG129])&gt;0;&quot;-&quot;&amp;[.AD129]&amp;[.AE129]&amp;[.AF129]&amp;[.AG129];&quot;&quot;)" office:value-type="string" office:string-value="lindsay-handle-forest-01">
            <text:p>lindsay-handle-forest-01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1</text:p>
          </table:table-cell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The trees are soft but rough. <text:s/>Hm... neat line for a poem, maybe.</text:p>
          </table:table-cell>
          <table:table-cell table:style-name="ce116" table:number-columns-repeated="3"/>
          <table:table-cell table:style-name="ce135" table:number-columns-repeated="3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130]&amp;[.H130]&amp;[.I130]&amp;[.J130])&gt;0;[.C130]&amp;&quot;-&quot;&amp;[.D130]&amp;&quot;-&quot;&amp;[.G130]&amp;[.H130]&amp;[.I130]&amp;[.J130];[.C130]&amp;&quot;-&quot;&amp;[.N130]&amp;&quot;-&quot;&amp;[.O130])&amp;IF(LEN([.AD130]&amp;[.AE130]&amp;[.AF130]&amp;[.AG130])&gt;0;&quot;-&quot;&amp;[.AD130]&amp;[.AE130]&amp;[.AF130]&amp;[.AG130];&quot;&quot;)" office:value-type="string" office:string-value="lindsay-handle-forest-02">
            <text:p>lindsay-handle-forest-02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2</text:p>
          </table:table-cell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The trees are soft but rough. <text:s/>Hm... neat line for a poem, maybe.</text:p>
          </table:table-cell>
          <table:table-cell table:style-name="ce116" table:number-columns-repeated="3"/>
          <table:table-cell table:style-name="ce135" table:number-columns-repeated="3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131]&amp;[.H131]&amp;[.I131]&amp;[.J131])&gt;0;[.C131]&amp;&quot;-&quot;&amp;[.D131]&amp;&quot;-&quot;&amp;[.G131]&amp;[.H131]&amp;[.I131]&amp;[.J131];[.C131]&amp;&quot;-&quot;&amp;[.N131]&amp;&quot;-&quot;&amp;[.O131])&amp;IF(LEN([.AD131]&amp;[.AE131]&amp;[.AF131]&amp;[.AG131])&gt;0;&quot;-&quot;&amp;[.AD131]&amp;[.AE131]&amp;[.AF131]&amp;[.AG131];&quot;&quot;)" office:value-type="string" office:string-value="lindsay-handle-forest-03">
            <text:p>lindsay-handle-forest-03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3</text:p>
          </table:table-cell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The trees are soft but rough. <text:s/>Hm... neat line for a poem, maybe.</text:p>
          </table:table-cell>
          <table:table-cell table:style-name="ce116" table:number-columns-repeated="3"/>
          <table:table-cell table:style-name="ce135" table:number-columns-repeated="3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132]&amp;[.H132]&amp;[.I132]&amp;[.J132])&gt;0;[.C132]&amp;&quot;-&quot;&amp;[.D132]&amp;&quot;-&quot;&amp;[.G132]&amp;[.H132]&amp;[.I132]&amp;[.J132];[.C132]&amp;&quot;-&quot;&amp;[.N132]&amp;&quot;-&quot;&amp;[.O132])&amp;IF(LEN([.AD132]&amp;[.AE132]&amp;[.AF132]&amp;[.AG132])&gt;0;&quot;-&quot;&amp;[.AD132]&amp;[.AE132]&amp;[.AF132]&amp;[.AG132];&quot;&quot;)" office:value-type="string" office:string-value="lindsay-handle-forest-04">
            <text:p>lindsay-handle-forest-04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4</text:p>
          </table:table-cell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The trees are soft but rough. <text:s/>Hm... neat line for a poem, maybe.</text:p>
          </table:table-cell>
          <table:table-cell table:style-name="ce116" table:number-columns-repeated="3"/>
          <table:table-cell table:style-name="ce135" table:number-columns-repeated="3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133]&amp;[.H133]&amp;[.I133]&amp;[.J133])&gt;0;[.C133]&amp;&quot;-&quot;&amp;[.D133]&amp;&quot;-&quot;&amp;[.G133]&amp;[.H133]&amp;[.I133]&amp;[.J133];[.C133]&amp;&quot;-&quot;&amp;[.N133]&amp;&quot;-&quot;&amp;[.O133])&amp;IF(LEN([.AD133]&amp;[.AE133]&amp;[.AF133]&amp;[.AG133])&gt;0;&quot;-&quot;&amp;[.AD133]&amp;[.AE133]&amp;[.AF133]&amp;[.AG133];&quot;&quot;)" office:value-type="string" office:string-value="lindsay-handle-forest-05">
            <text:p>lindsay-handle-forest-05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5</text:p>
          </table:table-cell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The trees are soft but rough. <text:s/>Hm... neat line for a poem, maybe.</text:p>
          </table:table-cell>
          <table:table-cell table:style-name="ce116" table:number-columns-repeated="3"/>
          <table:table-cell table:style-name="ce135" table:number-columns-repeated="3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134]&amp;[.H134]&amp;[.I134]&amp;[.J134])&gt;0;[.C134]&amp;&quot;-&quot;&amp;[.D134]&amp;&quot;-&quot;&amp;[.G134]&amp;[.H134]&amp;[.I134]&amp;[.J134];[.C134]&amp;&quot;-&quot;&amp;[.N134]&amp;&quot;-&quot;&amp;[.O134])&amp;IF(LEN([.AD134]&amp;[.AE134]&amp;[.AF134]&amp;[.AG134])&gt;0;&quot;-&quot;&amp;[.AD134]&amp;[.AE134]&amp;[.AF134]&amp;[.AG134];&quot;&quot;)" office:value-type="string" office:string-value="lindsay-handle-forest-06">
            <text:p>lindsay-handle-forest-06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6</text:p>
          </table:table-cell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The trees are soft but rough. <text:s/>Hm... neat line for a poem, maybe.</text:p>
          </table:table-cell>
          <table:table-cell table:style-name="ce116" table:number-columns-repeated="3"/>
          <table:table-cell table:style-name="ce135" table:number-columns-repeated="3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135]&amp;[.H135]&amp;[.I135]&amp;[.J135])&gt;0;[.C135]&amp;&quot;-&quot;&amp;[.D135]&amp;&quot;-&quot;&amp;[.G135]&amp;[.H135]&amp;[.I135]&amp;[.J135];[.C135]&amp;&quot;-&quot;&amp;[.N135]&amp;&quot;-&quot;&amp;[.O135])&amp;IF(LEN([.AD135]&amp;[.AE135]&amp;[.AF135]&amp;[.AG135])&gt;0;&quot;-&quot;&amp;[.AD135]&amp;[.AE135]&amp;[.AF135]&amp;[.AG135];&quot;&quot;)" office:value-type="string" office:string-value="lindsay-handle-forest-07">
            <text:p>lindsay-handle-forest-07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7</text:p>
          </table:table-cell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The trees are soft but rough. <text:s/>Hm... neat line for a poem, maybe.</text:p>
          </table:table-cell>
          <table:table-cell table:style-name="ce116" table:number-columns-repeated="3"/>
          <table:table-cell table:style-name="ce135" table:number-columns-repeated="3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136]&amp;[.H136]&amp;[.I136]&amp;[.J136])&gt;0;[.C136]&amp;&quot;-&quot;&amp;[.D136]&amp;&quot;-&quot;&amp;[.G136]&amp;[.H136]&amp;[.I136]&amp;[.J136];[.C136]&amp;&quot;-&quot;&amp;[.N136]&amp;&quot;-&quot;&amp;[.O136])&amp;IF(LEN([.AD136]&amp;[.AE136]&amp;[.AF136]&amp;[.AG136])&gt;0;&quot;-&quot;&amp;[.AD136]&amp;[.AE136]&amp;[.AF136]&amp;[.AG136];&quot;&quot;)" office:value-type="string" office:string-value="johnny-handle-forest-01">
            <text:p>johnny-handle-forest-01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1</text:p>
          </table:table-cell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t's tempting to carve "J + S" in one... but better not.</text:p>
          </table:table-cell>
          <table:table-cell table:style-name="ce116" table:number-columns-repeated="3"/>
          <table:table-cell table:style-name="ce135" table:number-columns-repeated="3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137]&amp;[.H137]&amp;[.I137]&amp;[.J137])&gt;0;[.C137]&amp;&quot;-&quot;&amp;[.D137]&amp;&quot;-&quot;&amp;[.G137]&amp;[.H137]&amp;[.I137]&amp;[.J137];[.C137]&amp;&quot;-&quot;&amp;[.N137]&amp;&quot;-&quot;&amp;[.O137])&amp;IF(LEN([.AD137]&amp;[.AE137]&amp;[.AF137]&amp;[.AG137])&gt;0;&quot;-&quot;&amp;[.AD137]&amp;[.AE137]&amp;[.AF137]&amp;[.AG137];&quot;&quot;)" office:value-type="string" office:string-value="johnny-handle-forest-02">
            <text:p>johnny-handle-forest-02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2</text:p>
          </table:table-cell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t's tempting to carve "J + S" in one... but better not.</text:p>
          </table:table-cell>
          <table:table-cell table:style-name="ce116" table:number-columns-repeated="3"/>
          <table:table-cell table:style-name="ce135" table:number-columns-repeated="3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138]&amp;[.H138]&amp;[.I138]&amp;[.J138])&gt;0;[.C138]&amp;&quot;-&quot;&amp;[.D138]&amp;&quot;-&quot;&amp;[.G138]&amp;[.H138]&amp;[.I138]&amp;[.J138];[.C138]&amp;&quot;-&quot;&amp;[.N138]&amp;&quot;-&quot;&amp;[.O138])&amp;IF(LEN([.AD138]&amp;[.AE138]&amp;[.AF138]&amp;[.AG138])&gt;0;&quot;-&quot;&amp;[.AD138]&amp;[.AE138]&amp;[.AF138]&amp;[.AG138];&quot;&quot;)" office:value-type="string" office:string-value="johnny-handle-forest-03">
            <text:p>johnny-handle-forest-03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3</text:p>
          </table:table-cell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t's tempting to carve "J + S" in one... but better not.</text:p>
          </table:table-cell>
          <table:table-cell table:style-name="ce116" table:number-columns-repeated="3"/>
          <table:table-cell table:style-name="ce135" table:number-columns-repeated="3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139]&amp;[.H139]&amp;[.I139]&amp;[.J139])&gt;0;[.C139]&amp;&quot;-&quot;&amp;[.D139]&amp;&quot;-&quot;&amp;[.G139]&amp;[.H139]&amp;[.I139]&amp;[.J139];[.C139]&amp;&quot;-&quot;&amp;[.N139]&amp;&quot;-&quot;&amp;[.O139])&amp;IF(LEN([.AD139]&amp;[.AE139]&amp;[.AF139]&amp;[.AG139])&gt;0;&quot;-&quot;&amp;[.AD139]&amp;[.AE139]&amp;[.AF139]&amp;[.AG139];&quot;&quot;)" office:value-type="string" office:string-value="johnny-handle-forest-04">
            <text:p>johnny-handle-forest-04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4</text:p>
          </table:table-cell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t's tempting to carve "J + S" in one... but better not.</text:p>
          </table:table-cell>
          <table:table-cell table:style-name="ce116" table:number-columns-repeated="3"/>
          <table:table-cell table:style-name="ce135" table:number-columns-repeated="3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140]&amp;[.H140]&amp;[.I140]&amp;[.J140])&gt;0;[.C140]&amp;&quot;-&quot;&amp;[.D140]&amp;&quot;-&quot;&amp;[.G140]&amp;[.H140]&amp;[.I140]&amp;[.J140];[.C140]&amp;&quot;-&quot;&amp;[.N140]&amp;&quot;-&quot;&amp;[.O140])&amp;IF(LEN([.AD140]&amp;[.AE140]&amp;[.AF140]&amp;[.AG140])&gt;0;&quot;-&quot;&amp;[.AD140]&amp;[.AE140]&amp;[.AF140]&amp;[.AG140];&quot;&quot;)" office:value-type="string" office:string-value="johnny-handle-forest-05">
            <text:p>johnny-handle-forest-05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5</text:p>
          </table:table-cell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t's tempting to carve "J + S" in one... but better not.</text:p>
          </table:table-cell>
          <table:table-cell table:style-name="ce116" table:number-columns-repeated="3"/>
          <table:table-cell table:style-name="ce135" table:number-columns-repeated="3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141]&amp;[.H141]&amp;[.I141]&amp;[.J141])&gt;0;[.C141]&amp;&quot;-&quot;&amp;[.D141]&amp;&quot;-&quot;&amp;[.G141]&amp;[.H141]&amp;[.I141]&amp;[.J141];[.C141]&amp;&quot;-&quot;&amp;[.N141]&amp;&quot;-&quot;&amp;[.O141])&amp;IF(LEN([.AD141]&amp;[.AE141]&amp;[.AF141]&amp;[.AG141])&gt;0;&quot;-&quot;&amp;[.AD141]&amp;[.AE141]&amp;[.AF141]&amp;[.AG141];&quot;&quot;)" office:value-type="string" office:string-value="johnny-handle-forest-06">
            <text:p>johnny-handle-forest-06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6</text:p>
          </table:table-cell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t's tempting to carve "J + S" in one... but better not.</text:p>
          </table:table-cell>
          <table:table-cell table:style-name="ce116" table:number-columns-repeated="3"/>
          <table:table-cell table:style-name="ce135" table:number-columns-repeated="3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142]&amp;[.H142]&amp;[.I142]&amp;[.J142])&gt;0;[.C142]&amp;&quot;-&quot;&amp;[.D142]&amp;&quot;-&quot;&amp;[.G142]&amp;[.H142]&amp;[.I142]&amp;[.J142];[.C142]&amp;&quot;-&quot;&amp;[.N142]&amp;&quot;-&quot;&amp;[.O142])&amp;IF(LEN([.AD142]&amp;[.AE142]&amp;[.AF142]&amp;[.AG142])&gt;0;&quot;-&quot;&amp;[.AD142]&amp;[.AE142]&amp;[.AF142]&amp;[.AG142];&quot;&quot;)" office:value-type="string" office:string-value="johnny-handle-forest-07">
            <text:p>johnny-handle-forest-07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7</text:p>
          </table:table-cell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t's tempting to carve "J + S" in one... but better not.</text:p>
          </table:table-cell>
          <table:table-cell table:style-name="ce116" table:number-columns-repeated="3"/>
          <table:table-cell table:style-name="ce135" table:number-columns-repeated="3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143]&amp;[.H143]&amp;[.I143]&amp;[.J143])&gt;0;[.C143]&amp;&quot;-&quot;&amp;[.D143]&amp;&quot;-&quot;&amp;[.G143]&amp;[.H143]&amp;[.I143]&amp;[.J143];[.C143]&amp;&quot;-&quot;&amp;[.N143]&amp;&quot;-&quot;&amp;[.O143])&amp;IF(LEN([.AD143]&amp;[.AE143]&amp;[.AF143]&amp;[.AG143])&gt;0;&quot;-&quot;&amp;[.AD143]&amp;[.AE143]&amp;[.AF143]&amp;[.AG143];&quot;&quot;)" office:value-type="string" office:string-value="sarah-handle-forest-01">
            <text:p>sarah-handle-forest-01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1</text:p>
          </table:table-cell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t's been ages since I've climbed a tree!</text:p>
          </table:table-cell>
          <table:table-cell table:style-name="ce116" table:number-columns-repeated="3"/>
          <table:table-cell table:style-name="ce135" table:number-columns-repeated="3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144]&amp;[.H144]&amp;[.I144]&amp;[.J144])&gt;0;[.C144]&amp;&quot;-&quot;&amp;[.D144]&amp;&quot;-&quot;&amp;[.G144]&amp;[.H144]&amp;[.I144]&amp;[.J144];[.C144]&amp;&quot;-&quot;&amp;[.N144]&amp;&quot;-&quot;&amp;[.O144])&amp;IF(LEN([.AD144]&amp;[.AE144]&amp;[.AF144]&amp;[.AG144])&gt;0;&quot;-&quot;&amp;[.AD144]&amp;[.AE144]&amp;[.AF144]&amp;[.AG144];&quot;&quot;)" office:value-type="string" office:string-value="sarah-handle-forest-02">
            <text:p>sarah-handle-forest-02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2</text:p>
          </table:table-cell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t's been ages since I've climbed a tree!</text:p>
          </table:table-cell>
          <table:table-cell table:style-name="ce116" table:number-columns-repeated="3"/>
          <table:table-cell table:style-name="ce135" table:number-columns-repeated="3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145]&amp;[.H145]&amp;[.I145]&amp;[.J145])&gt;0;[.C145]&amp;&quot;-&quot;&amp;[.D145]&amp;&quot;-&quot;&amp;[.G145]&amp;[.H145]&amp;[.I145]&amp;[.J145];[.C145]&amp;&quot;-&quot;&amp;[.N145]&amp;&quot;-&quot;&amp;[.O145])&amp;IF(LEN([.AD145]&amp;[.AE145]&amp;[.AF145]&amp;[.AG145])&gt;0;&quot;-&quot;&amp;[.AD145]&amp;[.AE145]&amp;[.AF145]&amp;[.AG145];&quot;&quot;)" office:value-type="string" office:string-value="sarah-handle-forest-03">
            <text:p>sarah-handle-forest-03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3</text:p>
          </table:table-cell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t's been ages since I've climbed a tree!</text:p>
          </table:table-cell>
          <table:table-cell table:style-name="ce116" table:number-columns-repeated="3"/>
          <table:table-cell table:style-name="ce135" table:number-columns-repeated="3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146]&amp;[.H146]&amp;[.I146]&amp;[.J146])&gt;0;[.C146]&amp;&quot;-&quot;&amp;[.D146]&amp;&quot;-&quot;&amp;[.G146]&amp;[.H146]&amp;[.I146]&amp;[.J146];[.C146]&amp;&quot;-&quot;&amp;[.N146]&amp;&quot;-&quot;&amp;[.O146])&amp;IF(LEN([.AD146]&amp;[.AE146]&amp;[.AF146]&amp;[.AG146])&gt;0;&quot;-&quot;&amp;[.AD146]&amp;[.AE146]&amp;[.AF146]&amp;[.AG146];&quot;&quot;)" office:value-type="string" office:string-value="sarah-handle-forest-04">
            <text:p>sarah-handle-forest-04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4</text:p>
          </table:table-cell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t's been ages since I've climbed a tree!</text:p>
          </table:table-cell>
          <table:table-cell table:style-name="ce116" table:number-columns-repeated="3"/>
          <table:table-cell table:style-name="ce135" table:number-columns-repeated="3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147]&amp;[.H147]&amp;[.I147]&amp;[.J147])&gt;0;[.C147]&amp;&quot;-&quot;&amp;[.D147]&amp;&quot;-&quot;&amp;[.G147]&amp;[.H147]&amp;[.I147]&amp;[.J147];[.C147]&amp;&quot;-&quot;&amp;[.N147]&amp;&quot;-&quot;&amp;[.O147])&amp;IF(LEN([.AD147]&amp;[.AE147]&amp;[.AF147]&amp;[.AG147])&gt;0;&quot;-&quot;&amp;[.AD147]&amp;[.AE147]&amp;[.AF147]&amp;[.AG147];&quot;&quot;)" office:value-type="string" office:string-value="sarah-handle-forest-05">
            <text:p>sarah-handle-forest-05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5</text:p>
          </table:table-cell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t's been ages since I've climbed a tree!</text:p>
          </table:table-cell>
          <table:table-cell table:style-name="ce116" table:number-columns-repeated="3"/>
          <table:table-cell table:style-name="ce135" table:number-columns-repeated="3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148]&amp;[.H148]&amp;[.I148]&amp;[.J148])&gt;0;[.C148]&amp;&quot;-&quot;&amp;[.D148]&amp;&quot;-&quot;&amp;[.G148]&amp;[.H148]&amp;[.I148]&amp;[.J148];[.C148]&amp;&quot;-&quot;&amp;[.N148]&amp;&quot;-&quot;&amp;[.O148])&amp;IF(LEN([.AD148]&amp;[.AE148]&amp;[.AF148]&amp;[.AG148])&gt;0;&quot;-&quot;&amp;[.AD148]&amp;[.AE148]&amp;[.AF148]&amp;[.AG148];&quot;&quot;)" office:value-type="string" office:string-value="sarah-handle-forest-06">
            <text:p>sarah-handle-forest-06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6</text:p>
          </table:table-cell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t's been ages since I've climbed a tree!</text:p>
          </table:table-cell>
          <table:table-cell table:style-name="ce116" table:number-columns-repeated="3"/>
          <table:table-cell table:style-name="ce135" table:number-columns-repeated="3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149]&amp;[.H149]&amp;[.I149]&amp;[.J149])&gt;0;[.C149]&amp;&quot;-&quot;&amp;[.D149]&amp;&quot;-&quot;&amp;[.G149]&amp;[.H149]&amp;[.I149]&amp;[.J149];[.C149]&amp;&quot;-&quot;&amp;[.N149]&amp;&quot;-&quot;&amp;[.O149])&amp;IF(LEN([.AD149]&amp;[.AE149]&amp;[.AF149]&amp;[.AG149])&gt;0;&quot;-&quot;&amp;[.AD149]&amp;[.AE149]&amp;[.AF149]&amp;[.AG149];&quot;&quot;)" office:value-type="string" office:string-value="sarah-handle-forest-07">
            <text:p>sarah-handle-forest-07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7</text:p>
          </table:table-cell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t's been ages since I've climbed a tree!</text:p>
          </table:table-cell>
          <table:table-cell table:style-name="ce116" table:number-columns-repeated="3"/>
          <table:table-cell table:style-name="ce135" table:number-columns-repeated="3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150]&amp;[.H150]&amp;[.I150]&amp;[.J150])&gt;0;[.C150]&amp;&quot;-&quot;&amp;[.D150]&amp;&quot;-&quot;&amp;[.G150]&amp;[.H150]&amp;[.I150]&amp;[.J150];[.C150]&amp;&quot;-&quot;&amp;[.N150]&amp;&quot;-&quot;&amp;[.O150])&amp;IF(LEN([.AD150]&amp;[.AE150]&amp;[.AF150]&amp;[.AG150])&gt;0;&quot;-&quot;&amp;[.AD150]&amp;[.AE150]&amp;[.AF150]&amp;[.AG150];&quot;&quot;)" office:value-type="string" office:string-value="sarah-handle-forest-01">
            <text:p>sarah-handle-forest-01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1</text:p>
          </table:table-cell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But it's getting dark and we can always come back tomorrow.</text:p>
          </table:table-cell>
          <table:table-cell table:style-name="ce116" table:number-columns-repeated="3"/>
          <table:table-cell table:style-name="ce135" table:number-columns-repeated="3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151]&amp;[.H151]&amp;[.I151]&amp;[.J151])&gt;0;[.C151]&amp;&quot;-&quot;&amp;[.D151]&amp;&quot;-&quot;&amp;[.G151]&amp;[.H151]&amp;[.I151]&amp;[.J151];[.C151]&amp;&quot;-&quot;&amp;[.N151]&amp;&quot;-&quot;&amp;[.O151])&amp;IF(LEN([.AD151]&amp;[.AE151]&amp;[.AF151]&amp;[.AG151])&gt;0;&quot;-&quot;&amp;[.AD151]&amp;[.AE151]&amp;[.AF151]&amp;[.AG151];&quot;&quot;)" office:value-type="string" office:string-value="sarah-handle-forest-02">
            <text:p>sarah-handle-forest-02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2</text:p>
          </table:table-cell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But it's getting dark and we can always come back tomorrow.</text:p>
          </table:table-cell>
          <table:table-cell table:style-name="ce116" table:number-columns-repeated="3"/>
          <table:table-cell table:style-name="ce135" table:number-columns-repeated="3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152]&amp;[.H152]&amp;[.I152]&amp;[.J152])&gt;0;[.C152]&amp;&quot;-&quot;&amp;[.D152]&amp;&quot;-&quot;&amp;[.G152]&amp;[.H152]&amp;[.I152]&amp;[.J152];[.C152]&amp;&quot;-&quot;&amp;[.N152]&amp;&quot;-&quot;&amp;[.O152])&amp;IF(LEN([.AD152]&amp;[.AE152]&amp;[.AF152]&amp;[.AG152])&gt;0;&quot;-&quot;&amp;[.AD152]&amp;[.AE152]&amp;[.AF152]&amp;[.AG152];&quot;&quot;)" office:value-type="string" office:string-value="sarah-handle-forest-03">
            <text:p>sarah-handle-forest-03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3</text:p>
          </table:table-cell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But it's getting dark and we can always come back tomorrow.</text:p>
          </table:table-cell>
          <table:table-cell table:style-name="ce116" table:number-columns-repeated="3"/>
          <table:table-cell table:style-name="ce135" table:number-columns-repeated="3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153]&amp;[.H153]&amp;[.I153]&amp;[.J153])&gt;0;[.C153]&amp;&quot;-&quot;&amp;[.D153]&amp;&quot;-&quot;&amp;[.G153]&amp;[.H153]&amp;[.I153]&amp;[.J153];[.C153]&amp;&quot;-&quot;&amp;[.N153]&amp;&quot;-&quot;&amp;[.O153])&amp;IF(LEN([.AD153]&amp;[.AE153]&amp;[.AF153]&amp;[.AG153])&gt;0;&quot;-&quot;&amp;[.AD153]&amp;[.AE153]&amp;[.AF153]&amp;[.AG153];&quot;&quot;)" office:value-type="string" office:string-value="sarah-handle-forest-04">
            <text:p>sarah-handle-forest-04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4</text:p>
          </table:table-cell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But it's getting dark and we can always come back tomorrow.</text:p>
          </table:table-cell>
          <table:table-cell table:style-name="ce116" table:number-columns-repeated="3"/>
          <table:table-cell table:style-name="ce135" table:number-columns-repeated="3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154]&amp;[.H154]&amp;[.I154]&amp;[.J154])&gt;0;[.C154]&amp;&quot;-&quot;&amp;[.D154]&amp;&quot;-&quot;&amp;[.G154]&amp;[.H154]&amp;[.I154]&amp;[.J154];[.C154]&amp;&quot;-&quot;&amp;[.N154]&amp;&quot;-&quot;&amp;[.O154])&amp;IF(LEN([.AD154]&amp;[.AE154]&amp;[.AF154]&amp;[.AG154])&gt;0;&quot;-&quot;&amp;[.AD154]&amp;[.AE154]&amp;[.AF154]&amp;[.AG154];&quot;&quot;)" office:value-type="string" office:string-value="sarah-handle-forest-05">
            <text:p>sarah-handle-forest-05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5</text:p>
          </table:table-cell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But it's getting dark and we can always come back tomorrow.</text:p>
          </table:table-cell>
          <table:table-cell table:style-name="ce116" table:number-columns-repeated="3"/>
          <table:table-cell table:style-name="ce135" table:number-columns-repeated="3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155]&amp;[.H155]&amp;[.I155]&amp;[.J155])&gt;0;[.C155]&amp;&quot;-&quot;&amp;[.D155]&amp;&quot;-&quot;&amp;[.G155]&amp;[.H155]&amp;[.I155]&amp;[.J155];[.C155]&amp;&quot;-&quot;&amp;[.N155]&amp;&quot;-&quot;&amp;[.O155])&amp;IF(LEN([.AD155]&amp;[.AE155]&amp;[.AF155]&amp;[.AG155])&gt;0;&quot;-&quot;&amp;[.AD155]&amp;[.AE155]&amp;[.AF155]&amp;[.AG155];&quot;&quot;)" office:value-type="string" office:string-value="sarah-handle-forest-06">
            <text:p>sarah-handle-forest-06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6</text:p>
          </table:table-cell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But it's getting dark and we can always come back tomorrow.</text:p>
          </table:table-cell>
          <table:table-cell table:style-name="ce116" table:number-columns-repeated="3"/>
          <table:table-cell table:style-name="ce135" table:number-columns-repeated="3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156]&amp;[.H156]&amp;[.I156]&amp;[.J156])&gt;0;[.C156]&amp;&quot;-&quot;&amp;[.D156]&amp;&quot;-&quot;&amp;[.G156]&amp;[.H156]&amp;[.I156]&amp;[.J156];[.C156]&amp;&quot;-&quot;&amp;[.N156]&amp;&quot;-&quot;&amp;[.O156])&amp;IF(LEN([.AD156]&amp;[.AE156]&amp;[.AF156]&amp;[.AG156])&gt;0;&quot;-&quot;&amp;[.AD156]&amp;[.AE156]&amp;[.AF156]&amp;[.AG156];&quot;&quot;)" office:value-type="string" office:string-value="sarah-handle-forest-07">
            <text:p>sarah-handle-forest-07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7</text:p>
          </table:table-cell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But it's getting dark and we can always come back tomorrow.</text:p>
          </table:table-cell>
          <table:table-cell table:style-name="ce116" table:number-columns-repeated="3"/>
          <table:table-cell table:style-name="ce135" table:number-columns-repeated="3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157]&amp;[.H157]&amp;[.I157]&amp;[.J157])&gt;0;[.C157]&amp;&quot;-&quot;&amp;[.D157]&amp;&quot;-&quot;&amp;[.G157]&amp;[.H157]&amp;[.I157]&amp;[.J157];[.C157]&amp;&quot;-&quot;&amp;[.N157]&amp;&quot;-&quot;&amp;[.O157])&amp;IF(LEN([.AD157]&amp;[.AE157]&amp;[.AF157]&amp;[.AG157])&gt;0;&quot;-&quot;&amp;[.AD157]&amp;[.AE157]&amp;[.AF157]&amp;[.AG157];&quot;&quot;)" office:value-type="string" office:string-value="lindsay-talk-forest-01">
            <text:p>lindsay-talk-forest-01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talk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1</text:p>
          </table:table-cell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 actually prefer the quiet. <text:s/>The forest is so serene.</text:p>
          </table:table-cell>
          <table:table-cell table:style-name="ce116" table:number-columns-repeated="3"/>
          <table:table-cell table:style-name="ce135" table:number-columns-repeated="3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158]&amp;[.H158]&amp;[.I158]&amp;[.J158])&gt;0;[.C158]&amp;&quot;-&quot;&amp;[.D158]&amp;&quot;-&quot;&amp;[.G158]&amp;[.H158]&amp;[.I158]&amp;[.J158];[.C158]&amp;&quot;-&quot;&amp;[.N158]&amp;&quot;-&quot;&amp;[.O158])&amp;IF(LEN([.AD158]&amp;[.AE158]&amp;[.AF158]&amp;[.AG158])&gt;0;&quot;-&quot;&amp;[.AD158]&amp;[.AE158]&amp;[.AF158]&amp;[.AG158];&quot;&quot;)" office:value-type="string" office:string-value="lindsay-talk-forest-02">
            <text:p>lindsay-talk-forest-02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talk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2</text:p>
          </table:table-cell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 actually prefer the quiet. <text:s/>The forest is so serene.</text:p>
          </table:table-cell>
          <table:table-cell table:style-name="ce116" table:number-columns-repeated="3"/>
          <table:table-cell table:style-name="ce135" table:number-columns-repeated="3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159]&amp;[.H159]&amp;[.I159]&amp;[.J159])&gt;0;[.C159]&amp;&quot;-&quot;&amp;[.D159]&amp;&quot;-&quot;&amp;[.G159]&amp;[.H159]&amp;[.I159]&amp;[.J159];[.C159]&amp;&quot;-&quot;&amp;[.N159]&amp;&quot;-&quot;&amp;[.O159])&amp;IF(LEN([.AD159]&amp;[.AE159]&amp;[.AF159]&amp;[.AG159])&gt;0;&quot;-&quot;&amp;[.AD159]&amp;[.AE159]&amp;[.AF159]&amp;[.AG159];&quot;&quot;)" office:value-type="string" office:string-value="lindsay-talk-forest-03">
            <text:p>lindsay-talk-forest-03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talk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3</text:p>
          </table:table-cell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 actually prefer the quiet. <text:s/>The forest is so serene.</text:p>
          </table:table-cell>
          <table:table-cell table:style-name="ce116" table:number-columns-repeated="3"/>
          <table:table-cell table:style-name="ce135" table:number-columns-repeated="3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160]&amp;[.H160]&amp;[.I160]&amp;[.J160])&gt;0;[.C160]&amp;&quot;-&quot;&amp;[.D160]&amp;&quot;-&quot;&amp;[.G160]&amp;[.H160]&amp;[.I160]&amp;[.J160];[.C160]&amp;&quot;-&quot;&amp;[.N160]&amp;&quot;-&quot;&amp;[.O160])&amp;IF(LEN([.AD160]&amp;[.AE160]&amp;[.AF160]&amp;[.AG160])&gt;0;&quot;-&quot;&amp;[.AD160]&amp;[.AE160]&amp;[.AF160]&amp;[.AG160];&quot;&quot;)" office:value-type="string" office:string-value="lindsay-talk-forest-04">
            <text:p>lindsay-talk-forest-04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talk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4</text:p>
          </table:table-cell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 actually prefer the quiet. <text:s/>The forest is so serene.</text:p>
          </table:table-cell>
          <table:table-cell table:style-name="ce116" table:number-columns-repeated="3"/>
          <table:table-cell table:style-name="ce135" table:number-columns-repeated="3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161]&amp;[.H161]&amp;[.I161]&amp;[.J161])&gt;0;[.C161]&amp;&quot;-&quot;&amp;[.D161]&amp;&quot;-&quot;&amp;[.G161]&amp;[.H161]&amp;[.I161]&amp;[.J161];[.C161]&amp;&quot;-&quot;&amp;[.N161]&amp;&quot;-&quot;&amp;[.O161])&amp;IF(LEN([.AD161]&amp;[.AE161]&amp;[.AF161]&amp;[.AG161])&gt;0;&quot;-&quot;&amp;[.AD161]&amp;[.AE161]&amp;[.AF161]&amp;[.AG161];&quot;&quot;)" office:value-type="string" office:string-value="lindsay-talk-forest-05">
            <text:p>lindsay-talk-forest-05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talk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5</text:p>
          </table:table-cell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 actually prefer the quiet. <text:s/>The forest is so serene.</text:p>
          </table:table-cell>
          <table:table-cell table:style-name="ce116" table:number-columns-repeated="3"/>
          <table:table-cell table:style-name="ce135" table:number-columns-repeated="3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162]&amp;[.H162]&amp;[.I162]&amp;[.J162])&gt;0;[.C162]&amp;&quot;-&quot;&amp;[.D162]&amp;&quot;-&quot;&amp;[.G162]&amp;[.H162]&amp;[.I162]&amp;[.J162];[.C162]&amp;&quot;-&quot;&amp;[.N162]&amp;&quot;-&quot;&amp;[.O162])&amp;IF(LEN([.AD162]&amp;[.AE162]&amp;[.AF162]&amp;[.AG162])&gt;0;&quot;-&quot;&amp;[.AD162]&amp;[.AE162]&amp;[.AF162]&amp;[.AG162];&quot;&quot;)" office:value-type="string" office:string-value="lindsay-talk-forest-06">
            <text:p>lindsay-talk-forest-06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talk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6</text:p>
          </table:table-cell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 actually prefer the quiet. <text:s/>The forest is so serene.</text:p>
          </table:table-cell>
          <table:table-cell table:style-name="ce116" table:number-columns-repeated="3"/>
          <table:table-cell table:style-name="ce135" table:number-columns-repeated="3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163]&amp;[.H163]&amp;[.I163]&amp;[.J163])&gt;0;[.C163]&amp;&quot;-&quot;&amp;[.D163]&amp;&quot;-&quot;&amp;[.G163]&amp;[.H163]&amp;[.I163]&amp;[.J163];[.C163]&amp;&quot;-&quot;&amp;[.N163]&amp;&quot;-&quot;&amp;[.O163])&amp;IF(LEN([.AD163]&amp;[.AE163]&amp;[.AF163]&amp;[.AG163])&gt;0;&quot;-&quot;&amp;[.AD163]&amp;[.AE163]&amp;[.AF163]&amp;[.AG163];&quot;&quot;)" office:value-type="string" office:string-value="lindsay-talk-forest-07">
            <text:p>lindsay-talk-forest-07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talk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7</text:p>
          </table:table-cell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 actually prefer the quiet. <text:s/>The forest is so serene.</text:p>
          </table:table-cell>
          <table:table-cell table:style-name="ce116" table:number-columns-repeated="3"/>
          <table:table-cell table:style-name="ce135" table:number-columns-repeated="3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164]&amp;[.H164]&amp;[.I164]&amp;[.J164])&gt;0;[.C164]&amp;&quot;-&quot;&amp;[.D164]&amp;&quot;-&quot;&amp;[.G164]&amp;[.H164]&amp;[.I164]&amp;[.J164];[.C164]&amp;&quot;-&quot;&amp;[.N164]&amp;&quot;-&quot;&amp;[.O164])&amp;IF(LEN([.AD164]&amp;[.AE164]&amp;[.AF164]&amp;[.AG164])&gt;0;&quot;-&quot;&amp;[.AD164]&amp;[.AE164]&amp;[.AF164]&amp;[.AG164];&quot;&quot;)" office:value-type="string" office:string-value="johnny-talk-forest-01">
            <text:p>johnny-talk-forest-01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talk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1</text:p>
          </table:table-cell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Echo!-o-o-o-o.... Nah, it's not working.</text:p>
          </table:table-cell>
          <table:table-cell table:style-name="ce116" table:number-columns-repeated="3"/>
          <table:table-cell table:style-name="ce135" table:number-columns-repeated="3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165]&amp;[.H165]&amp;[.I165]&amp;[.J165])&gt;0;[.C165]&amp;&quot;-&quot;&amp;[.D165]&amp;&quot;-&quot;&amp;[.G165]&amp;[.H165]&amp;[.I165]&amp;[.J165];[.C165]&amp;&quot;-&quot;&amp;[.N165]&amp;&quot;-&quot;&amp;[.O165])&amp;IF(LEN([.AD165]&amp;[.AE165]&amp;[.AF165]&amp;[.AG165])&gt;0;&quot;-&quot;&amp;[.AD165]&amp;[.AE165]&amp;[.AF165]&amp;[.AG165];&quot;&quot;)" office:value-type="string" office:string-value="johnny-talk-forest-02">
            <text:p>johnny-talk-forest-02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talk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2</text:p>
          </table:table-cell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Echo!-o-o-o-o.... Nah, it's not working.</text:p>
          </table:table-cell>
          <table:table-cell table:style-name="ce116" table:number-columns-repeated="3"/>
          <table:table-cell table:style-name="ce135" table:number-columns-repeated="3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166]&amp;[.H166]&amp;[.I166]&amp;[.J166])&gt;0;[.C166]&amp;&quot;-&quot;&amp;[.D166]&amp;&quot;-&quot;&amp;[.G166]&amp;[.H166]&amp;[.I166]&amp;[.J166];[.C166]&amp;&quot;-&quot;&amp;[.N166]&amp;&quot;-&quot;&amp;[.O166])&amp;IF(LEN([.AD166]&amp;[.AE166]&amp;[.AF166]&amp;[.AG166])&gt;0;&quot;-&quot;&amp;[.AD166]&amp;[.AE166]&amp;[.AF166]&amp;[.AG166];&quot;&quot;)" office:value-type="string" office:string-value="johnny-talk-forest-03">
            <text:p>johnny-talk-forest-03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talk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3</text:p>
          </table:table-cell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Echo!-o-o-o-o.... Nah, it's not working.</text:p>
          </table:table-cell>
          <table:table-cell table:style-name="ce116" table:number-columns-repeated="3"/>
          <table:table-cell table:style-name="ce135" table:number-columns-repeated="3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167]&amp;[.H167]&amp;[.I167]&amp;[.J167])&gt;0;[.C167]&amp;&quot;-&quot;&amp;[.D167]&amp;&quot;-&quot;&amp;[.G167]&amp;[.H167]&amp;[.I167]&amp;[.J167];[.C167]&amp;&quot;-&quot;&amp;[.N167]&amp;&quot;-&quot;&amp;[.O167])&amp;IF(LEN([.AD167]&amp;[.AE167]&amp;[.AF167]&amp;[.AG167])&gt;0;&quot;-&quot;&amp;[.AD167]&amp;[.AE167]&amp;[.AF167]&amp;[.AG167];&quot;&quot;)" office:value-type="string" office:string-value="johnny-talk-forest-04">
            <text:p>johnny-talk-forest-04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talk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4</text:p>
          </table:table-cell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Echo!-o-o-o-o.... Nah, it's not working.</text:p>
          </table:table-cell>
          <table:table-cell table:style-name="ce116" table:number-columns-repeated="3"/>
          <table:table-cell table:style-name="ce135" table:number-columns-repeated="3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168]&amp;[.H168]&amp;[.I168]&amp;[.J168])&gt;0;[.C168]&amp;&quot;-&quot;&amp;[.D168]&amp;&quot;-&quot;&amp;[.G168]&amp;[.H168]&amp;[.I168]&amp;[.J168];[.C168]&amp;&quot;-&quot;&amp;[.N168]&amp;&quot;-&quot;&amp;[.O168])&amp;IF(LEN([.AD168]&amp;[.AE168]&amp;[.AF168]&amp;[.AG168])&gt;0;&quot;-&quot;&amp;[.AD168]&amp;[.AE168]&amp;[.AF168]&amp;[.AG168];&quot;&quot;)" office:value-type="string" office:string-value="johnny-talk-forest-05">
            <text:p>johnny-talk-forest-05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talk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5</text:p>
          </table:table-cell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Echo!-o-o-o-o.... Nah, it's not working.</text:p>
          </table:table-cell>
          <table:table-cell table:style-name="ce116" table:number-columns-repeated="3"/>
          <table:table-cell table:style-name="ce135" table:number-columns-repeated="3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169]&amp;[.H169]&amp;[.I169]&amp;[.J169])&gt;0;[.C169]&amp;&quot;-&quot;&amp;[.D169]&amp;&quot;-&quot;&amp;[.G169]&amp;[.H169]&amp;[.I169]&amp;[.J169];[.C169]&amp;&quot;-&quot;&amp;[.N169]&amp;&quot;-&quot;&amp;[.O169])&amp;IF(LEN([.AD169]&amp;[.AE169]&amp;[.AF169]&amp;[.AG169])&gt;0;&quot;-&quot;&amp;[.AD169]&amp;[.AE169]&amp;[.AF169]&amp;[.AG169];&quot;&quot;)" office:value-type="string" office:string-value="johnny-talk-forest-06">
            <text:p>johnny-talk-forest-06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talk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6</text:p>
          </table:table-cell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Echo!-o-o-o-o.... Nah, it's not working.</text:p>
          </table:table-cell>
          <table:table-cell table:style-name="ce116" table:number-columns-repeated="3"/>
          <table:table-cell table:style-name="ce135" table:number-columns-repeated="3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170]&amp;[.H170]&amp;[.I170]&amp;[.J170])&gt;0;[.C170]&amp;&quot;-&quot;&amp;[.D170]&amp;&quot;-&quot;&amp;[.G170]&amp;[.H170]&amp;[.I170]&amp;[.J170];[.C170]&amp;&quot;-&quot;&amp;[.N170]&amp;&quot;-&quot;&amp;[.O170])&amp;IF(LEN([.AD170]&amp;[.AE170]&amp;[.AF170]&amp;[.AG170])&gt;0;&quot;-&quot;&amp;[.AD170]&amp;[.AE170]&amp;[.AF170]&amp;[.AG170];&quot;&quot;)" office:value-type="string" office:string-value="johnny-talk-forest-07">
            <text:p>johnny-talk-forest-07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talk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7</text:p>
          </table:table-cell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Echo!-o-o-o-o.... Nah, it's not working.</text:p>
          </table:table-cell>
          <table:table-cell table:style-name="ce116" table:number-columns-repeated="3"/>
          <table:table-cell table:style-name="ce135" table:number-columns-repeated="3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171]&amp;[.H171]&amp;[.I171]&amp;[.J171])&gt;0;[.C171]&amp;&quot;-&quot;&amp;[.D171]&amp;&quot;-&quot;&amp;[.G171]&amp;[.H171]&amp;[.I171]&amp;[.J171];[.C171]&amp;&quot;-&quot;&amp;[.N171]&amp;&quot;-&quot;&amp;[.O171])&amp;IF(LEN([.AD171]&amp;[.AE171]&amp;[.AF171]&amp;[.AG171])&gt;0;&quot;-&quot;&amp;[.AD171]&amp;[.AE171]&amp;[.AF171]&amp;[.AG171];&quot;&quot;)" office:value-type="string" office:string-value="sarah-talk-forest-01">
            <text:p>sarah-talk-forest-01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talk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1</text:p>
          </table:table-cell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Hello? <text:s/>Anybody there? <text:s/>...Guess not.</text:p>
          </table:table-cell>
          <table:table-cell table:style-name="ce116" table:number-columns-repeated="3"/>
          <table:table-cell table:style-name="ce135" table:number-columns-repeated="3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172]&amp;[.H172]&amp;[.I172]&amp;[.J172])&gt;0;[.C172]&amp;&quot;-&quot;&amp;[.D172]&amp;&quot;-&quot;&amp;[.G172]&amp;[.H172]&amp;[.I172]&amp;[.J172];[.C172]&amp;&quot;-&quot;&amp;[.N172]&amp;&quot;-&quot;&amp;[.O172])&amp;IF(LEN([.AD172]&amp;[.AE172]&amp;[.AF172]&amp;[.AG172])&gt;0;&quot;-&quot;&amp;[.AD172]&amp;[.AE172]&amp;[.AF172]&amp;[.AG172];&quot;&quot;)" office:value-type="string" office:string-value="sarah-talk-forest-02">
            <text:p>sarah-talk-forest-02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talk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2</text:p>
          </table:table-cell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Hello? <text:s/>Anybody there? <text:s/>...Guess not.</text:p>
          </table:table-cell>
          <table:table-cell table:style-name="ce116" table:number-columns-repeated="3"/>
          <table:table-cell table:style-name="ce135" table:number-columns-repeated="3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173]&amp;[.H173]&amp;[.I173]&amp;[.J173])&gt;0;[.C173]&amp;&quot;-&quot;&amp;[.D173]&amp;&quot;-&quot;&amp;[.G173]&amp;[.H173]&amp;[.I173]&amp;[.J173];[.C173]&amp;&quot;-&quot;&amp;[.N173]&amp;&quot;-&quot;&amp;[.O173])&amp;IF(LEN([.AD173]&amp;[.AE173]&amp;[.AF173]&amp;[.AG173])&gt;0;&quot;-&quot;&amp;[.AD173]&amp;[.AE173]&amp;[.AF173]&amp;[.AG173];&quot;&quot;)" office:value-type="string" office:string-value="sarah-talk-forest-03">
            <text:p>sarah-talk-forest-03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talk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3</text:p>
          </table:table-cell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Hello? <text:s/>Anybody there? <text:s/>...Guess not.</text:p>
          </table:table-cell>
          <table:table-cell table:style-name="ce116" table:number-columns-repeated="3"/>
          <table:table-cell table:style-name="ce135" table:number-columns-repeated="3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174]&amp;[.H174]&amp;[.I174]&amp;[.J174])&gt;0;[.C174]&amp;&quot;-&quot;&amp;[.D174]&amp;&quot;-&quot;&amp;[.G174]&amp;[.H174]&amp;[.I174]&amp;[.J174];[.C174]&amp;&quot;-&quot;&amp;[.N174]&amp;&quot;-&quot;&amp;[.O174])&amp;IF(LEN([.AD174]&amp;[.AE174]&amp;[.AF174]&amp;[.AG174])&gt;0;&quot;-&quot;&amp;[.AD174]&amp;[.AE174]&amp;[.AF174]&amp;[.AG174];&quot;&quot;)" office:value-type="string" office:string-value="sarah-talk-forest-04">
            <text:p>sarah-talk-forest-04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talk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4</text:p>
          </table:table-cell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Hello? <text:s/>Anybody there? <text:s/>...Guess not.</text:p>
          </table:table-cell>
          <table:table-cell table:style-name="ce116" table:number-columns-repeated="3"/>
          <table:table-cell table:style-name="ce135" table:number-columns-repeated="3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175]&amp;[.H175]&amp;[.I175]&amp;[.J175])&gt;0;[.C175]&amp;&quot;-&quot;&amp;[.D175]&amp;&quot;-&quot;&amp;[.G175]&amp;[.H175]&amp;[.I175]&amp;[.J175];[.C175]&amp;&quot;-&quot;&amp;[.N175]&amp;&quot;-&quot;&amp;[.O175])&amp;IF(LEN([.AD175]&amp;[.AE175]&amp;[.AF175]&amp;[.AG175])&gt;0;&quot;-&quot;&amp;[.AD175]&amp;[.AE175]&amp;[.AF175]&amp;[.AG175];&quot;&quot;)" office:value-type="string" office:string-value="sarah-talk-forest-05">
            <text:p>sarah-talk-forest-05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talk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5</text:p>
          </table:table-cell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Hello? <text:s/>Anybody there? <text:s/>...Guess not.</text:p>
          </table:table-cell>
          <table:table-cell table:style-name="ce116" table:number-columns-repeated="3"/>
          <table:table-cell table:style-name="ce135" table:number-columns-repeated="3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176]&amp;[.H176]&amp;[.I176]&amp;[.J176])&gt;0;[.C176]&amp;&quot;-&quot;&amp;[.D176]&amp;&quot;-&quot;&amp;[.G176]&amp;[.H176]&amp;[.I176]&amp;[.J176];[.C176]&amp;&quot;-&quot;&amp;[.N176]&amp;&quot;-&quot;&amp;[.O176])&amp;IF(LEN([.AD176]&amp;[.AE176]&amp;[.AF176]&amp;[.AG176])&gt;0;&quot;-&quot;&amp;[.AD176]&amp;[.AE176]&amp;[.AF176]&amp;[.AG176];&quot;&quot;)" office:value-type="string" office:string-value="sarah-talk-forest-06">
            <text:p>sarah-talk-forest-06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talk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6</text:p>
          </table:table-cell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Hello? <text:s/>Anybody there? <text:s/>...Guess not.</text:p>
          </table:table-cell>
          <table:table-cell table:style-name="ce116" table:number-columns-repeated="3"/>
          <table:table-cell table:style-name="ce135" table:number-columns-repeated="3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177]&amp;[.H177]&amp;[.I177]&amp;[.J177])&gt;0;[.C177]&amp;&quot;-&quot;&amp;[.D177]&amp;&quot;-&quot;&amp;[.G177]&amp;[.H177]&amp;[.I177]&amp;[.J177];[.C177]&amp;&quot;-&quot;&amp;[.N177]&amp;&quot;-&quot;&amp;[.O177])&amp;IF(LEN([.AD177]&amp;[.AE177]&amp;[.AF177]&amp;[.AG177])&gt;0;&quot;-&quot;&amp;[.AD177]&amp;[.AE177]&amp;[.AF177]&amp;[.AG177];&quot;&quot;)" office:value-type="string" office:string-value="sarah-talk-forest-07">
            <text:p>sarah-talk-forest-07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talk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7</text:p>
          </table:table-cell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Hello? <text:s/>Anybody there? <text:s/>...Guess not.</text:p>
          </table:table-cell>
          <table:table-cell table:style-name="ce116" table:number-columns-repeated="3"/>
          <table:table-cell table:style-name="ce135" table:number-columns-repeated="3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178]&amp;[.H178]&amp;[.I178]&amp;[.J178])&gt;0;[.C178]&amp;&quot;-&quot;&amp;[.D178]&amp;&quot;-&quot;&amp;[.G178]&amp;[.H178]&amp;[.I178]&amp;[.J178];[.C178]&amp;&quot;-&quot;&amp;[.N178]&amp;&quot;-&quot;&amp;[.O178])&amp;IF(LEN([.AD178]&amp;[.AE178]&amp;[.AF178]&amp;[.AG178])&gt;0;&quot;-&quot;&amp;[.AD178]&amp;[.AE178]&amp;[.AF178]&amp;[.AG178];&quot;&quot;)" office:value-type="string" office:string-value="lindsay-talk-stick">
            <text:p>lindsay-talk-stick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talk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5" office:value-type="string">
            <text:p>stick</text:p>
          </table:table-cell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 am a STICK! <text:s/>Tee hee.</text:p>
          </table:table-cell>
          <table:table-cell table:style-name="ce116" table:number-columns-repeated="3"/>
          <table:table-cell table:style-name="ce135" table:number-columns-repeated="3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179]&amp;[.H179]&amp;[.I179]&amp;[.J179])&gt;0;[.C179]&amp;&quot;-&quot;&amp;[.D179]&amp;&quot;-&quot;&amp;[.G179]&amp;[.H179]&amp;[.I179]&amp;[.J179];[.C179]&amp;&quot;-&quot;&amp;[.N179]&amp;&quot;-&quot;&amp;[.O179])&amp;IF(LEN([.AD179]&amp;[.AE179]&amp;[.AF179]&amp;[.AG179])&gt;0;&quot;-&quot;&amp;[.AD179]&amp;[.AE179]&amp;[.AF179]&amp;[.AG179];&quot;&quot;)" office:value-type="string" office:string-value="johnny-talk-stick">
            <text:p>johnny-talk-stick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talk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5" office:value-type="string">
            <text:p>stick</text:p>
          </table:table-cell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 am Groot? <text:s/>Nope, nothing.</text:p>
          </table:table-cell>
          <table:table-cell table:style-name="ce116" table:number-columns-repeated="3"/>
          <table:table-cell table:style-name="ce135" table:number-columns-repeated="3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180]&amp;[.H180]&amp;[.I180]&amp;[.J180])&gt;0;[.C180]&amp;&quot;-&quot;&amp;[.D180]&amp;&quot;-&quot;&amp;[.G180]&amp;[.H180]&amp;[.I180]&amp;[.J180];[.C180]&amp;&quot;-&quot;&amp;[.N180]&amp;&quot;-&quot;&amp;[.O180])&amp;IF(LEN([.AD180]&amp;[.AE180]&amp;[.AF180]&amp;[.AG180])&gt;0;&quot;-&quot;&amp;[.AD180]&amp;[.AE180]&amp;[.AF180]&amp;[.AG180];&quot;&quot;)" office:value-type="string" office:string-value="sarah-talk-stick">
            <text:p>sarah-talk-stick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talk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5" office:value-type="string">
            <text:p>stick</text:p>
          </table:table-cell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Somehow I don't imagine it would be a very stimulating conversation.</text:p>
          </table:table-cell>
          <table:table-cell table:style-name="ce116" table:number-columns-repeated="3"/>
          <table:table-cell table:style-name="ce135" table:number-columns-repeated="3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181]&amp;[.H181]&amp;[.I181]&amp;[.J181])&gt;0;[.C181]&amp;&quot;-&quot;&amp;[.D181]&amp;&quot;-&quot;&amp;[.G181]&amp;[.H181]&amp;[.I181]&amp;[.J181];[.C181]&amp;&quot;-&quot;&amp;[.N181]&amp;&quot;-&quot;&amp;[.O181])&amp;IF(LEN([.AD181]&amp;[.AE181]&amp;[.AF181]&amp;[.AG181])&gt;0;&quot;-&quot;&amp;[.AD181]&amp;[.AE181]&amp;[.AF181]&amp;[.AG181];&quot;&quot;)" office:value-type="string" office:string-value="lindsay-look-queen">
            <text:p>lindsay-look-queen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look</text:p>
          </table:table-cell>
          <table:table-cell table:number-columns-repeated="2"/>
          <table:table-cell table:content-validation-name="val3" office:value-type="string">
            <text:p>queen</text:p>
          </table:table-cell>
          <table:table-cell table:content-validation-name="val4"/>
          <table:table-cell table:content-validation-name="val6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There's something... white - and moving - deeper into the forest.</text:p>
          </table:table-cell>
          <table:table-cell table:style-name="ce116" table:number-columns-repeated="3"/>
          <table:table-cell table:style-name="ce135" table:number-columns-repeated="3"/>
          <table:table-cell table:number-columns-repeated="3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88"/>
        </table:table-row>
        <table:table-row table:style-name="ro2">
          <table:table-cell table:formula="of:=IF(LEN([.G182]&amp;[.H182]&amp;[.I182]&amp;[.J182])&gt;0;[.C182]&amp;&quot;-&quot;&amp;[.D182]&amp;&quot;-&quot;&amp;[.G182]&amp;[.H182]&amp;[.I182]&amp;[.J182];[.C182]&amp;&quot;-&quot;&amp;[.N182]&amp;&quot;-&quot;&amp;[.O182])&amp;IF(LEN([.AD182]&amp;[.AE182]&amp;[.AF182]&amp;[.AG182])&gt;0;&quot;-&quot;&amp;[.AD182]&amp;[.AE182]&amp;[.AF182]&amp;[.AG182];&quot;&quot;)" office:value-type="string" office:string-value="lindsay-look-queen">
            <text:p>lindsay-look-queen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look</text:p>
          </table:table-cell>
          <table:table-cell table:number-columns-repeated="2"/>
          <table:table-cell table:content-validation-name="val3" office:value-type="string">
            <text:p>queen</text:p>
          </table:table-cell>
          <table:table-cell table:content-validation-name="val4"/>
          <table:table-cell table:content-validation-name="val6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The trees are too thick to go over there, though.</text:p>
          </table:table-cell>
          <table:table-cell table:style-name="ce116" table:number-columns-repeated="3"/>
          <table:table-cell table:style-name="ce135" table:number-columns-repeated="3"/>
          <table:table-cell table:number-columns-repeated="3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88"/>
        </table:table-row>
        <table:table-row table:style-name="ro2">
          <table:table-cell table:formula="of:=IF(LEN([.G183]&amp;[.H183]&amp;[.I183]&amp;[.J183])&gt;0;[.C183]&amp;&quot;-&quot;&amp;[.D183]&amp;&quot;-&quot;&amp;[.G183]&amp;[.H183]&amp;[.I183]&amp;[.J183];[.C183]&amp;&quot;-&quot;&amp;[.N183]&amp;&quot;-&quot;&amp;[.O183])&amp;IF(LEN([.AD183]&amp;[.AE183]&amp;[.AF183]&amp;[.AG183])&gt;0;&quot;-&quot;&amp;[.AD183]&amp;[.AE183]&amp;[.AF183]&amp;[.AG183];&quot;&quot;)" office:value-type="string" office:string-value="johnny-look-queen">
            <text:p>johnny-look-queen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look</text:p>
          </table:table-cell>
          <table:table-cell table:number-columns-repeated="2"/>
          <table:table-cell table:content-validation-name="val3" office:value-type="string">
            <text:p>queen</text:p>
          </table:table-cell>
          <table:table-cell table:content-validation-name="val4"/>
          <table:table-cell table:content-validation-name="val6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There's something there, but there are too many trees to get close.</text:p>
          </table:table-cell>
          <table:table-cell table:style-name="ce116" table:number-columns-repeated="3"/>
          <table:table-cell table:style-name="ce135" table:number-columns-repeated="3"/>
          <table:table-cell table:number-columns-repeated="3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88"/>
        </table:table-row>
        <table:table-row table:style-name="ro2">
          <table:table-cell table:formula="of:=IF(LEN([.G184]&amp;[.H184]&amp;[.I184]&amp;[.J184])&gt;0;[.C184]&amp;&quot;-&quot;&amp;[.D184]&amp;&quot;-&quot;&amp;[.G184]&amp;[.H184]&amp;[.I184]&amp;[.J184];[.C184]&amp;&quot;-&quot;&amp;[.N184]&amp;&quot;-&quot;&amp;[.O184])&amp;IF(LEN([.AD184]&amp;[.AE184]&amp;[.AF184]&amp;[.AG184])&gt;0;&quot;-&quot;&amp;[.AD184]&amp;[.AE184]&amp;[.AF184]&amp;[.AG184];&quot;&quot;)" office:value-type="string" office:string-value="sarah-look-queen">
            <text:p>sarah-look-queen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look</text:p>
          </table:table-cell>
          <table:table-cell/>
          <table:table-cell office:value-type="string">
            <text:p>teamState == lost</text:p>
          </table:table-cell>
          <table:table-cell table:content-validation-name="val3" office:value-type="string">
            <text:p>queen</text:p>
          </table:table-cell>
          <table:table-cell table:content-validation-name="val4"/>
          <table:table-cell table:content-validation-name="val6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There's something out there where the brush gets dense.</text:p>
          </table:table-cell>
          <table:table-cell table:style-name="ce116" table:number-columns-repeated="3"/>
          <table:table-cell table:style-name="ce135" table:number-columns-repeated="3"/>
          <table:table-cell table:number-columns-repeated="3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88"/>
        </table:table-row>
        <table:table-row table:style-name="ro2">
          <table:table-cell table:formula="of:=IF(LEN([.G185]&amp;[.H185]&amp;[.I185]&amp;[.J185])&gt;0;[.C185]&amp;&quot;-&quot;&amp;[.D185]&amp;&quot;-&quot;&amp;[.G185]&amp;[.H185]&amp;[.I185]&amp;[.J185];[.C185]&amp;&quot;-&quot;&amp;[.N185]&amp;&quot;-&quot;&amp;[.O185])&amp;IF(LEN([.AD185]&amp;[.AE185]&amp;[.AF185]&amp;[.AG185])&gt;0;&quot;-&quot;&amp;[.AD185]&amp;[.AE185]&amp;[.AF185]&amp;[.AG185];&quot;&quot;)" office:value-type="string" office:string-value="sarah-look-queen">
            <text:p>sarah-look-queen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look</text:p>
          </table:table-cell>
          <table:table-cell/>
          <table:table-cell office:value-type="string">
            <text:p>teamState == queenTemp</text:p>
          </table:table-cell>
          <table:table-cell table:content-validation-name="val3" office:value-type="string">
            <text:p>queen</text:p>
          </table:table-cell>
          <table:table-cell table:content-validation-name="val4"/>
          <table:table-cell table:content-validation-name="val6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 could almost swear that it's closer now.</text:p>
          </table:table-cell>
          <table:table-cell table:style-name="ce116" table:number-columns-repeated="3"/>
          <table:table-cell table:style-name="ce135" table:number-columns-repeated="3"/>
          <table:table-cell table:number-columns-repeated="3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88"/>
        </table:table-row>
        <table:table-row table:style-name="ro2">
          <table:table-cell table:formula="of:=IF(LEN([.G186]&amp;[.H186]&amp;[.I186]&amp;[.J186])&gt;0;[.C186]&amp;&quot;-&quot;&amp;[.D186]&amp;&quot;-&quot;&amp;[.G186]&amp;[.H186]&amp;[.I186]&amp;[.J186];[.C186]&amp;&quot;-&quot;&amp;[.N186]&amp;&quot;-&quot;&amp;[.O186])&amp;IF(LEN([.AD186]&amp;[.AE186]&amp;[.AF186]&amp;[.AG186])&gt;0;&quot;-&quot;&amp;[.AD186]&amp;[.AE186]&amp;[.AF186]&amp;[.AG186];&quot;&quot;)" office:value-type="string" office:string-value="lindsay-handle-queen">
            <text:p>lindsay-handle-queen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 office:value-type="string">
            <text:p>queen</text:p>
          </table:table-cell>
          <table:table-cell table:content-validation-name="val4"/>
          <table:table-cell table:content-validation-name="val6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Maybe if I had arms like Elastigirl.</text:p>
          </table:table-cell>
          <table:table-cell table:style-name="ce116" table:number-columns-repeated="3"/>
          <table:table-cell table:style-name="ce135" table:number-columns-repeated="3"/>
          <table:table-cell table:number-columns-repeated="3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88"/>
        </table:table-row>
        <table:table-row table:style-name="ro2">
          <table:table-cell table:formula="of:=IF(LEN([.G187]&amp;[.H187]&amp;[.I187]&amp;[.J187])&gt;0;[.C187]&amp;&quot;-&quot;&amp;[.D187]&amp;&quot;-&quot;&amp;[.G187]&amp;[.H187]&amp;[.I187]&amp;[.J187];[.C187]&amp;&quot;-&quot;&amp;[.N187]&amp;&quot;-&quot;&amp;[.O187])&amp;IF(LEN([.AD187]&amp;[.AE187]&amp;[.AF187]&amp;[.AG187])&gt;0;&quot;-&quot;&amp;[.AD187]&amp;[.AE187]&amp;[.AF187]&amp;[.AG187];&quot;&quot;)" office:value-type="string" office:string-value="johnny-handle-queen">
            <text:p>johnny-handle-queen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 office:value-type="string">
            <text:p>queen</text:p>
          </table:table-cell>
          <table:table-cell table:content-validation-name="val4"/>
          <table:table-cell table:content-validation-name="val6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t moves quickly. <text:s/>Even if I could reach it, I'm not sure I could catch it.</text:p>
          </table:table-cell>
          <table:table-cell table:style-name="ce116" table:number-columns-repeated="3"/>
          <table:table-cell table:style-name="ce135" table:number-columns-repeated="3"/>
          <table:table-cell table:number-columns-repeated="3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88"/>
        </table:table-row>
        <table:table-row table:style-name="ro2">
          <table:table-cell table:formula="of:=IF(LEN([.G188]&amp;[.H188]&amp;[.I188]&amp;[.J188])&gt;0;[.C188]&amp;&quot;-&quot;&amp;[.D188]&amp;&quot;-&quot;&amp;[.G188]&amp;[.H188]&amp;[.I188]&amp;[.J188];[.C188]&amp;&quot;-&quot;&amp;[.N188]&amp;&quot;-&quot;&amp;[.O188])&amp;IF(LEN([.AD188]&amp;[.AE188]&amp;[.AF188]&amp;[.AG188])&gt;0;&quot;-&quot;&amp;[.AD188]&amp;[.AE188]&amp;[.AF188]&amp;[.AG188];&quot;&quot;)" office:value-type="string" office:string-value="sarah-handle-queen">
            <text:p>sarah-handle-queen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handle</text:p>
          </table:table-cell>
          <table:table-cell/>
          <table:table-cell office:value-type="string">
            <text:p>teamState == lost</text:p>
          </table:table-cell>
          <table:table-cell table:content-validation-name="val3" office:value-type="string">
            <text:p>queen</text:p>
          </table:table-cell>
          <table:table-cell table:content-validation-name="val4"/>
          <table:table-cell table:content-validation-name="val6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t's just too far awa-</text:p>
          </table:table-cell>
          <table:table-cell table:style-name="ce116" office:value-type="string">
            <text:p>Screen_X~,~Screen_Y</text:p>
          </table:table-cell>
          <table:table-cell table:style-name="ce116" office:value-type="string">
            <text:p>Characters</text:p>
          </table:table-cell>
          <table:table-cell table:style-name="ce116" office:value-type="string">
            <text:p>72~,~57</text:p>
          </table:table-cell>
          <table:table-cell table:style-name="ce135"/>
          <table:table-cell table:style-name="ce135" office:value-type="string">
            <text:p>queen</text:p>
          </table:table-cell>
          <table:table-cell table:style-name="ce135"/>
          <table:table-cell office:value-type="float" office:value="1">
            <text:p>1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88"/>
        </table:table-row>
        <table:table-row table:style-name="ro2">
          <table:table-cell table:formula="of:=IF(LEN([.G189]&amp;[.H189]&amp;[.I189]&amp;[.J189])&gt;0;[.C189]&amp;&quot;-&quot;&amp;[.D189]&amp;&quot;-&quot;&amp;[.G189]&amp;[.H189]&amp;[.I189]&amp;[.J189];[.C189]&amp;&quot;-&quot;&amp;[.N189]&amp;&quot;-&quot;&amp;[.O189])&amp;IF(LEN([.AD189]&amp;[.AE189]&amp;[.AF189]&amp;[.AG189])&gt;0;&quot;-&quot;&amp;[.AD189]&amp;[.AE189]&amp;[.AF189]&amp;[.AG189];&quot;&quot;)" office:value-type="string" office:string-value="sarah-handle-queen">
            <text:p>sarah-handle-queen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handle</text:p>
          </table:table-cell>
          <table:table-cell/>
          <table:table-cell office:value-type="string">
            <text:p>teamState == lost</text:p>
          </table:table-cell>
          <table:table-cell table:content-validation-name="val3" office:value-type="string">
            <text:p>queen</text:p>
          </table:table-cell>
          <table:table-cell table:content-validation-name="val4"/>
          <table:table-cell table:content-validation-name="val6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Well, that's ... very odd. <text:s/>My fingers just tingled, and</text:p>
          </table:table-cell>
          <table:table-cell table:style-name="ce116" office:value-type="string">
            <text:p>Value</text:p>
          </table:table-cell>
          <table:table-cell table:style-name="ce116" office:value-type="string">
            <text:p>Variables</text:p>
          </table:table-cell>
          <table:table-cell table:style-name="ce116" office:value-type="string">
            <text:p>queenTemp</text:p>
          </table:table-cell>
          <table:table-cell table:style-name="ce135"/>
          <table:table-cell table:style-name="ce135" office:value-type="string">
            <text:p>teamState</text:p>
          </table:table-cell>
          <table:table-cell table:style-name="ce135"/>
          <table:table-cell table:number-columns-repeated="3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88"/>
        </table:table-row>
        <table:table-row table:style-name="ro2">
          <table:table-cell table:formula="of:=IF(LEN([.G190]&amp;[.H190]&amp;[.I190]&amp;[.J190])&gt;0;[.C190]&amp;&quot;-&quot;&amp;[.D190]&amp;&quot;-&quot;&amp;[.G190]&amp;[.H190]&amp;[.I190]&amp;[.J190];[.C190]&amp;&quot;-&quot;&amp;[.N190]&amp;&quot;-&quot;&amp;[.O190])&amp;IF(LEN([.AD190]&amp;[.AE190]&amp;[.AF190]&amp;[.AG190])&gt;0;&quot;-&quot;&amp;[.AD190]&amp;[.AE190]&amp;[.AF190]&amp;[.AG190];&quot;&quot;)" office:value-type="string" office:string-value="sarah-handle-queen">
            <text:p>sarah-handle-queen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handle</text:p>
          </table:table-cell>
          <table:table-cell/>
          <table:table-cell office:value-type="string">
            <text:p>teamState == lost</text:p>
          </table:table-cell>
          <table:table-cell table:content-validation-name="val3" office:value-type="string">
            <text:p>queen</text:p>
          </table:table-cell>
          <table:table-cell table:content-validation-name="val4"/>
          <table:table-cell table:content-validation-name="val6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t almost felt as though... no, I must have imagined it.</text:p>
          </table:table-cell>
          <table:table-cell table:style-name="ce116" office:value-type="string">
            <text:p>Faerie Queen</text:p>
          </table:table-cell>
          <table:table-cell table:style-name="ce116" office:value-type="string">
            <text:p>Characters</text:p>
          </table:table-cell>
          <table:table-cell table:style-name="ce116" office:value-type="string">
            <text:p>Label</text:p>
          </table:table-cell>
          <table:table-cell table:style-name="ce135"/>
          <table:table-cell table:style-name="ce135" office:value-type="string">
            <text:p>queen</text:p>
          </table:table-cell>
          <table:table-cell table:style-name="ce135"/>
          <table:table-cell table:number-columns-repeated="3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88"/>
        </table:table-row>
        <table:table-row table:style-name="ro2">
          <table:table-cell table:formula="of:=IF(LEN([.G191]&amp;[.H191]&amp;[.I191]&amp;[.J191])&gt;0;[.C191]&amp;&quot;-&quot;&amp;[.D191]&amp;&quot;-&quot;&amp;[.G191]&amp;[.H191]&amp;[.I191]&amp;[.J191];[.C191]&amp;&quot;-&quot;&amp;[.N191]&amp;&quot;-&quot;&amp;[.O191])&amp;IF(LEN([.AD191]&amp;[.AE191]&amp;[.AF191]&amp;[.AG191])&gt;0;&quot;-&quot;&amp;[.AD191]&amp;[.AE191]&amp;[.AF191]&amp;[.AG191];&quot;&quot;)" office:value-type="string" office:string-value="sarah-handle-queen">
            <text:p>sarah-handle-queen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handle</text:p>
          </table:table-cell>
          <table:table-cell office:value-type="string">
            <text:p>qSpeech</text:p>
          </table:table-cell>
          <table:table-cell office:value-type="string">
            <text:p>teamState == queenTemp</text:p>
          </table:table-cell>
          <table:table-cell table:content-validation-name="val3" office:value-type="string">
            <text:p>queen</text:p>
          </table:table-cell>
          <table:table-cell table:content-validation-name="val4"/>
          <table:table-cell table:content-validation-name="val6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 table:number-columns-repeated="2"/>
          <table:table-cell table:style-name="ce116" table:number-columns-repeated="3"/>
          <table:table-cell table:style-name="ce135" table:number-columns-repeated="3"/>
          <table:table-cell table:number-columns-repeated="3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88"/>
        </table:table-row>
        <table:table-row table:style-name="ro2">
          <table:table-cell table:formula="of:=IF(LEN([.G192]&amp;[.H192]&amp;[.I192]&amp;[.J192])&gt;0;[.C192]&amp;&quot;-&quot;&amp;[.D192]&amp;&quot;-&quot;&amp;[.G192]&amp;[.H192]&amp;[.I192]&amp;[.J192];[.C192]&amp;&quot;-&quot;&amp;[.N192]&amp;&quot;-&quot;&amp;[.O192])&amp;IF(LEN([.AD192]&amp;[.AE192]&amp;[.AF192]&amp;[.AG192])&gt;0;&quot;-&quot;&amp;[.AD192]&amp;[.AE192]&amp;[.AF192]&amp;[.AG192];&quot;&quot;)" office:value-type="string" office:string-value="sarah-handle-queen">
            <text:p>sarah-handle-queen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handle</text:p>
          </table:table-cell>
          <table:table-cell/>
          <table:table-cell office:value-type="string">
            <text:p>teamState == queen</text:p>
          </table:table-cell>
          <table:table-cell table:content-validation-name="val3" office:value-type="string">
            <text:p>queen</text:p>
          </table:table-cell>
          <table:table-cell table:content-validation-name="val4"/>
          <table:table-cell table:content-validation-name="val6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 don't know what she might do if I did that again.</text:p>
          </table:table-cell>
          <table:table-cell table:style-name="ce116" table:number-columns-repeated="3"/>
          <table:table-cell table:style-name="ce135" table:number-columns-repeated="3"/>
          <table:table-cell table:number-columns-repeated="3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88"/>
        </table:table-row>
        <table:table-row table:style-name="ro2">
          <table:table-cell table:formula="of:=IF(LEN([.G193]&amp;[.H193]&amp;[.I193]&amp;[.J193])&gt;0;[.C193]&amp;&quot;-&quot;&amp;[.D193]&amp;&quot;-&quot;&amp;[.G193]&amp;[.H193]&amp;[.I193]&amp;[.J193];[.C193]&amp;&quot;-&quot;&amp;[.N193]&amp;&quot;-&quot;&amp;[.O193])&amp;IF(LEN([.AD193]&amp;[.AE193]&amp;[.AF193]&amp;[.AG193])&gt;0;&quot;-&quot;&amp;[.AD193]&amp;[.AE193]&amp;[.AF193]&amp;[.AG193];&quot;&quot;)" office:value-type="string" office:string-value="DEFAULT-look-queen">
            <text:p>DEFAULT-look-queen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look</text:p>
          </table:table-cell>
          <table:table-cell/>
          <table:table-cell office:value-type="string">
            <text:p>teamState == queen</text:p>
          </table:table-cell>
          <table:table-cell table:content-validation-name="val3" office:value-type="string">
            <text:p>queen</text:p>
          </table:table-cell>
          <table:table-cell table:content-validation-name="val4"/>
          <table:table-cell table:content-validation-name="val6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A shimmering ball of light with gossamer wings.</text:p>
          </table:table-cell>
          <table:table-cell table:style-name="ce116" table:number-columns-repeated="3"/>
          <table:table-cell table:style-name="ce135" table:number-columns-repeated="3"/>
          <table:table-cell table:number-columns-repeated="3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88"/>
        </table:table-row>
        <table:table-row table:style-name="ro2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 table:number-columns-repeated="4"/>
          <table:table-cell table:content-validation-name="val8"/>
          <table:table-cell table:number-columns-repeated="2"/>
          <table:table-cell table:content-validation-name="val9" office:value-type="string">
            <text:p>sarah</text:p>
          </table:table-cell>
          <table:table-cell table:content-validation-name="val10"/>
          <table:table-cell/>
          <table:table-cell office:value-type="string">
            <text:p>There it goes again. <text:s/>My fingers are tingling. <text:s/>And...</text:p>
          </table:table-cell>
          <table:table-cell table:style-name="ce116" table:number-columns-repeated="3"/>
          <table:table-cell table:style-name="ce135" table:number-columns-repeated="3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 table:number-columns-repeated="989"/>
        </table:table-row>
        <table:table-row table:style-name="ro2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 table:number-columns-repeated="4"/>
          <table:table-cell table:content-validation-name="val8"/>
          <table:table-cell table:number-columns-repeated="2"/>
          <table:table-cell table:content-validation-name="val9"/>
          <table:table-cell table:content-validation-name="val10"/>
          <table:table-cell table:number-columns-repeated="2"/>
          <table:table-cell table:style-name="ce116" office:value-type="string">
            <text:p>Screen_X~,~Screen_Y</text:p>
          </table:table-cell>
          <table:table-cell table:style-name="ce116" office:value-type="string">
            <text:p>Characters</text:p>
          </table:table-cell>
          <table:table-cell table:style-name="ce116" office:value-type="string">
            <text:p>65~,~72</text:p>
          </table:table-cell>
          <table:table-cell table:style-name="ce135"/>
          <table:table-cell table:style-name="ce135" office:value-type="string">
            <text:p>queen</text:p>
          </table:table-cell>
          <table:table-cell table:style-name="ce135"/>
          <table:table-cell office:value-type="float" office:value="1">
            <text:p>1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 table:number-columns-repeated="989"/>
        </table:table-row>
        <table:table-row table:style-name="ro2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 table:number-columns-repeated="4"/>
          <table:table-cell table:content-validation-name="val8"/>
          <table:table-cell table:number-columns-repeated="2"/>
          <table:table-cell table:content-validation-name="val9" office:value-type="string">
            <text:p>sarah</text:p>
          </table:table-cell>
          <table:table-cell table:content-validation-name="val10"/>
          <table:table-cell/>
          <table:table-cell office:value-type="string">
            <text:p>...oh my.</text:p>
          </table:table-cell>
          <table:table-cell table:style-name="ce116" table:number-columns-repeated="3"/>
          <table:table-cell table:style-name="ce135" table:number-columns-repeated="3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 table:number-columns-repeated="989"/>
        </table:table-row>
        <table:table-row table:style-name="ro2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 table:number-columns-repeated="4"/>
          <table:table-cell table:content-validation-name="val8"/>
          <table:table-cell table:number-columns-repeated="2"/>
          <table:table-cell table:content-validation-name="val9" office:value-type="string">
            <text:p>queen</text:p>
          </table:table-cell>
          <table:table-cell table:content-validation-name="val10"/>
          <table:table-cell/>
          <table:table-cell office:value-type="string">
            <text:p>Human. <text:s/>You must stop this at once.</text:p>
          </table:table-cell>
          <table:table-cell table:style-name="ce116" table:number-columns-repeated="3"/>
          <table:table-cell table:style-name="ce135" table:number-columns-repeated="3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 table:number-columns-repeated="989"/>
        </table:table-row>
        <table:table-row table:style-name="ro2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 table:number-columns-repeated="4"/>
          <table:table-cell table:content-validation-name="val8"/>
          <table:table-cell table:number-columns-repeated="2"/>
          <table:table-cell table:content-validation-name="val9" office:value-type="string">
            <text:p>sarah</text:p>
          </table:table-cell>
          <table:table-cell table:content-validation-name="val10"/>
          <table:table-cell/>
          <table:table-cell office:value-type="string">
            <text:p>Wha - what are you?!</text:p>
          </table:table-cell>
          <table:table-cell table:style-name="ce116" table:number-columns-repeated="3"/>
          <table:table-cell table:style-name="ce135" table:number-columns-repeated="3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 table:number-columns-repeated="989"/>
        </table:table-row>
        <table:table-row table:style-name="ro2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 table:number-columns-repeated="4"/>
          <table:table-cell table:content-validation-name="val8"/>
          <table:table-cell table:number-columns-repeated="2"/>
          <table:table-cell table:content-validation-name="val9" office:value-type="string">
            <text:p>queen</text:p>
          </table:table-cell>
          <table:table-cell table:content-validation-name="val10"/>
          <table:table-cell/>
          <table:table-cell office:value-type="string">
            <text:p>Ahem. <text:s/>I think you mean "who".</text:p>
          </table:table-cell>
          <table:table-cell table:style-name="ce116" table:number-columns-repeated="3"/>
          <table:table-cell table:style-name="ce135" table:number-columns-repeated="3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 table:number-columns-repeated="989"/>
        </table:table-row>
        <table:table-row table:style-name="ro2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 table:number-columns-repeated="4"/>
          <table:table-cell table:content-validation-name="val8"/>
          <table:table-cell table:number-columns-repeated="2"/>
          <table:table-cell table:content-validation-name="val9" office:value-type="string">
            <text:p>sarah</text:p>
          </table:table-cell>
          <table:table-cell table:content-validation-name="val10"/>
          <table:table-cell office:value-type="percentage" office:value="0.5">
            <text:p>50%</text:p>
          </table:table-cell>
          <table:table-cell office:value-type="string">
            <text:p>Yes, sorry!</text:p>
          </table:table-cell>
          <table:table-cell table:style-name="ce116" table:number-columns-repeated="3"/>
          <table:table-cell table:style-name="ce135" table:number-columns-repeated="3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 table:number-columns-repeated="989"/>
        </table:table-row>
        <table:table-row table:style-name="ro2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 table:number-columns-repeated="4"/>
          <table:table-cell table:content-validation-name="val8"/>
          <table:table-cell table:number-columns-repeated="2"/>
          <table:table-cell table:content-validation-name="val9" office:value-type="string">
            <text:p>queen</text:p>
          </table:table-cell>
          <table:table-cell table:content-validation-name="val10"/>
          <table:table-cell/>
          <table:table-cell office:value-type="string">
            <text:p>I am Queen Amai.</text:p>
          </table:table-cell>
          <table:table-cell table:style-name="ce116" table:number-columns-repeated="3"/>
          <table:table-cell table:style-name="ce135" table:number-columns-repeated="3"/>
          <table:table-cell table:number-columns-repeated="2"/>
          <table:table-cell office:value-type="float" office:value="1">
            <text:p>1</text:p>
          </table:table-cell>
          <table:table-cell table:content-validation-name="val3"/>
          <table:table-cell table:content-validation-name="val4"/>
          <table:table-cell table:content-validation-name="val5"/>
          <table:table-cell table:number-columns-repeated="989"/>
        </table:table-row>
        <table:table-row table:style-name="ro2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 table:number-columns-repeated="4"/>
          <table:table-cell table:content-validation-name="val8"/>
          <table:table-cell table:number-columns-repeated="2"/>
          <table:table-cell table:content-validation-name="val9" office:value-type="string">
            <text:p>johnny</text:p>
          </table:table-cell>
          <table:table-cell table:content-validation-name="val10"/>
          <table:table-cell/>
          <table:table-cell office:value-type="string">
            <text:p>That's... interesting and all. <text:s/>But actually, I think "what" was a perfectly valid question.</text:p>
          </table:table-cell>
          <table:table-cell table:style-name="ce116" table:number-columns-repeated="3"/>
          <table:table-cell table:style-name="ce135" table:number-columns-repeated="3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 table:number-columns-repeated="989"/>
        </table:table-row>
        <table:table-row table:style-name="ro2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 table:number-columns-repeated="4"/>
          <table:table-cell table:content-validation-name="val8"/>
          <table:table-cell table:number-columns-repeated="2"/>
          <table:table-cell table:content-validation-name="val9" office:value-type="string">
            <text:p>sarah</text:p>
          </table:table-cell>
          <table:table-cell table:content-validation-name="val10"/>
          <table:table-cell/>
          <table:table-cell office:value-type="string">
            <text:p>Johnny! <text:s/>Don't be offensive. <text:s/>Your Majesty... what he means to say is that we've never seen a person like yourself before. <text:s/>You called me "human" and don't appear to be human yourself. <text:s/>So please... what are you?</text:p>
          </table:table-cell>
          <table:table-cell table:style-name="ce116" table:number-columns-repeated="3"/>
          <table:table-cell table:style-name="ce135" table:number-columns-repeated="3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 table:number-columns-repeated="989"/>
        </table:table-row>
        <table:table-row table:style-name="ro2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 table:number-columns-repeated="4"/>
          <table:table-cell table:content-validation-name="val8"/>
          <table:table-cell table:number-columns-repeated="2"/>
          <table:table-cell table:content-validation-name="val9" office:value-type="string">
            <text:p>johnny</text:p>
          </table:table-cell>
          <table:table-cell table:content-validation-name="val10"/>
          <table:table-cell office:value-type="percentage" office:value="0.6">
            <text:p>60%</text:p>
          </table:table-cell>
          <table:table-cell office:value-type="string">
            <text:p>That's what I just asked!</text:p>
          </table:table-cell>
          <table:table-cell table:style-name="ce116" table:number-columns-repeated="3"/>
          <table:table-cell table:style-name="ce135" table:number-columns-repeated="3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 table:number-columns-repeated="989"/>
        </table:table-row>
        <table:table-row table:style-name="ro2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 table:number-columns-repeated="4"/>
          <table:table-cell table:content-validation-name="val8"/>
          <table:table-cell table:number-columns-repeated="2"/>
          <table:table-cell table:content-validation-name="val9" office:value-type="string">
            <text:p>sarah</text:p>
          </table:table-cell>
          <table:table-cell table:content-validation-name="val10"/>
          <table:table-cell office:value-type="percentage" office:value="0.8">
            <text:p>80%</text:p>
          </table:table-cell>
          <table:table-cell office:value-type="string">
            <text:p>Yes, but you weren't very polite about it.</text:p>
          </table:table-cell>
          <table:table-cell table:style-name="ce116" table:number-columns-repeated="3"/>
          <table:table-cell table:style-name="ce135" table:number-columns-repeated="3"/>
          <table:table-cell table:number-columns-repeated="2"/>
          <table:table-cell office:value-type="float" office:value="1">
            <text:p>1</text:p>
          </table:table-cell>
          <table:table-cell table:content-validation-name="val3"/>
          <table:table-cell table:content-validation-name="val4"/>
          <table:table-cell table:content-validation-name="val5"/>
          <table:table-cell table:number-columns-repeated="989"/>
        </table:table-row>
        <table:table-row table:style-name="ro2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 table:number-columns-repeated="4"/>
          <table:table-cell table:content-validation-name="val8"/>
          <table:table-cell table:number-columns-repeated="2"/>
          <table:table-cell table:content-validation-name="val9" office:value-type="string">
            <text:p>queen</text:p>
          </table:table-cell>
          <table:table-cell table:content-validation-name="val10"/>
          <table:table-cell office:value-type="percentage" office:value="2">
            <text:p>200%</text:p>
          </table:table-cell>
          <table:table-cell office:value-type="string">
            <text:p>You are right, I am not a human. <text:s/>I am Fae. <text:s/>And it is to be expected that you have never seen a Fae before, as we don't exist in your realm.</text:p>
          </table:table-cell>
          <table:table-cell table:style-name="ce116" table:number-columns-repeated="3"/>
          <table:table-cell table:style-name="ce135" table:number-columns-repeated="3"/>
          <table:table-cell table:number-columns-repeated="2"/>
          <table:table-cell office:value-type="float" office:value="1.5">
            <text:p>1.5</text:p>
          </table:table-cell>
          <table:table-cell table:content-validation-name="val3"/>
          <table:table-cell table:content-validation-name="val4"/>
          <table:table-cell table:content-validation-name="val5"/>
          <table:table-cell table:number-columns-repeated="989"/>
        </table:table-row>
        <table:table-row table:style-name="ro2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 table:number-columns-repeated="4"/>
          <table:table-cell table:content-validation-name="val8"/>
          <table:table-cell table:number-columns-repeated="2"/>
          <table:table-cell table:content-validation-name="val9" office:value-type="string">
            <text:p>lindsay</text:p>
          </table:table-cell>
          <table:table-cell table:content-validation-name="val10"/>
          <table:table-cell office:value-type="percentage" office:value="1.5">
            <text:p>150%</text:p>
          </table:table-cell>
          <table:table-cell office:value-type="string">
            <text:p>I'm sorry, but... that doesn't make any sense. <text:s/>Do you mean you don't normally exist in our realm?</text:p>
          </table:table-cell>
          <table:table-cell table:style-name="ce116" table:number-columns-repeated="3"/>
          <table:table-cell table:style-name="ce135" table:number-columns-repeated="3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 table:number-columns-repeated="989"/>
        </table:table-row>
        <table:table-row table:style-name="ro2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 table:number-columns-repeated="4"/>
          <table:table-cell table:content-validation-name="val8"/>
          <table:table-cell table:number-columns-repeated="2"/>
          <table:table-cell table:content-validation-name="val9" office:value-type="string">
            <text:p>queen</text:p>
          </table:table-cell>
          <table:table-cell table:content-validation-name="val10"/>
          <table:table-cell/>
          <table:table-cell office:value-type="string">
            <text:p>I do not. <text:s/>I suppose it was an accident, then, but... you have wandered into our realm.</text:p>
          </table:table-cell>
          <table:table-cell table:style-name="ce116" table:number-columns-repeated="3"/>
          <table:table-cell table:style-name="ce135" table:number-columns-repeated="3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 table:number-columns-repeated="989"/>
        </table:table-row>
        <table:table-row table:style-name="ro2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 table:number-columns-repeated="4"/>
          <table:table-cell table:content-validation-name="val8"/>
          <table:table-cell table:number-columns-repeated="2"/>
          <table:table-cell table:content-validation-name="val9" office:value-type="string">
            <text:p>johnny</text:p>
          </table:table-cell>
          <table:table-cell table:content-validation-name="val10"/>
          <table:table-cell/>
          <table:table-cell office:value-type="string">
            <text:p>Oh. <text:s/>Huh. <text:s/>Do you think you could tell us how to wander out?</text:p>
          </table:table-cell>
          <table:table-cell table:style-name="ce116" table:number-columns-repeated="3"/>
          <table:table-cell table:style-name="ce135" table:number-columns-repeated="3"/>
          <table:table-cell table:number-columns-repeated="2"/>
          <table:table-cell office:value-type="float" office:value="2">
            <text:p>2</text:p>
          </table:table-cell>
          <table:table-cell table:content-validation-name="val3"/>
          <table:table-cell table:content-validation-name="val4"/>
          <table:table-cell table:content-validation-name="val5"/>
          <table:table-cell table:number-columns-repeated="989"/>
        </table:table-row>
        <table:table-row table:style-name="ro2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 table:number-columns-repeated="4"/>
          <table:table-cell table:content-validation-name="val8"/>
          <table:table-cell table:number-columns-repeated="2"/>
          <table:table-cell table:content-validation-name="val9" office:value-type="string">
            <text:p>queen</text:p>
          </table:table-cell>
          <table:table-cell table:content-validation-name="val10"/>
          <table:table-cell office:value-type="percentage" office:value="0.75">
            <text:p>75%</text:p>
          </table:table-cell>
          <table:table-cell office:value-type="string">
            <text:p>I could...</text:p>
          </table:table-cell>
          <table:table-cell table:style-name="ce116" table:number-columns-repeated="3"/>
          <table:table-cell table:style-name="ce135" table:number-columns-repeated="3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 table:number-columns-repeated="989"/>
        </table:table-row>
        <table:table-row table:style-name="ro2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 table:number-columns-repeated="4"/>
          <table:table-cell table:content-validation-name="val8"/>
          <table:table-cell table:number-columns-repeated="2"/>
          <table:table-cell table:content-validation-name="val9" office:value-type="string">
            <text:p>lindsay</text:p>
          </table:table-cell>
          <table:table-cell table:content-validation-name="val10"/>
          <table:table-cell office:value-type="percentage" office:value="0.3">
            <text:p>30%</text:p>
          </table:table-cell>
          <table:table-cell office:value-type="string">
            <text:p>But?</text:p>
          </table:table-cell>
          <table:table-cell table:style-name="ce116" table:number-columns-repeated="3"/>
          <table:table-cell table:style-name="ce135" table:number-columns-repeated="3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 table:number-columns-repeated="989"/>
        </table:table-row>
        <table:table-row table:style-name="ro2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 table:number-columns-repeated="4"/>
          <table:table-cell table:content-validation-name="val8"/>
          <table:table-cell table:number-columns-repeated="2"/>
          <table:table-cell table:content-validation-name="val9" office:value-type="string">
            <text:p>queen</text:p>
          </table:table-cell>
          <table:table-cell table:content-validation-name="val10"/>
          <table:table-cell office:value-type="percentage" office:value="2">
            <text:p>200%</text:p>
          </table:table-cell>
          <table:table-cell office:value-type="string">
            <text:p>But it isn't very often that humans find their way here. <text:s/>And there so happens to be an important task that cannot be done by any Fae. <text:s/>If you do this thing for us, then I will gladly help you leave.</text:p>
          </table:table-cell>
          <table:table-cell table:style-name="ce116" table:number-columns-repeated="3"/>
          <table:table-cell table:style-name="ce135" table:number-columns-repeated="3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 table:number-columns-repeated="989"/>
        </table:table-row>
        <table:table-row table:style-name="ro2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 table:number-columns-repeated="4"/>
          <table:table-cell table:content-validation-name="val8"/>
          <table:table-cell table:number-columns-repeated="2"/>
          <table:table-cell table:content-validation-name="val9" office:value-type="string">
            <text:p>sarah</text:p>
          </table:table-cell>
          <table:table-cell table:content-validation-name="val10"/>
          <table:table-cell/>
          <table:table-cell office:value-type="string">
            <text:p>No, please, we need to get home.</text:p>
          </table:table-cell>
          <table:table-cell table:style-name="ce116" table:number-columns-repeated="3"/>
          <table:table-cell table:style-name="ce135" table:number-columns-repeated="3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 table:number-columns-repeated="989"/>
        </table:table-row>
        <table:table-row table:style-name="ro2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 table:number-columns-repeated="4"/>
          <table:table-cell table:content-validation-name="val8"/>
          <table:table-cell table:number-columns-repeated="2"/>
          <table:table-cell table:content-validation-name="val9" office:value-type="string">
            <text:p>queen</text:p>
          </table:table-cell>
          <table:table-cell table:content-validation-name="val10"/>
          <table:table-cell office:value-type="percentage" office:value="2">
            <text:p>200%</text:p>
          </table:table-cell>
          <table:table-cell office:value-type="string">
            <text:p>I'm afraid I cannot pass up this opportunity. <text:s/>My own son, the Crown Prince... he has been taken captive. <text:s/>Or... killed. <text:s/>But I must know which. <text:s/>He must be rescued, or avenged.</text:p>
          </table:table-cell>
          <table:table-cell table:style-name="ce116" table:number-columns-repeated="3"/>
          <table:table-cell table:style-name="ce135" table:number-columns-repeated="3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 table:number-columns-repeated="989"/>
        </table:table-row>
        <table:table-row table:style-name="ro2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 table:number-columns-repeated="4"/>
          <table:table-cell table:content-validation-name="val8"/>
          <table:table-cell table:number-columns-repeated="2"/>
          <table:table-cell table:content-validation-name="val9" office:value-type="string">
            <text:p>sarah</text:p>
          </table:table-cell>
          <table:table-cell table:content-validation-name="val10"/>
          <table:table-cell/>
          <table:table-cell office:value-type="string">
            <text:p>Surely there's nothing we can do that you cannot?</text:p>
          </table:table-cell>
          <table:table-cell table:style-name="ce116" table:number-columns-repeated="3"/>
          <table:table-cell table:style-name="ce135" table:number-columns-repeated="3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 table:number-columns-repeated="989"/>
        </table:table-row>
        <table:table-row table:style-name="ro2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 table:number-columns-repeated="4"/>
          <table:table-cell table:content-validation-name="val8"/>
          <table:table-cell table:number-columns-repeated="2"/>
          <table:table-cell table:content-validation-name="val9" office:value-type="string">
            <text:p>queen</text:p>
          </table:table-cell>
          <table:table-cell table:content-validation-name="val10"/>
          <table:table-cell office:value-type="percentage" office:value="3.5">
            <text:p>350%</text:p>
          </table:table-cell>
          <table:table-cell office:value-type="string">
            <text:p>If only that were so. <text:s/>But many years ago, another human entered this realm. <text:s/>And once here, he devised some magical means by which to render us helpless. <text:s/>He created a beacon, to call us in, and a weapon to make us lose our power if we got too close. <text:s/>He caught several Fae in his trap before we realized there was even any danger. <text:s/>Once we did, we stayed away. <text:s/>There was no sense risking more Fae to his evils. <text:s/>Instead, we waited a hundred and fifty years. <text:s/>Mortal life-spans are so short; it should have been safe. <text:s/>Prince Ril claimed the honour of entering the wizard's demesne. <text:s/>But he, too, did not return. <text:s/>We cannot risk another, but what if Ril still lives?</text:p>
          </table:table-cell>
          <table:table-cell table:style-name="ce116" table:number-columns-repeated="3"/>
          <table:table-cell table:style-name="ce135" table:number-columns-repeated="3"/>
          <table:table-cell table:number-columns-repeated="2"/>
          <table:table-cell office:value-type="float" office:value="2">
            <text:p>2</text:p>
          </table:table-cell>
          <table:table-cell table:content-validation-name="val3"/>
          <table:table-cell table:content-validation-name="val4"/>
          <table:table-cell table:content-validation-name="val5"/>
          <table:table-cell table:number-columns-repeated="989"/>
        </table:table-row>
        <table:table-row table:style-name="ro2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 table:number-columns-repeated="4"/>
          <table:table-cell table:content-validation-name="val8"/>
          <table:table-cell table:number-columns-repeated="2"/>
          <table:table-cell table:content-validation-name="val9" office:value-type="string">
            <text:p>lindsay</text:p>
          </table:table-cell>
          <table:table-cell table:content-validation-name="val10"/>
          <table:table-cell/>
          <table:table-cell office:value-type="string">
            <text:p>I'm sure we'd love to help, but it's no safer for us -</text:p>
          </table:table-cell>
          <table:table-cell table:style-name="ce116" table:number-columns-repeated="3"/>
          <table:table-cell table:style-name="ce135" table:number-columns-repeated="3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 table:number-columns-repeated="989"/>
        </table:table-row>
        <table:table-row table:style-name="ro2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 table:number-columns-repeated="4"/>
          <table:table-cell table:content-validation-name="val8"/>
          <table:table-cell table:number-columns-repeated="2"/>
          <table:table-cell table:content-validation-name="val9" office:value-type="string">
            <text:p>queen</text:p>
          </table:table-cell>
          <table:table-cell table:content-validation-name="val10"/>
          <table:table-cell/>
          <table:table-cell office:value-type="string">
            <text:p>But it is! <text:s/>His magics are aimed against the Fae only.</text:p>
          </table:table-cell>
          <table:table-cell table:style-name="ce116" table:number-columns-repeated="3"/>
          <table:table-cell table:style-name="ce135" table:number-columns-repeated="3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 table:number-columns-repeated="989"/>
        </table:table-row>
        <table:table-row table:style-name="ro2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 table:number-columns-repeated="4"/>
          <table:table-cell table:content-validation-name="val8"/>
          <table:table-cell table:number-columns-repeated="2"/>
          <table:table-cell table:content-validation-name="val9" office:value-type="string">
            <text:p>lindsay</text:p>
          </table:table-cell>
          <table:table-cell table:content-validation-name="val10"/>
          <table:table-cell/>
          <table:table-cell office:value-type="string">
            <text:p>How can you know that?</text:p>
          </table:table-cell>
          <table:table-cell table:style-name="ce116" table:number-columns-repeated="3"/>
          <table:table-cell table:style-name="ce135" table:number-columns-repeated="3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 table:number-columns-repeated="989"/>
        </table:table-row>
        <table:table-row table:style-name="ro2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 table:number-columns-repeated="4"/>
          <table:table-cell table:content-validation-name="val8"/>
          <table:table-cell table:number-columns-repeated="2"/>
          <table:table-cell table:content-validation-name="val9" office:value-type="string">
            <text:p>queen</text:p>
          </table:table-cell>
          <table:table-cell table:content-validation-name="val10"/>
          <table:table-cell office:value-type="percentage" office:value="1.25">
            <text:p>125%</text:p>
          </table:table-cell>
          <table:table-cell office:value-type="string">
            <text:p>Why, you've already wandered through his trap and never even noticed it. <text:s/>It will not touch you.</text:p>
          </table:table-cell>
          <table:table-cell table:style-name="ce116" table:number-columns-repeated="3"/>
          <table:table-cell table:style-name="ce135" table:number-columns-repeated="3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 table:number-columns-repeated="989"/>
        </table:table-row>
        <table:table-row table:style-name="ro2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 table:number-columns-repeated="4"/>
          <table:table-cell table:content-validation-name="val8"/>
          <table:table-cell table:number-columns-repeated="2"/>
          <table:table-cell table:content-validation-name="val9" office:value-type="string">
            <text:p>lindsay</text:p>
          </table:table-cell>
          <table:table-cell table:content-validation-name="val10"/>
          <table:table-cell/>
          <table:table-cell office:value-type="string">
            <text:p>Sounds like a swell guy. <text:s/>What if he tries to kill us?</text:p>
          </table:table-cell>
          <table:table-cell table:style-name="ce116" table:number-columns-repeated="3"/>
          <table:table-cell table:style-name="ce135" table:number-columns-repeated="3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 table:number-columns-repeated="989"/>
        </table:table-row>
        <table:table-row table:style-name="ro2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 table:number-columns-repeated="4"/>
          <table:table-cell table:content-validation-name="val8"/>
          <table:table-cell table:number-columns-repeated="2"/>
          <table:table-cell table:content-validation-name="val9" office:value-type="string">
            <text:p>queen</text:p>
          </table:table-cell>
          <table:table-cell table:content-validation-name="val10"/>
          <table:table-cell office:value-type="percentage" office:value="1.5">
            <text:p>150%</text:p>
          </table:table-cell>
          <table:table-cell office:value-type="string">
            <text:p>He is surely dead. <text:s/>But even if not - you are not without defenses. <text:s/>Humans have innate magics, the purple one has already displayed hers...</text:p>
          </table:table-cell>
          <table:table-cell table:style-name="ce116" table:number-columns-repeated="3"/>
          <table:table-cell table:style-name="ce135" table:number-columns-repeated="3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 table:number-columns-repeated="989"/>
        </table:table-row>
        <table:table-row table:style-name="ro2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 table:number-columns-repeated="4"/>
          <table:table-cell table:content-validation-name="val8"/>
          <table:table-cell table:number-columns-repeated="2"/>
          <table:table-cell table:content-validation-name="val9" office:value-type="string">
            <text:p>sarah</text:p>
          </table:table-cell>
          <table:table-cell table:content-validation-name="val10"/>
          <table:table-cell office:value-type="percentage" office:value="0.5">
            <text:p>50%</text:p>
          </table:table-cell>
          <table:table-cell office:value-type="string">
            <text:p>What?</text:p>
          </table:table-cell>
          <table:table-cell table:style-name="ce116" table:number-columns-repeated="3"/>
          <table:table-cell table:style-name="ce135" table:number-columns-repeated="3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 table:number-columns-repeated="989"/>
        </table:table-row>
        <table:table-row table:style-name="ro2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 table:number-columns-repeated="4"/>
          <table:table-cell table:content-validation-name="val8"/>
          <table:table-cell table:number-columns-repeated="2"/>
          <table:table-cell table:content-validation-name="val9" office:value-type="string">
            <text:p>queen</text:p>
          </table:table-cell>
          <table:table-cell table:content-validation-name="val10"/>
          <table:table-cell office:value-type="percentage" office:value="0.55">
            <text:p>55%</text:p>
          </table:table-cell>
          <table:table-cell office:value-type="string">
            <text:p>Your magic.</text:p>
          </table:table-cell>
          <table:table-cell table:style-name="ce116" table:number-columns-repeated="3"/>
          <table:table-cell table:style-name="ce135" table:number-columns-repeated="3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 table:number-columns-repeated="989"/>
        </table:table-row>
        <table:table-row table:style-name="ro2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 table:number-columns-repeated="4"/>
          <table:table-cell table:content-validation-name="val8"/>
          <table:table-cell table:number-columns-repeated="2"/>
          <table:table-cell table:content-validation-name="val9" office:value-type="string">
            <text:p>johnny</text:p>
          </table:table-cell>
          <table:table-cell table:content-validation-name="val10"/>
          <table:table-cell/>
          <table:table-cell office:value-type="string">
            <text:p>Sorry to disappoint you, but humans don't have magic.</text:p>
          </table:table-cell>
          <table:table-cell table:style-name="ce116" table:number-columns-repeated="3"/>
          <table:table-cell table:style-name="ce135" table:number-columns-repeated="3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 table:number-columns-repeated="989"/>
        </table:table-row>
        <table:table-row table:style-name="ro2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 table:number-columns-repeated="4"/>
          <table:table-cell table:content-validation-name="val8"/>
          <table:table-cell table:number-columns-repeated="2"/>
          <table:table-cell table:content-validation-name="val9" office:value-type="string">
            <text:p>queen</text:p>
          </table:table-cell>
          <table:table-cell table:content-validation-name="val10"/>
          <table:table-cell office:value-type="percentage" office:value="2">
            <text:p>200%</text:p>
          </table:table-cell>
          <table:table-cell office:value-type="string">
            <text:p>In this realm, you do. <text:s/>I cannot tell you what it is, except that it will be innately tied to your personality. <text:s/>When you try to do something that would otherwise be impossible... here, it will be possible for you. <text:s/>The purple one -</text:p>
          </table:table-cell>
          <table:table-cell table:style-name="ce116" table:number-columns-repeated="3"/>
          <table:table-cell table:style-name="ce135" table:number-columns-repeated="3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 table:number-columns-repeated="989"/>
        </table:table-row>
        <table:table-row table:style-name="ro2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 table:number-columns-repeated="4"/>
          <table:table-cell table:content-validation-name="val8"/>
          <table:table-cell table:number-columns-repeated="2"/>
          <table:table-cell table:content-validation-name="val9" office:value-type="string">
            <text:p>sarah</text:p>
          </table:table-cell>
          <table:table-cell table:content-validation-name="val10"/>
          <table:table-cell office:value-type="percentage" office:value="0.5">
            <text:p>50%</text:p>
          </table:table-cell>
          <table:table-cell office:value-type="string">
            <text:p>Sarah.</text:p>
          </table:table-cell>
          <table:table-cell table:style-name="ce116" table:number-columns-repeated="3"/>
          <table:table-cell table:style-name="ce135" table:number-columns-repeated="3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 table:number-columns-repeated="989"/>
        </table:table-row>
        <table:table-row table:style-name="ro2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 table:number-columns-repeated="4"/>
          <table:table-cell table:content-validation-name="val8"/>
          <table:table-cell table:number-columns-repeated="2"/>
          <table:table-cell table:content-validation-name="val9" office:value-type="string">
            <text:p>queen</text:p>
          </table:table-cell>
          <table:table-cell table:content-validation-name="val10"/>
          <table:table-cell office:value-type="percentage" office:value="3.5">
            <text:p>350%</text:p>
          </table:table-cell>
          <table:table-cell office:value-type="string">
            <text:p>The... the Sarah, her magic is to teleport things a short distance. <text:s/>I felt it when she pulled me. <text:s/>If a Fae enters the wizard's demense, they become completely helpless within minutes, and so weak-willed that they willingly go further into the trap no matter the pleas of the rest of us. <text:s/>You, I can see were not affected in either manner. <text:s/>And your magics may serve to further protect you.</text:p>
          </table:table-cell>
          <table:table-cell table:style-name="ce116" table:number-columns-repeated="3"/>
          <table:table-cell table:style-name="ce135" table:number-columns-repeated="3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 table:number-columns-repeated="989"/>
        </table:table-row>
        <table:table-row table:style-name="ro2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 table:number-columns-repeated="4"/>
          <table:table-cell table:content-validation-name="val8"/>
          <table:table-cell table:number-columns-repeated="2"/>
          <table:table-cell table:content-validation-name="val9" office:value-type="string">
            <text:p>lindsay</text:p>
          </table:table-cell>
          <table:table-cell table:content-validation-name="val10"/>
          <table:table-cell office:value-type="percentage" office:value="0.6">
            <text:p>60%</text:p>
          </table:table-cell>
          <table:table-cell office:value-type="string">
            <text:p>It's still dangerous!</text:p>
          </table:table-cell>
          <table:table-cell table:style-name="ce116" table:number-columns-repeated="3"/>
          <table:table-cell table:style-name="ce135" table:number-columns-repeated="3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 table:number-columns-repeated="989"/>
        </table:table-row>
        <table:table-row table:style-name="ro2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 table:number-columns-repeated="4"/>
          <table:table-cell table:content-validation-name="val8"/>
          <table:table-cell table:number-columns-repeated="2"/>
          <table:table-cell table:content-validation-name="val9" office:value-type="string">
            <text:p>queen</text:p>
          </table:table-cell>
          <table:table-cell table:content-validation-name="val10"/>
          <table:table-cell office:value-type="percentage" office:value="1.75">
            <text:p>175%</text:p>
          </table:table-cell>
          <table:table-cell office:value-type="string">
            <text:p>That is true, human. <text:s/>However, I cannot allow you to leave otherwise. <text:s/>Your lives - or perhaps the life of just one of you - cannot be weighed against the life of my son.</text:p>
          </table:table-cell>
          <table:table-cell table:style-name="ce116" table:number-columns-repeated="3"/>
          <table:table-cell table:style-name="ce135" table:number-columns-repeated="3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 table:number-columns-repeated="989"/>
        </table:table-row>
        <table:table-row table:style-name="ro2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 table:number-columns-repeated="4"/>
          <table:table-cell table:content-validation-name="val8"/>
          <table:table-cell table:number-columns-repeated="2"/>
          <table:table-cell table:content-validation-name="val9" office:value-type="string">
            <text:p>johnny</text:p>
          </table:table-cell>
          <table:table-cell table:content-validation-name="val10"/>
          <table:table-cell/>
          <table:table-cell office:value-type="string">
            <text:p>You're a coward, not to go yourself.</text:p>
          </table:table-cell>
          <table:table-cell table:style-name="ce116" table:number-columns-repeated="3"/>
          <table:table-cell table:style-name="ce135" table:number-columns-repeated="3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 table:number-columns-repeated="989"/>
        </table:table-row>
        <table:table-row table:style-name="ro2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 table:number-columns-repeated="4"/>
          <table:table-cell table:content-validation-name="val8"/>
          <table:table-cell table:number-columns-repeated="2"/>
          <table:table-cell table:content-validation-name="val9" office:value-type="string">
            <text:p>sarah</text:p>
          </table:table-cell>
          <table:table-cell table:content-validation-name="val10"/>
          <table:table-cell office:value-type="percentage" office:value="0.5">
            <text:p>50%</text:p>
          </table:table-cell>
          <table:table-cell office:value-type="string">
            <text:p>Johnny!</text:p>
          </table:table-cell>
          <table:table-cell table:style-name="ce116" office:value-type="string">
            <text:p>Allowed</text:p>
          </table:table-cell>
          <table:table-cell table:style-name="ce116" office:value-type="string">
            <text:p>Actions</text:p>
          </table:table-cell>
          <table:table-cell table:style-name="ce116" office:value-type="float" office:value="1">
            <text:p>1</text:p>
          </table:table-cell>
          <table:table-cell table:style-name="ce135" office:value-type="string">
            <text:p>Character~,~ID</text:p>
          </table:table-cell>
          <table:table-cell table:style-name="ce135" office:value-type="string">
            <text:p>sarah~,~pull</text:p>
          </table:table-cell>
          <table:table-cell table:style-name="ce135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 table:number-columns-repeated="989"/>
        </table:table-row>
        <table:table-row table:style-name="ro2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 table:number-columns-repeated="4"/>
          <table:table-cell table:content-validation-name="val8"/>
          <table:table-cell table:number-columns-repeated="2"/>
          <table:table-cell table:content-validation-name="val9" office:value-type="string">
            <text:p>queen</text:p>
          </table:table-cell>
          <table:table-cell table:content-validation-name="val10"/>
          <table:table-cell office:value-type="percentage" office:value="1.25">
            <text:p>125%</text:p>
          </table:table-cell>
          <table:table-cell office:value-type="string">
            <text:p>That may be true. <text:s/>And yet my life would certainly be lost, while yours only might be. <text:s/>I will not change my mind.</text:p>
          </table:table-cell>
          <table:table-cell table:style-name="ce116" office:value-type="string">
            <text:p>Value</text:p>
          </table:table-cell>
          <table:table-cell table:style-name="ce116" office:value-type="string">
            <text:p>Variables</text:p>
          </table:table-cell>
          <table:table-cell table:style-name="ce116" office:value-type="string">
            <text:p>queen</text:p>
          </table:table-cell>
          <table:table-cell table:style-name="ce135"/>
          <table:table-cell table:style-name="ce135" office:value-type="string">
            <text:p>teamState</text:p>
          </table:table-cell>
          <table:table-cell table:style-name="ce135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 table:number-columns-repeated="989"/>
        </table:table-row>
        <table:table-row table:style-name="ro2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 table:number-columns-repeated="4"/>
          <table:table-cell table:content-validation-name="val8"/>
          <table:table-cell table:number-columns-repeated="2"/>
          <table:table-cell table:content-validation-name="val9" office:value-type="string">
            <text:p>queen</text:p>
          </table:table-cell>
          <table:table-cell table:content-validation-name="val10"/>
          <table:table-cell/>
          <table:table-cell office:value-type="string">
            <text:p>Speak to me again when you are ready to help.</text:p>
          </table:table-cell>
          <table:table-cell table:style-name="ce116" table:number-columns-repeated="3"/>
          <table:table-cell table:style-name="ce135" table:number-columns-repeated="3"/>
          <table:table-cell office:value-type="float" office:value="1">
            <text:p>1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 table:number-columns-repeated="989"/>
        </table:table-row>
        <table:table-row table:style-name="ro2">
          <table:table-cell table:formula="of:=IF(LEN([.G235]&amp;[.H235]&amp;[.I235]&amp;[.J235])&gt;0;[.C235]&amp;&quot;-&quot;&amp;[.D235]&amp;&quot;-&quot;&amp;[.G235]&amp;[.H235]&amp;[.I235]&amp;[.J235];[.C235]&amp;&quot;-&quot;&amp;[.N235]&amp;&quot;-&quot;&amp;[.O235])&amp;IF(LEN([.AD235]&amp;[.AE235]&amp;[.AF235]&amp;[.AG235])&gt;0;&quot;-&quot;&amp;[.AD235]&amp;[.AE235]&amp;[.AF235]&amp;[.AG235];&quot;&quot;)" office:value-type="string" office:string-value="DEFAULT-talk-queen">
            <text:p>DEFAULT-talk-queen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talk</text:p>
          </table:table-cell>
          <table:table-cell/>
          <table:table-cell office:value-type="string">
            <text:p>teamState == queen</text:p>
          </table:table-cell>
          <table:table-cell table:content-validation-name="val3" office:value-type="string">
            <text:p>queen</text:p>
          </table:table-cell>
          <table:table-cell table:content-validation-name="val4"/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 should talk to the others before making any decisions.</text:p>
          </table:table-cell>
          <table:table-cell table:style-name="ce116" table:number-columns-repeated="3"/>
          <table:table-cell table:style-name="ce135" table:number-columns-repeated="3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236]&amp;[.H236]&amp;[.I236]&amp;[.J236])&gt;0;[.C236]&amp;&quot;-&quot;&amp;[.D236]&amp;&quot;-&quot;&amp;[.G236]&amp;[.H236]&amp;[.I236]&amp;[.J236];[.C236]&amp;&quot;-&quot;&amp;[.N236]&amp;&quot;-&quot;&amp;[.O236])&amp;IF(LEN([.AD236]&amp;[.AE236]&amp;[.AF236]&amp;[.AG236])&gt;0;&quot;-&quot;&amp;[.AD236]&amp;[.AE236]&amp;[.AF236]&amp;[.AG236];&quot;&quot;)" office:value-type="string" office:string-value="DEFAULT-talk-lindsay">
            <text:p>DEFAULT-talk-lindsay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talk</text:p>
          </table:table-cell>
          <table:table-cell office:value-type="string">
            <text:p>discussQueen</text:p>
          </table:table-cell>
          <table:table-cell office:value-type="string">
            <text:p>teamState == queen</text:p>
          </table:table-cell>
          <table:table-cell table:content-validation-name="val3" office:value-type="string">
            <text:p>lindsay</text:p>
          </table:table-cell>
          <table:table-cell table:content-validation-name="val4"/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 table:number-columns-repeated="2"/>
          <table:table-cell table:style-name="ce116" table:number-columns-repeated="3"/>
          <table:table-cell table:style-name="ce135" table:number-columns-repeated="3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237]&amp;[.H237]&amp;[.I237]&amp;[.J237])&gt;0;[.C237]&amp;&quot;-&quot;&amp;[.D237]&amp;&quot;-&quot;&amp;[.G237]&amp;[.H237]&amp;[.I237]&amp;[.J237];[.C237]&amp;&quot;-&quot;&amp;[.N237]&amp;&quot;-&quot;&amp;[.O237])&amp;IF(LEN([.AD237]&amp;[.AE237]&amp;[.AF237]&amp;[.AG237])&gt;0;&quot;-&quot;&amp;[.AD237]&amp;[.AE237]&amp;[.AF237]&amp;[.AG237];&quot;&quot;)" office:value-type="string" office:string-value="DEFAULT-talk-johnny">
            <text:p>DEFAULT-talk-johnny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talk</text:p>
          </table:table-cell>
          <table:table-cell office:value-type="string">
            <text:p>discussQueen</text:p>
          </table:table-cell>
          <table:table-cell office:value-type="string">
            <text:p>teamState == queen</text:p>
          </table:table-cell>
          <table:table-cell table:content-validation-name="val3" office:value-type="string">
            <text:p>johnny</text:p>
          </table:table-cell>
          <table:table-cell table:content-validation-name="val4"/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 table:number-columns-repeated="2"/>
          <table:table-cell table:style-name="ce116" table:number-columns-repeated="3"/>
          <table:table-cell table:style-name="ce135" table:number-columns-repeated="3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238]&amp;[.H238]&amp;[.I238]&amp;[.J238])&gt;0;[.C238]&amp;&quot;-&quot;&amp;[.D238]&amp;&quot;-&quot;&amp;[.G238]&amp;[.H238]&amp;[.I238]&amp;[.J238];[.C238]&amp;&quot;-&quot;&amp;[.N238]&amp;&quot;-&quot;&amp;[.O238])&amp;IF(LEN([.AD238]&amp;[.AE238]&amp;[.AF238]&amp;[.AG238])&gt;0;&quot;-&quot;&amp;[.AD238]&amp;[.AE238]&amp;[.AF238]&amp;[.AG238];&quot;&quot;)" office:value-type="string" office:string-value="DEFAULT-talk-sarah">
            <text:p>DEFAULT-talk-sarah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talk</text:p>
          </table:table-cell>
          <table:table-cell office:value-type="string">
            <text:p>discussQueen</text:p>
          </table:table-cell>
          <table:table-cell office:value-type="string">
            <text:p>teamState == queen</text:p>
          </table:table-cell>
          <table:table-cell table:content-validation-name="val3" office:value-type="string">
            <text:p>sarah</text:p>
          </table:table-cell>
          <table:table-cell table:content-validation-name="val4"/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 table:number-columns-repeated="2"/>
          <table:table-cell table:style-name="ce116" table:number-columns-repeated="3"/>
          <table:table-cell table:style-name="ce135" table:number-columns-repeated="3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239]&amp;[.H239]&amp;[.I239]&amp;[.J239])&gt;0;[.C239]&amp;&quot;-&quot;&amp;[.D239]&amp;&quot;-&quot;&amp;[.G239]&amp;[.H239]&amp;[.I239]&amp;[.J239];[.C239]&amp;&quot;-&quot;&amp;[.N239]&amp;&quot;-&quot;&amp;[.O239])&amp;IF(LEN([.AD239]&amp;[.AE239]&amp;[.AF239]&amp;[.AG239])&gt;0;&quot;-&quot;&amp;[.AD239]&amp;[.AE239]&amp;[.AF239]&amp;[.AG239];&quot;&quot;)" office:value-type="string" office:string-value="DEFAULT-talk-lindsay">
            <text:p>DEFAULT-talk-lindsay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talk</text:p>
          </table:table-cell>
          <table:table-cell office:value-type="string">
            <text:p>discussQueen</text:p>
          </table:table-cell>
          <table:table-cell office:value-type="string">
            <text:p>teamState == queenDecided</text:p>
          </table:table-cell>
          <table:table-cell table:content-validation-name="val3" office:value-type="string">
            <text:p>lindsay</text:p>
          </table:table-cell>
          <table:table-cell table:content-validation-name="val4"/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 table:number-columns-repeated="2"/>
          <table:table-cell table:style-name="ce116" table:number-columns-repeated="3"/>
          <table:table-cell table:style-name="ce135" table:number-columns-repeated="3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240]&amp;[.H240]&amp;[.I240]&amp;[.J240])&gt;0;[.C240]&amp;&quot;-&quot;&amp;[.D240]&amp;&quot;-&quot;&amp;[.G240]&amp;[.H240]&amp;[.I240]&amp;[.J240];[.C240]&amp;&quot;-&quot;&amp;[.N240]&amp;&quot;-&quot;&amp;[.O240])&amp;IF(LEN([.AD240]&amp;[.AE240]&amp;[.AF240]&amp;[.AG240])&gt;0;&quot;-&quot;&amp;[.AD240]&amp;[.AE240]&amp;[.AF240]&amp;[.AG240];&quot;&quot;)" office:value-type="string" office:string-value="DEFAULT-talk-johnny">
            <text:p>DEFAULT-talk-johnny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talk</text:p>
          </table:table-cell>
          <table:table-cell office:value-type="string">
            <text:p>discussQueen</text:p>
          </table:table-cell>
          <table:table-cell office:value-type="string">
            <text:p>teamState == queenDecided</text:p>
          </table:table-cell>
          <table:table-cell table:content-validation-name="val3" office:value-type="string">
            <text:p>johnny</text:p>
          </table:table-cell>
          <table:table-cell table:content-validation-name="val4"/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 table:number-columns-repeated="2"/>
          <table:table-cell table:style-name="ce116" table:number-columns-repeated="3"/>
          <table:table-cell table:style-name="ce135" table:number-columns-repeated="3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241]&amp;[.H241]&amp;[.I241]&amp;[.J241])&gt;0;[.C241]&amp;&quot;-&quot;&amp;[.D241]&amp;&quot;-&quot;&amp;[.G241]&amp;[.H241]&amp;[.I241]&amp;[.J241];[.C241]&amp;&quot;-&quot;&amp;[.N241]&amp;&quot;-&quot;&amp;[.O241])&amp;IF(LEN([.AD241]&amp;[.AE241]&amp;[.AF241]&amp;[.AG241])&gt;0;&quot;-&quot;&amp;[.AD241]&amp;[.AE241]&amp;[.AF241]&amp;[.AG241];&quot;&quot;)" office:value-type="string" office:string-value="DEFAULT-talk-sarah">
            <text:p>DEFAULT-talk-sarah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talk</text:p>
          </table:table-cell>
          <table:table-cell office:value-type="string">
            <text:p>discussQueen</text:p>
          </table:table-cell>
          <table:table-cell office:value-type="string">
            <text:p>teamState == queenDecided</text:p>
          </table:table-cell>
          <table:table-cell table:content-validation-name="val3" office:value-type="string">
            <text:p>sarah</text:p>
          </table:table-cell>
          <table:table-cell table:content-validation-name="val4"/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 table:number-columns-repeated="2"/>
          <table:table-cell table:style-name="ce116" table:number-columns-repeated="3"/>
          <table:table-cell table:style-name="ce135" table:number-columns-repeated="3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style-name="ce4" office:value-type="string">
            <text:p>discussQueen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 table:number-columns-repeated="4"/>
          <table:table-cell table:content-validation-name="val8"/>
          <table:table-cell table:number-columns-repeated="2"/>
          <table:table-cell table:content-validation-name="val9" office:value-type="string">
            <text:p>lindsay</text:p>
          </table:table-cell>
          <table:table-cell table:content-validation-name="val10"/>
          <table:table-cell/>
          <table:table-cell office:value-type="string">
            <text:p>You know we can't trust her. <text:s/>It.</text:p>
          </table:table-cell>
          <table:table-cell table:style-name="ce116" table:number-columns-repeated="3"/>
          <table:table-cell table:style-name="ce135" table:number-columns-repeated="3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 table:number-columns-repeated="989"/>
        </table:table-row>
        <table:table-row table:style-name="ro2">
          <table:table-cell office:value-type="string">
            <text:p>discussQueen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 table:number-columns-repeated="4"/>
          <table:table-cell table:content-validation-name="val8"/>
          <table:table-cell table:number-columns-repeated="2"/>
          <table:table-cell table:content-validation-name="val9" office:value-type="string">
            <text:p>johnny</text:p>
          </table:table-cell>
          <table:table-cell table:content-validation-name="val10"/>
          <table:table-cell/>
          <table:table-cell office:value-type="string">
            <text:p>I don't think we have any choice.</text:p>
          </table:table-cell>
          <table:table-cell table:style-name="ce116" table:number-columns-repeated="3"/>
          <table:table-cell table:style-name="ce135" table:number-columns-repeated="3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 table:number-columns-repeated="989"/>
        </table:table-row>
        <table:table-row table:style-name="ro2">
          <table:table-cell office:value-type="string">
            <text:p>discussQueen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 table:number-columns-repeated="4"/>
          <table:table-cell table:content-validation-name="val8"/>
          <table:table-cell table:number-columns-repeated="2"/>
          <table:table-cell table:content-validation-name="val9" office:value-type="string">
            <text:p>lindsay</text:p>
          </table:table-cell>
          <table:table-cell table:content-validation-name="val10"/>
          <table:table-cell office:value-type="percentage" office:value="1.25">
            <text:p>125%</text:p>
          </table:table-cell>
          <table:table-cell office:value-type="string">
            <text:p>We stumbled into this world. <text:s/>Surely if we walk around enough, we can stumble back.</text:p>
          </table:table-cell>
          <table:table-cell table:style-name="ce116" table:number-columns-repeated="3"/>
          <table:table-cell table:style-name="ce135" table:number-columns-repeated="3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 table:number-columns-repeated="989"/>
        </table:table-row>
        <table:table-row table:style-name="ro2">
          <table:table-cell office:value-type="string">
            <text:p>discussQueen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 table:number-columns-repeated="4"/>
          <table:table-cell table:content-validation-name="val8"/>
          <table:table-cell table:number-columns-repeated="2"/>
          <table:table-cell table:content-validation-name="val9" office:value-type="string">
            <text:p>sarah</text:p>
          </table:table-cell>
          <table:table-cell table:content-validation-name="val10"/>
          <table:table-cell office:value-type="percentage" office:value="1.25">
            <text:p>125%</text:p>
          </table:table-cell>
          <table:table-cell office:value-type="string">
            <text:p>I don't think it's that easy. <text:s/>I've been in this forest dozens of times and never gotten lost like this.</text:p>
          </table:table-cell>
          <table:table-cell table:style-name="ce116" table:number-columns-repeated="3"/>
          <table:table-cell table:style-name="ce135" table:number-columns-repeated="3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 table:number-columns-repeated="989"/>
        </table:table-row>
        <table:table-row table:style-name="ro2">
          <table:table-cell office:value-type="string">
            <text:p>discussQueen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 table:number-columns-repeated="4"/>
          <table:table-cell table:content-validation-name="val8"/>
          <table:table-cell table:number-columns-repeated="2"/>
          <table:table-cell table:content-validation-name="val9" office:value-type="string">
            <text:p>sarah</text:p>
          </table:table-cell>
          <table:table-cell table:content-validation-name="val10"/>
          <table:table-cell/>
          <table:table-cell office:value-type="string">
            <text:p>And we took the same path out as in, so we've missed it at least once already.</text:p>
          </table:table-cell>
          <table:table-cell table:style-name="ce116" table:number-columns-repeated="3"/>
          <table:table-cell table:style-name="ce135" table:number-columns-repeated="3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 table:number-columns-repeated="989"/>
        </table:table-row>
        <table:table-row table:style-name="ro2">
          <table:table-cell office:value-type="string">
            <text:p>discussQueen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 table:number-columns-repeated="4"/>
          <table:table-cell table:content-validation-name="val8"/>
          <table:table-cell table:number-columns-repeated="2"/>
          <table:table-cell table:content-validation-name="val9" office:value-type="string">
            <text:p>johnny</text:p>
          </table:table-cell>
          <table:table-cell table:content-validation-name="val10"/>
          <table:table-cell/>
          <table:table-cell office:value-type="string">
            <text:p>And we've wandered around enough that we have no idea where to even start looking.</text:p>
          </table:table-cell>
          <table:table-cell table:style-name="ce116" table:number-columns-repeated="3"/>
          <table:table-cell table:style-name="ce135" table:number-columns-repeated="3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 table:number-columns-repeated="989"/>
        </table:table-row>
        <table:table-row table:style-name="ro2">
          <table:table-cell office:value-type="string">
            <text:p>discussQueen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 table:number-columns-repeated="4"/>
          <table:table-cell table:content-validation-name="val8"/>
          <table:table-cell table:number-columns-repeated="2"/>
          <table:table-cell table:content-validation-name="val9" office:value-type="string">
            <text:p>sarah</text:p>
          </table:table-cell>
          <table:table-cell table:content-validation-name="val10"/>
          <table:table-cell/>
          <table:table-cell office:value-type="string">
            <text:p>I think the fastest way out is just to help her.</text:p>
          </table:table-cell>
          <table:table-cell table:style-name="ce116" table:number-columns-repeated="3"/>
          <table:table-cell table:style-name="ce135" table:number-columns-repeated="3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 table:number-columns-repeated="989"/>
        </table:table-row>
        <table:table-row table:style-name="ro2">
          <table:table-cell office:value-type="string">
            <text:p>discussQueen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 table:number-columns-repeated="4"/>
          <table:table-cell table:content-validation-name="val8"/>
          <table:table-cell table:number-columns-repeated="2"/>
          <table:table-cell table:content-validation-name="val9" office:value-type="string">
            <text:p>lindsay</text:p>
          </table:table-cell>
          <table:table-cell table:content-validation-name="val10"/>
          <table:table-cell/>
          <table:table-cell office:value-type="string">
            <text:p>But what if she brought us here herself?</text:p>
          </table:table-cell>
          <table:table-cell table:style-name="ce116" table:number-columns-repeated="3"/>
          <table:table-cell table:style-name="ce135" table:number-columns-repeated="3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 table:number-columns-repeated="989"/>
        </table:table-row>
        <table:table-row table:style-name="ro2">
          <table:table-cell office:value-type="string">
            <text:p>discussQueen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 table:number-columns-repeated="4"/>
          <table:table-cell table:content-validation-name="val8"/>
          <table:table-cell table:number-columns-repeated="2"/>
          <table:table-cell table:content-validation-name="val9" office:value-type="string">
            <text:p>johnny</text:p>
          </table:table-cell>
          <table:table-cell table:content-validation-name="val10"/>
          <table:table-cell/>
          <table:table-cell office:value-type="string">
            <text:p>I don't think that changes anything, sis.</text:p>
          </table:table-cell>
          <table:table-cell table:style-name="ce116" table:number-columns-repeated="3"/>
          <table:table-cell table:style-name="ce135" table:number-columns-repeated="3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 table:number-columns-repeated="989"/>
        </table:table-row>
        <table:table-row table:style-name="ro2">
          <table:table-cell office:value-type="string">
            <text:p>discussQueen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 table:number-columns-repeated="4"/>
          <table:table-cell table:content-validation-name="val8"/>
          <table:table-cell table:number-columns-repeated="2"/>
          <table:table-cell table:content-validation-name="val9" office:value-type="string">
            <text:p>sarah</text:p>
          </table:table-cell>
          <table:table-cell table:content-validation-name="val10"/>
          <table:table-cell/>
          <table:table-cell office:value-type="string">
            <text:p>I need to get back in case there's a call about my mom.</text:p>
          </table:table-cell>
          <table:table-cell table:style-name="ce116" table:number-columns-repeated="3"/>
          <table:table-cell table:style-name="ce135" table:number-columns-repeated="3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 table:number-columns-repeated="989"/>
        </table:table-row>
        <table:table-row table:style-name="ro2">
          <table:table-cell office:value-type="string">
            <text:p>discussQueen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 table:number-columns-repeated="4"/>
          <table:table-cell table:content-validation-name="val8"/>
          <table:table-cell table:number-columns-repeated="2"/>
          <table:table-cell table:content-validation-name="val9" office:value-type="string">
            <text:p>lindsay</text:p>
          </table:table-cell>
          <table:table-cell table:content-validation-name="val10"/>
          <table:table-cell office:value-type="percentage" office:value="0.33">
            <text:p>33%</text:p>
          </table:table-cell>
          <table:table-cell office:value-type="string">
            <text:p>...yeah.</text:p>
          </table:table-cell>
          <table:table-cell table:style-name="ce116" table:number-columns-repeated="3"/>
          <table:table-cell table:style-name="ce135" table:number-columns-repeated="3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 table:number-columns-repeated="989"/>
        </table:table-row>
        <table:table-row table:style-name="ro2">
          <table:table-cell office:value-type="string">
            <text:p>discussQueen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 table:number-columns-repeated="4"/>
          <table:table-cell table:content-validation-name="val8"/>
          <table:table-cell table:number-columns-repeated="2"/>
          <table:table-cell table:content-validation-name="val9" office:value-type="string">
            <text:p>johnny</text:p>
          </table:table-cell>
          <table:table-cell table:content-validation-name="val10"/>
          <table:table-cell office:value-type="percentage" office:value="0.5">
            <text:p>50%</text:p>
          </table:table-cell>
          <table:table-cell office:value-type="string">
            <text:p>She'll be OK.</text:p>
          </table:table-cell>
          <table:table-cell table:style-name="ce116" table:number-columns-repeated="3"/>
          <table:table-cell table:style-name="ce135" table:number-columns-repeated="3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 table:number-columns-repeated="989"/>
        </table:table-row>
        <table:table-row table:style-name="ro2">
          <table:table-cell office:value-type="string">
            <text:p>discussQueen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 table:number-columns-repeated="4"/>
          <table:table-cell table:content-validation-name="val8"/>
          <table:table-cell table:number-columns-repeated="2"/>
          <table:table-cell table:content-validation-name="val9" office:value-type="string">
            <text:p>sarah</text:p>
          </table:table-cell>
          <table:table-cell table:content-validation-name="val10"/>
          <table:table-cell office:value-type="percentage" office:value="0.33">
            <text:p>33%</text:p>
          </table:table-cell>
          <table:table-cell office:value-type="string">
            <text:p>...sure.</text:p>
          </table:table-cell>
          <table:table-cell table:style-name="ce116" table:number-columns-repeated="3"/>
          <table:table-cell table:style-name="ce135" table:number-columns-repeated="3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 table:number-columns-repeated="989"/>
        </table:table-row>
        <table:table-row table:style-name="ro2">
          <table:table-cell office:value-type="string">
            <text:p>discussQueen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 table:number-columns-repeated="4"/>
          <table:table-cell table:content-validation-name="val8"/>
          <table:table-cell table:number-columns-repeated="2"/>
          <table:table-cell table:content-validation-name="val9" office:value-type="string">
            <text:p>lindsay</text:p>
          </table:table-cell>
          <table:table-cell table:content-validation-name="val10"/>
          <table:table-cell/>
          <table:table-cell office:value-type="string">
            <text:p>So we're doing it, huh?</text:p>
          </table:table-cell>
          <table:table-cell table:style-name="ce116" table:number-columns-repeated="3"/>
          <table:table-cell table:style-name="ce135" table:number-columns-repeated="3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 table:number-columns-repeated="989"/>
        </table:table-row>
        <table:table-row table:style-name="ro2">
          <table:table-cell office:value-type="string">
            <text:p>discussQueen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 table:number-columns-repeated="4"/>
          <table:table-cell table:content-validation-name="val8"/>
          <table:table-cell table:number-columns-repeated="2"/>
          <table:table-cell table:content-validation-name="val9" office:value-type="string">
            <text:p>johnny</text:p>
          </table:table-cell>
          <table:table-cell table:content-validation-name="val10"/>
          <table:table-cell/>
          <table:table-cell office:value-type="string">
            <text:p>I really don't think we have any choice.</text:p>
          </table:table-cell>
          <table:table-cell table:style-name="ce116" office:value-type="string">
            <text:p>Value</text:p>
          </table:table-cell>
          <table:table-cell table:style-name="ce116" office:value-type="string">
            <text:p>Variables</text:p>
          </table:table-cell>
          <table:table-cell table:style-name="ce116" office:value-type="string">
            <text:p>queenDecided</text:p>
          </table:table-cell>
          <table:table-cell table:style-name="ce135"/>
          <table:table-cell table:style-name="ce135" office:value-type="string">
            <text:p>teamState</text:p>
          </table:table-cell>
          <table:table-cell table:style-name="ce135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 table:number-columns-repeated="989"/>
        </table:table-row>
        <table:table-row table:style-name="ro2">
          <table:table-cell table:formula="of:=IF(LEN([.G257]&amp;[.H257]&amp;[.I257]&amp;[.J257])&gt;0;[.C257]&amp;&quot;-&quot;&amp;[.D257]&amp;&quot;-&quot;&amp;[.G257]&amp;[.H257]&amp;[.I257]&amp;[.J257];[.C257]&amp;&quot;-&quot;&amp;[.N257]&amp;&quot;-&quot;&amp;[.O257])&amp;IF(LEN([.AD257]&amp;[.AE257]&amp;[.AF257]&amp;[.AG257])&gt;0;&quot;-&quot;&amp;[.AD257]&amp;[.AE257]&amp;[.AF257]&amp;[.AG257];&quot;&quot;)" office:value-type="string" office:string-value="DEFAULT-talk-queen">
            <text:p>DEFAULT-talk-queen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talk</text:p>
          </table:table-cell>
          <table:table-cell/>
          <table:table-cell office:value-type="string">
            <text:p>teamState == queenDecided</text:p>
          </table:table-cell>
          <table:table-cell table:content-validation-name="val3" office:value-type="string">
            <text:p>queen</text:p>
          </table:table-cell>
          <table:table-cell table:content-validation-name="val4"/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All right, we've agreed. <text:s/>We'll help you.</text:p>
          </table:table-cell>
          <table:table-cell table:style-name="ce116" office:value-type="string">
            <text:p>Value</text:p>
          </table:table-cell>
          <table:table-cell table:style-name="ce116" office:value-type="string">
            <text:p>Variables</text:p>
          </table:table-cell>
          <table:table-cell table:style-name="ce116" office:value-type="string">
            <text:p>cabin</text:p>
          </table:table-cell>
          <table:table-cell table:style-name="ce135"/>
          <table:table-cell table:style-name="ce135" office:value-type="string">
            <text:p>teamState</text:p>
          </table:table-cell>
          <table:table-cell table:style-name="ce135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258]&amp;[.H258]&amp;[.I258]&amp;[.J258])&gt;0;[.C258]&amp;&quot;-&quot;&amp;[.D258]&amp;&quot;-&quot;&amp;[.G258]&amp;[.H258]&amp;[.I258]&amp;[.J258];[.C258]&amp;&quot;-&quot;&amp;[.N258]&amp;&quot;-&quot;&amp;[.O258])&amp;IF(LEN([.AD258]&amp;[.AE258]&amp;[.AF258]&amp;[.AG258])&gt;0;&quot;-&quot;&amp;[.AD258]&amp;[.AE258]&amp;[.AF258]&amp;[.AG258];&quot;&quot;)" office:value-type="string" office:string-value="DEFAULT-talk-queen">
            <text:p>DEFAULT-talk-queen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talk</text:p>
          </table:table-cell>
          <table:table-cell/>
          <table:table-cell office:value-type="string">
            <text:p>teamState == queenDecided</text:p>
          </table:table-cell>
          <table:table-cell table:content-validation-name="val3" office:value-type="string">
            <text:p>queen</text:p>
          </table:table-cell>
          <table:table-cell table:content-validation-name="val4"/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queen</text:p>
          </table:table-cell>
          <table:table-cell table:content-validation-name="val10"/>
          <table:table-cell/>
          <table:table-cell office:value-type="string">
            <text:p>So be it. <text:s/>Follow me.</text:p>
          </table:table-cell>
          <table:table-cell table:style-name="ce116" office:value-type="string">
            <text:p>Screen_X~,~Screen_Y</text:p>
          </table:table-cell>
          <table:table-cell table:style-name="ce116" office:value-type="string">
            <text:p>Characters</text:p>
          </table:table-cell>
          <table:table-cell table:style-name="ce116" office:value-type="string">
            <text:p>3~,~85</text:p>
          </table:table-cell>
          <table:table-cell table:style-name="ce135"/>
          <table:table-cell table:style-name="ce135" office:value-type="string">
            <text:p>queen</text:p>
          </table:table-cell>
          <table:table-cell table:style-name="ce135"/>
          <table:table-cell/>
          <table:table-cell office:value-type="float" office:value="1">
            <text:p>1</text:p>
          </table:table-cell>
          <table:table-cell office:value-type="string">
            <text:p>D1</text:p>
          </table:table-cell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259]&amp;[.H259]&amp;[.I259]&amp;[.J259])&gt;0;[.C259]&amp;&quot;-&quot;&amp;[.D259]&amp;&quot;-&quot;&amp;[.G259]&amp;[.H259]&amp;[.I259]&amp;[.J259];[.C259]&amp;&quot;-&quot;&amp;[.N259]&amp;&quot;-&quot;&amp;[.O259])&amp;IF(LEN([.AD259]&amp;[.AE259]&amp;[.AF259]&amp;[.AG259])&gt;0;&quot;-&quot;&amp;[.AD259]&amp;[.AE259]&amp;[.AF259]&amp;[.AG259];&quot;&quot;)" office:value-type="string" office:string-value="DEFAULT-talk-queen">
            <text:p>DEFAULT-talk-queen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talk</text:p>
          </table:table-cell>
          <table:table-cell/>
          <table:table-cell office:value-type="string">
            <text:p>teamState == queenDecided</text:p>
          </table:table-cell>
          <table:table-cell table:content-validation-name="val3" office:value-type="string">
            <text:p>queen</text:p>
          </table:table-cell>
          <table:table-cell table:content-validation-name="val4"/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116" office:value-type="string">
            <text:p>Visible</text:p>
          </table:table-cell>
          <table:table-cell table:style-name="ce116" office:value-type="string">
            <text:p>Characters</text:p>
          </table:table-cell>
          <table:table-cell table:style-name="ce116" office:value-type="float" office:value="0">
            <text:p>0</text:p>
          </table:table-cell>
          <table:table-cell table:style-name="ce135"/>
          <table:table-cell table:style-name="ce135" office:value-type="string">
            <text:p>queen</text:p>
          </table:table-cell>
          <table:table-cell table:style-name="ce135"/>
          <table:table-cell office:value-type="float" office:value="1">
            <text:p>1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260]&amp;[.H260]&amp;[.I260]&amp;[.J260])&gt;0;[.C260]&amp;&quot;-&quot;&amp;[.D260]&amp;&quot;-&quot;&amp;[.G260]&amp;[.H260]&amp;[.I260]&amp;[.J260];[.C260]&amp;&quot;-&quot;&amp;[.N260]&amp;&quot;-&quot;&amp;[.O260])&amp;IF(LEN([.AD260]&amp;[.AE260]&amp;[.AF260]&amp;[.AG260])&gt;0;&quot;-&quot;&amp;[.AD260]&amp;[.AE260]&amp;[.AF260]&amp;[.AG260];&quot;&quot;)" office:value-type="string" office:string-value="DEFAULT-talk-queen">
            <text:p>DEFAULT-talk-queen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talk</text:p>
          </table:table-cell>
          <table:table-cell/>
          <table:table-cell office:value-type="string">
            <text:p>teamState == queenDecided</text:p>
          </table:table-cell>
          <table:table-cell table:content-validation-name="val3" office:value-type="string">
            <text:p>queen</text:p>
          </table:table-cell>
          <table:table-cell table:content-validation-name="val4"/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116" office:value-type="string">
            <text:p>Screen_X~,~Screen_Y~,~Scene_ID</text:p>
          </table:table-cell>
          <table:table-cell table:style-name="ce116" office:value-type="string">
            <text:p>Characters</text:p>
          </table:table-cell>
          <table:table-cell table:style-name="ce116" office:value-type="string">
            <text:p>67~,~72~,~house</text:p>
          </table:table-cell>
          <table:table-cell table:style-name="ce135"/>
          <table:table-cell table:style-name="ce135" office:value-type="string">
            <text:p>johnny</text:p>
          </table:table-cell>
          <table:table-cell table:style-name="ce135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261]&amp;[.H261]&amp;[.I261]&amp;[.J261])&gt;0;[.C261]&amp;&quot;-&quot;&amp;[.D261]&amp;&quot;-&quot;&amp;[.G261]&amp;[.H261]&amp;[.I261]&amp;[.J261];[.C261]&amp;&quot;-&quot;&amp;[.N261]&amp;&quot;-&quot;&amp;[.O261])&amp;IF(LEN([.AD261]&amp;[.AE261]&amp;[.AF261]&amp;[.AG261])&gt;0;&quot;-&quot;&amp;[.AD261]&amp;[.AE261]&amp;[.AF261]&amp;[.AG261];&quot;&quot;)" office:value-type="string" office:string-value="DEFAULT-talk-queen">
            <text:p>DEFAULT-talk-queen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talk</text:p>
          </table:table-cell>
          <table:table-cell/>
          <table:table-cell office:value-type="string">
            <text:p>teamState == queenDecided</text:p>
          </table:table-cell>
          <table:table-cell table:content-validation-name="val3" office:value-type="string">
            <text:p>queen</text:p>
          </table:table-cell>
          <table:table-cell table:content-validation-name="val4"/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116" office:value-type="string">
            <text:p>Screen_X~,~Screen_Y~,~Scene_ID</text:p>
          </table:table-cell>
          <table:table-cell table:style-name="ce116" office:value-type="string">
            <text:p>Characters</text:p>
          </table:table-cell>
          <table:table-cell table:style-name="ce116" office:value-type="string">
            <text:p>60~,~88~,~house</text:p>
          </table:table-cell>
          <table:table-cell table:style-name="ce135"/>
          <table:table-cell table:style-name="ce135" office:value-type="string">
            <text:p>sarah</text:p>
          </table:table-cell>
          <table:table-cell table:style-name="ce135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262]&amp;[.H262]&amp;[.I262]&amp;[.J262])&gt;0;[.C262]&amp;&quot;-&quot;&amp;[.D262]&amp;&quot;-&quot;&amp;[.G262]&amp;[.H262]&amp;[.I262]&amp;[.J262];[.C262]&amp;&quot;-&quot;&amp;[.N262]&amp;&quot;-&quot;&amp;[.O262])&amp;IF(LEN([.AD262]&amp;[.AE262]&amp;[.AF262]&amp;[.AG262])&gt;0;&quot;-&quot;&amp;[.AD262]&amp;[.AE262]&amp;[.AF262]&amp;[.AG262];&quot;&quot;)" office:value-type="string" office:string-value="DEFAULT-talk-queen">
            <text:p>DEFAULT-talk-queen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talk</text:p>
          </table:table-cell>
          <table:table-cell/>
          <table:table-cell office:value-type="string">
            <text:p>teamState == queenDecided</text:p>
          </table:table-cell>
          <table:table-cell table:content-validation-name="val3" office:value-type="string">
            <text:p>queen</text:p>
          </table:table-cell>
          <table:table-cell table:content-validation-name="val4"/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116" office:value-type="string">
            <text:p>Screen_X~,~Screen_Y~,~Scene_ID</text:p>
          </table:table-cell>
          <table:table-cell table:style-name="ce116" office:value-type="string">
            <text:p>Characters</text:p>
          </table:table-cell>
          <table:table-cell table:style-name="ce116" office:value-type="string">
            <text:p>55~,~80~,~house</text:p>
          </table:table-cell>
          <table:table-cell table:style-name="ce135"/>
          <table:table-cell table:style-name="ce135" office:value-type="string">
            <text:p>lindsay</text:p>
          </table:table-cell>
          <table:table-cell table:style-name="ce135"/>
          <table:table-cell office:value-type="float" office:value="1">
            <text:p>1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263]&amp;[.H263]&amp;[.I263]&amp;[.J263])&gt;0;[.C263]&amp;&quot;-&quot;&amp;[.D263]&amp;&quot;-&quot;&amp;[.G263]&amp;[.H263]&amp;[.I263]&amp;[.J263];[.C263]&amp;&quot;-&quot;&amp;[.N263]&amp;&quot;-&quot;&amp;[.O263])&amp;IF(LEN([.AD263]&amp;[.AE263]&amp;[.AF263]&amp;[.AG263])&gt;0;&quot;-&quot;&amp;[.AD263]&amp;[.AE263]&amp;[.AF263]&amp;[.AG263];&quot;&quot;)" office:value-type="string" office:string-value="lindsay-look-house">
            <text:p>lindsay-look-house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look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house</text:p>
          </table:table-cell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lindsay</text:p>
          </table:table-cell>
          <table:table-cell table:content-validation-name="val10"/>
          <table:table-cell/>
          <table:table-cell office:value-type="string">
            <text:p>The forest gets thick on the other sides, but I can see enough to know there aren't any other entrances.</text:p>
          </table:table-cell>
          <table:table-cell table:style-name="ce116" table:number-columns-repeated="3"/>
          <table:table-cell table:style-name="ce135" table:number-columns-repeated="3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264]&amp;[.H264]&amp;[.I264]&amp;[.J264])&gt;0;[.C264]&amp;&quot;-&quot;&amp;[.D264]&amp;&quot;-&quot;&amp;[.G264]&amp;[.H264]&amp;[.I264]&amp;[.J264];[.C264]&amp;&quot;-&quot;&amp;[.N264]&amp;&quot;-&quot;&amp;[.O264])&amp;IF(LEN([.AD264]&amp;[.AE264]&amp;[.AF264]&amp;[.AG264])&gt;0;&quot;-&quot;&amp;[.AD264]&amp;[.AE264]&amp;[.AF264]&amp;[.AG264];&quot;&quot;)" office:value-type="string" office:string-value="lindsay-handle-house">
            <text:p>lindsay-handle-house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house</text:p>
          </table:table-cell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lindsay</text:p>
          </table:table-cell>
          <table:table-cell table:content-validation-name="val10"/>
          <table:table-cell/>
          <table:table-cell office:value-type="string">
            <text:p>There's some stucco on the walls, but I'm not sure that that helps anything.</text:p>
          </table:table-cell>
          <table:table-cell table:style-name="ce116" table:number-columns-repeated="3"/>
          <table:table-cell table:style-name="ce135" table:number-columns-repeated="3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265]&amp;[.H265]&amp;[.I265]&amp;[.J265])&gt;0;[.C265]&amp;&quot;-&quot;&amp;[.D265]&amp;&quot;-&quot;&amp;[.G265]&amp;[.H265]&amp;[.I265]&amp;[.J265];[.C265]&amp;&quot;-&quot;&amp;[.N265]&amp;&quot;-&quot;&amp;[.O265])&amp;IF(LEN([.AD265]&amp;[.AE265]&amp;[.AF265]&amp;[.AG265])&gt;0;&quot;-&quot;&amp;[.AD265]&amp;[.AE265]&amp;[.AF265]&amp;[.AG265];&quot;&quot;)" office:value-type="string" office:string-value="lindsay-talk-house">
            <text:p>lindsay-talk-house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talk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house</text:p>
          </table:table-cell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lindsay</text:p>
          </table:table-cell>
          <table:table-cell table:content-validation-name="val10"/>
          <table:table-cell/>
          <table:table-cell office:value-type="string">
            <text:p>I wouldn't want to warn anybody who might be still alive in there.</text:p>
          </table:table-cell>
          <table:table-cell table:style-name="ce116" table:number-columns-repeated="3"/>
          <table:table-cell table:style-name="ce135" table:number-columns-repeated="3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266]&amp;[.H266]&amp;[.I266]&amp;[.J266])&gt;0;[.C266]&amp;&quot;-&quot;&amp;[.D266]&amp;&quot;-&quot;&amp;[.G266]&amp;[.H266]&amp;[.I266]&amp;[.J266];[.C266]&amp;&quot;-&quot;&amp;[.N266]&amp;&quot;-&quot;&amp;[.O266])&amp;IF(LEN([.AD266]&amp;[.AE266]&amp;[.AF266]&amp;[.AG266])&gt;0;&quot;-&quot;&amp;[.AD266]&amp;[.AE266]&amp;[.AF266]&amp;[.AG266];&quot;&quot;)" office:value-type="string" office:string-value="johnny-look-house">
            <text:p>johnny-look-house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look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house</text:p>
          </table:table-cell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johnny</text:p>
          </table:table-cell>
          <table:table-cell table:content-validation-name="val10"/>
          <table:table-cell/>
          <table:table-cell office:value-type="string">
            <text:p>Geez, hasn't this guy heard of yard work? <text:s/>The trees grow right up to the walls.</text:p>
          </table:table-cell>
          <table:table-cell table:style-name="ce116" table:number-columns-repeated="3"/>
          <table:table-cell table:style-name="ce135" table:number-columns-repeated="3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267]&amp;[.H267]&amp;[.I267]&amp;[.J267])&gt;0;[.C267]&amp;&quot;-&quot;&amp;[.D267]&amp;&quot;-&quot;&amp;[.G267]&amp;[.H267]&amp;[.I267]&amp;[.J267];[.C267]&amp;&quot;-&quot;&amp;[.N267]&amp;&quot;-&quot;&amp;[.O267])&amp;IF(LEN([.AD267]&amp;[.AE267]&amp;[.AF267]&amp;[.AG267])&gt;0;&quot;-&quot;&amp;[.AD267]&amp;[.AE267]&amp;[.AF267]&amp;[.AG267];&quot;&quot;)" office:value-type="string" office:string-value="johnny-handle-house">
            <text:p>johnny-handle-house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house</text:p>
          </table:table-cell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johnny</text:p>
          </table:table-cell>
          <table:table-cell table:content-validation-name="val10"/>
          <table:table-cell/>
          <table:table-cell office:value-type="string">
            <text:p>I can't do much with these cabin walls.</text:p>
          </table:table-cell>
          <table:table-cell table:style-name="ce116" table:number-columns-repeated="3"/>
          <table:table-cell table:style-name="ce135" table:number-columns-repeated="3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268]&amp;[.H268]&amp;[.I268]&amp;[.J268])&gt;0;[.C268]&amp;&quot;-&quot;&amp;[.D268]&amp;&quot;-&quot;&amp;[.G268]&amp;[.H268]&amp;[.I268]&amp;[.J268];[.C268]&amp;&quot;-&quot;&amp;[.N268]&amp;&quot;-&quot;&amp;[.O268])&amp;IF(LEN([.AD268]&amp;[.AE268]&amp;[.AF268]&amp;[.AG268])&gt;0;&quot;-&quot;&amp;[.AD268]&amp;[.AE268]&amp;[.AF268]&amp;[.AG268];&quot;&quot;)" office:value-type="string" office:string-value="johnny-talk-house">
            <text:p>johnny-talk-house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talk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house</text:p>
          </table:table-cell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johnny</text:p>
          </table:table-cell>
          <table:table-cell table:content-validation-name="val10"/>
          <table:table-cell/>
          <table:table-cell office:value-type="string">
            <text:p>Whoa, Nelly. <text:s/>Do you WANT him to know we're here?</text:p>
          </table:table-cell>
          <table:table-cell table:style-name="ce116" table:number-columns-repeated="3"/>
          <table:table-cell table:style-name="ce135" table:number-columns-repeated="3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269]&amp;[.H269]&amp;[.I269]&amp;[.J269])&gt;0;[.C269]&amp;&quot;-&quot;&amp;[.D269]&amp;&quot;-&quot;&amp;[.G269]&amp;[.H269]&amp;[.I269]&amp;[.J269];[.C269]&amp;&quot;-&quot;&amp;[.N269]&amp;&quot;-&quot;&amp;[.O269])&amp;IF(LEN([.AD269]&amp;[.AE269]&amp;[.AF269]&amp;[.AG269])&gt;0;&quot;-&quot;&amp;[.AD269]&amp;[.AE269]&amp;[.AF269]&amp;[.AG269];&quot;&quot;)" office:value-type="string" office:string-value="sarah-look-house">
            <text:p>sarah-look-house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look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house</text:p>
          </table:table-cell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sarah</text:p>
          </table:table-cell>
          <table:table-cell table:content-validation-name="val10"/>
          <table:table-cell/>
          <table:table-cell office:value-type="string">
            <text:p>It's kind of creepy - the only civilization for miles. <text:s/>And just one window and one door?</text:p>
          </table:table-cell>
          <table:table-cell table:style-name="ce116" table:number-columns-repeated="3"/>
          <table:table-cell table:style-name="ce135" table:number-columns-repeated="3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270]&amp;[.H270]&amp;[.I270]&amp;[.J270])&gt;0;[.C270]&amp;&quot;-&quot;&amp;[.D270]&amp;&quot;-&quot;&amp;[.G270]&amp;[.H270]&amp;[.I270]&amp;[.J270];[.C270]&amp;&quot;-&quot;&amp;[.N270]&amp;&quot;-&quot;&amp;[.O270])&amp;IF(LEN([.AD270]&amp;[.AE270]&amp;[.AF270]&amp;[.AG270])&gt;0;&quot;-&quot;&amp;[.AD270]&amp;[.AE270]&amp;[.AF270]&amp;[.AG270];&quot;&quot;)" office:value-type="string" office:string-value="sarah-handle-house">
            <text:p>sarah-handle-house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house</text:p>
          </table:table-cell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sarah</text:p>
          </table:table-cell>
          <table:table-cell table:content-validation-name="val10"/>
          <table:table-cell/>
          <table:table-cell office:value-type="string">
            <text:p>The walls are too smooth to do much with, and there aren't any trees near the only window.</text:p>
          </table:table-cell>
          <table:table-cell table:style-name="ce116" table:number-columns-repeated="3"/>
          <table:table-cell table:style-name="ce135" table:number-columns-repeated="3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271]&amp;[.H271]&amp;[.I271]&amp;[.J271])&gt;0;[.C271]&amp;&quot;-&quot;&amp;[.D271]&amp;&quot;-&quot;&amp;[.G271]&amp;[.H271]&amp;[.I271]&amp;[.J271];[.C271]&amp;&quot;-&quot;&amp;[.N271]&amp;&quot;-&quot;&amp;[.O271])&amp;IF(LEN([.AD271]&amp;[.AE271]&amp;[.AF271]&amp;[.AG271])&gt;0;&quot;-&quot;&amp;[.AD271]&amp;[.AE271]&amp;[.AF271]&amp;[.AG271];&quot;&quot;)" office:value-type="string" office:string-value="sarah-talk-house">
            <text:p>sarah-talk-house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talk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house</text:p>
          </table:table-cell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sarah</text:p>
          </table:table-cell>
          <table:table-cell table:content-validation-name="val10"/>
          <table:table-cell/>
          <table:table-cell office:value-type="string">
            <text:p>That doesn't seem like a good idea.</text:p>
          </table:table-cell>
          <table:table-cell table:style-name="ce116" table:number-columns-repeated="3"/>
          <table:table-cell table:style-name="ce135" table:number-columns-repeated="3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272]&amp;[.H272]&amp;[.I272]&amp;[.J272])&gt;0;[.C272]&amp;&quot;-&quot;&amp;[.D272]&amp;&quot;-&quot;&amp;[.G272]&amp;[.H272]&amp;[.I272]&amp;[.J272];[.C272]&amp;&quot;-&quot;&amp;[.N272]&amp;&quot;-&quot;&amp;[.O272])&amp;IF(LEN([.AD272]&amp;[.AE272]&amp;[.AF272]&amp;[.AG272])&gt;0;&quot;-&quot;&amp;[.AD272]&amp;[.AE272]&amp;[.AF272]&amp;[.AG272];&quot;&quot;)" office:value-type="string" office:string-value="sarah-pull-house">
            <text:p>sarah-pull-house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pull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house</text:p>
          </table:table-cell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sarah</text:p>
          </table:table-cell>
          <table:table-cell table:content-validation-name="val10"/>
          <table:table-cell/>
          <table:table-cell office:value-type="string">
            <text:p>I think I can feel the magic, but it doesn't seem to be able to move the house.</text:p>
          </table:table-cell>
          <table:table-cell table:style-name="ce116" table:number-columns-repeated="3"/>
          <table:table-cell table:style-name="ce135" table:number-columns-repeated="3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273]&amp;[.H273]&amp;[.I273]&amp;[.J273])&gt;0;[.C273]&amp;&quot;-&quot;&amp;[.D273]&amp;&quot;-&quot;&amp;[.G273]&amp;[.H273]&amp;[.I273]&amp;[.J273];[.C273]&amp;&quot;-&quot;&amp;[.N273]&amp;&quot;-&quot;&amp;[.O273])&amp;IF(LEN([.AD273]&amp;[.AE273]&amp;[.AF273]&amp;[.AG273])&gt;0;&quot;-&quot;&amp;[.AD273]&amp;[.AE273]&amp;[.AF273]&amp;[.AG273];&quot;&quot;)" office:value-type="string" office:string-value="lindsay-look-cdoor">
            <text:p>lindsay-look-cdoor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look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 office:value-type="string">
            <text:p>cdoor</text:p>
          </table:table-cell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lindsay</text:p>
          </table:table-cell>
          <table:table-cell table:content-validation-name="val10"/>
          <table:table-cell/>
          <table:table-cell office:value-type="string">
            <text:p>A plain, brown door.</text:p>
          </table:table-cell>
          <table:table-cell table:style-name="ce116" table:number-columns-repeated="3"/>
          <table:table-cell table:style-name="ce135" table:number-columns-repeated="3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274]&amp;[.H274]&amp;[.I274]&amp;[.J274])&gt;0;[.C274]&amp;&quot;-&quot;&amp;[.D274]&amp;&quot;-&quot;&amp;[.G274]&amp;[.H274]&amp;[.I274]&amp;[.J274];[.C274]&amp;&quot;-&quot;&amp;[.N274]&amp;&quot;-&quot;&amp;[.O274])&amp;IF(LEN([.AD274]&amp;[.AE274]&amp;[.AF274]&amp;[.AG274])&gt;0;&quot;-&quot;&amp;[.AD274]&amp;[.AE274]&amp;[.AF274]&amp;[.AG274];&quot;&quot;)" office:value-type="string" office:string-value="lindsay-handle-cdoor">
            <text:p>lindsay-handle-cdoor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 office:value-type="string">
            <text:p>cdoor</text:p>
          </table:table-cell>
          <table:table-cell office:value-type="float" office:value="1">
            <text:p>1</text:p>
          </table:table-cell>
          <table:table-cell table:number-columns-repeated="2"/>
          <table:table-cell table:content-validation-name="val8"/>
          <table:table-cell/>
          <table:table-cell/>
          <table:table-cell table:content-validation-name="val9" office:value-type="string">
            <text:p>lindsay</text:p>
          </table:table-cell>
          <table:table-cell table:content-validation-name="val10"/>
          <table:table-cell/>
          <table:table-cell office:value-type="string">
            <text:p>I've thought about taking the Lockpicking skill, but somehow just never did.</text:p>
          </table:table-cell>
          <table:table-cell table:style-name="ce116" table:number-columns-repeated="3"/>
          <table:table-cell table:style-name="ce135" table:number-columns-repeated="3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275]&amp;[.H275]&amp;[.I275]&amp;[.J275])&gt;0;[.C275]&amp;&quot;-&quot;&amp;[.D275]&amp;&quot;-&quot;&amp;[.G275]&amp;[.H275]&amp;[.I275]&amp;[.J275];[.C275]&amp;&quot;-&quot;&amp;[.N275]&amp;&quot;-&quot;&amp;[.O275])&amp;IF(LEN([.AD275]&amp;[.AE275]&amp;[.AF275]&amp;[.AG275])&gt;0;&quot;-&quot;&amp;[.AD275]&amp;[.AE275]&amp;[.AF275]&amp;[.AG275];&quot;&quot;)" office:value-type="string" office:string-value="lindsay-talk-cdoor">
            <text:p>lindsay-talk-cdoor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talk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 office:value-type="string">
            <text:p>cdoor</text:p>
          </table:table-cell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lindsay</text:p>
          </table:table-cell>
          <table:table-cell table:content-validation-name="val10"/>
          <table:table-cell/>
          <table:table-cell office:value-type="string">
            <text:p>I wouldn't want to warn anybody who might be still alive in there.</text:p>
          </table:table-cell>
          <table:table-cell table:style-name="ce116" table:number-columns-repeated="3"/>
          <table:table-cell table:style-name="ce135" table:number-columns-repeated="3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276]&amp;[.H276]&amp;[.I276]&amp;[.J276])&gt;0;[.C276]&amp;&quot;-&quot;&amp;[.D276]&amp;&quot;-&quot;&amp;[.G276]&amp;[.H276]&amp;[.I276]&amp;[.J276];[.C276]&amp;&quot;-&quot;&amp;[.N276]&amp;&quot;-&quot;&amp;[.O276])&amp;IF(LEN([.AD276]&amp;[.AE276]&amp;[.AF276]&amp;[.AG276])&gt;0;&quot;-&quot;&amp;[.AD276]&amp;[.AE276]&amp;[.AF276]&amp;[.AG276];&quot;&quot;)" office:value-type="string" office:string-value="johnny-look-cdoor">
            <text:p>johnny-look-cdoor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look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 office:value-type="string">
            <text:p>cdoor</text:p>
          </table:table-cell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johnny</text:p>
          </table:table-cell>
          <table:table-cell table:content-validation-name="val10"/>
          <table:table-cell/>
          <table:table-cell office:value-type="string">
            <text:p>His front door, I guess.</text:p>
          </table:table-cell>
          <table:table-cell table:style-name="ce116" table:number-columns-repeated="3"/>
          <table:table-cell table:style-name="ce135" table:number-columns-repeated="3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277]&amp;[.H277]&amp;[.I277]&amp;[.J277])&gt;0;[.C277]&amp;&quot;-&quot;&amp;[.D277]&amp;&quot;-&quot;&amp;[.G277]&amp;[.H277]&amp;[.I277]&amp;[.J277];[.C277]&amp;&quot;-&quot;&amp;[.N277]&amp;&quot;-&quot;&amp;[.O277])&amp;IF(LEN([.AD277]&amp;[.AE277]&amp;[.AF277]&amp;[.AG277])&gt;0;&quot;-&quot;&amp;[.AD277]&amp;[.AE277]&amp;[.AF277]&amp;[.AG277];&quot;&quot;)" office:value-type="string" office:string-value="johnny-handle-cdoor">
            <text:p>johnny-handle-cdoor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 office:value-type="string">
            <text:p>cdoor</text:p>
          </table:table-cell>
          <table:table-cell office:value-type="float" office:value="1">
            <text:p>1</text:p>
          </table:table-cell>
          <table:table-cell table:number-columns-repeated="2"/>
          <table:table-cell table:content-validation-name="val8"/>
          <table:table-cell/>
          <table:table-cell/>
          <table:table-cell table:content-validation-name="val9" office:value-type="string">
            <text:p>johnny</text:p>
          </table:table-cell>
          <table:table-cell table:content-validation-name="val10"/>
          <table:table-cell/>
          <table:table-cell office:value-type="string">
            <text:p>It's locked, and doesn't even respond to a good kicking.</text:p>
          </table:table-cell>
          <table:table-cell table:style-name="ce116" table:number-columns-repeated="3"/>
          <table:table-cell table:style-name="ce135" table:number-columns-repeated="3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278]&amp;[.H278]&amp;[.I278]&amp;[.J278])&gt;0;[.C278]&amp;&quot;-&quot;&amp;[.D278]&amp;&quot;-&quot;&amp;[.G278]&amp;[.H278]&amp;[.I278]&amp;[.J278];[.C278]&amp;&quot;-&quot;&amp;[.N278]&amp;&quot;-&quot;&amp;[.O278])&amp;IF(LEN([.AD278]&amp;[.AE278]&amp;[.AF278]&amp;[.AG278])&gt;0;&quot;-&quot;&amp;[.AD278]&amp;[.AE278]&amp;[.AF278]&amp;[.AG278];&quot;&quot;)" office:value-type="string" office:string-value="johnny-talk-cdoor">
            <text:p>johnny-talk-cdoor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talk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 office:value-type="string">
            <text:p>cdoor</text:p>
          </table:table-cell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johnny</text:p>
          </table:table-cell>
          <table:table-cell table:content-validation-name="val10"/>
          <table:table-cell/>
          <table:table-cell office:value-type="string">
            <text:p>Whoa, Nelly. <text:s/>Do you WANT him to know we're here?</text:p>
          </table:table-cell>
          <table:table-cell table:style-name="ce116" table:number-columns-repeated="3"/>
          <table:table-cell table:style-name="ce135" table:number-columns-repeated="3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279]&amp;[.H279]&amp;[.I279]&amp;[.J279])&gt;0;[.C279]&amp;&quot;-&quot;&amp;[.D279]&amp;&quot;-&quot;&amp;[.G279]&amp;[.H279]&amp;[.I279]&amp;[.J279];[.C279]&amp;&quot;-&quot;&amp;[.N279]&amp;&quot;-&quot;&amp;[.O279])&amp;IF(LEN([.AD279]&amp;[.AE279]&amp;[.AF279]&amp;[.AG279])&gt;0;&quot;-&quot;&amp;[.AD279]&amp;[.AE279]&amp;[.AF279]&amp;[.AG279];&quot;&quot;)" office:value-type="string" office:string-value="sarah-look-cdoor">
            <text:p>sarah-look-cdoor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look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 office:value-type="string">
            <text:p>cdoor</text:p>
          </table:table-cell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sarah</text:p>
          </table:table-cell>
          <table:table-cell table:content-validation-name="val10"/>
          <table:table-cell/>
          <table:table-cell office:value-type="string">
            <text:p>I hope it's not rigged to explode or anything.</text:p>
          </table:table-cell>
          <table:table-cell table:style-name="ce116" table:number-columns-repeated="3"/>
          <table:table-cell table:style-name="ce135" table:number-columns-repeated="3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280]&amp;[.H280]&amp;[.I280]&amp;[.J280])&gt;0;[.C280]&amp;&quot;-&quot;&amp;[.D280]&amp;&quot;-&quot;&amp;[.G280]&amp;[.H280]&amp;[.I280]&amp;[.J280];[.C280]&amp;&quot;-&quot;&amp;[.N280]&amp;&quot;-&quot;&amp;[.O280])&amp;IF(LEN([.AD280]&amp;[.AE280]&amp;[.AF280]&amp;[.AG280])&gt;0;&quot;-&quot;&amp;[.AD280]&amp;[.AE280]&amp;[.AF280]&amp;[.AG280];&quot;&quot;)" office:value-type="string" office:string-value="sarah-handle-cdoor">
            <text:p>sarah-handle-cdoor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 office:value-type="string">
            <text:p>cdoor</text:p>
          </table:table-cell>
          <table:table-cell office:value-type="float" office:value="1">
            <text:p>1</text:p>
          </table:table-cell>
          <table:table-cell table:number-columns-repeated="2"/>
          <table:table-cell table:content-validation-name="val8"/>
          <table:table-cell/>
          <table:table-cell/>
          <table:table-cell table:content-validation-name="val9" office:value-type="string">
            <text:p>sarah</text:p>
          </table:table-cell>
          <table:table-cell table:content-validation-name="val10"/>
          <table:table-cell/>
          <table:table-cell office:value-type="string">
            <text:p>Locked, of course.</text:p>
          </table:table-cell>
          <table:table-cell table:style-name="ce116" table:number-columns-repeated="3"/>
          <table:table-cell table:style-name="ce135" table:number-columns-repeated="3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281]&amp;[.H281]&amp;[.I281]&amp;[.J281])&gt;0;[.C281]&amp;&quot;-&quot;&amp;[.D281]&amp;&quot;-&quot;&amp;[.G281]&amp;[.H281]&amp;[.I281]&amp;[.J281];[.C281]&amp;&quot;-&quot;&amp;[.N281]&amp;&quot;-&quot;&amp;[.O281])&amp;IF(LEN([.AD281]&amp;[.AE281]&amp;[.AF281]&amp;[.AG281])&gt;0;&quot;-&quot;&amp;[.AD281]&amp;[.AE281]&amp;[.AF281]&amp;[.AG281];&quot;&quot;)" office:value-type="string" office:string-value="sarah-talk-cdoor">
            <text:p>sarah-talk-cdoor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talk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 office:value-type="string">
            <text:p>cdoor</text:p>
          </table:table-cell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sarah</text:p>
          </table:table-cell>
          <table:table-cell table:content-validation-name="val10"/>
          <table:table-cell/>
          <table:table-cell office:value-type="string">
            <text:p>That doesn't seem like a good idea.</text:p>
          </table:table-cell>
          <table:table-cell table:style-name="ce116" table:number-columns-repeated="3"/>
          <table:table-cell table:style-name="ce135" table:number-columns-repeated="3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282]&amp;[.H282]&amp;[.I282]&amp;[.J282])&gt;0;[.C282]&amp;&quot;-&quot;&amp;[.D282]&amp;&quot;-&quot;&amp;[.G282]&amp;[.H282]&amp;[.I282]&amp;[.J282];[.C282]&amp;&quot;-&quot;&amp;[.N282]&amp;&quot;-&quot;&amp;[.O282])&amp;IF(LEN([.AD282]&amp;[.AE282]&amp;[.AF282]&amp;[.AG282])&gt;0;&quot;-&quot;&amp;[.AD282]&amp;[.AE282]&amp;[.AF282]&amp;[.AG282];&quot;&quot;)" office:value-type="string" office:string-value="sarah-pull-cdoor">
            <text:p>sarah-pull-cdoor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pull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 office:value-type="string">
            <text:p>cdoor</text:p>
          </table:table-cell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sarah</text:p>
          </table:table-cell>
          <table:table-cell table:content-validation-name="val10"/>
          <table:table-cell/>
          <table:table-cell office:value-type="string">
            <text:p>It's not responding to whatever it is that I do.</text:p>
          </table:table-cell>
          <table:table-cell table:style-name="ce116" table:number-columns-repeated="3"/>
          <table:table-cell table:style-name="ce135" table:number-columns-repeated="3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283]&amp;[.H283]&amp;[.I283]&amp;[.J283])&gt;0;[.C283]&amp;&quot;-&quot;&amp;[.D283]&amp;&quot;-&quot;&amp;[.G283]&amp;[.H283]&amp;[.I283]&amp;[.J283];[.C283]&amp;&quot;-&quot;&amp;[.N283]&amp;&quot;-&quot;&amp;[.O283])&amp;IF(LEN([.AD283]&amp;[.AE283]&amp;[.AF283]&amp;[.AG283])&gt;0;&quot;-&quot;&amp;[.AD283]&amp;[.AE283]&amp;[.AF283]&amp;[.AG283];&quot;&quot;)" office:value-type="string" office:string-value="sarah-pull-cdoor">
            <text:p>sarah-pull-cdoor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pull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 office:value-type="string">
            <text:p>cdoor</text:p>
          </table:table-cell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sarah</text:p>
          </table:table-cell>
          <table:table-cell table:content-validation-name="val10"/>
          <table:table-cell/>
          <table:table-cell office:value-type="string">
            <text:p>It almost seems as though there's no door there at all.</text:p>
          </table:table-cell>
          <table:table-cell table:style-name="ce116" table:number-columns-repeated="3"/>
          <table:table-cell table:style-name="ce135" table:number-columns-repeated="3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284]&amp;[.H284]&amp;[.I284]&amp;[.J284])&gt;0;[.C284]&amp;&quot;-&quot;&amp;[.D284]&amp;&quot;-&quot;&amp;[.G284]&amp;[.H284]&amp;[.I284]&amp;[.J284];[.C284]&amp;&quot;-&quot;&amp;[.N284]&amp;&quot;-&quot;&amp;[.O284])&amp;IF(LEN([.AD284]&amp;[.AE284]&amp;[.AF284]&amp;[.AG284])&gt;0;&quot;-&quot;&amp;[.AD284]&amp;[.AE284]&amp;[.AF284]&amp;[.AG284];&quot;&quot;)" office:value-type="string" office:string-value="lindsay-look-cwindow">
            <text:p>lindsay-look-cwindow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look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 office:value-type="string">
            <text:p>cwindow</text:p>
          </table:table-cell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lindsay</text:p>
          </table:table-cell>
          <table:table-cell table:content-validation-name="val10"/>
          <table:table-cell/>
          <table:table-cell office:value-type="string">
            <text:p>I can't see much. <text:s/>It looks like it might be a bedroom?</text:p>
          </table:table-cell>
          <table:table-cell table:style-name="ce116" table:number-columns-repeated="3"/>
          <table:table-cell table:style-name="ce135" table:number-columns-repeated="3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285]&amp;[.H285]&amp;[.I285]&amp;[.J285])&gt;0;[.C285]&amp;&quot;-&quot;&amp;[.D285]&amp;&quot;-&quot;&amp;[.G285]&amp;[.H285]&amp;[.I285]&amp;[.J285];[.C285]&amp;&quot;-&quot;&amp;[.N285]&amp;&quot;-&quot;&amp;[.O285])&amp;IF(LEN([.AD285]&amp;[.AE285]&amp;[.AF285]&amp;[.AG285])&gt;0;&quot;-&quot;&amp;[.AD285]&amp;[.AE285]&amp;[.AF285]&amp;[.AG285];&quot;&quot;)" office:value-type="string" office:string-value="lindsay-handle-cwindow">
            <text:p>lindsay-handle-cwindow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 office:value-type="string">
            <text:p>cwindow</text:p>
          </table:table-cell>
          <table:table-cell office:value-type="float" office:value="1">
            <text:p>1</text:p>
          </table:table-cell>
          <table:table-cell table:number-columns-repeated="2"/>
          <table:table-cell table:content-validation-name="val8"/>
          <table:table-cell/>
          <table:table-cell/>
          <table:table-cell table:content-validation-name="val9" office:value-type="string">
            <text:p>lindsay</text:p>
          </table:table-cell>
          <table:table-cell table:content-validation-name="val10"/>
          <table:table-cell/>
          <table:table-cell office:value-type="string">
            <text:p>I can barely reach it. <text:s/>I'm not sure there's any glass on it, though...</text:p>
          </table:table-cell>
          <table:table-cell table:style-name="ce116" table:number-columns-repeated="3"/>
          <table:table-cell table:style-name="ce135" table:number-columns-repeated="3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286]&amp;[.H286]&amp;[.I286]&amp;[.J286])&gt;0;[.C286]&amp;&quot;-&quot;&amp;[.D286]&amp;&quot;-&quot;&amp;[.G286]&amp;[.H286]&amp;[.I286]&amp;[.J286];[.C286]&amp;&quot;-&quot;&amp;[.N286]&amp;&quot;-&quot;&amp;[.O286])&amp;IF(LEN([.AD286]&amp;[.AE286]&amp;[.AF286]&amp;[.AG286])&gt;0;&quot;-&quot;&amp;[.AD286]&amp;[.AE286]&amp;[.AF286]&amp;[.AG286];&quot;&quot;)" office:value-type="string" office:string-value="lindsay-talk-cwindow">
            <text:p>lindsay-talk-cwindow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talk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 office:value-type="string">
            <text:p>cwindow</text:p>
          </table:table-cell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lindsay</text:p>
          </table:table-cell>
          <table:table-cell table:content-validation-name="val10"/>
          <table:table-cell/>
          <table:table-cell office:value-type="string">
            <text:p>I wouldn't want to warn anybody who might be still alive in there.</text:p>
          </table:table-cell>
          <table:table-cell table:style-name="ce116" table:number-columns-repeated="3"/>
          <table:table-cell table:style-name="ce135" table:number-columns-repeated="3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287]&amp;[.H287]&amp;[.I287]&amp;[.J287])&gt;0;[.C287]&amp;&quot;-&quot;&amp;[.D287]&amp;&quot;-&quot;&amp;[.G287]&amp;[.H287]&amp;[.I287]&amp;[.J287];[.C287]&amp;&quot;-&quot;&amp;[.N287]&amp;&quot;-&quot;&amp;[.O287])&amp;IF(LEN([.AD287]&amp;[.AE287]&amp;[.AF287]&amp;[.AG287])&gt;0;&quot;-&quot;&amp;[.AD287]&amp;[.AE287]&amp;[.AF287]&amp;[.AG287];&quot;&quot;)" office:value-type="string" office:string-value="johnny-look-cwindow">
            <text:p>johnny-look-cwindow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look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 office:value-type="string">
            <text:p>cwindow</text:p>
          </table:table-cell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johnny</text:p>
          </table:table-cell>
          <table:table-cell table:content-validation-name="val10"/>
          <table:table-cell/>
          <table:table-cell office:value-type="string">
            <text:p>There doesn't seem to be anything moving inside.</text:p>
          </table:table-cell>
          <table:table-cell table:style-name="ce116" table:number-columns-repeated="3"/>
          <table:table-cell table:style-name="ce135" table:number-columns-repeated="3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288]&amp;[.H288]&amp;[.I288]&amp;[.J288])&gt;0;[.C288]&amp;&quot;-&quot;&amp;[.D288]&amp;&quot;-&quot;&amp;[.G288]&amp;[.H288]&amp;[.I288]&amp;[.J288];[.C288]&amp;&quot;-&quot;&amp;[.N288]&amp;&quot;-&quot;&amp;[.O288])&amp;IF(LEN([.AD288]&amp;[.AE288]&amp;[.AF288]&amp;[.AG288])&gt;0;&quot;-&quot;&amp;[.AD288]&amp;[.AE288]&amp;[.AF288]&amp;[.AG288];&quot;&quot;)" office:value-type="string" office:string-value="johnny-handle-cwindow">
            <text:p>johnny-handle-cwindow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 office:value-type="string">
            <text:p>cwindow</text:p>
          </table:table-cell>
          <table:table-cell office:value-type="float" office:value="1">
            <text:p>1</text:p>
          </table:table-cell>
          <table:table-cell table:number-columns-repeated="2"/>
          <table:table-cell table:content-validation-name="val8"/>
          <table:table-cell/>
          <table:table-cell/>
          <table:table-cell table:content-validation-name="val9" office:value-type="string">
            <text:p>johnny</text:p>
          </table:table-cell>
          <table:table-cell table:content-validation-name="val10"/>
          <table:table-cell/>
          <table:table-cell office:value-type="string">
            <text:p>You know, I think I could make it if I had a bit of a boost.</text:p>
          </table:table-cell>
          <table:table-cell table:style-name="ce116" table:number-columns-repeated="3"/>
          <table:table-cell table:style-name="ce135" table:number-columns-repeated="3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289]&amp;[.H289]&amp;[.I289]&amp;[.J289])&gt;0;[.C289]&amp;&quot;-&quot;&amp;[.D289]&amp;&quot;-&quot;&amp;[.G289]&amp;[.H289]&amp;[.I289]&amp;[.J289];[.C289]&amp;&quot;-&quot;&amp;[.N289]&amp;&quot;-&quot;&amp;[.O289])&amp;IF(LEN([.AD289]&amp;[.AE289]&amp;[.AF289]&amp;[.AG289])&gt;0;&quot;-&quot;&amp;[.AD289]&amp;[.AE289]&amp;[.AF289]&amp;[.AG289];&quot;&quot;)" office:value-type="string" office:string-value="johnny-talk-cwindow">
            <text:p>johnny-talk-cwindow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talk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 office:value-type="string">
            <text:p>cwindow</text:p>
          </table:table-cell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johnny</text:p>
          </table:table-cell>
          <table:table-cell table:content-validation-name="val10"/>
          <table:table-cell/>
          <table:table-cell office:value-type="string">
            <text:p>Whoa, Nelly. <text:s/>Do you WANT him to know we're here?</text:p>
          </table:table-cell>
          <table:table-cell table:style-name="ce116" table:number-columns-repeated="3"/>
          <table:table-cell table:style-name="ce135" table:number-columns-repeated="3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290]&amp;[.H290]&amp;[.I290]&amp;[.J290])&gt;0;[.C290]&amp;&quot;-&quot;&amp;[.D290]&amp;&quot;-&quot;&amp;[.G290]&amp;[.H290]&amp;[.I290]&amp;[.J290];[.C290]&amp;&quot;-&quot;&amp;[.N290]&amp;&quot;-&quot;&amp;[.O290])&amp;IF(LEN([.AD290]&amp;[.AE290]&amp;[.AF290]&amp;[.AG290])&gt;0;&quot;-&quot;&amp;[.AD290]&amp;[.AE290]&amp;[.AF290]&amp;[.AG290];&quot;&quot;)" office:value-type="string" office:string-value="sarah-look-cwindow">
            <text:p>sarah-look-cwindow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look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 office:value-type="string">
            <text:p>cwindow</text:p>
          </table:table-cell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sarah</text:p>
          </table:table-cell>
          <table:table-cell table:content-validation-name="val10"/>
          <table:table-cell/>
          <table:table-cell office:value-type="string">
            <text:p>Very pretty drapes on a very dreary house.</text:p>
          </table:table-cell>
          <table:table-cell table:style-name="ce116" table:number-columns-repeated="3"/>
          <table:table-cell table:style-name="ce135" table:number-columns-repeated="3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291]&amp;[.H291]&amp;[.I291]&amp;[.J291])&gt;0;[.C291]&amp;&quot;-&quot;&amp;[.D291]&amp;&quot;-&quot;&amp;[.G291]&amp;[.H291]&amp;[.I291]&amp;[.J291];[.C291]&amp;&quot;-&quot;&amp;[.N291]&amp;&quot;-&quot;&amp;[.O291])&amp;IF(LEN([.AD291]&amp;[.AE291]&amp;[.AF291]&amp;[.AG291])&gt;0;&quot;-&quot;&amp;[.AD291]&amp;[.AE291]&amp;[.AF291]&amp;[.AG291];&quot;&quot;)" office:value-type="string" office:string-value="sarah-handle-cwindow">
            <text:p>sarah-handle-cwindow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 office:value-type="string">
            <text:p>cwindow</text:p>
          </table:table-cell>
          <table:table-cell office:value-type="float" office:value="1">
            <text:p>1</text:p>
          </table:table-cell>
          <table:table-cell table:number-columns-repeated="2"/>
          <table:table-cell table:content-validation-name="val8"/>
          <table:table-cell/>
          <table:table-cell/>
          <table:table-cell table:content-validation-name="val9" office:value-type="string">
            <text:p>sarah</text:p>
          </table:table-cell>
          <table:table-cell table:content-validation-name="val10"/>
          <table:table-cell/>
          <table:table-cell office:value-type="string">
            <text:p>I wonder... I might be able to climb through it if I had a bit of help.</text:p>
          </table:table-cell>
          <table:table-cell table:style-name="ce116" table:number-columns-repeated="3"/>
          <table:table-cell table:style-name="ce135" table:number-columns-repeated="3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292]&amp;[.H292]&amp;[.I292]&amp;[.J292])&gt;0;[.C292]&amp;&quot;-&quot;&amp;[.D292]&amp;&quot;-&quot;&amp;[.G292]&amp;[.H292]&amp;[.I292]&amp;[.J292];[.C292]&amp;&quot;-&quot;&amp;[.N292]&amp;&quot;-&quot;&amp;[.O292])&amp;IF(LEN([.AD292]&amp;[.AE292]&amp;[.AF292]&amp;[.AG292])&gt;0;&quot;-&quot;&amp;[.AD292]&amp;[.AE292]&amp;[.AF292]&amp;[.AG292];&quot;&quot;)" office:value-type="string" office:string-value="sarah-talk-cwindow">
            <text:p>sarah-talk-cwindow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talk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 office:value-type="string">
            <text:p>cwindow</text:p>
          </table:table-cell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sarah</text:p>
          </table:table-cell>
          <table:table-cell table:content-validation-name="val10"/>
          <table:table-cell/>
          <table:table-cell office:value-type="string">
            <text:p>That doesn't seem like a good idea.</text:p>
          </table:table-cell>
          <table:table-cell table:style-name="ce116" table:number-columns-repeated="3"/>
          <table:table-cell table:style-name="ce135" table:number-columns-repeated="3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293]&amp;[.H293]&amp;[.I293]&amp;[.J293])&gt;0;[.C293]&amp;&quot;-&quot;&amp;[.D293]&amp;&quot;-&quot;&amp;[.G293]&amp;[.H293]&amp;[.I293]&amp;[.J293];[.C293]&amp;&quot;-&quot;&amp;[.N293]&amp;&quot;-&quot;&amp;[.O293])&amp;IF(LEN([.AD293]&amp;[.AE293]&amp;[.AF293]&amp;[.AG293])&gt;0;&quot;-&quot;&amp;[.AD293]&amp;[.AE293]&amp;[.AF293]&amp;[.AG293];&quot;&quot;)" office:value-type="string" office:string-value="sarah-pull-cwindow">
            <text:p>sarah-pull-cwindow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pull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 office:value-type="string">
            <text:p>cwindow</text:p>
          </table:table-cell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sarah</text:p>
          </table:table-cell>
          <table:table-cell table:content-validation-name="val10"/>
          <table:table-cell/>
          <table:table-cell office:value-type="string">
            <text:p>The drapes are responding to the magic, but they're not coming loose.</text:p>
          </table:table-cell>
          <table:table-cell table:style-name="ce116" table:number-columns-repeated="3"/>
          <table:table-cell table:style-name="ce135" table:number-columns-repeated="3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294]&amp;[.H294]&amp;[.I294]&amp;[.J294])&gt;0;[.C294]&amp;&quot;-&quot;&amp;[.D294]&amp;&quot;-&quot;&amp;[.G294]&amp;[.H294]&amp;[.I294]&amp;[.J294];[.C294]&amp;&quot;-&quot;&amp;[.N294]&amp;&quot;-&quot;&amp;[.O294])&amp;IF(LEN([.AD294]&amp;[.AE294]&amp;[.AF294]&amp;[.AG294])&gt;0;&quot;-&quot;&amp;[.AD294]&amp;[.AE294]&amp;[.AF294]&amp;[.AG294];&quot;&quot;)" office:value-type="string" office:string-value="sarah-handle-sarah">
            <text:p>sarah-handle-sarah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 office:value-type="string">
            <text:p>sarah</text:p>
          </table:table-cell>
          <table:table-cell table:content-validation-name="val4"/>
          <table:table-cell table:content-validation-name="val6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sarah</text:p>
          </table:table-cell>
          <table:table-cell table:content-validation-name="val10"/>
          <table:table-cell office:value-type="percentage" office:value="0.5">
            <text:p>50%</text:p>
          </table:table-cell>
          <table:table-cell office:value-type="string">
            <text:p>Nah.</text:p>
          </table:table-cell>
          <table:table-cell table:style-name="ce116" table:number-columns-repeated="3"/>
          <table:table-cell table:style-name="ce135" table:number-columns-repeated="3"/>
          <table:table-cell table:number-columns-repeated="3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88"/>
        </table:table-row>
        <table:table-row table:style-name="ro2">
          <table:table-cell table:formula="of:=IF(LEN([.G295]&amp;[.H295]&amp;[.I295]&amp;[.J295])&gt;0;[.C295]&amp;&quot;-&quot;&amp;[.D295]&amp;&quot;-&quot;&amp;[.G295]&amp;[.H295]&amp;[.I295]&amp;[.J295];[.C295]&amp;&quot;-&quot;&amp;[.N295]&amp;&quot;-&quot;&amp;[.O295])&amp;IF(LEN([.AD295]&amp;[.AE295]&amp;[.AF295]&amp;[.AG295])&gt;0;&quot;-&quot;&amp;[.AD295]&amp;[.AE295]&amp;[.AF295]&amp;[.AG295];&quot;&quot;)" office:value-type="string" office:string-value="lindsay-handle-lindsay">
            <text:p>lindsay-handle-lindsay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 office:value-type="string">
            <text:p>lindsay</text:p>
          </table:table-cell>
          <table:table-cell table:content-validation-name="val4"/>
          <table:table-cell table:content-validation-name="val6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lindsay</text:p>
          </table:table-cell>
          <table:table-cell table:content-validation-name="val10"/>
          <table:table-cell office:value-type="percentage" office:value="0.5">
            <text:p>50%</text:p>
          </table:table-cell>
          <table:table-cell office:value-type="string">
            <text:p>Nice try.</text:p>
          </table:table-cell>
          <table:table-cell table:style-name="ce116" table:number-columns-repeated="3"/>
          <table:table-cell table:style-name="ce135" table:number-columns-repeated="3"/>
          <table:table-cell table:number-columns-repeated="3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88"/>
        </table:table-row>
        <table:table-row table:style-name="ro2">
          <table:table-cell table:formula="of:=IF(LEN([.G296]&amp;[.H296]&amp;[.I296]&amp;[.J296])&gt;0;[.C296]&amp;&quot;-&quot;&amp;[.D296]&amp;&quot;-&quot;&amp;[.G296]&amp;[.H296]&amp;[.I296]&amp;[.J296];[.C296]&amp;&quot;-&quot;&amp;[.N296]&amp;&quot;-&quot;&amp;[.O296])&amp;IF(LEN([.AD296]&amp;[.AE296]&amp;[.AF296]&amp;[.AG296])&gt;0;&quot;-&quot;&amp;[.AD296]&amp;[.AE296]&amp;[.AF296]&amp;[.AG296];&quot;&quot;)" office:value-type="string" office:string-value="johnny-handle-johnny">
            <text:p>johnny-handle-johnny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 office:value-type="string">
            <text:p>johnny</text:p>
          </table:table-cell>
          <table:table-cell table:content-validation-name="val4"/>
          <table:table-cell table:content-validation-name="val6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johnny</text:p>
          </table:table-cell>
          <table:table-cell table:content-validation-name="val10"/>
          <table:table-cell office:value-type="percentage" office:value="0.5">
            <text:p>50%</text:p>
          </table:table-cell>
          <table:table-cell office:value-type="string">
            <text:p>Not here.</text:p>
          </table:table-cell>
          <table:table-cell table:style-name="ce116" table:number-columns-repeated="3"/>
          <table:table-cell table:style-name="ce135" table:number-columns-repeated="3"/>
          <table:table-cell table:number-columns-repeated="3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88"/>
        </table:table-row>
        <table:table-row table:style-name="ro2">
          <table:table-cell table:formula="of:=IF(LEN([.G297]&amp;[.H297]&amp;[.I297]&amp;[.J297])&gt;0;[.C297]&amp;&quot;-&quot;&amp;[.D297]&amp;&quot;-&quot;&amp;[.G297]&amp;[.H297]&amp;[.I297]&amp;[.J297];[.C297]&amp;&quot;-&quot;&amp;[.N297]&amp;&quot;-&quot;&amp;[.O297])&amp;IF(LEN([.AD297]&amp;[.AE297]&amp;[.AF297]&amp;[.AG297])&gt;0;&quot;-&quot;&amp;[.AD297]&amp;[.AE297]&amp;[.AF297]&amp;[.AG297];&quot;&quot;)" office:value-type="string" office:string-value="sarah-handle-lindsay">
            <text:p>sarah-handle-lindsay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handle</text:p>
          </table:table-cell>
          <table:table-cell/>
          <table:table-cell office:value-type="string">
            <text:p>teamState == cabin</text:p>
          </table:table-cell>
          <table:table-cell table:content-validation-name="val3" office:value-type="string">
            <text:p>lindsay</text:p>
          </table:table-cell>
          <table:table-cell table:content-validation-name="val4"/>
          <table:table-cell table:content-validation-name="val6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lindsay</text:p>
          </table:table-cell>
          <table:table-cell table:content-validation-name="val10"/>
          <table:table-cell/>
          <table:table-cell office:value-type="string">
            <text:p>Sure, I can give you a boost.</text:p>
          </table:table-cell>
          <table:table-cell table:style-name="ce116" office:value-type="string">
            <text:p>Screen_X~,~Screen_Y</text:p>
          </table:table-cell>
          <table:table-cell table:style-name="ce116" office:value-type="string">
            <text:p>Characters</text:p>
          </table:table-cell>
          <table:table-cell table:style-name="ce116" office:value-type="string">
            <text:p>30~,~70</text:p>
          </table:table-cell>
          <table:table-cell table:style-name="ce135"/>
          <table:table-cell table:style-name="ce135" office:value-type="string">
            <text:p>lindsay</text:p>
          </table:table-cell>
          <table:table-cell table:style-name="ce135"/>
          <table:table-cell/>
          <table:table-cell office:value-type="float" office:value="1">
            <text:p>1</text:p>
          </table:table-cell>
          <table:table-cell office:value-type="string">
            <text:p>D1</text:p>
          </table:table-cell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88"/>
        </table:table-row>
        <table:table-row table:style-name="ro2">
          <table:table-cell table:formula="of:=IF(LEN([.G298]&amp;[.H298]&amp;[.I298]&amp;[.J298])&gt;0;[.C298]&amp;&quot;-&quot;&amp;[.D298]&amp;&quot;-&quot;&amp;[.G298]&amp;[.H298]&amp;[.I298]&amp;[.J298];[.C298]&amp;&quot;-&quot;&amp;[.N298]&amp;&quot;-&quot;&amp;[.O298])&amp;IF(LEN([.AD298]&amp;[.AE298]&amp;[.AF298]&amp;[.AG298])&gt;0;&quot;-&quot;&amp;[.AD298]&amp;[.AE298]&amp;[.AF298]&amp;[.AG298];&quot;&quot;)" office:value-type="string" office:string-value="sarah-handle-lindsay">
            <text:p>sarah-handle-lindsay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handle</text:p>
          </table:table-cell>
          <table:table-cell/>
          <table:table-cell office:value-type="string">
            <text:p>teamState == cabin</text:p>
          </table:table-cell>
          <table:table-cell table:content-validation-name="val3" office:value-type="string">
            <text:p>lindsay</text:p>
          </table:table-cell>
          <table:table-cell table:content-validation-name="val4"/>
          <table:table-cell table:content-validation-name="val6"/>
          <table:table-cell/>
          <table:table-cell office:value-type="float" office:value="1">
            <text:p>1</text:p>
          </table:table-cell>
          <table:table-cell table:number-columns-repeated="2"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116" office:value-type="string">
            <text:p>Scene_ID~,~Screen_X</text:p>
          </table:table-cell>
          <table:table-cell table:style-name="ce116" office:value-type="string">
            <text:p>Characters</text:p>
          </table:table-cell>
          <table:table-cell table:style-name="ce116" office:value-type="string">
            <text:p>bedroom~,~7.5</text:p>
          </table:table-cell>
          <table:table-cell table:style-name="ce135"/>
          <table:table-cell table:style-name="ce135" office:value-type="string">
            <text:p>sarah</text:p>
          </table:table-cell>
          <table:table-cell table:style-name="ce135"/>
          <table:table-cell office:value-type="float" office:value="1">
            <text:p>1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88"/>
        </table:table-row>
        <table:table-row table:style-name="ro2">
          <table:table-cell table:formula="of:=IF(LEN([.G299]&amp;[.H299]&amp;[.I299]&amp;[.J299])&gt;0;[.C299]&amp;&quot;-&quot;&amp;[.D299]&amp;&quot;-&quot;&amp;[.G299]&amp;[.H299]&amp;[.I299]&amp;[.J299];[.C299]&amp;&quot;-&quot;&amp;[.N299]&amp;&quot;-&quot;&amp;[.O299])&amp;IF(LEN([.AD299]&amp;[.AE299]&amp;[.AF299]&amp;[.AG299])&gt;0;&quot;-&quot;&amp;[.AD299]&amp;[.AE299]&amp;[.AF299]&amp;[.AG299];&quot;&quot;)" office:value-type="string" office:string-value="sarah-handle-lindsay">
            <text:p>sarah-handle-lindsay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handle</text:p>
          </table:table-cell>
          <table:table-cell/>
          <table:table-cell office:value-type="string">
            <text:p>ELSE</text:p>
          </table:table-cell>
          <table:table-cell table:content-validation-name="val3" office:value-type="string">
            <text:p>lindsay</text:p>
          </table:table-cell>
          <table:table-cell table:content-validation-name="val4"/>
          <table:table-cell table:content-validation-name="val6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sarah</text:p>
          </table:table-cell>
          <table:table-cell table:content-validation-name="val10"/>
          <table:table-cell office:value-type="percentage" office:value="0.5">
            <text:p>50%</text:p>
          </table:table-cell>
          <table:table-cell office:value-type="string">
            <text:p>We're just friends.</text:p>
          </table:table-cell>
          <table:table-cell table:style-name="ce116" table:number-columns-repeated="3"/>
          <table:table-cell table:style-name="ce135" table:number-columns-repeated="3"/>
          <table:table-cell table:number-columns-repeated="3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88"/>
        </table:table-row>
        <table:table-row table:style-name="ro2">
          <table:table-cell table:formula="of:=IF(LEN([.G300]&amp;[.H300]&amp;[.I300]&amp;[.J300])&gt;0;[.C300]&amp;&quot;-&quot;&amp;[.D300]&amp;&quot;-&quot;&amp;[.G300]&amp;[.H300]&amp;[.I300]&amp;[.J300];[.C300]&amp;&quot;-&quot;&amp;[.N300]&amp;&quot;-&quot;&amp;[.O300])&amp;IF(LEN([.AD300]&amp;[.AE300]&amp;[.AF300]&amp;[.AG300])&gt;0;&quot;-&quot;&amp;[.AD300]&amp;[.AE300]&amp;[.AF300]&amp;[.AG300];&quot;&quot;)" office:value-type="string" office:string-value="sarah-handle-johnny">
            <text:p>sarah-handle-johnny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handle</text:p>
          </table:table-cell>
          <table:table-cell/>
          <table:table-cell office:value-type="string">
            <text:p>teamState == cabin</text:p>
          </table:table-cell>
          <table:table-cell table:content-validation-name="val3" office:value-type="string">
            <text:p>johnny</text:p>
          </table:table-cell>
          <table:table-cell table:content-validation-name="val4"/>
          <table:table-cell table:content-validation-name="val6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johnny</text:p>
          </table:table-cell>
          <table:table-cell table:content-validation-name="val10"/>
          <table:table-cell/>
          <table:table-cell office:value-type="string">
            <text:p>Sure, just step into my hands.</text:p>
          </table:table-cell>
          <table:table-cell table:style-name="ce116" office:value-type="string">
            <text:p>Screen_X~,~Screen_Y</text:p>
          </table:table-cell>
          <table:table-cell table:style-name="ce116" office:value-type="string">
            <text:p>Characters</text:p>
          </table:table-cell>
          <table:table-cell table:style-name="ce116" office:value-type="string">
            <text:p>30~,~70</text:p>
          </table:table-cell>
          <table:table-cell table:style-name="ce135"/>
          <table:table-cell table:style-name="ce135" office:value-type="string">
            <text:p>johnny</text:p>
          </table:table-cell>
          <table:table-cell table:style-name="ce135"/>
          <table:table-cell/>
          <table:table-cell office:value-type="float" office:value="1">
            <text:p>1</text:p>
          </table:table-cell>
          <table:table-cell office:value-type="string">
            <text:p>D1</text:p>
          </table:table-cell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88"/>
        </table:table-row>
        <table:table-row table:style-name="ro2">
          <table:table-cell table:formula="of:=IF(LEN([.G301]&amp;[.H301]&amp;[.I301]&amp;[.J301])&gt;0;[.C301]&amp;&quot;-&quot;&amp;[.D301]&amp;&quot;-&quot;&amp;[.G301]&amp;[.H301]&amp;[.I301]&amp;[.J301];[.C301]&amp;&quot;-&quot;&amp;[.N301]&amp;&quot;-&quot;&amp;[.O301])&amp;IF(LEN([.AD301]&amp;[.AE301]&amp;[.AF301]&amp;[.AG301])&gt;0;&quot;-&quot;&amp;[.AD301]&amp;[.AE301]&amp;[.AF301]&amp;[.AG301];&quot;&quot;)" office:value-type="string" office:string-value="sarah-handle-johnny">
            <text:p>sarah-handle-johnny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handle</text:p>
          </table:table-cell>
          <table:table-cell/>
          <table:table-cell office:value-type="string">
            <text:p>teamState == cabin</text:p>
          </table:table-cell>
          <table:table-cell table:content-validation-name="val3" office:value-type="string">
            <text:p>johnny</text:p>
          </table:table-cell>
          <table:table-cell table:content-validation-name="val4"/>
          <table:table-cell table:content-validation-name="val6"/>
          <table:table-cell/>
          <table:table-cell office:value-type="float" office:value="1">
            <text:p>1</text:p>
          </table:table-cell>
          <table:table-cell table:number-columns-repeated="2"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116" office:value-type="string">
            <text:p>Scene_ID~,~Screen_X</text:p>
          </table:table-cell>
          <table:table-cell table:style-name="ce116" office:value-type="string">
            <text:p>Characters</text:p>
          </table:table-cell>
          <table:table-cell table:style-name="ce116" office:value-type="string">
            <text:p>bedroom~,~7.5</text:p>
          </table:table-cell>
          <table:table-cell table:style-name="ce135"/>
          <table:table-cell table:style-name="ce135" office:value-type="string">
            <text:p>sarah</text:p>
          </table:table-cell>
          <table:table-cell table:style-name="ce135"/>
          <table:table-cell office:value-type="float" office:value="1">
            <text:p>1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88"/>
        </table:table-row>
        <table:table-row table:style-name="ro2">
          <table:table-cell table:formula="of:=IF(LEN([.G302]&amp;[.H302]&amp;[.I302]&amp;[.J302])&gt;0;[.C302]&amp;&quot;-&quot;&amp;[.D302]&amp;&quot;-&quot;&amp;[.G302]&amp;[.H302]&amp;[.I302]&amp;[.J302];[.C302]&amp;&quot;-&quot;&amp;[.N302]&amp;&quot;-&quot;&amp;[.O302])&amp;IF(LEN([.AD302]&amp;[.AE302]&amp;[.AF302]&amp;[.AG302])&gt;0;&quot;-&quot;&amp;[.AD302]&amp;[.AE302]&amp;[.AF302]&amp;[.AG302];&quot;&quot;)" office:value-type="string" office:string-value="sarah-handle-johnny">
            <text:p>sarah-handle-johnny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handle</text:p>
          </table:table-cell>
          <table:table-cell/>
          <table:table-cell office:value-type="string">
            <text:p>ELSE</text:p>
          </table:table-cell>
          <table:table-cell table:content-validation-name="val3" office:value-type="string">
            <text:p>johnny</text:p>
          </table:table-cell>
          <table:table-cell table:content-validation-name="val4"/>
          <table:table-cell table:content-validation-name="val6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sarah</text:p>
          </table:table-cell>
          <table:table-cell table:content-validation-name="val10"/>
          <table:table-cell office:value-type="percentage" office:value="0.5">
            <text:p>50%</text:p>
          </table:table-cell>
          <table:table-cell office:value-type="string">
            <text:p>Not right now.</text:p>
          </table:table-cell>
          <table:table-cell table:style-name="ce116" table:number-columns-repeated="3"/>
          <table:table-cell table:style-name="ce135" table:number-columns-repeated="3"/>
          <table:table-cell table:number-columns-repeated="3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88"/>
        </table:table-row>
        <table:table-row table:style-name="ro2">
          <table:table-cell table:formula="of:=IF(LEN([.G303]&amp;[.H303]&amp;[.I303]&amp;[.J303])&gt;0;[.C303]&amp;&quot;-&quot;&amp;[.D303]&amp;&quot;-&quot;&amp;[.G303]&amp;[.H303]&amp;[.I303]&amp;[.J303];[.C303]&amp;&quot;-&quot;&amp;[.N303]&amp;&quot;-&quot;&amp;[.O303])&amp;IF(LEN([.AD303]&amp;[.AE303]&amp;[.AF303]&amp;[.AG303])&gt;0;&quot;-&quot;&amp;[.AD303]&amp;[.AE303]&amp;[.AF303]&amp;[.AG303];&quot;&quot;)" office:value-type="string" office:string-value="lindsay-handle-johnny">
            <text:p>lindsay-handle-johnny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handle</text:p>
          </table:table-cell>
          <table:table-cell/>
          <table:table-cell office:value-type="string">
            <text:p>teamState == cabin</text:p>
          </table:table-cell>
          <table:table-cell table:content-validation-name="val3" office:value-type="string">
            <text:p>johnny</text:p>
          </table:table-cell>
          <table:table-cell table:content-validation-name="val4"/>
          <table:table-cell table:content-validation-name="val6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johnny</text:p>
          </table:table-cell>
          <table:table-cell table:content-validation-name="val10"/>
          <table:table-cell/>
          <table:table-cell office:value-type="string">
            <text:p>Sure, just step into my hands.</text:p>
          </table:table-cell>
          <table:table-cell table:style-name="ce116" office:value-type="string">
            <text:p>Screen_X~,~Screen_Y</text:p>
          </table:table-cell>
          <table:table-cell table:style-name="ce116" office:value-type="string">
            <text:p>Characters</text:p>
          </table:table-cell>
          <table:table-cell table:style-name="ce116" office:value-type="string">
            <text:p>30~,~70</text:p>
          </table:table-cell>
          <table:table-cell table:style-name="ce135"/>
          <table:table-cell table:style-name="ce135" office:value-type="string">
            <text:p>johnny</text:p>
          </table:table-cell>
          <table:table-cell table:style-name="ce135"/>
          <table:table-cell/>
          <table:table-cell office:value-type="float" office:value="1">
            <text:p>1</text:p>
          </table:table-cell>
          <table:table-cell office:value-type="string">
            <text:p>D1</text:p>
          </table:table-cell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88"/>
        </table:table-row>
        <table:table-row table:style-name="ro2">
          <table:table-cell table:formula="of:=IF(LEN([.G304]&amp;[.H304]&amp;[.I304]&amp;[.J304])&gt;0;[.C304]&amp;&quot;-&quot;&amp;[.D304]&amp;&quot;-&quot;&amp;[.G304]&amp;[.H304]&amp;[.I304]&amp;[.J304];[.C304]&amp;&quot;-&quot;&amp;[.N304]&amp;&quot;-&quot;&amp;[.O304])&amp;IF(LEN([.AD304]&amp;[.AE304]&amp;[.AF304]&amp;[.AG304])&gt;0;&quot;-&quot;&amp;[.AD304]&amp;[.AE304]&amp;[.AF304]&amp;[.AG304];&quot;&quot;)" office:value-type="string" office:string-value="lindsay-handle-johnny">
            <text:p>lindsay-handle-johnny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handle</text:p>
          </table:table-cell>
          <table:table-cell/>
          <table:table-cell office:value-type="string">
            <text:p>teamState == cabin</text:p>
          </table:table-cell>
          <table:table-cell table:content-validation-name="val3" office:value-type="string">
            <text:p>johnny</text:p>
          </table:table-cell>
          <table:table-cell table:content-validation-name="val4"/>
          <table:table-cell table:content-validation-name="val6"/>
          <table:table-cell/>
          <table:table-cell office:value-type="float" office:value="1">
            <text:p>1</text:p>
          </table:table-cell>
          <table:table-cell table:number-columns-repeated="2"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116" office:value-type="string">
            <text:p>Scene_ID~,~Screen_X</text:p>
          </table:table-cell>
          <table:table-cell table:style-name="ce116" office:value-type="string">
            <text:p>Characters</text:p>
          </table:table-cell>
          <table:table-cell table:style-name="ce116" office:value-type="string">
            <text:p>bedroom~,~7.5</text:p>
          </table:table-cell>
          <table:table-cell table:style-name="ce135"/>
          <table:table-cell table:style-name="ce135" office:value-type="string">
            <text:p>lindsay</text:p>
          </table:table-cell>
          <table:table-cell table:style-name="ce135"/>
          <table:table-cell office:value-type="float" office:value="1">
            <text:p>1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88"/>
        </table:table-row>
        <table:table-row table:style-name="ro2">
          <table:table-cell table:formula="of:=IF(LEN([.G305]&amp;[.H305]&amp;[.I305]&amp;[.J305])&gt;0;[.C305]&amp;&quot;-&quot;&amp;[.D305]&amp;&quot;-&quot;&amp;[.G305]&amp;[.H305]&amp;[.I305]&amp;[.J305];[.C305]&amp;&quot;-&quot;&amp;[.N305]&amp;&quot;-&quot;&amp;[.O305])&amp;IF(LEN([.AD305]&amp;[.AE305]&amp;[.AF305]&amp;[.AG305])&gt;0;&quot;-&quot;&amp;[.AD305]&amp;[.AE305]&amp;[.AF305]&amp;[.AG305];&quot;&quot;)" office:value-type="string" office:string-value="lindsay-handle-johnny">
            <text:p>lindsay-handle-johnny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handle</text:p>
          </table:table-cell>
          <table:table-cell/>
          <table:table-cell office:value-type="string">
            <text:p>ELSE</text:p>
          </table:table-cell>
          <table:table-cell table:content-validation-name="val3" office:value-type="string">
            <text:p>johnny</text:p>
          </table:table-cell>
          <table:table-cell table:content-validation-name="val4"/>
          <table:table-cell table:content-validation-name="val6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lindsay</text:p>
          </table:table-cell>
          <table:table-cell table:content-validation-name="val10"/>
          <table:table-cell office:value-type="percentage" office:value="0.5">
            <text:p>50%</text:p>
          </table:table-cell>
          <table:table-cell office:value-type="string">
            <text:p>He's my brother!</text:p>
          </table:table-cell>
          <table:table-cell table:style-name="ce116" table:number-columns-repeated="3"/>
          <table:table-cell table:style-name="ce135" table:number-columns-repeated="3"/>
          <table:table-cell table:number-columns-repeated="3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88"/>
        </table:table-row>
        <table:table-row table:style-name="ro2">
          <table:table-cell table:formula="of:=IF(LEN([.G306]&amp;[.H306]&amp;[.I306]&amp;[.J306])&gt;0;[.C306]&amp;&quot;-&quot;&amp;[.D306]&amp;&quot;-&quot;&amp;[.G306]&amp;[.H306]&amp;[.I306]&amp;[.J306];[.C306]&amp;&quot;-&quot;&amp;[.N306]&amp;&quot;-&quot;&amp;[.O306])&amp;IF(LEN([.AD306]&amp;[.AE306]&amp;[.AF306]&amp;[.AG306])&gt;0;&quot;-&quot;&amp;[.AD306]&amp;[.AE306]&amp;[.AF306]&amp;[.AG306];&quot;&quot;)" office:value-type="string" office:string-value="lindsay-handle-sarah">
            <text:p>lindsay-handle-sarah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handle</text:p>
          </table:table-cell>
          <table:table-cell/>
          <table:table-cell office:value-type="string">
            <text:p>teamState == cabin</text:p>
          </table:table-cell>
          <table:table-cell table:content-validation-name="val3" office:value-type="string">
            <text:p>sarah</text:p>
          </table:table-cell>
          <table:table-cell table:content-validation-name="val4"/>
          <table:table-cell table:content-validation-name="val6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sarah</text:p>
          </table:table-cell>
          <table:table-cell table:content-validation-name="val10"/>
          <table:table-cell/>
          <table:table-cell office:value-type="string">
            <text:p>Yeah, hop on my shoulders.</text:p>
          </table:table-cell>
          <table:table-cell table:style-name="ce116" office:value-type="string">
            <text:p>Screen_X~,~Screen_Y</text:p>
          </table:table-cell>
          <table:table-cell table:style-name="ce116" office:value-type="string">
            <text:p>Characters</text:p>
          </table:table-cell>
          <table:table-cell table:style-name="ce116" office:value-type="string">
            <text:p>30~,~70</text:p>
          </table:table-cell>
          <table:table-cell table:style-name="ce135"/>
          <table:table-cell table:style-name="ce135" office:value-type="string">
            <text:p>sarah</text:p>
          </table:table-cell>
          <table:table-cell table:style-name="ce135"/>
          <table:table-cell/>
          <table:table-cell office:value-type="float" office:value="1">
            <text:p>1</text:p>
          </table:table-cell>
          <table:table-cell office:value-type="string">
            <text:p>D1</text:p>
          </table:table-cell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88"/>
        </table:table-row>
        <table:table-row table:style-name="ro2">
          <table:table-cell table:formula="of:=IF(LEN([.G307]&amp;[.H307]&amp;[.I307]&amp;[.J307])&gt;0;[.C307]&amp;&quot;-&quot;&amp;[.D307]&amp;&quot;-&quot;&amp;[.G307]&amp;[.H307]&amp;[.I307]&amp;[.J307];[.C307]&amp;&quot;-&quot;&amp;[.N307]&amp;&quot;-&quot;&amp;[.O307])&amp;IF(LEN([.AD307]&amp;[.AE307]&amp;[.AF307]&amp;[.AG307])&gt;0;&quot;-&quot;&amp;[.AD307]&amp;[.AE307]&amp;[.AF307]&amp;[.AG307];&quot;&quot;)" office:value-type="string" office:string-value="lindsay-handle-sarah">
            <text:p>lindsay-handle-sarah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handle</text:p>
          </table:table-cell>
          <table:table-cell/>
          <table:table-cell office:value-type="string">
            <text:p>teamState == cabin</text:p>
          </table:table-cell>
          <table:table-cell table:content-validation-name="val3" office:value-type="string">
            <text:p>sarah</text:p>
          </table:table-cell>
          <table:table-cell table:content-validation-name="val4"/>
          <table:table-cell table:content-validation-name="val6"/>
          <table:table-cell/>
          <table:table-cell office:value-type="float" office:value="1">
            <text:p>1</text:p>
          </table:table-cell>
          <table:table-cell table:number-columns-repeated="2"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116" office:value-type="string">
            <text:p>Scene_ID~,~Screen_X</text:p>
          </table:table-cell>
          <table:table-cell table:style-name="ce116" office:value-type="string">
            <text:p>Characters</text:p>
          </table:table-cell>
          <table:table-cell table:style-name="ce116" office:value-type="string">
            <text:p>bedroom~,~7.5</text:p>
          </table:table-cell>
          <table:table-cell table:style-name="ce135"/>
          <table:table-cell table:style-name="ce135" office:value-type="string">
            <text:p>lindsay</text:p>
          </table:table-cell>
          <table:table-cell table:style-name="ce135"/>
          <table:table-cell office:value-type="float" office:value="1">
            <text:p>1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88"/>
        </table:table-row>
        <table:table-row table:style-name="ro2">
          <table:table-cell table:formula="of:=IF(LEN([.G308]&amp;[.H308]&amp;[.I308]&amp;[.J308])&gt;0;[.C308]&amp;&quot;-&quot;&amp;[.D308]&amp;&quot;-&quot;&amp;[.G308]&amp;[.H308]&amp;[.I308]&amp;[.J308];[.C308]&amp;&quot;-&quot;&amp;[.N308]&amp;&quot;-&quot;&amp;[.O308])&amp;IF(LEN([.AD308]&amp;[.AE308]&amp;[.AF308]&amp;[.AG308])&gt;0;&quot;-&quot;&amp;[.AD308]&amp;[.AE308]&amp;[.AF308]&amp;[.AG308];&quot;&quot;)" office:value-type="string" office:string-value="lindsay-handle-sarah">
            <text:p>lindsay-handle-sarah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handle</text:p>
          </table:table-cell>
          <table:table-cell/>
          <table:table-cell office:value-type="string">
            <text:p>ELSE</text:p>
          </table:table-cell>
          <table:table-cell table:content-validation-name="val3" office:value-type="string">
            <text:p>sarah</text:p>
          </table:table-cell>
          <table:table-cell table:content-validation-name="val4"/>
          <table:table-cell table:content-validation-name="val6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lindsay</text:p>
          </table:table-cell>
          <table:table-cell table:content-validation-name="val10"/>
          <table:table-cell office:value-type="percentage" office:value="0.66">
            <text:p>66%</text:p>
          </table:table-cell>
          <table:table-cell office:value-type="string">
            <text:p>You'd like that, wouldn't you?</text:p>
          </table:table-cell>
          <table:table-cell table:style-name="ce116" table:number-columns-repeated="3"/>
          <table:table-cell table:style-name="ce135" table:number-columns-repeated="3"/>
          <table:table-cell table:number-columns-repeated="3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88"/>
        </table:table-row>
        <table:table-row table:style-name="ro2">
          <table:table-cell table:formula="of:=IF(LEN([.G309]&amp;[.H309]&amp;[.I309]&amp;[.J309])&gt;0;[.C309]&amp;&quot;-&quot;&amp;[.D309]&amp;&quot;-&quot;&amp;[.G309]&amp;[.H309]&amp;[.I309]&amp;[.J309];[.C309]&amp;&quot;-&quot;&amp;[.N309]&amp;&quot;-&quot;&amp;[.O309])&amp;IF(LEN([.AD309]&amp;[.AE309]&amp;[.AF309]&amp;[.AG309])&gt;0;&quot;-&quot;&amp;[.AD309]&amp;[.AE309]&amp;[.AF309]&amp;[.AG309];&quot;&quot;)" office:value-type="string" office:string-value="johnny-handle-lindsay">
            <text:p>johnny-handle-lindsay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handle</text:p>
          </table:table-cell>
          <table:table-cell/>
          <table:table-cell office:value-type="string">
            <text:p>teamState == cabin</text:p>
          </table:table-cell>
          <table:table-cell table:content-validation-name="val3" office:value-type="string">
            <text:p>lindsay</text:p>
          </table:table-cell>
          <table:table-cell table:content-validation-name="val4"/>
          <table:table-cell table:content-validation-name="val6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lindsay</text:p>
          </table:table-cell>
          <table:table-cell table:content-validation-name="val10"/>
          <table:table-cell/>
          <table:table-cell office:value-type="string">
            <text:p>Sure, I can give you a boost.</text:p>
          </table:table-cell>
          <table:table-cell table:style-name="ce116" office:value-type="string">
            <text:p>Screen_X~,~Screen_Y</text:p>
          </table:table-cell>
          <table:table-cell table:style-name="ce116" office:value-type="string">
            <text:p>Characters</text:p>
          </table:table-cell>
          <table:table-cell table:style-name="ce116" office:value-type="string">
            <text:p>30~,~70</text:p>
          </table:table-cell>
          <table:table-cell table:style-name="ce135"/>
          <table:table-cell table:style-name="ce135" office:value-type="string">
            <text:p>lindsay</text:p>
          </table:table-cell>
          <table:table-cell table:style-name="ce135"/>
          <table:table-cell/>
          <table:table-cell office:value-type="float" office:value="1">
            <text:p>1</text:p>
          </table:table-cell>
          <table:table-cell office:value-type="string">
            <text:p>D1</text:p>
          </table:table-cell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88"/>
        </table:table-row>
        <table:table-row table:style-name="ro2">
          <table:table-cell table:formula="of:=IF(LEN([.G310]&amp;[.H310]&amp;[.I310]&amp;[.J310])&gt;0;[.C310]&amp;&quot;-&quot;&amp;[.D310]&amp;&quot;-&quot;&amp;[.G310]&amp;[.H310]&amp;[.I310]&amp;[.J310];[.C310]&amp;&quot;-&quot;&amp;[.N310]&amp;&quot;-&quot;&amp;[.O310])&amp;IF(LEN([.AD310]&amp;[.AE310]&amp;[.AF310]&amp;[.AG310])&gt;0;&quot;-&quot;&amp;[.AD310]&amp;[.AE310]&amp;[.AF310]&amp;[.AG310];&quot;&quot;)" office:value-type="string" office:string-value="johnny-handle-lindsay">
            <text:p>johnny-handle-lindsay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handle</text:p>
          </table:table-cell>
          <table:table-cell/>
          <table:table-cell office:value-type="string">
            <text:p>teamState == cabin</text:p>
          </table:table-cell>
          <table:table-cell table:content-validation-name="val3" office:value-type="string">
            <text:p>lindsay</text:p>
          </table:table-cell>
          <table:table-cell table:content-validation-name="val4"/>
          <table:table-cell table:content-validation-name="val6"/>
          <table:table-cell/>
          <table:table-cell office:value-type="float" office:value="1">
            <text:p>1</text:p>
          </table:table-cell>
          <table:table-cell table:number-columns-repeated="2"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116" office:value-type="string">
            <text:p>Scene_ID~,~Screen_X</text:p>
          </table:table-cell>
          <table:table-cell table:style-name="ce116" office:value-type="string">
            <text:p>Characters</text:p>
          </table:table-cell>
          <table:table-cell table:style-name="ce116" office:value-type="string">
            <text:p>bedroom~,~7.5</text:p>
          </table:table-cell>
          <table:table-cell table:style-name="ce135"/>
          <table:table-cell table:style-name="ce135" office:value-type="string">
            <text:p>johnny</text:p>
          </table:table-cell>
          <table:table-cell table:style-name="ce135"/>
          <table:table-cell office:value-type="float" office:value="1">
            <text:p>1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88"/>
        </table:table-row>
        <table:table-row table:style-name="ro2">
          <table:table-cell table:formula="of:=IF(LEN([.G311]&amp;[.H311]&amp;[.I311]&amp;[.J311])&gt;0;[.C311]&amp;&quot;-&quot;&amp;[.D311]&amp;&quot;-&quot;&amp;[.G311]&amp;[.H311]&amp;[.I311]&amp;[.J311];[.C311]&amp;&quot;-&quot;&amp;[.N311]&amp;&quot;-&quot;&amp;[.O311])&amp;IF(LEN([.AD311]&amp;[.AE311]&amp;[.AF311]&amp;[.AG311])&gt;0;&quot;-&quot;&amp;[.AD311]&amp;[.AE311]&amp;[.AF311]&amp;[.AG311];&quot;&quot;)" office:value-type="string" office:string-value="johnny-handle-lindsay">
            <text:p>johnny-handle-lindsay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handle</text:p>
          </table:table-cell>
          <table:table-cell/>
          <table:table-cell office:value-type="string">
            <text:p>ELSE</text:p>
          </table:table-cell>
          <table:table-cell table:content-validation-name="val3" office:value-type="string">
            <text:p>lindsay</text:p>
          </table:table-cell>
          <table:table-cell table:content-validation-name="val4"/>
          <table:table-cell table:content-validation-name="val6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johnny</text:p>
          </table:table-cell>
          <table:table-cell table:content-validation-name="val10"/>
          <table:table-cell office:value-type="percentage" office:value="0.5">
            <text:p>50%</text:p>
          </table:table-cell>
          <table:table-cell office:value-type="string">
            <text:p>Ew.</text:p>
          </table:table-cell>
          <table:table-cell table:style-name="ce116" table:number-columns-repeated="3"/>
          <table:table-cell table:style-name="ce135" table:number-columns-repeated="3"/>
          <table:table-cell table:number-columns-repeated="3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88"/>
        </table:table-row>
        <table:table-row table:style-name="ro2">
          <table:table-cell table:formula="of:=IF(LEN([.G312]&amp;[.H312]&amp;[.I312]&amp;[.J312])&gt;0;[.C312]&amp;&quot;-&quot;&amp;[.D312]&amp;&quot;-&quot;&amp;[.G312]&amp;[.H312]&amp;[.I312]&amp;[.J312];[.C312]&amp;&quot;-&quot;&amp;[.N312]&amp;&quot;-&quot;&amp;[.O312])&amp;IF(LEN([.AD312]&amp;[.AE312]&amp;[.AF312]&amp;[.AG312])&gt;0;&quot;-&quot;&amp;[.AD312]&amp;[.AE312]&amp;[.AF312]&amp;[.AG312];&quot;&quot;)" office:value-type="string" office:string-value="johnny-handle-sarah">
            <text:p>johnny-handle-sarah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handle</text:p>
          </table:table-cell>
          <table:table-cell/>
          <table:table-cell office:value-type="string">
            <text:p>teamState == cabin</text:p>
          </table:table-cell>
          <table:table-cell table:content-validation-name="val3" office:value-type="string">
            <text:p>sarah</text:p>
          </table:table-cell>
          <table:table-cell table:content-validation-name="val4"/>
          <table:table-cell table:content-validation-name="val6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sarah</text:p>
          </table:table-cell>
          <table:table-cell table:content-validation-name="val10"/>
          <table:table-cell/>
          <table:table-cell office:value-type="string">
            <text:p>Yeah, hop on my shoulders.</text:p>
          </table:table-cell>
          <table:table-cell table:style-name="ce116" office:value-type="string">
            <text:p>Screen_X~,~Screen_Y</text:p>
          </table:table-cell>
          <table:table-cell table:style-name="ce116" office:value-type="string">
            <text:p>Characters</text:p>
          </table:table-cell>
          <table:table-cell table:style-name="ce116" office:value-type="string">
            <text:p>30~,~70</text:p>
          </table:table-cell>
          <table:table-cell table:style-name="ce135"/>
          <table:table-cell table:style-name="ce135" office:value-type="string">
            <text:p>sarah</text:p>
          </table:table-cell>
          <table:table-cell table:style-name="ce135"/>
          <table:table-cell/>
          <table:table-cell office:value-type="float" office:value="1">
            <text:p>1</text:p>
          </table:table-cell>
          <table:table-cell office:value-type="string">
            <text:p>D1</text:p>
          </table:table-cell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88"/>
        </table:table-row>
        <table:table-row table:style-name="ro2">
          <table:table-cell table:formula="of:=IF(LEN([.G313]&amp;[.H313]&amp;[.I313]&amp;[.J313])&gt;0;[.C313]&amp;&quot;-&quot;&amp;[.D313]&amp;&quot;-&quot;&amp;[.G313]&amp;[.H313]&amp;[.I313]&amp;[.J313];[.C313]&amp;&quot;-&quot;&amp;[.N313]&amp;&quot;-&quot;&amp;[.O313])&amp;IF(LEN([.AD313]&amp;[.AE313]&amp;[.AF313]&amp;[.AG313])&gt;0;&quot;-&quot;&amp;[.AD313]&amp;[.AE313]&amp;[.AF313]&amp;[.AG313];&quot;&quot;)" office:value-type="string" office:string-value="johnny-handle-sarah">
            <text:p>johnny-handle-sarah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handle</text:p>
          </table:table-cell>
          <table:table-cell/>
          <table:table-cell office:value-type="string">
            <text:p>teamState == cabin</text:p>
          </table:table-cell>
          <table:table-cell table:content-validation-name="val3" office:value-type="string">
            <text:p>sarah</text:p>
          </table:table-cell>
          <table:table-cell table:content-validation-name="val4"/>
          <table:table-cell table:content-validation-name="val6"/>
          <table:table-cell/>
          <table:table-cell office:value-type="float" office:value="1">
            <text:p>1</text:p>
          </table:table-cell>
          <table:table-cell table:number-columns-repeated="2"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116" office:value-type="string">
            <text:p>Scene_ID~,~Screen_X</text:p>
          </table:table-cell>
          <table:table-cell table:style-name="ce116" office:value-type="string">
            <text:p>Characters</text:p>
          </table:table-cell>
          <table:table-cell table:style-name="ce116" office:value-type="string">
            <text:p>bedroom~,~7.5</text:p>
          </table:table-cell>
          <table:table-cell table:style-name="ce135"/>
          <table:table-cell table:style-name="ce135" office:value-type="string">
            <text:p>johnny</text:p>
          </table:table-cell>
          <table:table-cell table:style-name="ce135"/>
          <table:table-cell office:value-type="float" office:value="1">
            <text:p>1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88"/>
        </table:table-row>
        <table:table-row table:style-name="ro2">
          <table:table-cell table:formula="of:=IF(LEN([.G314]&amp;[.H314]&amp;[.I314]&amp;[.J314])&gt;0;[.C314]&amp;&quot;-&quot;&amp;[.D314]&amp;&quot;-&quot;&amp;[.G314]&amp;[.H314]&amp;[.I314]&amp;[.J314];[.C314]&amp;&quot;-&quot;&amp;[.N314]&amp;&quot;-&quot;&amp;[.O314])&amp;IF(LEN([.AD314]&amp;[.AE314]&amp;[.AF314]&amp;[.AG314])&gt;0;&quot;-&quot;&amp;[.AD314]&amp;[.AE314]&amp;[.AF314]&amp;[.AG314];&quot;&quot;)" office:value-type="string" office:string-value="johnny-handle-sarah">
            <text:p>johnny-handle-sarah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handle</text:p>
          </table:table-cell>
          <table:table-cell/>
          <table:table-cell office:value-type="string">
            <text:p>ELSE</text:p>
          </table:table-cell>
          <table:table-cell table:content-validation-name="val3" office:value-type="string">
            <text:p>sarah</text:p>
          </table:table-cell>
          <table:table-cell table:content-validation-name="val4"/>
          <table:table-cell table:content-validation-name="val6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johnny</text:p>
          </table:table-cell>
          <table:table-cell table:content-validation-name="val10"/>
          <table:table-cell office:value-type="percentage" office:value="0.5">
            <text:p>50%</text:p>
          </table:table-cell>
          <table:table-cell office:value-type="string">
            <text:p>Not here.</text:p>
          </table:table-cell>
          <table:table-cell table:style-name="ce116" table:number-columns-repeated="3"/>
          <table:table-cell table:style-name="ce135" table:number-columns-repeated="3"/>
          <table:table-cell table:number-columns-repeated="3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88"/>
        </table:table-row>
        <table:table-row table:style-name="ro2">
          <table:table-cell table:formula="of:=IF(LEN([.G315]&amp;[.H315]&amp;[.I315]&amp;[.J315])&gt;0;[.C315]&amp;&quot;-&quot;&amp;[.D315]&amp;&quot;-&quot;&amp;[.G315]&amp;[.H315]&amp;[.I315]&amp;[.J315];[.C315]&amp;&quot;-&quot;&amp;[.N315]&amp;&quot;-&quot;&amp;[.O315])&amp;IF(LEN([.AD315]&amp;[.AE315]&amp;[.AF315]&amp;[.AG315])&gt;0;&quot;-&quot;&amp;[.AD315]&amp;[.AE315]&amp;[.AF315]&amp;[.AG315];&quot;&quot;)" office:value-type="string" office:string-value="lindsay-handle-owindow">
            <text:p>lindsay-handle-owindow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 office:value-type="string">
            <text:p>owindow</text:p>
          </table:table-cell>
          <table:table-cell office:value-type="float" office:value="1">
            <text:p>1</text:p>
          </table:table-cell>
          <table:table-cell table:number-columns-repeated="2"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116" office:value-type="string">
            <text:p>Scene_ID~,~Screen_X</text:p>
          </table:table-cell>
          <table:table-cell table:style-name="ce116" office:value-type="string">
            <text:p>Characters</text:p>
          </table:table-cell>
          <table:table-cell table:style-name="ce116" office:value-type="string">
            <text:p>house~,~30</text:p>
          </table:table-cell>
          <table:table-cell table:style-name="ce135"/>
          <table:table-cell table:style-name="ce135" office:value-type="string">
            <text:p>lindsay</text:p>
          </table:table-cell>
          <table:table-cell table:style-name="ce135"/>
          <table:table-cell office:value-type="float" office:value="1">
            <text:p>1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316]&amp;[.H316]&amp;[.I316]&amp;[.J316])&gt;0;[.C316]&amp;&quot;-&quot;&amp;[.D316]&amp;&quot;-&quot;&amp;[.G316]&amp;[.H316]&amp;[.I316]&amp;[.J316];[.C316]&amp;&quot;-&quot;&amp;[.N316]&amp;&quot;-&quot;&amp;[.O316])&amp;IF(LEN([.AD316]&amp;[.AE316]&amp;[.AF316]&amp;[.AG316])&gt;0;&quot;-&quot;&amp;[.AD316]&amp;[.AE316]&amp;[.AF316]&amp;[.AG316];&quot;&quot;)" office:value-type="string" office:string-value="johnny-handle-owindow">
            <text:p>johnny-handle-owindow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 office:value-type="string">
            <text:p>owindow</text:p>
          </table:table-cell>
          <table:table-cell office:value-type="float" office:value="1">
            <text:p>1</text:p>
          </table:table-cell>
          <table:table-cell table:number-columns-repeated="2"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116" office:value-type="string">
            <text:p>Scene_ID~,~Screen_X</text:p>
          </table:table-cell>
          <table:table-cell table:style-name="ce116" office:value-type="string">
            <text:p>Characters</text:p>
          </table:table-cell>
          <table:table-cell table:style-name="ce116" office:value-type="string">
            <text:p>house~,~30</text:p>
          </table:table-cell>
          <table:table-cell table:style-name="ce135"/>
          <table:table-cell table:style-name="ce135" office:value-type="string">
            <text:p>johnny</text:p>
          </table:table-cell>
          <table:table-cell table:style-name="ce135"/>
          <table:table-cell office:value-type="float" office:value="1">
            <text:p>1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317]&amp;[.H317]&amp;[.I317]&amp;[.J317])&gt;0;[.C317]&amp;&quot;-&quot;&amp;[.D317]&amp;&quot;-&quot;&amp;[.G317]&amp;[.H317]&amp;[.I317]&amp;[.J317];[.C317]&amp;&quot;-&quot;&amp;[.N317]&amp;&quot;-&quot;&amp;[.O317])&amp;IF(LEN([.AD317]&amp;[.AE317]&amp;[.AF317]&amp;[.AG317])&gt;0;&quot;-&quot;&amp;[.AD317]&amp;[.AE317]&amp;[.AF317]&amp;[.AG317];&quot;&quot;)" office:value-type="string" office:string-value="sarah-handle-owindow">
            <text:p>sarah-handle-owindow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 office:value-type="string">
            <text:p>owindow</text:p>
          </table:table-cell>
          <table:table-cell office:value-type="float" office:value="1">
            <text:p>1</text:p>
          </table:table-cell>
          <table:table-cell table:number-columns-repeated="2"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116" office:value-type="string">
            <text:p>Scene_ID~,~Screen_X</text:p>
          </table:table-cell>
          <table:table-cell table:style-name="ce116" office:value-type="string">
            <text:p>Characters</text:p>
          </table:table-cell>
          <table:table-cell table:style-name="ce116" office:value-type="string">
            <text:p>house~,~30</text:p>
          </table:table-cell>
          <table:table-cell table:style-name="ce135"/>
          <table:table-cell table:style-name="ce135" office:value-type="string">
            <text:p>sarah</text:p>
          </table:table-cell>
          <table:table-cell table:style-name="ce135"/>
          <table:table-cell office:value-type="float" office:value="1">
            <text:p>1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318]&amp;[.H318]&amp;[.I318]&amp;[.J318])&gt;0;[.C318]&amp;&quot;-&quot;&amp;[.D318]&amp;&quot;-&quot;&amp;[.G318]&amp;[.H318]&amp;[.I318]&amp;[.J318];[.C318]&amp;&quot;-&quot;&amp;[.N318]&amp;&quot;-&quot;&amp;[.O318])&amp;IF(LEN([.AD318]&amp;[.AE318]&amp;[.AF318]&amp;[.AG318])&gt;0;&quot;-&quot;&amp;[.AD318]&amp;[.AE318]&amp;[.AF318]&amp;[.AG318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116" table:number-columns-repeated="3"/>
          <table:table-cell table:style-name="ce135" table:number-columns-repeated="3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319]&amp;[.H319]&amp;[.I319]&amp;[.J319])&gt;0;[.C319]&amp;&quot;-&quot;&amp;[.D319]&amp;&quot;-&quot;&amp;[.G319]&amp;[.H319]&amp;[.I319]&amp;[.J319];[.C319]&amp;&quot;-&quot;&amp;[.N319]&amp;&quot;-&quot;&amp;[.O319])&amp;IF(LEN([.AD319]&amp;[.AE319]&amp;[.AF319]&amp;[.AG319])&gt;0;&quot;-&quot;&amp;[.AD319]&amp;[.AE319]&amp;[.AF319]&amp;[.AG319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116" table:number-columns-repeated="3"/>
          <table:table-cell table:style-name="ce135" table:number-columns-repeated="3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320]&amp;[.H320]&amp;[.I320]&amp;[.J320])&gt;0;[.C320]&amp;&quot;-&quot;&amp;[.D320]&amp;&quot;-&quot;&amp;[.G320]&amp;[.H320]&amp;[.I320]&amp;[.J320];[.C320]&amp;&quot;-&quot;&amp;[.N320]&amp;&quot;-&quot;&amp;[.O320])&amp;IF(LEN([.AD320]&amp;[.AE320]&amp;[.AF320]&amp;[.AG320])&gt;0;&quot;-&quot;&amp;[.AD320]&amp;[.AE320]&amp;[.AF320]&amp;[.AG320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116" table:number-columns-repeated="3"/>
          <table:table-cell table:style-name="ce135" table:number-columns-repeated="3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321]&amp;[.H321]&amp;[.I321]&amp;[.J321])&gt;0;[.C321]&amp;&quot;-&quot;&amp;[.D321]&amp;&quot;-&quot;&amp;[.G321]&amp;[.H321]&amp;[.I321]&amp;[.J321];[.C321]&amp;&quot;-&quot;&amp;[.N321]&amp;&quot;-&quot;&amp;[.O321])&amp;IF(LEN([.AD321]&amp;[.AE321]&amp;[.AF321]&amp;[.AG321])&gt;0;&quot;-&quot;&amp;[.AD321]&amp;[.AE321]&amp;[.AF321]&amp;[.AG321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116" table:number-columns-repeated="3"/>
          <table:table-cell table:style-name="ce135" table:number-columns-repeated="3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322]&amp;[.H322]&amp;[.I322]&amp;[.J322])&gt;0;[.C322]&amp;&quot;-&quot;&amp;[.D322]&amp;&quot;-&quot;&amp;[.G322]&amp;[.H322]&amp;[.I322]&amp;[.J322];[.C322]&amp;&quot;-&quot;&amp;[.N322]&amp;&quot;-&quot;&amp;[.O322])&amp;IF(LEN([.AD322]&amp;[.AE322]&amp;[.AF322]&amp;[.AG322])&gt;0;&quot;-&quot;&amp;[.AD322]&amp;[.AE322]&amp;[.AF322]&amp;[.AG322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116" table:number-columns-repeated="3"/>
          <table:table-cell table:style-name="ce135" table:number-columns-repeated="3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323]&amp;[.H323]&amp;[.I323]&amp;[.J323])&gt;0;[.C323]&amp;&quot;-&quot;&amp;[.D323]&amp;&quot;-&quot;&amp;[.G323]&amp;[.H323]&amp;[.I323]&amp;[.J323];[.C323]&amp;&quot;-&quot;&amp;[.N323]&amp;&quot;-&quot;&amp;[.O323])&amp;IF(LEN([.AD323]&amp;[.AE323]&amp;[.AF323]&amp;[.AG323])&gt;0;&quot;-&quot;&amp;[.AD323]&amp;[.AE323]&amp;[.AF323]&amp;[.AG323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116" table:number-columns-repeated="3"/>
          <table:table-cell table:style-name="ce135" table:number-columns-repeated="3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324]&amp;[.H324]&amp;[.I324]&amp;[.J324])&gt;0;[.C324]&amp;&quot;-&quot;&amp;[.D324]&amp;&quot;-&quot;&amp;[.G324]&amp;[.H324]&amp;[.I324]&amp;[.J324];[.C324]&amp;&quot;-&quot;&amp;[.N324]&amp;&quot;-&quot;&amp;[.O324])&amp;IF(LEN([.AD324]&amp;[.AE324]&amp;[.AF324]&amp;[.AG324])&gt;0;&quot;-&quot;&amp;[.AD324]&amp;[.AE324]&amp;[.AF324]&amp;[.AG324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116" table:number-columns-repeated="3"/>
          <table:table-cell table:style-name="ce135" table:number-columns-repeated="3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325]&amp;[.H325]&amp;[.I325]&amp;[.J325])&gt;0;[.C325]&amp;&quot;-&quot;&amp;[.D325]&amp;&quot;-&quot;&amp;[.G325]&amp;[.H325]&amp;[.I325]&amp;[.J325];[.C325]&amp;&quot;-&quot;&amp;[.N325]&amp;&quot;-&quot;&amp;[.O325])&amp;IF(LEN([.AD325]&amp;[.AE325]&amp;[.AF325]&amp;[.AG325])&gt;0;&quot;-&quot;&amp;[.AD325]&amp;[.AE325]&amp;[.AF325]&amp;[.AG325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116" table:number-columns-repeated="3"/>
          <table:table-cell table:style-name="ce135" table:number-columns-repeated="3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326]&amp;[.H326]&amp;[.I326]&amp;[.J326])&gt;0;[.C326]&amp;&quot;-&quot;&amp;[.D326]&amp;&quot;-&quot;&amp;[.G326]&amp;[.H326]&amp;[.I326]&amp;[.J326];[.C326]&amp;&quot;-&quot;&amp;[.N326]&amp;&quot;-&quot;&amp;[.O326])&amp;IF(LEN([.AD326]&amp;[.AE326]&amp;[.AF326]&amp;[.AG326])&gt;0;&quot;-&quot;&amp;[.AD326]&amp;[.AE326]&amp;[.AF326]&amp;[.AG326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116" table:number-columns-repeated="3"/>
          <table:table-cell table:style-name="ce135" table:number-columns-repeated="3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327]&amp;[.H327]&amp;[.I327]&amp;[.J327])&gt;0;[.C327]&amp;&quot;-&quot;&amp;[.D327]&amp;&quot;-&quot;&amp;[.G327]&amp;[.H327]&amp;[.I327]&amp;[.J327];[.C327]&amp;&quot;-&quot;&amp;[.N327]&amp;&quot;-&quot;&amp;[.O327])&amp;IF(LEN([.AD327]&amp;[.AE327]&amp;[.AF327]&amp;[.AG327])&gt;0;&quot;-&quot;&amp;[.AD327]&amp;[.AE327]&amp;[.AF327]&amp;[.AG327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116" table:number-columns-repeated="3"/>
          <table:table-cell table:style-name="ce135" table:number-columns-repeated="3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328]&amp;[.H328]&amp;[.I328]&amp;[.J328])&gt;0;[.C328]&amp;&quot;-&quot;&amp;[.D328]&amp;&quot;-&quot;&amp;[.G328]&amp;[.H328]&amp;[.I328]&amp;[.J328];[.C328]&amp;&quot;-&quot;&amp;[.N328]&amp;&quot;-&quot;&amp;[.O328])&amp;IF(LEN([.AD328]&amp;[.AE328]&amp;[.AF328]&amp;[.AG328])&gt;0;&quot;-&quot;&amp;[.AD328]&amp;[.AE328]&amp;[.AF328]&amp;[.AG328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116" table:number-columns-repeated="3"/>
          <table:table-cell table:style-name="ce135" table:number-columns-repeated="3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329]&amp;[.H329]&amp;[.I329]&amp;[.J329])&gt;0;[.C329]&amp;&quot;-&quot;&amp;[.D329]&amp;&quot;-&quot;&amp;[.G329]&amp;[.H329]&amp;[.I329]&amp;[.J329];[.C329]&amp;&quot;-&quot;&amp;[.N329]&amp;&quot;-&quot;&amp;[.O329])&amp;IF(LEN([.AD329]&amp;[.AE329]&amp;[.AF329]&amp;[.AG329])&gt;0;&quot;-&quot;&amp;[.AD329]&amp;[.AE329]&amp;[.AF329]&amp;[.AG329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116" table:number-columns-repeated="3"/>
          <table:table-cell table:style-name="ce135" table:number-columns-repeated="3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330]&amp;[.H330]&amp;[.I330]&amp;[.J330])&gt;0;[.C330]&amp;&quot;-&quot;&amp;[.D330]&amp;&quot;-&quot;&amp;[.G330]&amp;[.H330]&amp;[.I330]&amp;[.J330];[.C330]&amp;&quot;-&quot;&amp;[.N330]&amp;&quot;-&quot;&amp;[.O330])&amp;IF(LEN([.AD330]&amp;[.AE330]&amp;[.AF330]&amp;[.AG330])&gt;0;&quot;-&quot;&amp;[.AD330]&amp;[.AE330]&amp;[.AF330]&amp;[.AG330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116" table:number-columns-repeated="3"/>
          <table:table-cell table:style-name="ce135" table:number-columns-repeated="3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331]&amp;[.H331]&amp;[.I331]&amp;[.J331])&gt;0;[.C331]&amp;&quot;-&quot;&amp;[.D331]&amp;&quot;-&quot;&amp;[.G331]&amp;[.H331]&amp;[.I331]&amp;[.J331];[.C331]&amp;&quot;-&quot;&amp;[.N331]&amp;&quot;-&quot;&amp;[.O331])&amp;IF(LEN([.AD331]&amp;[.AE331]&amp;[.AF331]&amp;[.AG331])&gt;0;&quot;-&quot;&amp;[.AD331]&amp;[.AE331]&amp;[.AF331]&amp;[.AG331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116" table:number-columns-repeated="3"/>
          <table:table-cell table:style-name="ce135" table:number-columns-repeated="3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332]&amp;[.H332]&amp;[.I332]&amp;[.J332])&gt;0;[.C332]&amp;&quot;-&quot;&amp;[.D332]&amp;&quot;-&quot;&amp;[.G332]&amp;[.H332]&amp;[.I332]&amp;[.J332];[.C332]&amp;&quot;-&quot;&amp;[.N332]&amp;&quot;-&quot;&amp;[.O332])&amp;IF(LEN([.AD332]&amp;[.AE332]&amp;[.AF332]&amp;[.AG332])&gt;0;&quot;-&quot;&amp;[.AD332]&amp;[.AE332]&amp;[.AF332]&amp;[.AG332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116" table:number-columns-repeated="3"/>
          <table:table-cell table:style-name="ce135" table:number-columns-repeated="3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333]&amp;[.H333]&amp;[.I333]&amp;[.J333])&gt;0;[.C333]&amp;&quot;-&quot;&amp;[.D333]&amp;&quot;-&quot;&amp;[.G333]&amp;[.H333]&amp;[.I333]&amp;[.J333];[.C333]&amp;&quot;-&quot;&amp;[.N333]&amp;&quot;-&quot;&amp;[.O333])&amp;IF(LEN([.AD333]&amp;[.AE333]&amp;[.AF333]&amp;[.AG333])&gt;0;&quot;-&quot;&amp;[.AD333]&amp;[.AE333]&amp;[.AF333]&amp;[.AG333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116" table:number-columns-repeated="3"/>
          <table:table-cell table:style-name="ce135" table:number-columns-repeated="3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334]&amp;[.H334]&amp;[.I334]&amp;[.J334])&gt;0;[.C334]&amp;&quot;-&quot;&amp;[.D334]&amp;&quot;-&quot;&amp;[.G334]&amp;[.H334]&amp;[.I334]&amp;[.J334];[.C334]&amp;&quot;-&quot;&amp;[.N334]&amp;&quot;-&quot;&amp;[.O334])&amp;IF(LEN([.AD334]&amp;[.AE334]&amp;[.AF334]&amp;[.AG334])&gt;0;&quot;-&quot;&amp;[.AD334]&amp;[.AE334]&amp;[.AF334]&amp;[.AG334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116" table:number-columns-repeated="3"/>
          <table:table-cell table:style-name="ce135" table:number-columns-repeated="3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335]&amp;[.H335]&amp;[.I335]&amp;[.J335])&gt;0;[.C335]&amp;&quot;-&quot;&amp;[.D335]&amp;&quot;-&quot;&amp;[.G335]&amp;[.H335]&amp;[.I335]&amp;[.J335];[.C335]&amp;&quot;-&quot;&amp;[.N335]&amp;&quot;-&quot;&amp;[.O335])&amp;IF(LEN([.AD335]&amp;[.AE335]&amp;[.AF335]&amp;[.AG335])&gt;0;&quot;-&quot;&amp;[.AD335]&amp;[.AE335]&amp;[.AF335]&amp;[.AG335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116" table:number-columns-repeated="3"/>
          <table:table-cell table:style-name="ce135" table:number-columns-repeated="3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336]&amp;[.H336]&amp;[.I336]&amp;[.J336])&gt;0;[.C336]&amp;&quot;-&quot;&amp;[.D336]&amp;&quot;-&quot;&amp;[.G336]&amp;[.H336]&amp;[.I336]&amp;[.J336];[.C336]&amp;&quot;-&quot;&amp;[.N336]&amp;&quot;-&quot;&amp;[.O336])&amp;IF(LEN([.AD336]&amp;[.AE336]&amp;[.AF336]&amp;[.AG336])&gt;0;&quot;-&quot;&amp;[.AD336]&amp;[.AE336]&amp;[.AF336]&amp;[.AG336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116" table:number-columns-repeated="3"/>
          <table:table-cell table:style-name="ce135" table:number-columns-repeated="3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337]&amp;[.H337]&amp;[.I337]&amp;[.J337])&gt;0;[.C337]&amp;&quot;-&quot;&amp;[.D337]&amp;&quot;-&quot;&amp;[.G337]&amp;[.H337]&amp;[.I337]&amp;[.J337];[.C337]&amp;&quot;-&quot;&amp;[.N337]&amp;&quot;-&quot;&amp;[.O337])&amp;IF(LEN([.AD337]&amp;[.AE337]&amp;[.AF337]&amp;[.AG337])&gt;0;&quot;-&quot;&amp;[.AD337]&amp;[.AE337]&amp;[.AF337]&amp;[.AG337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116" table:number-columns-repeated="3"/>
          <table:table-cell table:style-name="ce135" table:number-columns-repeated="3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338]&amp;[.H338]&amp;[.I338]&amp;[.J338])&gt;0;[.C338]&amp;&quot;-&quot;&amp;[.D338]&amp;&quot;-&quot;&amp;[.G338]&amp;[.H338]&amp;[.I338]&amp;[.J338];[.C338]&amp;&quot;-&quot;&amp;[.N338]&amp;&quot;-&quot;&amp;[.O338])&amp;IF(LEN([.AD338]&amp;[.AE338]&amp;[.AF338]&amp;[.AG338])&gt;0;&quot;-&quot;&amp;[.AD338]&amp;[.AE338]&amp;[.AF338]&amp;[.AG338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116" table:number-columns-repeated="3"/>
          <table:table-cell table:style-name="ce135" table:number-columns-repeated="3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339]&amp;[.H339]&amp;[.I339]&amp;[.J339])&gt;0;[.C339]&amp;&quot;-&quot;&amp;[.D339]&amp;&quot;-&quot;&amp;[.G339]&amp;[.H339]&amp;[.I339]&amp;[.J339];[.C339]&amp;&quot;-&quot;&amp;[.N339]&amp;&quot;-&quot;&amp;[.O339])&amp;IF(LEN([.AD339]&amp;[.AE339]&amp;[.AF339]&amp;[.AG339])&gt;0;&quot;-&quot;&amp;[.AD339]&amp;[.AE339]&amp;[.AF339]&amp;[.AG339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116" table:number-columns-repeated="3"/>
          <table:table-cell table:style-name="ce135" table:number-columns-repeated="3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340]&amp;[.H340]&amp;[.I340]&amp;[.J340])&gt;0;[.C340]&amp;&quot;-&quot;&amp;[.D340]&amp;&quot;-&quot;&amp;[.G340]&amp;[.H340]&amp;[.I340]&amp;[.J340];[.C340]&amp;&quot;-&quot;&amp;[.N340]&amp;&quot;-&quot;&amp;[.O340])&amp;IF(LEN([.AD340]&amp;[.AE340]&amp;[.AF340]&amp;[.AG340])&gt;0;&quot;-&quot;&amp;[.AD340]&amp;[.AE340]&amp;[.AF340]&amp;[.AG340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116" table:number-columns-repeated="3"/>
          <table:table-cell table:style-name="ce135" table:number-columns-repeated="3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341]&amp;[.H341]&amp;[.I341]&amp;[.J341])&gt;0;[.C341]&amp;&quot;-&quot;&amp;[.D341]&amp;&quot;-&quot;&amp;[.G341]&amp;[.H341]&amp;[.I341]&amp;[.J341];[.C341]&amp;&quot;-&quot;&amp;[.N341]&amp;&quot;-&quot;&amp;[.O341])&amp;IF(LEN([.AD341]&amp;[.AE341]&amp;[.AF341]&amp;[.AG341])&gt;0;&quot;-&quot;&amp;[.AD341]&amp;[.AE341]&amp;[.AF341]&amp;[.AG341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116" table:number-columns-repeated="3"/>
          <table:table-cell table:style-name="ce135" table:number-columns-repeated="3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342]&amp;[.H342]&amp;[.I342]&amp;[.J342])&gt;0;[.C342]&amp;&quot;-&quot;&amp;[.D342]&amp;&quot;-&quot;&amp;[.G342]&amp;[.H342]&amp;[.I342]&amp;[.J342];[.C342]&amp;&quot;-&quot;&amp;[.N342]&amp;&quot;-&quot;&amp;[.O342])&amp;IF(LEN([.AD342]&amp;[.AE342]&amp;[.AF342]&amp;[.AG342])&gt;0;&quot;-&quot;&amp;[.AD342]&amp;[.AE342]&amp;[.AF342]&amp;[.AG342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116" table:number-columns-repeated="3"/>
          <table:table-cell table:style-name="ce135" table:number-columns-repeated="3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343]&amp;[.H343]&amp;[.I343]&amp;[.J343])&gt;0;[.C343]&amp;&quot;-&quot;&amp;[.D343]&amp;&quot;-&quot;&amp;[.G343]&amp;[.H343]&amp;[.I343]&amp;[.J343];[.C343]&amp;&quot;-&quot;&amp;[.N343]&amp;&quot;-&quot;&amp;[.O343])&amp;IF(LEN([.AD343]&amp;[.AE343]&amp;[.AF343]&amp;[.AG343])&gt;0;&quot;-&quot;&amp;[.AD343]&amp;[.AE343]&amp;[.AF343]&amp;[.AG343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116" table:number-columns-repeated="3"/>
          <table:table-cell table:style-name="ce135" table:number-columns-repeated="3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344]&amp;[.H344]&amp;[.I344]&amp;[.J344])&gt;0;[.C344]&amp;&quot;-&quot;&amp;[.D344]&amp;&quot;-&quot;&amp;[.G344]&amp;[.H344]&amp;[.I344]&amp;[.J344];[.C344]&amp;&quot;-&quot;&amp;[.N344]&amp;&quot;-&quot;&amp;[.O344])&amp;IF(LEN([.AD344]&amp;[.AE344]&amp;[.AF344]&amp;[.AG344])&gt;0;&quot;-&quot;&amp;[.AD344]&amp;[.AE344]&amp;[.AF344]&amp;[.AG344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116" table:number-columns-repeated="3"/>
          <table:table-cell table:style-name="ce135" table:number-columns-repeated="3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345]&amp;[.H345]&amp;[.I345]&amp;[.J345])&gt;0;[.C345]&amp;&quot;-&quot;&amp;[.D345]&amp;&quot;-&quot;&amp;[.G345]&amp;[.H345]&amp;[.I345]&amp;[.J345];[.C345]&amp;&quot;-&quot;&amp;[.N345]&amp;&quot;-&quot;&amp;[.O345])&amp;IF(LEN([.AD345]&amp;[.AE345]&amp;[.AF345]&amp;[.AG345])&gt;0;&quot;-&quot;&amp;[.AD345]&amp;[.AE345]&amp;[.AF345]&amp;[.AG345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116" table:number-columns-repeated="3"/>
          <table:table-cell table:style-name="ce135" table:number-columns-repeated="3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346]&amp;[.H346]&amp;[.I346]&amp;[.J346])&gt;0;[.C346]&amp;&quot;-&quot;&amp;[.D346]&amp;&quot;-&quot;&amp;[.G346]&amp;[.H346]&amp;[.I346]&amp;[.J346];[.C346]&amp;&quot;-&quot;&amp;[.N346]&amp;&quot;-&quot;&amp;[.O346])&amp;IF(LEN([.AD346]&amp;[.AE346]&amp;[.AF346]&amp;[.AG346])&gt;0;&quot;-&quot;&amp;[.AD346]&amp;[.AE346]&amp;[.AF346]&amp;[.AG346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116" table:number-columns-repeated="3"/>
          <table:table-cell table:style-name="ce135" table:number-columns-repeated="3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347]&amp;[.H347]&amp;[.I347]&amp;[.J347])&gt;0;[.C347]&amp;&quot;-&quot;&amp;[.D347]&amp;&quot;-&quot;&amp;[.G347]&amp;[.H347]&amp;[.I347]&amp;[.J347];[.C347]&amp;&quot;-&quot;&amp;[.N347]&amp;&quot;-&quot;&amp;[.O347])&amp;IF(LEN([.AD347]&amp;[.AE347]&amp;[.AF347]&amp;[.AG347])&gt;0;&quot;-&quot;&amp;[.AD347]&amp;[.AE347]&amp;[.AF347]&amp;[.AG347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116" table:number-columns-repeated="3"/>
          <table:table-cell table:style-name="ce135" table:number-columns-repeated="3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348]&amp;[.H348]&amp;[.I348]&amp;[.J348])&gt;0;[.C348]&amp;&quot;-&quot;&amp;[.D348]&amp;&quot;-&quot;&amp;[.G348]&amp;[.H348]&amp;[.I348]&amp;[.J348];[.C348]&amp;&quot;-&quot;&amp;[.N348]&amp;&quot;-&quot;&amp;[.O348])&amp;IF(LEN([.AD348]&amp;[.AE348]&amp;[.AF348]&amp;[.AG348])&gt;0;&quot;-&quot;&amp;[.AD348]&amp;[.AE348]&amp;[.AF348]&amp;[.AG348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116" table:number-columns-repeated="3"/>
          <table:table-cell table:style-name="ce135" table:number-columns-repeated="3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349]&amp;[.H349]&amp;[.I349]&amp;[.J349])&gt;0;[.C349]&amp;&quot;-&quot;&amp;[.D349]&amp;&quot;-&quot;&amp;[.G349]&amp;[.H349]&amp;[.I349]&amp;[.J349];[.C349]&amp;&quot;-&quot;&amp;[.N349]&amp;&quot;-&quot;&amp;[.O349])&amp;IF(LEN([.AD349]&amp;[.AE349]&amp;[.AF349]&amp;[.AG349])&gt;0;&quot;-&quot;&amp;[.AD349]&amp;[.AE349]&amp;[.AF349]&amp;[.AG349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116" table:number-columns-repeated="3"/>
          <table:table-cell table:style-name="ce135" table:number-columns-repeated="3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350]&amp;[.H350]&amp;[.I350]&amp;[.J350])&gt;0;[.C350]&amp;&quot;-&quot;&amp;[.D350]&amp;&quot;-&quot;&amp;[.G350]&amp;[.H350]&amp;[.I350]&amp;[.J350];[.C350]&amp;&quot;-&quot;&amp;[.N350]&amp;&quot;-&quot;&amp;[.O350])&amp;IF(LEN([.AD350]&amp;[.AE350]&amp;[.AF350]&amp;[.AG350])&gt;0;&quot;-&quot;&amp;[.AD350]&amp;[.AE350]&amp;[.AF350]&amp;[.AG350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116" table:number-columns-repeated="3"/>
          <table:table-cell table:style-name="ce135" table:number-columns-repeated="3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351]&amp;[.H351]&amp;[.I351]&amp;[.J351])&gt;0;[.C351]&amp;&quot;-&quot;&amp;[.D351]&amp;&quot;-&quot;&amp;[.G351]&amp;[.H351]&amp;[.I351]&amp;[.J351];[.C351]&amp;&quot;-&quot;&amp;[.N351]&amp;&quot;-&quot;&amp;[.O351])&amp;IF(LEN([.AD351]&amp;[.AE351]&amp;[.AF351]&amp;[.AG351])&gt;0;&quot;-&quot;&amp;[.AD351]&amp;[.AE351]&amp;[.AF351]&amp;[.AG351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116" table:number-columns-repeated="3"/>
          <table:table-cell table:style-name="ce135" table:number-columns-repeated="3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352]&amp;[.H352]&amp;[.I352]&amp;[.J352])&gt;0;[.C352]&amp;&quot;-&quot;&amp;[.D352]&amp;&quot;-&quot;&amp;[.G352]&amp;[.H352]&amp;[.I352]&amp;[.J352];[.C352]&amp;&quot;-&quot;&amp;[.N352]&amp;&quot;-&quot;&amp;[.O352])&amp;IF(LEN([.AD352]&amp;[.AE352]&amp;[.AF352]&amp;[.AG352])&gt;0;&quot;-&quot;&amp;[.AD352]&amp;[.AE352]&amp;[.AF352]&amp;[.AG352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116" table:number-columns-repeated="3"/>
          <table:table-cell table:style-name="ce135" table:number-columns-repeated="3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353]&amp;[.H353]&amp;[.I353]&amp;[.J353])&gt;0;[.C353]&amp;&quot;-&quot;&amp;[.D353]&amp;&quot;-&quot;&amp;[.G353]&amp;[.H353]&amp;[.I353]&amp;[.J353];[.C353]&amp;&quot;-&quot;&amp;[.N353]&amp;&quot;-&quot;&amp;[.O353])&amp;IF(LEN([.AD353]&amp;[.AE353]&amp;[.AF353]&amp;[.AG353])&gt;0;&quot;-&quot;&amp;[.AD353]&amp;[.AE353]&amp;[.AF353]&amp;[.AG353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116" table:number-columns-repeated="3"/>
          <table:table-cell table:style-name="ce135" table:number-columns-repeated="3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354]&amp;[.H354]&amp;[.I354]&amp;[.J354])&gt;0;[.C354]&amp;&quot;-&quot;&amp;[.D354]&amp;&quot;-&quot;&amp;[.G354]&amp;[.H354]&amp;[.I354]&amp;[.J354];[.C354]&amp;&quot;-&quot;&amp;[.N354]&amp;&quot;-&quot;&amp;[.O354])&amp;IF(LEN([.AD354]&amp;[.AE354]&amp;[.AF354]&amp;[.AG354])&gt;0;&quot;-&quot;&amp;[.AD354]&amp;[.AE354]&amp;[.AF354]&amp;[.AG354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116" table:number-columns-repeated="3"/>
          <table:table-cell table:style-name="ce135" table:number-columns-repeated="3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355]&amp;[.H355]&amp;[.I355]&amp;[.J355])&gt;0;[.C355]&amp;&quot;-&quot;&amp;[.D355]&amp;&quot;-&quot;&amp;[.G355]&amp;[.H355]&amp;[.I355]&amp;[.J355];[.C355]&amp;&quot;-&quot;&amp;[.N355]&amp;&quot;-&quot;&amp;[.O355])&amp;IF(LEN([.AD355]&amp;[.AE355]&amp;[.AF355]&amp;[.AG355])&gt;0;&quot;-&quot;&amp;[.AD355]&amp;[.AE355]&amp;[.AF355]&amp;[.AG355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116" table:number-columns-repeated="3"/>
          <table:table-cell table:style-name="ce135" table:number-columns-repeated="3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356]&amp;[.H356]&amp;[.I356]&amp;[.J356])&gt;0;[.C356]&amp;&quot;-&quot;&amp;[.D356]&amp;&quot;-&quot;&amp;[.G356]&amp;[.H356]&amp;[.I356]&amp;[.J356];[.C356]&amp;&quot;-&quot;&amp;[.N356]&amp;&quot;-&quot;&amp;[.O356])&amp;IF(LEN([.AD356]&amp;[.AE356]&amp;[.AF356]&amp;[.AG356])&gt;0;&quot;-&quot;&amp;[.AD356]&amp;[.AE356]&amp;[.AF356]&amp;[.AG356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116" table:number-columns-repeated="3"/>
          <table:table-cell table:style-name="ce135" table:number-columns-repeated="3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357]&amp;[.H357]&amp;[.I357]&amp;[.J357])&gt;0;[.C357]&amp;&quot;-&quot;&amp;[.D357]&amp;&quot;-&quot;&amp;[.G357]&amp;[.H357]&amp;[.I357]&amp;[.J357];[.C357]&amp;&quot;-&quot;&amp;[.N357]&amp;&quot;-&quot;&amp;[.O357])&amp;IF(LEN([.AD357]&amp;[.AE357]&amp;[.AF357]&amp;[.AG357])&gt;0;&quot;-&quot;&amp;[.AD357]&amp;[.AE357]&amp;[.AF357]&amp;[.AG357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116" table:number-columns-repeated="3"/>
          <table:table-cell table:style-name="ce135" table:number-columns-repeated="3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358]&amp;[.H358]&amp;[.I358]&amp;[.J358])&gt;0;[.C358]&amp;&quot;-&quot;&amp;[.D358]&amp;&quot;-&quot;&amp;[.G358]&amp;[.H358]&amp;[.I358]&amp;[.J358];[.C358]&amp;&quot;-&quot;&amp;[.N358]&amp;&quot;-&quot;&amp;[.O358])&amp;IF(LEN([.AD358]&amp;[.AE358]&amp;[.AF358]&amp;[.AG358])&gt;0;&quot;-&quot;&amp;[.AD358]&amp;[.AE358]&amp;[.AF358]&amp;[.AG358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116" table:number-columns-repeated="3"/>
          <table:table-cell table:style-name="ce135" table:number-columns-repeated="3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359]&amp;[.H359]&amp;[.I359]&amp;[.J359])&gt;0;[.C359]&amp;&quot;-&quot;&amp;[.D359]&amp;&quot;-&quot;&amp;[.G359]&amp;[.H359]&amp;[.I359]&amp;[.J359];[.C359]&amp;&quot;-&quot;&amp;[.N359]&amp;&quot;-&quot;&amp;[.O359])&amp;IF(LEN([.AD359]&amp;[.AE359]&amp;[.AF359]&amp;[.AG359])&gt;0;&quot;-&quot;&amp;[.AD359]&amp;[.AE359]&amp;[.AF359]&amp;[.AG359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116" table:number-columns-repeated="3"/>
          <table:table-cell table:style-name="ce135" table:number-columns-repeated="3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360]&amp;[.H360]&amp;[.I360]&amp;[.J360])&gt;0;[.C360]&amp;&quot;-&quot;&amp;[.D360]&amp;&quot;-&quot;&amp;[.G360]&amp;[.H360]&amp;[.I360]&amp;[.J360];[.C360]&amp;&quot;-&quot;&amp;[.N360]&amp;&quot;-&quot;&amp;[.O360])&amp;IF(LEN([.AD360]&amp;[.AE360]&amp;[.AF360]&amp;[.AG360])&gt;0;&quot;-&quot;&amp;[.AD360]&amp;[.AE360]&amp;[.AF360]&amp;[.AG360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116" table:number-columns-repeated="3"/>
          <table:table-cell table:style-name="ce135" table:number-columns-repeated="3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361]&amp;[.H361]&amp;[.I361]&amp;[.J361])&gt;0;[.C361]&amp;&quot;-&quot;&amp;[.D361]&amp;&quot;-&quot;&amp;[.G361]&amp;[.H361]&amp;[.I361]&amp;[.J361];[.C361]&amp;&quot;-&quot;&amp;[.N361]&amp;&quot;-&quot;&amp;[.O361])&amp;IF(LEN([.AD361]&amp;[.AE361]&amp;[.AF361]&amp;[.AG361])&gt;0;&quot;-&quot;&amp;[.AD361]&amp;[.AE361]&amp;[.AF361]&amp;[.AG361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116" table:number-columns-repeated="3"/>
          <table:table-cell table:style-name="ce135" table:number-columns-repeated="3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362]&amp;[.H362]&amp;[.I362]&amp;[.J362])&gt;0;[.C362]&amp;&quot;-&quot;&amp;[.D362]&amp;&quot;-&quot;&amp;[.G362]&amp;[.H362]&amp;[.I362]&amp;[.J362];[.C362]&amp;&quot;-&quot;&amp;[.N362]&amp;&quot;-&quot;&amp;[.O362])&amp;IF(LEN([.AD362]&amp;[.AE362]&amp;[.AF362]&amp;[.AG362])&gt;0;&quot;-&quot;&amp;[.AD362]&amp;[.AE362]&amp;[.AF362]&amp;[.AG362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116" table:number-columns-repeated="3"/>
          <table:table-cell table:style-name="ce135" table:number-columns-repeated="3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363]&amp;[.H363]&amp;[.I363]&amp;[.J363])&gt;0;[.C363]&amp;&quot;-&quot;&amp;[.D363]&amp;&quot;-&quot;&amp;[.G363]&amp;[.H363]&amp;[.I363]&amp;[.J363];[.C363]&amp;&quot;-&quot;&amp;[.N363]&amp;&quot;-&quot;&amp;[.O363])&amp;IF(LEN([.AD363]&amp;[.AE363]&amp;[.AF363]&amp;[.AG363])&gt;0;&quot;-&quot;&amp;[.AD363]&amp;[.AE363]&amp;[.AF363]&amp;[.AG363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116" table:number-columns-repeated="3"/>
          <table:table-cell table:style-name="ce135" table:number-columns-repeated="3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364]&amp;[.H364]&amp;[.I364]&amp;[.J364])&gt;0;[.C364]&amp;&quot;-&quot;&amp;[.D364]&amp;&quot;-&quot;&amp;[.G364]&amp;[.H364]&amp;[.I364]&amp;[.J364];[.C364]&amp;&quot;-&quot;&amp;[.N364]&amp;&quot;-&quot;&amp;[.O364])&amp;IF(LEN([.AD364]&amp;[.AE364]&amp;[.AF364]&amp;[.AG364])&gt;0;&quot;-&quot;&amp;[.AD364]&amp;[.AE364]&amp;[.AF364]&amp;[.AG364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116" table:number-columns-repeated="3"/>
          <table:table-cell table:style-name="ce135" table:number-columns-repeated="3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365]&amp;[.H365]&amp;[.I365]&amp;[.J365])&gt;0;[.C365]&amp;&quot;-&quot;&amp;[.D365]&amp;&quot;-&quot;&amp;[.G365]&amp;[.H365]&amp;[.I365]&amp;[.J365];[.C365]&amp;&quot;-&quot;&amp;[.N365]&amp;&quot;-&quot;&amp;[.O365])&amp;IF(LEN([.AD365]&amp;[.AE365]&amp;[.AF365]&amp;[.AG365])&gt;0;&quot;-&quot;&amp;[.AD365]&amp;[.AE365]&amp;[.AF365]&amp;[.AG365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116" table:number-columns-repeated="3"/>
          <table:table-cell table:style-name="ce135" table:number-columns-repeated="3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366]&amp;[.H366]&amp;[.I366]&amp;[.J366])&gt;0;[.C366]&amp;&quot;-&quot;&amp;[.D366]&amp;&quot;-&quot;&amp;[.G366]&amp;[.H366]&amp;[.I366]&amp;[.J366];[.C366]&amp;&quot;-&quot;&amp;[.N366]&amp;&quot;-&quot;&amp;[.O366])&amp;IF(LEN([.AD366]&amp;[.AE366]&amp;[.AF366]&amp;[.AG366])&gt;0;&quot;-&quot;&amp;[.AD366]&amp;[.AE366]&amp;[.AF366]&amp;[.AG366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116" table:number-columns-repeated="3"/>
          <table:table-cell table:style-name="ce135" table:number-columns-repeated="3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367]&amp;[.H367]&amp;[.I367]&amp;[.J367])&gt;0;[.C367]&amp;&quot;-&quot;&amp;[.D367]&amp;&quot;-&quot;&amp;[.G367]&amp;[.H367]&amp;[.I367]&amp;[.J367];[.C367]&amp;&quot;-&quot;&amp;[.N367]&amp;&quot;-&quot;&amp;[.O367])&amp;IF(LEN([.AD367]&amp;[.AE367]&amp;[.AF367]&amp;[.AG367])&gt;0;&quot;-&quot;&amp;[.AD367]&amp;[.AE367]&amp;[.AF367]&amp;[.AG367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116" table:number-columns-repeated="3"/>
          <table:table-cell table:style-name="ce135" table:number-columns-repeated="3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368]&amp;[.H368]&amp;[.I368]&amp;[.J368])&gt;0;[.C368]&amp;&quot;-&quot;&amp;[.D368]&amp;&quot;-&quot;&amp;[.G368]&amp;[.H368]&amp;[.I368]&amp;[.J368];[.C368]&amp;&quot;-&quot;&amp;[.N368]&amp;&quot;-&quot;&amp;[.O368])&amp;IF(LEN([.AD368]&amp;[.AE368]&amp;[.AF368]&amp;[.AG368])&gt;0;&quot;-&quot;&amp;[.AD368]&amp;[.AE368]&amp;[.AF368]&amp;[.AG368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116" table:number-columns-repeated="3"/>
          <table:table-cell table:style-name="ce135" table:number-columns-repeated="3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369]&amp;[.H369]&amp;[.I369]&amp;[.J369])&gt;0;[.C369]&amp;&quot;-&quot;&amp;[.D369]&amp;&quot;-&quot;&amp;[.G369]&amp;[.H369]&amp;[.I369]&amp;[.J369];[.C369]&amp;&quot;-&quot;&amp;[.N369]&amp;&quot;-&quot;&amp;[.O369])&amp;IF(LEN([.AD369]&amp;[.AE369]&amp;[.AF369]&amp;[.AG369])&gt;0;&quot;-&quot;&amp;[.AD369]&amp;[.AE369]&amp;[.AF369]&amp;[.AG369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116" table:number-columns-repeated="3"/>
          <table:table-cell table:style-name="ce135" table:number-columns-repeated="3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370]&amp;[.H370]&amp;[.I370]&amp;[.J370])&gt;0;[.C370]&amp;&quot;-&quot;&amp;[.D370]&amp;&quot;-&quot;&amp;[.G370]&amp;[.H370]&amp;[.I370]&amp;[.J370];[.C370]&amp;&quot;-&quot;&amp;[.N370]&amp;&quot;-&quot;&amp;[.O370])&amp;IF(LEN([.AD370]&amp;[.AE370]&amp;[.AF370]&amp;[.AG370])&gt;0;&quot;-&quot;&amp;[.AD370]&amp;[.AE370]&amp;[.AF370]&amp;[.AG370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116" table:number-columns-repeated="3"/>
          <table:table-cell table:style-name="ce135" table:number-columns-repeated="3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371]&amp;[.H371]&amp;[.I371]&amp;[.J371])&gt;0;[.C371]&amp;&quot;-&quot;&amp;[.D371]&amp;&quot;-&quot;&amp;[.G371]&amp;[.H371]&amp;[.I371]&amp;[.J371];[.C371]&amp;&quot;-&quot;&amp;[.N371]&amp;&quot;-&quot;&amp;[.O371])&amp;IF(LEN([.AD371]&amp;[.AE371]&amp;[.AF371]&amp;[.AG371])&gt;0;&quot;-&quot;&amp;[.AD371]&amp;[.AE371]&amp;[.AF371]&amp;[.AG371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116" table:number-columns-repeated="3"/>
          <table:table-cell table:style-name="ce135" table:number-columns-repeated="3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372]&amp;[.H372]&amp;[.I372]&amp;[.J372])&gt;0;[.C372]&amp;&quot;-&quot;&amp;[.D372]&amp;&quot;-&quot;&amp;[.G372]&amp;[.H372]&amp;[.I372]&amp;[.J372];[.C372]&amp;&quot;-&quot;&amp;[.N372]&amp;&quot;-&quot;&amp;[.O372])&amp;IF(LEN([.AD372]&amp;[.AE372]&amp;[.AF372]&amp;[.AG372])&gt;0;&quot;-&quot;&amp;[.AD372]&amp;[.AE372]&amp;[.AF372]&amp;[.AG372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116" table:number-columns-repeated="3"/>
          <table:table-cell table:style-name="ce135" table:number-columns-repeated="3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373]&amp;[.H373]&amp;[.I373]&amp;[.J373])&gt;0;[.C373]&amp;&quot;-&quot;&amp;[.D373]&amp;&quot;-&quot;&amp;[.G373]&amp;[.H373]&amp;[.I373]&amp;[.J373];[.C373]&amp;&quot;-&quot;&amp;[.N373]&amp;&quot;-&quot;&amp;[.O373])&amp;IF(LEN([.AD373]&amp;[.AE373]&amp;[.AF373]&amp;[.AG373])&gt;0;&quot;-&quot;&amp;[.AD373]&amp;[.AE373]&amp;[.AF373]&amp;[.AG373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116" table:number-columns-repeated="3"/>
          <table:table-cell table:style-name="ce135" table:number-columns-repeated="3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374]&amp;[.H374]&amp;[.I374]&amp;[.J374])&gt;0;[.C374]&amp;&quot;-&quot;&amp;[.D374]&amp;&quot;-&quot;&amp;[.G374]&amp;[.H374]&amp;[.I374]&amp;[.J374];[.C374]&amp;&quot;-&quot;&amp;[.N374]&amp;&quot;-&quot;&amp;[.O374])&amp;IF(LEN([.AD374]&amp;[.AE374]&amp;[.AF374]&amp;[.AG374])&gt;0;&quot;-&quot;&amp;[.AD374]&amp;[.AE374]&amp;[.AF374]&amp;[.AG374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116" table:number-columns-repeated="3"/>
          <table:table-cell table:style-name="ce135" table:number-columns-repeated="3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375]&amp;[.H375]&amp;[.I375]&amp;[.J375])&gt;0;[.C375]&amp;&quot;-&quot;&amp;[.D375]&amp;&quot;-&quot;&amp;[.G375]&amp;[.H375]&amp;[.I375]&amp;[.J375];[.C375]&amp;&quot;-&quot;&amp;[.N375]&amp;&quot;-&quot;&amp;[.O375])&amp;IF(LEN([.AD375]&amp;[.AE375]&amp;[.AF375]&amp;[.AG375])&gt;0;&quot;-&quot;&amp;[.AD375]&amp;[.AE375]&amp;[.AF375]&amp;[.AG375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116" table:number-columns-repeated="3"/>
          <table:table-cell table:style-name="ce135" table:number-columns-repeated="3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376]&amp;[.H376]&amp;[.I376]&amp;[.J376])&gt;0;[.C376]&amp;&quot;-&quot;&amp;[.D376]&amp;&quot;-&quot;&amp;[.G376]&amp;[.H376]&amp;[.I376]&amp;[.J376];[.C376]&amp;&quot;-&quot;&amp;[.N376]&amp;&quot;-&quot;&amp;[.O376])&amp;IF(LEN([.AD376]&amp;[.AE376]&amp;[.AF376]&amp;[.AG376])&gt;0;&quot;-&quot;&amp;[.AD376]&amp;[.AE376]&amp;[.AF376]&amp;[.AG376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116" table:number-columns-repeated="3"/>
          <table:table-cell table:style-name="ce135" table:number-columns-repeated="3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377]&amp;[.H377]&amp;[.I377]&amp;[.J377])&gt;0;[.C377]&amp;&quot;-&quot;&amp;[.D377]&amp;&quot;-&quot;&amp;[.G377]&amp;[.H377]&amp;[.I377]&amp;[.J377];[.C377]&amp;&quot;-&quot;&amp;[.N377]&amp;&quot;-&quot;&amp;[.O377])&amp;IF(LEN([.AD377]&amp;[.AE377]&amp;[.AF377]&amp;[.AG377])&gt;0;&quot;-&quot;&amp;[.AD377]&amp;[.AE377]&amp;[.AF377]&amp;[.AG377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116" table:number-columns-repeated="3"/>
          <table:table-cell table:style-name="ce135" table:number-columns-repeated="3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378]&amp;[.H378]&amp;[.I378]&amp;[.J378])&gt;0;[.C378]&amp;&quot;-&quot;&amp;[.D378]&amp;&quot;-&quot;&amp;[.G378]&amp;[.H378]&amp;[.I378]&amp;[.J378];[.C378]&amp;&quot;-&quot;&amp;[.N378]&amp;&quot;-&quot;&amp;[.O378])&amp;IF(LEN([.AD378]&amp;[.AE378]&amp;[.AF378]&amp;[.AG378])&gt;0;&quot;-&quot;&amp;[.AD378]&amp;[.AE378]&amp;[.AF378]&amp;[.AG378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116" table:number-columns-repeated="3"/>
          <table:table-cell table:style-name="ce135" table:number-columns-repeated="3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379]&amp;[.H379]&amp;[.I379]&amp;[.J379])&gt;0;[.C379]&amp;&quot;-&quot;&amp;[.D379]&amp;&quot;-&quot;&amp;[.G379]&amp;[.H379]&amp;[.I379]&amp;[.J379];[.C379]&amp;&quot;-&quot;&amp;[.N379]&amp;&quot;-&quot;&amp;[.O379])&amp;IF(LEN([.AD379]&amp;[.AE379]&amp;[.AF379]&amp;[.AG379])&gt;0;&quot;-&quot;&amp;[.AD379]&amp;[.AE379]&amp;[.AF379]&amp;[.AG379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116" table:number-columns-repeated="3"/>
          <table:table-cell table:style-name="ce135" table:number-columns-repeated="3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380]&amp;[.H380]&amp;[.I380]&amp;[.J380])&gt;0;[.C380]&amp;&quot;-&quot;&amp;[.D380]&amp;&quot;-&quot;&amp;[.G380]&amp;[.H380]&amp;[.I380]&amp;[.J380];[.C380]&amp;&quot;-&quot;&amp;[.N380]&amp;&quot;-&quot;&amp;[.O380])&amp;IF(LEN([.AD380]&amp;[.AE380]&amp;[.AF380]&amp;[.AG380])&gt;0;&quot;-&quot;&amp;[.AD380]&amp;[.AE380]&amp;[.AF380]&amp;[.AG380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116" table:number-columns-repeated="3"/>
          <table:table-cell table:style-name="ce135" table:number-columns-repeated="3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381]&amp;[.H381]&amp;[.I381]&amp;[.J381])&gt;0;[.C381]&amp;&quot;-&quot;&amp;[.D381]&amp;&quot;-&quot;&amp;[.G381]&amp;[.H381]&amp;[.I381]&amp;[.J381];[.C381]&amp;&quot;-&quot;&amp;[.N381]&amp;&quot;-&quot;&amp;[.O381])&amp;IF(LEN([.AD381]&amp;[.AE381]&amp;[.AF381]&amp;[.AG381])&gt;0;&quot;-&quot;&amp;[.AD381]&amp;[.AE381]&amp;[.AF381]&amp;[.AG381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116" table:number-columns-repeated="3"/>
          <table:table-cell table:style-name="ce135" table:number-columns-repeated="3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382]&amp;[.H382]&amp;[.I382]&amp;[.J382])&gt;0;[.C382]&amp;&quot;-&quot;&amp;[.D382]&amp;&quot;-&quot;&amp;[.G382]&amp;[.H382]&amp;[.I382]&amp;[.J382];[.C382]&amp;&quot;-&quot;&amp;[.N382]&amp;&quot;-&quot;&amp;[.O382])&amp;IF(LEN([.AD382]&amp;[.AE382]&amp;[.AF382]&amp;[.AG382])&gt;0;&quot;-&quot;&amp;[.AD382]&amp;[.AE382]&amp;[.AF382]&amp;[.AG382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116" table:number-columns-repeated="3"/>
          <table:table-cell table:style-name="ce135" table:number-columns-repeated="3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383]&amp;[.H383]&amp;[.I383]&amp;[.J383])&gt;0;[.C383]&amp;&quot;-&quot;&amp;[.D383]&amp;&quot;-&quot;&amp;[.G383]&amp;[.H383]&amp;[.I383]&amp;[.J383];[.C383]&amp;&quot;-&quot;&amp;[.N383]&amp;&quot;-&quot;&amp;[.O383])&amp;IF(LEN([.AD383]&amp;[.AE383]&amp;[.AF383]&amp;[.AG383])&gt;0;&quot;-&quot;&amp;[.AD383]&amp;[.AE383]&amp;[.AF383]&amp;[.AG383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116" table:number-columns-repeated="3"/>
          <table:table-cell table:style-name="ce135" table:number-columns-repeated="3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384]&amp;[.H384]&amp;[.I384]&amp;[.J384])&gt;0;[.C384]&amp;&quot;-&quot;&amp;[.D384]&amp;&quot;-&quot;&amp;[.G384]&amp;[.H384]&amp;[.I384]&amp;[.J384];[.C384]&amp;&quot;-&quot;&amp;[.N384]&amp;&quot;-&quot;&amp;[.O384])&amp;IF(LEN([.AD384]&amp;[.AE384]&amp;[.AF384]&amp;[.AG384])&gt;0;&quot;-&quot;&amp;[.AD384]&amp;[.AE384]&amp;[.AF384]&amp;[.AG384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116" table:number-columns-repeated="3"/>
          <table:table-cell table:style-name="ce135" table:number-columns-repeated="3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385]&amp;[.H385]&amp;[.I385]&amp;[.J385])&gt;0;[.C385]&amp;&quot;-&quot;&amp;[.D385]&amp;&quot;-&quot;&amp;[.G385]&amp;[.H385]&amp;[.I385]&amp;[.J385];[.C385]&amp;&quot;-&quot;&amp;[.N385]&amp;&quot;-&quot;&amp;[.O385])&amp;IF(LEN([.AD385]&amp;[.AE385]&amp;[.AF385]&amp;[.AG385])&gt;0;&quot;-&quot;&amp;[.AD385]&amp;[.AE385]&amp;[.AF385]&amp;[.AG385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116" table:number-columns-repeated="3"/>
          <table:table-cell table:style-name="ce135" table:number-columns-repeated="3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386]&amp;[.H386]&amp;[.I386]&amp;[.J386])&gt;0;[.C386]&amp;&quot;-&quot;&amp;[.D386]&amp;&quot;-&quot;&amp;[.G386]&amp;[.H386]&amp;[.I386]&amp;[.J386];[.C386]&amp;&quot;-&quot;&amp;[.N386]&amp;&quot;-&quot;&amp;[.O386])&amp;IF(LEN([.AD386]&amp;[.AE386]&amp;[.AF386]&amp;[.AG386])&gt;0;&quot;-&quot;&amp;[.AD386]&amp;[.AE386]&amp;[.AF386]&amp;[.AG386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116" table:number-columns-repeated="3"/>
          <table:table-cell table:style-name="ce135" table:number-columns-repeated="3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387]&amp;[.H387]&amp;[.I387]&amp;[.J387])&gt;0;[.C387]&amp;&quot;-&quot;&amp;[.D387]&amp;&quot;-&quot;&amp;[.G387]&amp;[.H387]&amp;[.I387]&amp;[.J387];[.C387]&amp;&quot;-&quot;&amp;[.N387]&amp;&quot;-&quot;&amp;[.O387])&amp;IF(LEN([.AD387]&amp;[.AE387]&amp;[.AF387]&amp;[.AG387])&gt;0;&quot;-&quot;&amp;[.AD387]&amp;[.AE387]&amp;[.AF387]&amp;[.AG387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116" table:number-columns-repeated="3"/>
          <table:table-cell table:style-name="ce135" table:number-columns-repeated="3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388]&amp;[.H388]&amp;[.I388]&amp;[.J388])&gt;0;[.C388]&amp;&quot;-&quot;&amp;[.D388]&amp;&quot;-&quot;&amp;[.G388]&amp;[.H388]&amp;[.I388]&amp;[.J388];[.C388]&amp;&quot;-&quot;&amp;[.N388]&amp;&quot;-&quot;&amp;[.O388])&amp;IF(LEN([.AD388]&amp;[.AE388]&amp;[.AF388]&amp;[.AG388])&gt;0;&quot;-&quot;&amp;[.AD388]&amp;[.AE388]&amp;[.AF388]&amp;[.AG388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116" table:number-columns-repeated="3"/>
          <table:table-cell table:style-name="ce135" table:number-columns-repeated="3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style-name="ce26"/>
          <table:table-cell table:style-name="ce56" table:number-columns-repeated="9"/>
          <table:table-cell table:style-name="ce74" table:number-columns-repeated="3"/>
          <table:table-cell table:style-name="ce56" table:number-columns-repeated="5"/>
          <table:table-cell table:style-name="ce106"/>
          <table:table-cell table:style-name="ce56" table:number-columns-repeated="7"/>
          <table:table-cell table:style-name="ce74" table:number-columns-repeated="3"/>
          <table:table-cell table:style-name="ce56" table:number-columns-repeated="4"/>
          <table:table-cell table:style-name="ce74"/>
          <table:table-cell table:number-columns-repeated="987"/>
        </table:table-row>
        <table:table-row table:style-name="ro2" table:number-rows-repeated="1048186">
          <table:table-cell table:number-columns-repeated="1021"/>
        </table:table-row>
        <table:table-row table:style-name="ro2">
          <table:table-cell table:number-columns-repeated="1021"/>
        </table:table-row>
        <table:named-expressions/>
      </table:table>
      <table:table table:name="Variables" table:style-name="ta1" table:print="false">
        <office:forms form:automatic-focus="false" form:apply-design-mode="false"/>
        <table:table-column table:style-name="co17" table:default-cell-style-name="Default"/>
        <table:table-column table:style-name="co13" table:default-cell-style-name="ce4"/>
        <table:table-column table:style-name="co13" table:number-columns-repeated="1022" table:default-cell-style-name="Default"/>
        <table:table-row table:style-name="ro2">
          <table:table-cell table:style-name="ce52" office:value-type="string">
            <text:p>ID</text:p>
          </table:table-cell>
          <table:table-cell table:style-name="ce50" office:value-type="string">
            <text:p>Value</text:p>
          </table:table-cell>
          <table:table-cell table:style-name="ce52" table:number-columns-repeated="1022"/>
        </table:table-row>
        <table:table-row table:style-name="ro2">
          <table:table-cell table:style-name="ce53" office:value-type="string">
            <text:p>DEFAULT</text:p>
          </table:table-cell>
          <table:table-cell table:style-name="ce91" office:value-type="float" office:value="0">
            <text:p>0</text:p>
          </table:table-cell>
          <table:table-cell table:style-name="ce53" table:number-columns-repeated="1022"/>
        </table:table-row>
        <table:table-row table:style-name="ro3">
          <table:table-cell office:value-type="string">
            <text:p>numSticks</text:p>
          </table:table-cell>
          <table:table-cell table:number-columns-repeated="1023"/>
        </table:table-row>
        <table:table-row table:style-name="ro3">
          <table:table-cell office:value-type="string">
            <text:p>teamState</text:p>
          </table:table-cell>
          <table:table-cell office:value-type="string">
            <text:p>sticks</text:p>
          </table:table-cell>
          <table:table-cell table:number-columns-repeated="1022"/>
        </table:table-row>
        <table:table-row table:style-name="ro3">
          <table:table-cell/>
          <table:table-cell table:style-name="Default"/>
          <table:table-cell table:number-columns-repeated="1022"/>
        </table:table-row>
        <table:table-row table:style-name="ro3" table:number-rows-repeated="1048570">
          <table:table-cell table:number-columns-repeated="1024"/>
        </table:table-row>
        <table:table-row table:style-name="ro3">
          <table:table-cell table:number-columns-repeated="1024"/>
        </table:table-row>
        <table:named-expressions/>
      </table:table>
      <table:table table:name="Actions" table:style-name="ta1" table:print="false">
        <office:forms form:automatic-focus="false" form:apply-design-mode="false"/>
        <table:table-column table:style-name="co13" table:number-columns-repeated="3" table:default-cell-style-name="Default"/>
        <table:table-column table:style-name="co87" table:default-cell-style-name="ce59"/>
        <table:table-column table:style-name="co13" table:number-columns-repeated="7" table:default-cell-style-name="ce59"/>
        <table:table-column table:style-name="co13" table:number-columns-repeated="3" table:default-cell-style-name="Default"/>
        <table:table-column table:style-name="co88" table:number-columns-repeated="2" table:default-cell-style-name="ce59"/>
        <table:table-column table:style-name="co13" table:number-columns-repeated="1007" table:default-cell-style-name="Default"/>
        <table:table-row table:style-name="ro3">
          <table:table-cell table:style-name="ce52" office:value-type="string">
            <text:p>ID</text:p>
          </table:table-cell>
          <table:table-cell table:style-name="ce52" office:value-type="string">
            <text:p>Label</text:p>
          </table:table-cell>
          <table:table-cell table:style-name="ce52" office:value-type="string">
            <text:p>Character</text:p>
          </table:table-cell>
          <table:table-cell table:style-name="ce57" office:value-type="string">
            <text:p>Allowed</text:p>
          </table:table-cell>
          <table:table-cell table:style-name="ce57" office:value-type="string">
            <text:p>Script_Required</text:p>
          </table:table-cell>
          <table:table-cell table:style-name="ce57" office:value-type="string">
            <text:p>On_Objects</text:p>
          </table:table-cell>
          <table:table-cell table:style-name="ce57" office:value-type="string">
            <text:p>On_Characters</text:p>
          </table:table-cell>
          <table:table-cell table:style-name="ce57" office:value-type="string">
            <text:p>On_Scenes</text:p>
          </table:table-cell>
          <table:table-cell table:style-name="ce57" office:value-type="string">
            <text:p>On_Inventory</text:p>
          </table:table-cell>
          <table:table-cell table:style-name="ce57" office:value-type="string">
            <text:p>Needs_Second</text:p>
          </table:table-cell>
          <table:table-cell table:style-name="ce57" office:value-type="string">
            <text:p>Scene_ID</text:p>
          </table:table-cell>
          <table:table-cell table:style-name="ce52" office:value-type="string">
            <text:p>Action_Path</text:p>
          </table:table-cell>
          <table:table-cell table:style-name="ce52" office:value-type="string">
            <text:p>Action_Filename</text:p>
          </table:table-cell>
          <table:table-cell table:style-name="ce52" office:value-type="string">
            <text:p>Action_Extension</text:p>
          </table:table-cell>
          <table:table-cell table:style-name="ce57" office:value-type="string">
            <text:p>Distance_From_Center</text:p>
          </table:table-cell>
          <table:table-cell table:style-name="ce57" office:value-type="string">
            <text:p>Radial_Position</text:p>
          </table:table-cell>
          <table:table-cell table:style-name="ce52" table:number-columns-repeated="1007"/>
        </table:table-row>
        <table:table-row table:style-name="ro2">
          <table:table-cell table:style-name="ce2" office:value-type="string">
            <text:p>DEFAULT</text:p>
          </table:table-cell>
          <table:table-cell table:style-name="ce2"/>
          <table:table-cell table:style-name="ce2" office:value-type="string">
            <text:p>DEFAULT</text:p>
          </table:table-cell>
          <table:table-cell table:style-name="ce45" office:value-type="float" office:value="1">
            <text:p>1</text:p>
          </table:table-cell>
          <table:table-cell table:style-name="ce45" office:value-type="float" office:value="0">
            <text:p>0</text:p>
          </table:table-cell>
          <table:table-cell table:number-columns-repeated="3" table:style-name="ce45" office:value-type="float" office:value="1">
            <text:p>1</text:p>
          </table:table-cell>
          <table:table-cell table:style-name="ce45"/>
          <table:table-cell table:style-name="ce45" office:value-type="float" office:value="0">
            <text:p>0</text:p>
          </table:table-cell>
          <table:table-cell table:style-name="ce45" office:value-type="string">
            <text:p>*</text:p>
          </table:table-cell>
          <table:table-cell table:style-name="ce2" office:value-type="string">
            <text:p>images/menu/</text:p>
          </table:table-cell>
          <table:table-cell table:style-name="ce2"/>
          <table:table-cell table:style-name="ce2" office:value-type="string">
            <text:p>.png</text:p>
          </table:table-cell>
          <table:table-cell table:style-name="ce132" office:value-type="percentage" office:value="0.65">
            <text:p>65.00%</text:p>
          </table:table-cell>
          <table:table-cell table:style-name="ce45" office:value-type="float" office:value="300">
            <text:p>300</text:p>
          </table:table-cell>
          <table:table-cell table:style-name="ce2" table:number-columns-repeated="1007"/>
        </table:table-row>
        <table:table-row table:style-name="ro2">
          <table:table-cell table:style-name="ce102" office:value-type="string">
            <text:p>use</text:p>
          </table:table-cell>
          <table:table-cell table:style-name="ce102" office:value-type="string">
            <text:p>Use on</text:p>
          </table:table-cell>
          <table:table-cell table:style-name="ce102" office:value-type="string">
            <text:p>DEFAULT</text:p>
          </table:table-cell>
          <table:table-cell table:style-name="ce105"/>
          <table:table-cell table:style-name="ce105" office:value-type="float" office:value="1">
            <text:p>1</text:p>
          </table:table-cell>
          <table:table-cell table:number-columns-repeated="3" table:style-name="ce105" office:value-type="float" office:value="0">
            <text:p>0</text:p>
          </table:table-cell>
          <table:table-cell table:number-columns-repeated="2" table:style-name="ce105" office:value-type="float" office:value="1">
            <text:p>1</text:p>
          </table:table-cell>
          <table:table-cell table:style-name="ce105"/>
          <table:table-cell table:style-name="ce102"/>
          <table:table-cell table:style-name="ce131" office:value-type="string">
            <text:p>TEMP</text:p>
          </table:table-cell>
          <table:table-cell table:style-name="ce102"/>
          <table:table-cell table:style-name="ce105"/>
          <table:table-cell table:style-name="ce105" office:value-type="float" office:value="0">
            <text:p>0</text:p>
          </table:table-cell>
          <table:table-cell table:style-name="ce102" table:number-columns-repeated="1007"/>
        </table:table-row>
        <table:table-row table:style-name="ro2">
          <table:table-cell table:style-name="ce128" office:value-type="string">
            <text:p>walk</text:p>
          </table:table-cell>
          <table:table-cell table:style-name="ce129" office:value-type="string">
            <text:p>Walk to</text:p>
          </table:table-cell>
          <table:table-cell table:style-name="ce129" office:value-type="string">
            <text:p>DEFAULT</text:p>
          </table:table-cell>
          <table:table-cell table:style-name="ce130"/>
          <table:table-cell table:number-columns-repeated="5" table:style-name="ce130" office:value-type="float" office:value="0">
            <text:p>0</text:p>
          </table:table-cell>
          <table:table-cell table:style-name="ce130" table:number-columns-repeated="2"/>
          <table:table-cell table:style-name="ce129" table:number-columns-repeated="3"/>
          <table:table-cell table:style-name="ce130" table:number-columns-repeated="2"/>
          <table:table-cell table:style-name="ce129" table:number-columns-repeated="1007"/>
        </table:table-row>
        <table:table-row table:style-name="ro3">
          <table:table-cell table:style-name="ce102" office:value-type="string">
            <text:p>look</text:p>
          </table:table-cell>
          <table:table-cell table:style-name="ce102" office:value-type="string">
            <text:p>Look at</text:p>
          </table:table-cell>
          <table:table-cell table:style-name="ce102" office:value-type="string">
            <text:p>DEFAULT</text:p>
          </table:table-cell>
          <table:table-cell table:style-name="ce105"/>
          <table:table-cell table:number-columns-repeated="5" table:style-name="ce105" office:value-type="float" office:value="1">
            <text:p>1</text:p>
          </table:table-cell>
          <table:table-cell table:style-name="ce105" table:number-columns-repeated="2"/>
          <table:table-cell table:style-name="ce102"/>
          <table:table-cell table:style-name="ce102" office:value-type="string">
            <text:p>vc_look</text:p>
          </table:table-cell>
          <table:table-cell table:style-name="ce102"/>
          <table:table-cell table:style-name="ce105"/>
          <table:table-cell table:style-name="ce105" office:value-type="float" office:value="180">
            <text:p>180</text:p>
          </table:table-cell>
          <table:table-cell table:style-name="ce102" table:number-columns-repeated="1007"/>
        </table:table-row>
        <table:table-row table:style-name="ro3">
          <table:table-cell table:style-name="ce102" office:value-type="string">
            <text:p>talk</text:p>
          </table:table-cell>
          <table:table-cell table:style-name="ce102" office:value-type="string">
            <text:p>Talk to</text:p>
          </table:table-cell>
          <table:table-cell table:style-name="ce102" office:value-type="string">
            <text:p>DEFAULT</text:p>
          </table:table-cell>
          <table:table-cell table:style-name="ce105"/>
          <table:table-cell table:number-columns-repeated="4" table:style-name="ce105" office:value-type="float" office:value="1">
            <text:p>1</text:p>
          </table:table-cell>
          <table:table-cell table:style-name="ce105" office:value-type="float" office:value="0">
            <text:p>0</text:p>
          </table:table-cell>
          <table:table-cell table:style-name="ce105" table:number-columns-repeated="2"/>
          <table:table-cell table:style-name="ce102"/>
          <table:table-cell table:style-name="ce102" office:value-type="string">
            <text:p>vc_talk</text:p>
          </table:table-cell>
          <table:table-cell table:style-name="ce102"/>
          <table:table-cell table:style-name="ce105"/>
          <table:table-cell table:style-name="ce105" office:value-type="float" office:value="60">
            <text:p>60</text:p>
          </table:table-cell>
          <table:table-cell table:style-name="ce102" table:number-columns-repeated="1007"/>
        </table:table-row>
        <table:table-row table:style-name="ro3">
          <table:table-cell table:style-name="ce102" office:value-type="string">
            <text:p>handle</text:p>
          </table:table-cell>
          <table:table-cell table:style-name="ce102" office:value-type="string">
            <text:p>Interact with</text:p>
          </table:table-cell>
          <table:table-cell table:style-name="ce102" office:value-type="string">
            <text:p>DEFAULT</text:p>
          </table:table-cell>
          <table:table-cell table:style-name="ce105"/>
          <table:table-cell table:number-columns-repeated="5" table:style-name="ce105" office:value-type="float" office:value="1">
            <text:p>1</text:p>
          </table:table-cell>
          <table:table-cell table:style-name="ce105" table:number-columns-repeated="2"/>
          <table:table-cell table:style-name="ce102"/>
          <table:table-cell table:style-name="ce102" office:value-type="string">
            <text:p>vc_handle</text:p>
          </table:table-cell>
          <table:table-cell table:style-name="ce102"/>
          <table:table-cell table:style-name="ce105"/>
          <table:table-cell table:style-name="ce105" office:value-type="float" office:value="120">
            <text:p>120</text:p>
          </table:table-cell>
          <table:table-cell table:style-name="ce102" table:number-columns-repeated="1007"/>
        </table:table-row>
        <table:table-row table:style-name="ro3">
          <table:table-cell table:style-name="ce102" office:value-type="string">
            <text:p>take</text:p>
          </table:table-cell>
          <table:table-cell table:style-name="ce102" office:value-type="string">
            <text:p>Take</text:p>
          </table:table-cell>
          <table:table-cell table:style-name="ce102" office:value-type="string">
            <text:p>DEFAULT</text:p>
          </table:table-cell>
          <table:table-cell table:style-name="ce105" table:number-columns-repeated="2"/>
          <table:table-cell table:style-name="ce105" office:value-type="float" office:value="1">
            <text:p>1</text:p>
          </table:table-cell>
          <table:table-cell table:number-columns-repeated="3" table:style-name="ce105" office:value-type="float" office:value="0">
            <text:p>0</text:p>
          </table:table-cell>
          <table:table-cell table:style-name="ce105" table:number-columns-repeated="2"/>
          <table:table-cell table:style-name="ce102"/>
          <table:table-cell table:style-name="ce102" office:value-type="string">
            <text:p>vc_take</text:p>
          </table:table-cell>
          <table:table-cell table:style-name="ce102"/>
          <table:table-cell table:style-name="ce105"/>
          <table:table-cell table:style-name="ce105" office:value-type="float" office:value="0">
            <text:p>0</text:p>
          </table:table-cell>
          <table:table-cell table:style-name="ce102" table:number-columns-repeated="1007"/>
        </table:table-row>
        <table:table-row table:style-name="ro2">
          <table:table-cell office:value-type="string">
            <text:p>pull</text:p>
          </table:table-cell>
          <table:table-cell office:value-type="string">
            <text:p>Pull</text:p>
          </table:table-cell>
          <table:table-cell office:value-type="string">
            <text:p>DEFAULT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3">
          <table:table-cell office:value-type="string">
            <text:p>pull</text:p>
          </table:table-cell>
          <table:table-cell office:value-type="string">
            <text:p>Pull</text:p>
          </table:table-cell>
          <table:table-cell office:value-type="string">
            <text:p>sarah</text:p>
          </table:table-cell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table:style-name="ce131" office:value-type="string">
            <text:p>pull</text:p>
          </table:table-cell>
          <table:table-cell table:number-columns-repeated="2"/>
          <table:table-cell office:value-type="float" office:value="240">
            <text:p>240</text:p>
          </table:table-cell>
          <table:table-cell table:number-columns-repeated="1007"/>
        </table:table-row>
        <table:table-row table:style-name="ro2">
          <table:table-cell office:value-type="string">
            <text:p>auger</text:p>
          </table:table-cell>
          <table:table-cell office:value-type="string">
            <text:p>Auger</text:p>
          </table:table-cell>
          <table:table-cell office:value-type="string">
            <text:p>DEFAULT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3">
          <table:table-cell office:value-type="string">
            <text:p>auger</text:p>
          </table:table-cell>
          <table:table-cell office:value-type="string">
            <text:p>Auger</text:p>
          </table:table-cell>
          <table:table-cell office:value-type="string">
            <text:p>lindsay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style-name="ce131" office:value-type="string">
            <text:p>magnifying-glass</text:p>
          </table:table-cell>
          <table:table-cell table:number-columns-repeated="1010"/>
        </table:table-row>
        <table:table-row table:style-name="ro2">
          <table:table-cell office:value-type="string">
            <text:p>strength</text:p>
          </table:table-cell>
          <table:table-cell office:value-type="string">
            <text:p>Strength</text:p>
          </table:table-cell>
          <table:table-cell office:value-type="string">
            <text:p>DEFAULT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2">
          <table:table-cell office:value-type="string">
            <text:p>strength</text:p>
          </table:table-cell>
          <table:table-cell office:value-type="string">
            <text:p>Strength</text:p>
          </table:table-cell>
          <table:table-cell office:value-type="string">
            <text:p>johnny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style-name="ce131" office:value-type="string">
            <text:p>strong-man</text:p>
          </table:table-cell>
          <table:table-cell table:number-columns-repeated="1010"/>
        </table:table-row>
        <table:table-row table:style-name="ro2" table:number-rows-repeated="1048561">
          <table:table-cell table:number-columns-repeated="1023"/>
        </table:table-row>
        <table:table-row table:style-name="ro2">
          <table:table-cell table:number-columns-repeated="1023"/>
        </table:table-row>
        <table:named-expressions/>
      </table:table>
      <table:table table:name="Characters" table:style-name="ta1" table:print="false">
        <office:forms form:automatic-focus="false" form:apply-design-mode="false"/>
        <table:table-column table:style-name="co54" table:default-cell-style-name="ce4"/>
        <table:table-column table:style-name="co55" table:default-cell-style-name="ce4"/>
        <table:table-column table:style-name="co57" table:number-columns-repeated="2" table:default-cell-style-name="ce59"/>
        <table:table-column table:style-name="co58" table:default-cell-style-name="ce59"/>
        <table:table-column table:style-name="co57" table:default-cell-style-name="ce59"/>
        <table:table-column table:style-name="co60" table:default-cell-style-name="ce4"/>
        <table:table-column table:style-name="co59" table:number-columns-repeated="2" table:default-cell-style-name="ce64"/>
        <table:table-column table:style-name="co57" table:number-columns-repeated="3" table:default-cell-style-name="ce64"/>
        <table:table-column table:style-name="co23" table:number-columns-repeated="2" table:default-cell-style-name="ce92"/>
        <table:table-column table:style-name="co57" table:default-cell-style-name="ce59"/>
        <table:table-column table:style-name="co37" table:default-cell-style-name="ce64"/>
        <table:table-column table:style-name="co61" table:default-cell-style-name="ce95"/>
        <table:table-column table:style-name="co37" table:default-cell-style-name="ce4"/>
        <table:table-column table:style-name="co23" table:default-cell-style-name="ce59"/>
        <table:table-column table:style-name="co23" table:default-cell-style-name="ce4"/>
        <table:table-column table:style-name="co24" table:default-cell-style-name="ce4"/>
        <table:table-column table:style-name="co57" table:default-cell-style-name="ce4"/>
        <table:table-column table:style-name="co26" table:default-cell-style-name="ce59"/>
        <table:table-column table:style-name="co37" table:default-cell-style-name="ce97"/>
        <table:table-column table:style-name="co62" table:number-columns-repeated="8" table:default-cell-style-name="ce99"/>
        <table:table-column table:style-name="co62" table:number-columns-repeated="8" table:default-cell-style-name="ce101"/>
        <table:table-column table:style-name="co63" table:default-cell-style-name="ce110"/>
        <table:table-column table:style-name="co64" table:default-cell-style-name="ce110"/>
        <table:table-column table:style-name="co33" table:default-cell-style-name="ce110"/>
        <table:table-column table:style-name="co58" table:number-columns-repeated="2" table:default-cell-style-name="ce112"/>
        <table:table-column table:style-name="co64" table:default-cell-style-name="ce110"/>
        <table:table-column table:style-name="co65" table:default-cell-style-name="ce110"/>
        <table:table-column table:style-name="co64" table:default-cell-style-name="ce110"/>
        <table:table-column table:style-name="co35" table:default-cell-style-name="ce110"/>
        <table:table-column table:style-name="co13" table:number-columns-repeated="975" table:default-cell-style-name="ce4"/>
        <table:table-row table:style-name="ro2">
          <table:table-cell table:style-name="ce50" office:value-type="string">
            <text:p>ID</text:p>
          </table:table-cell>
          <table:table-cell table:style-name="ce52" office:value-type="string">
            <text:p>Label</text:p>
          </table:table-cell>
          <table:table-cell table:style-name="ce57" office:value-type="string">
            <text:p>Current</text:p>
          </table:table-cell>
          <table:table-cell table:style-name="ce57" office:value-type="string">
            <text:p>Visible</text:p>
          </table:table-cell>
          <table:table-cell table:style-name="ce57" office:value-type="string">
            <text:p>Actionable</text:p>
          </table:table-cell>
          <table:table-cell table:style-name="ce57" office:value-type="string">
            <text:p>Playable</text:p>
          </table:table-cell>
          <table:table-cell table:style-name="ce50" office:value-type="string">
            <text:p>Scene_ID</text:p>
          </table:table-cell>
          <table:table-cell table:style-name="ce62" office:value-type="string">
            <text:p>Screen_X</text:p>
          </table:table-cell>
          <table:table-cell table:style-name="ce62" office:value-type="string">
            <text:p>Screen_Y</text:p>
          </table:table-cell>
          <table:table-cell table:style-name="ce62" office:value-type="string">
            <text:p>Zoom</text:p>
          </table:table-cell>
          <table:table-cell table:style-name="ce62" office:value-type="string">
            <text:p>Base_X</text:p>
          </table:table-cell>
          <table:table-cell table:style-name="ce62" office:value-type="string">
            <text:p>Base_Y</text:p>
          </table:table-cell>
          <table:table-cell table:style-name="ce89" office:value-type="string">
            <text:p>Walk_Point_X</text:p>
          </table:table-cell>
          <table:table-cell table:style-name="ce89" office:value-type="string">
            <text:p>Walk_Point_Y</text:p>
          </table:table-cell>
          <table:table-cell table:style-name="ce57" office:value-type="string">
            <text:p>Walks</text:p>
          </table:table-cell>
          <table:table-cell table:style-name="ce62" office:value-type="string">
            <text:p>Walk_Speed</text:p>
          </table:table-cell>
          <table:table-cell table:style-name="ce93" office:value-type="string">
            <text:p>Label_Portrait</text:p>
          </table:table-cell>
          <table:table-cell table:style-name="ce50" office:value-type="string">
            <text:p>Font_Colour</text:p>
          </table:table-cell>
          <table:table-cell table:style-name="ce57" office:value-type="string">
            <text:p>Font_Shadow</text:p>
          </table:table-cell>
          <table:table-cell table:style-name="ce50" office:value-type="string">
            <text:p>Font_Path</text:p>
          </table:table-cell>
          <table:table-cell table:style-name="ce50" office:value-type="string">
            <text:p>Font_Filename</text:p>
          </table:table-cell>
          <table:table-cell table:style-name="ce50" office:value-type="string">
            <text:p>Font_Extension</text:p>
          </table:table-cell>
          <table:table-cell table:style-name="ce57" office:value-type="string">
            <text:p>Font_Size</text:p>
          </table:table-cell>
          <table:table-cell table:style-name="ce96" office:value-type="string">
            <text:p>Animation_Current</text:p>
          </table:table-cell>
          <table:table-cell table:style-name="ce98" office:value-type="string">
            <text:p>Idle_N</text:p>
          </table:table-cell>
          <table:table-cell table:style-name="ce98" office:value-type="string">
            <text:p>Idle_E</text:p>
          </table:table-cell>
          <table:table-cell table:style-name="ce98" office:value-type="string">
            <text:p>Idle_W</text:p>
          </table:table-cell>
          <table:table-cell table:style-name="ce98" office:value-type="string">
            <text:p>Idle_S</text:p>
          </table:table-cell>
          <table:table-cell table:style-name="ce98" office:value-type="string">
            <text:p>Idle_NE</text:p>
          </table:table-cell>
          <table:table-cell table:style-name="ce98" office:value-type="string">
            <text:p>Idle_NW</text:p>
          </table:table-cell>
          <table:table-cell table:style-name="ce98" office:value-type="string">
            <text:p>Idle_SE</text:p>
          </table:table-cell>
          <table:table-cell table:style-name="ce98" office:value-type="string">
            <text:p>Idle_SW</text:p>
          </table:table-cell>
          <table:table-cell table:style-name="ce100" office:value-type="string">
            <text:p>N</text:p>
          </table:table-cell>
          <table:table-cell table:style-name="ce100" office:value-type="string">
            <text:p>E</text:p>
          </table:table-cell>
          <table:table-cell table:style-name="ce100" office:value-type="string">
            <text:p>W</text:p>
          </table:table-cell>
          <table:table-cell table:style-name="ce100" office:value-type="string">
            <text:p>S</text:p>
          </table:table-cell>
          <table:table-cell table:style-name="ce100" office:value-type="string">
            <text:p>NE</text:p>
          </table:table-cell>
          <table:table-cell table:style-name="ce100" office:value-type="string">
            <text:p>NW</text:p>
          </table:table-cell>
          <table:table-cell table:style-name="ce100" office:value-type="string">
            <text:p>SE</text:p>
          </table:table-cell>
          <table:table-cell table:style-name="ce100" office:value-type="string">
            <text:p>SW</text:p>
          </table:table-cell>
          <table:table-cell table:style-name="ce109" office:value-type="string">
            <text:p>Cursor_Path</text:p>
          </table:table-cell>
          <table:table-cell table:style-name="ce109" office:value-type="string">
            <text:p>Cursor_Filename</text:p>
          </table:table-cell>
          <table:table-cell table:style-name="ce109" office:value-type="string">
            <text:p>Cursor_Extension</text:p>
          </table:table-cell>
          <table:table-cell table:style-name="ce111" office:value-type="string">
            <text:p>Cursor_Point_X</text:p>
          </table:table-cell>
          <table:table-cell table:style-name="ce111" office:value-type="string">
            <text:p>Cursor_Point_Y</text:p>
          </table:table-cell>
          <table:table-cell table:style-name="ce109" office:value-type="string">
            <text:p>Action_Wheel_Path</text:p>
          </table:table-cell>
          <table:table-cell table:style-name="ce109" office:value-type="string">
            <text:p>Action_Wheel_Filename</text:p>
          </table:table-cell>
          <table:table-cell table:style-name="ce109" office:value-type="string">
            <text:p>Action_Wheel_Extension</text:p>
          </table:table-cell>
          <table:table-cell table:style-name="ce109"/>
          <table:table-cell table:style-name="ce50" table:number-columns-repeated="975"/>
        </table:table-row>
        <table:table-row table:style-name="ro2">
          <table:table-cell table:style-name="ce7" office:value-type="string">
            <text:p>DEFAULT</text:p>
          </table:table-cell>
          <table:table-cell table:style-name="ce7"/>
          <table:table-cell table:style-name="ce45" office:value-type="float" office:value="0">
            <text:p>0</text:p>
          </table:table-cell>
          <table:table-cell table:number-columns-repeated="2" table:style-name="ce45" office:value-type="float" office:value="1">
            <text:p>1</text:p>
          </table:table-cell>
          <table:table-cell table:style-name="ce45" office:value-type="float" office:value="0">
            <text:p>0</text:p>
          </table:table-cell>
          <table:table-cell table:style-name="ce7"/>
          <table:table-cell table:number-columns-repeated="2" table:style-name="ce63" office:value-type="percentage" office:value="0.5">
            <text:p>50%</text:p>
          </table:table-cell>
          <table:table-cell table:style-name="ce63" office:value-type="percentage" office:value="1">
            <text:p>100%</text:p>
          </table:table-cell>
          <table:table-cell table:style-name="ce63" office:value-type="percentage" office:value="0.5">
            <text:p>50%</text:p>
          </table:table-cell>
          <table:table-cell table:style-name="ce63" office:value-type="percentage" office:value="0.95">
            <text:p>95%</text:p>
          </table:table-cell>
          <table:table-cell table:number-columns-repeated="2" table:style-name="ce90" office:value-type="percentage" office:value="0">
            <text:p>0.0%</text:p>
          </table:table-cell>
          <table:table-cell table:style-name="ce45" office:value-type="float" office:value="1">
            <text:p>1</text:p>
          </table:table-cell>
          <table:table-cell table:style-name="ce63" office:value-type="percentage" office:value="1">
            <text:p>100%</text:p>
          </table:table-cell>
          <table:table-cell table:style-name="ce94" office:value-type="float" office:value="1">
            <text:p>1</text:p>
          </table:table-cell>
          <table:table-cell table:style-name="ce7" office:value-type="string">
            <text:p>#000000</text:p>
          </table:table-cell>
          <table:table-cell table:style-name="ce45"/>
          <table:table-cell table:style-name="ce7" office:value-type="string">
            <text:p>fonts/</text:p>
          </table:table-cell>
          <table:table-cell table:style-name="ce7" office:value-type="string">
            <text:p>narrator</text:p>
          </table:table-cell>
          <table:table-cell table:style-name="ce7" office:value-type="string">
            <text:p>.ttf</text:p>
          </table:table-cell>
          <table:table-cell table:style-name="ce45" office:value-type="float" office:value="25">
            <text:p>25</text:p>
          </table:table-cell>
          <table:table-cell table:style-name="ce45" office:value-type="string">
            <text:p>idle</text:p>
          </table:table-cell>
          <table:table-cell table:style-name="ce53" office:value-type="string">
            <text:p>idle_n</text:p>
          </table:table-cell>
          <table:table-cell table:number-columns-repeated="3" table:style-name="ce53" office:value-type="string">
            <text:p>idle</text:p>
          </table:table-cell>
          <table:table-cell table:number-columns-repeated="3" table:style-name="ce53" office:value-type="string">
            <text:p>idle_n</text:p>
          </table:table-cell>
          <table:table-cell table:style-name="ce53" office:value-type="string">
            <text:p>idle</text:p>
          </table:table-cell>
          <table:table-cell table:style-name="ce45" office:value-type="string">
            <text:p>n</text:p>
          </table:table-cell>
          <table:table-cell table:style-name="ce45" office:value-type="string">
            <text:p>e</text:p>
          </table:table-cell>
          <table:table-cell table:style-name="ce45" office:value-type="string">
            <text:p>w</text:p>
          </table:table-cell>
          <table:table-cell table:style-name="ce45" office:value-type="string">
            <text:p>s</text:p>
          </table:table-cell>
          <table:table-cell table:style-name="ce45" office:value-type="string">
            <text:p>e</text:p>
          </table:table-cell>
          <table:table-cell table:style-name="ce45" office:value-type="string">
            <text:p>w</text:p>
          </table:table-cell>
          <table:table-cell table:style-name="ce45" office:value-type="string">
            <text:p>s</text:p>
          </table:table-cell>
          <table:table-cell table:style-name="ce45" office:value-type="string">
            <text:p>w</text:p>
          </table:table-cell>
          <table:table-cell table:style-name="ce7" office:value-type="string">
            <text:p>images/menu/</text:p>
          </table:table-cell>
          <table:table-cell table:style-name="ce7" office:value-type="string">
            <text:p>cursor</text:p>
          </table:table-cell>
          <table:table-cell table:style-name="ce7" office:value-type="string">
            <text:p>.png</text:p>
          </table:table-cell>
          <table:table-cell table:style-name="ce90" office:value-type="percentage" office:value="0.02">
            <text:p>2.0%</text:p>
          </table:table-cell>
          <table:table-cell table:style-name="ce90" office:value-type="percentage" office:value="0.03">
            <text:p>3.0%</text:p>
          </table:table-cell>
          <table:table-cell table:style-name="ce7" office:value-type="string">
            <text:p>images/menu/</text:p>
          </table:table-cell>
          <table:table-cell table:style-name="ce7" office:value-type="string">
            <text:p>vc</text:p>
          </table:table-cell>
          <table:table-cell table:style-name="ce7" office:value-type="string">
            <text:p>.png</text:p>
          </table:table-cell>
          <table:table-cell table:style-name="ce7" table:number-columns-repeated="976"/>
        </table:table-row>
        <table:table-row table:style-name="ro3">
          <table:table-cell office:value-type="string">
            <text:p>lindsay</text:p>
          </table:table-cell>
          <table:table-cell office:value-type="string">
            <text:p>Lindsay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office:value-type="string">
            <text:p>campfire</text:p>
          </table:table-cell>
          <table:table-cell office:value-type="percentage" office:value="0.32">
            <text:p>32%</text:p>
          </table:table-cell>
          <table:table-cell office:value-type="percentage" office:value="0.65">
            <text:p>65%</text:p>
          </table:table-cell>
          <table:table-cell table:number-columns-repeated="8"/>
          <table:table-cell office:value-type="string">
            <text:p>#bbaa00</text:p>
          </table:table-cell>
          <table:table-cell office:value-type="string">
            <text:p>#000000</text:p>
          </table:table-cell>
          <table:table-cell/>
          <table:table-cell office:value-type="string">
            <text:p>ShadowsIntoLight-Regular</text:p>
          </table:table-cell>
          <table:table-cell table:number-columns-repeated="2"/>
          <table:table-cell office:value-type="string">
            <text:p>sit</text:p>
          </table:table-cell>
          <table:table-cell table:number-columns-repeated="17"/>
          <table:table-cell office:value-type="string">
            <text:p>cursor_lindsay</text:p>
          </table:table-cell>
          <table:table-cell table:number-columns-repeated="4"/>
          <table:table-cell office:value-type="string">
            <text:p>vc_lindsay</text:p>
          </table:table-cell>
          <table:table-cell table:number-columns-repeated="977"/>
        </table:table-row>
        <table:table-row table:style-name="ro3">
          <table:table-cell office:value-type="string">
            <text:p>johnny</text:p>
          </table:table-cell>
          <table:table-cell office:value-type="string">
            <text:p>Johnny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office:value-type="string">
            <text:p>campfire</text:p>
          </table:table-cell>
          <table:table-cell office:value-type="percentage" office:value="0.65">
            <text:p>65%</text:p>
          </table:table-cell>
          <table:table-cell office:value-type="percentage" office:value="0.55">
            <text:p>55%</text:p>
          </table:table-cell>
          <table:table-cell table:number-columns-repeated="6"/>
          <table:table-cell office:value-type="percentage" office:value="1.15">
            <text:p>115%</text:p>
          </table:table-cell>
          <table:table-cell/>
          <table:table-cell office:value-type="string">
            <text:p>#ee4444</text:p>
          </table:table-cell>
          <table:table-cell office:value-type="string">
            <text:p>#000000</text:p>
          </table:table-cell>
          <table:table-cell/>
          <table:table-cell office:value-type="string">
            <text:p>CaveatBrush-Regular</text:p>
          </table:table-cell>
          <table:table-cell table:number-columns-repeated="2"/>
          <table:table-cell office:value-type="string">
            <text:p>sit</text:p>
          </table:table-cell>
          <table:table-cell table:number-columns-repeated="17"/>
          <table:table-cell office:value-type="string">
            <text:p>cursor_johnny</text:p>
          </table:table-cell>
          <table:table-cell table:number-columns-repeated="4"/>
          <table:table-cell office:value-type="string">
            <text:p>vc_johnny</text:p>
          </table:table-cell>
          <table:table-cell table:number-columns-repeated="977"/>
        </table:table-row>
        <table:table-row table:style-name="ro3">
          <table:table-cell office:value-type="string">
            <text:p>sarah</text:p>
          </table:table-cell>
          <table:table-cell office:value-type="string">
            <text:p>Sarah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office:value-type="string">
            <text:p>campfire</text:p>
          </table:table-cell>
          <table:table-cell office:value-type="percentage" office:value="0.73">
            <text:p>73%</text:p>
          </table:table-cell>
          <table:table-cell office:value-type="percentage" office:value="0.65">
            <text:p>65%</text:p>
          </table:table-cell>
          <table:table-cell table:number-columns-repeated="6"/>
          <table:table-cell office:value-type="percentage" office:value="0.9">
            <text:p>90%</text:p>
          </table:table-cell>
          <table:table-cell/>
          <table:table-cell office:value-type="string">
            <text:p>#773399</text:p>
          </table:table-cell>
          <table:table-cell office:value-type="string">
            <text:p>#000000</text:p>
          </table:table-cell>
          <table:table-cell/>
          <table:table-cell office:value-type="string">
            <text:p>Handlee-Regular</text:p>
          </table:table-cell>
          <table:table-cell table:number-columns-repeated="2"/>
          <table:table-cell office:value-type="string">
            <text:p>sit</text:p>
          </table:table-cell>
          <table:table-cell table:number-columns-repeated="17"/>
          <table:table-cell office:value-type="string">
            <text:p>cursor_sarah</text:p>
          </table:table-cell>
          <table:table-cell table:number-columns-repeated="4"/>
          <table:table-cell office:value-type="string">
            <text:p>vc_sarah</text:p>
          </table:table-cell>
          <table:table-cell table:number-columns-repeated="977"/>
        </table:table-row>
        <table:table-row table:style-name="ro3">
          <table:table-cell office:value-type="string">
            <text:p>narrator</text:p>
          </table:table-cell>
          <table:table-cell office:value-type="string">
            <text:p>Narrator</text:p>
          </table:table-cell>
          <table:table-cell table:number-columns-repeated="15"/>
          <table:table-cell office:value-type="string">
            <text:p>#000000</text:p>
          </table:table-cell>
          <table:table-cell table:number-columns-repeated="2"/>
          <table:table-cell office:value-type="string">
            <text:p>WendyOne-Regular</text:p>
          </table:table-cell>
          <table:table-cell table:number-columns-repeated="1003"/>
        </table:table-row>
        <table:table-row table:style-name="ro3">
          <table:table-cell office:value-type="string">
            <text:p>queen</text:p>
          </table:table-cell>
          <table:table-cell office:value-type="string">
            <text:p>Strange Object</text:p>
          </table:table-cell>
          <table:table-cell/>
          <table:table-cell office:value-type="float" office:value="0">
            <text:p>0</text:p>
          </table:table-cell>
          <table:table-cell table:number-columns-repeated="2"/>
          <table:table-cell office:value-type="string">
            <text:p>forest-03</text:p>
          </table:table-cell>
          <table:table-cell office:value-type="percentage" office:value="0.73">
            <text:p>73%</text:p>
          </table:table-cell>
          <table:table-cell office:value-type="percentage" office:value="0.57">
            <text:p>57%</text:p>
          </table:table-cell>
          <table:table-cell table:number-columns-repeated="2"/>
          <table:table-cell office:value-type="percentage" office:value="0.5">
            <text:p>50%</text:p>
          </table:table-cell>
          <table:table-cell table:number-columns-repeated="5"/>
          <table:table-cell office:value-type="string">
            <text:p>#ffffff</text:p>
          </table:table-cell>
          <table:table-cell office:value-type="string">
            <text:p>#000000</text:p>
          </table:table-cell>
          <table:table-cell table:number-columns-repeated="5"/>
          <table:table-cell table:number-columns-repeated="16" office:value-type="string">
            <text:p>idle</text:p>
          </table:table-cell>
          <table:table-cell table:number-columns-repeated="984"/>
        </table:table-row>
        <table:table-row table:style-name="ro2">
          <table:table-cell office:value-type="string">
            <text:p>fire</text:p>
          </table:table-cell>
          <table:table-cell office:value-type="string">
            <text:p>Fire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string">
            <text:p>campfire</text:p>
          </table:table-cell>
          <table:table-cell office:value-type="percentage" office:value="0.5">
            <text:p>50%</text:p>
          </table:table-cell>
          <table:table-cell office:value-type="percentage" office:value="0.6">
            <text:p>60%</text:p>
          </table:table-cell>
          <table:table-cell office:value-type="percentage" office:value="0.75">
            <text:p>75%</text:p>
          </table:table-cell>
          <table:table-cell/>
          <table:table-cell office:value-type="percentage" office:value="0.55">
            <text:p>55%</text:p>
          </table:table-cell>
          <table:table-cell table:number-columns-repeated="9"/>
          <table:table-cell table:style-name="Default"/>
          <table:table-cell table:number-columns-repeated="1002"/>
        </table:table-row>
        <table:table-row table:style-name="ro2" table:number-rows-repeated="1048567">
          <table:table-cell table:number-columns-repeated="1024"/>
        </table:table-row>
        <table:table-row table:style-name="ro2">
          <table:table-cell table:number-columns-repeated="1024"/>
        </table:table-row>
        <table:named-expressions/>
      </table:table>
      <table:table table:name="Scenes" table:style-name="ta1" table:print="false">
        <office:forms form:automatic-focus="false" form:apply-design-mode="false"/>
        <table:table-column table:style-name="co13" table:default-cell-style-name="Default"/>
        <table:table-column table:style-name="co72" table:default-cell-style-name="Default"/>
        <table:table-column table:style-name="co73" table:default-cell-style-name="ce59"/>
        <table:table-column table:style-name="co17" table:default-cell-style-name="ce119"/>
        <table:table-column table:style-name="co74" table:default-cell-style-name="ce119"/>
        <table:table-column table:style-name="co37" table:default-cell-style-name="ce119"/>
        <table:table-column table:style-name="co75" table:default-cell-style-name="ce121"/>
        <table:table-column table:style-name="co76" table:default-cell-style-name="ce121"/>
        <table:table-column table:style-name="co77" table:default-cell-style-name="ce121"/>
        <table:table-column table:style-name="co78" table:default-cell-style-name="ce126"/>
        <table:table-column table:style-name="co80" table:default-cell-style-name="ce126"/>
        <table:table-column table:style-name="co14" table:default-cell-style-name="ce126"/>
        <table:table-column table:style-name="co13" table:number-columns-repeated="2" table:default-cell-style-name="ce64"/>
        <table:table-column table:style-name="co13" table:number-columns-repeated="3" table:default-cell-style-name="Default"/>
        <table:table-column table:style-name="co35" table:default-cell-style-name="ce59"/>
        <table:table-column table:style-name="co13" table:number-columns-repeated="1004" table:default-cell-style-name="Default"/>
        <table:table-row table:style-name="ro2">
          <table:table-cell table:style-name="ce52" office:value-type="string">
            <text:p>ID</text:p>
          </table:table-cell>
          <table:table-cell table:style-name="ce52" office:value-type="string">
            <text:p>Label</text:p>
          </table:table-cell>
          <table:table-cell table:style-name="ce57" office:value-type="string">
            <text:p>Require_Actions</text:p>
          </table:table-cell>
          <table:table-cell table:style-name="ce118" office:value-type="string">
            <text:p>Background_Path</text:p>
          </table:table-cell>
          <table:table-cell table:style-name="ce118" office:value-type="string">
            <text:p>Background_Filename</text:p>
          </table:table-cell>
          <table:table-cell table:style-name="ce118" office:value-type="string">
            <text:p>Background_Extension</text:p>
          </table:table-cell>
          <table:table-cell table:style-name="ce120" office:value-type="string">
            <text:p>Foreground_Path</text:p>
          </table:table-cell>
          <table:table-cell table:style-name="ce120" office:value-type="string">
            <text:p>Foreground_Filename</text:p>
          </table:table-cell>
          <table:table-cell table:style-name="ce120" office:value-type="string">
            <text:p>Foreground_Extension</text:p>
          </table:table-cell>
          <table:table-cell table:style-name="ce122" office:value-type="string">
            <text:p>Walkmap_Path</text:p>
          </table:table-cell>
          <table:table-cell table:style-name="ce122" office:value-type="string">
            <text:p>Walkmap_Filename</text:p>
          </table:table-cell>
          <table:table-cell table:style-name="ce122" office:value-type="string">
            <text:p>Walkmap_Extension</text:p>
          </table:table-cell>
          <table:table-cell table:style-name="ce62" office:value-type="string">
            <text:p>Zoom_At_Top</text:p>
          </table:table-cell>
          <table:table-cell table:style-name="ce62" office:value-type="string">
            <text:p>Zoom_At_Bottom</text:p>
          </table:table-cell>
          <table:table-cell table:style-name="ce52" office:value-type="string">
            <text:p>Audio_Path</text:p>
          </table:table-cell>
          <table:table-cell table:style-name="ce52" office:value-type="string">
            <text:p>Audio_Filename</text:p>
          </table:table-cell>
          <table:table-cell table:style-name="ce52" office:value-type="string">
            <text:p>Audio_Extension</text:p>
          </table:table-cell>
          <table:table-cell table:style-name="ce57" office:value-type="string">
            <text:p>Audio_Volume_Db</text:p>
          </table:table-cell>
          <table:table-cell table:style-name="ce52" table:number-columns-repeated="1004"/>
        </table:table-row>
        <table:table-row table:style-name="ro2">
          <table:table-cell table:style-name="ce2" office:value-type="string">
            <text:p>DEFAULT</text:p>
          </table:table-cell>
          <table:table-cell table:style-name="ce2" office:value-type="string">
            <text:p>Unknown</text:p>
          </table:table-cell>
          <table:table-cell table:style-name="ce45" office:value-type="float" office:value="1">
            <text:p>1</text:p>
          </table:table-cell>
          <table:table-cell table:style-name="ce2" office:value-type="string">
            <text:p>images/scenes/</text:p>
          </table:table-cell>
          <table:table-cell table:style-name="ce2" office:value-type="string">
            <text:p>black</text:p>
          </table:table-cell>
          <table:table-cell table:style-name="ce2" office:value-type="string">
            <text:p>.png</text:p>
          </table:table-cell>
          <table:table-cell table:style-name="ce2" office:value-type="string">
            <text:p>images/scenes/</text:p>
          </table:table-cell>
          <table:table-cell table:style-name="ce2" office:value-type="string">
            <text:p>none</text:p>
          </table:table-cell>
          <table:table-cell table:style-name="ce2" office:value-type="string">
            <text:p>.png</text:p>
          </table:table-cell>
          <table:table-cell table:style-name="ce2" office:value-type="string">
            <text:p>images/walkmaps/</text:p>
          </table:table-cell>
          <table:table-cell table:style-name="ce2" office:value-type="string">
            <text:p>all</text:p>
          </table:table-cell>
          <table:table-cell table:style-name="ce2" office:value-type="string">
            <text:p>.png</text:p>
          </table:table-cell>
          <table:table-cell table:style-name="ce63" office:value-type="percentage" office:value="0.5">
            <text:p>50%</text:p>
          </table:table-cell>
          <table:table-cell table:style-name="ce63" office:value-type="percentage" office:value="1">
            <text:p>100%</text:p>
          </table:table-cell>
          <table:table-cell table:style-name="ce2" office:value-type="string">
            <text:p>audio/</text:p>
          </table:table-cell>
          <table:table-cell table:style-name="ce2"/>
          <table:table-cell table:style-name="ce2" office:value-type="string">
            <text:p>.ogg</text:p>
          </table:table-cell>
          <table:table-cell table:style-name="ce45" office:value-type="float" office:value="-18">
            <text:p>-18</text:p>
          </table:table-cell>
          <table:table-cell table:style-name="ce2" table:number-columns-repeated="1004"/>
        </table:table-row>
        <table:table-row table:style-name="ro2">
          <table:table-cell office:value-type="string">
            <text:p>campfire</text:p>
          </table:table-cell>
          <table:table-cell office:value-type="string">
            <text:p>Fire</text:p>
          </table:table-cell>
          <table:table-cell office:value-type="float" office:value="0">
            <text:p>0</text:p>
          </table:table-cell>
          <table:table-cell/>
          <table:table-cell office:value-type="string">
            <text:p>intro</text:p>
          </table:table-cell>
          <table:table-cell table:number-columns-repeated="5"/>
          <table:table-cell office:value-type="string">
            <text:p>campfire</text:p>
          </table:table-cell>
          <table:table-cell/>
          <table:table-cell office:value-type="percentage" office:value="1">
            <text:p>100%</text:p>
          </table:table-cell>
          <table:table-cell table:number-columns-repeated="2"/>
          <table:table-cell office:value-type="string">
            <text:p>Monster-Rally-Island-on-Fire</text:p>
          </table:table-cell>
          <table:table-cell/>
          <table:table-cell office:value-type="float" office:value="-12">
            <text:p>-12</text:p>
          </table:table-cell>
          <table:table-cell table:number-columns-repeated="1004"/>
        </table:table-row>
        <table:table-row table:style-name="ro2">
          <table:table-cell office:value-type="string">
            <text:p>forest-01</text:p>
          </table:table-cell>
          <table:table-cell office:value-type="string">
            <text:p>Forest</text:p>
          </table:table-cell>
          <table:table-cell table:number-columns-repeated="2"/>
          <table:table-cell office:value-type="string">
            <text:p>forest_clearing</text:p>
          </table:table-cell>
          <table:table-cell table:number-columns-repeated="5"/>
          <table:table-cell office:value-type="string">
            <text:p>forest_clearing</text:p>
          </table:table-cell>
          <table:table-cell table:number-columns-repeated="4"/>
          <table:table-cell office:value-type="string">
            <text:p>Aitua-Gray-Forest-Welcome</text:p>
          </table:table-cell>
          <table:table-cell table:number-columns-repeated="1006"/>
        </table:table-row>
        <table:table-row table:style-name="ro2">
          <table:table-cell office:value-type="string">
            <text:p>forest-02</text:p>
          </table:table-cell>
          <table:table-cell office:value-type="string">
            <text:p>Forest</text:p>
          </table:table-cell>
          <table:table-cell table:number-columns-repeated="2"/>
          <table:table-cell office:value-type="string">
            <text:p>forest_clearing</text:p>
          </table:table-cell>
          <table:table-cell table:number-columns-repeated="5"/>
          <table:table-cell office:value-type="string">
            <text:p>forest_clearing</text:p>
          </table:table-cell>
          <table:table-cell table:number-columns-repeated="4"/>
          <table:table-cell office:value-type="string">
            <text:p>Aitua-Gray-Forest-Welcome</text:p>
          </table:table-cell>
          <table:table-cell table:number-columns-repeated="1006"/>
        </table:table-row>
        <table:table-row table:style-name="ro2">
          <table:table-cell office:value-type="string">
            <text:p>forest-03</text:p>
          </table:table-cell>
          <table:table-cell office:value-type="string">
            <text:p>Forest</text:p>
          </table:table-cell>
          <table:table-cell table:number-columns-repeated="2"/>
          <table:table-cell office:value-type="string">
            <text:p>forest_clearing</text:p>
          </table:table-cell>
          <table:table-cell table:number-columns-repeated="5"/>
          <table:table-cell office:value-type="string">
            <text:p>forest_clearing</text:p>
          </table:table-cell>
          <table:table-cell table:number-columns-repeated="4"/>
          <table:table-cell office:value-type="string">
            <text:p>Aitua-Gray-Forest-Welcome</text:p>
          </table:table-cell>
          <table:table-cell table:number-columns-repeated="1006"/>
        </table:table-row>
        <table:table-row table:style-name="ro2">
          <table:table-cell office:value-type="string">
            <text:p>forest-04</text:p>
          </table:table-cell>
          <table:table-cell office:value-type="string">
            <text:p>Forest</text:p>
          </table:table-cell>
          <table:table-cell table:number-columns-repeated="2"/>
          <table:table-cell office:value-type="string">
            <text:p>forest_clearing</text:p>
          </table:table-cell>
          <table:table-cell table:number-columns-repeated="5"/>
          <table:table-cell office:value-type="string">
            <text:p>forest_clearing</text:p>
          </table:table-cell>
          <table:table-cell table:number-columns-repeated="4"/>
          <table:table-cell office:value-type="string">
            <text:p>Aitua-Gray-Forest-Welcome</text:p>
          </table:table-cell>
          <table:table-cell table:number-columns-repeated="1006"/>
        </table:table-row>
        <table:table-row table:style-name="ro2">
          <table:table-cell office:value-type="string">
            <text:p>forest-05</text:p>
          </table:table-cell>
          <table:table-cell office:value-type="string">
            <text:p>Forest</text:p>
          </table:table-cell>
          <table:table-cell table:number-columns-repeated="2"/>
          <table:table-cell office:value-type="string">
            <text:p>forest_clearing</text:p>
          </table:table-cell>
          <table:table-cell table:number-columns-repeated="5"/>
          <table:table-cell office:value-type="string">
            <text:p>forest_clearing</text:p>
          </table:table-cell>
          <table:table-cell table:number-columns-repeated="4"/>
          <table:table-cell office:value-type="string">
            <text:p>Aitua-Gray-Forest-Welcome</text:p>
          </table:table-cell>
          <table:table-cell table:number-columns-repeated="1006"/>
        </table:table-row>
        <table:table-row table:style-name="ro2">
          <table:table-cell office:value-type="string">
            <text:p>forest-06</text:p>
          </table:table-cell>
          <table:table-cell office:value-type="string">
            <text:p>Forest</text:p>
          </table:table-cell>
          <table:table-cell table:number-columns-repeated="2"/>
          <table:table-cell office:value-type="string">
            <text:p>forest_clearing</text:p>
          </table:table-cell>
          <table:table-cell table:number-columns-repeated="5"/>
          <table:table-cell office:value-type="string">
            <text:p>forest_clearing</text:p>
          </table:table-cell>
          <table:table-cell table:number-columns-repeated="4"/>
          <table:table-cell office:value-type="string">
            <text:p>Aitua-Gray-Forest-Welcome</text:p>
          </table:table-cell>
          <table:table-cell table:number-columns-repeated="1006"/>
        </table:table-row>
        <table:table-row table:style-name="ro2">
          <table:table-cell office:value-type="string">
            <text:p>forest-07</text:p>
          </table:table-cell>
          <table:table-cell office:value-type="string">
            <text:p>Forest</text:p>
          </table:table-cell>
          <table:table-cell table:number-columns-repeated="2"/>
          <table:table-cell office:value-type="string">
            <text:p>forest_clearing</text:p>
          </table:table-cell>
          <table:table-cell table:number-columns-repeated="5"/>
          <table:table-cell office:value-type="string">
            <text:p>forest_clearing</text:p>
          </table:table-cell>
          <table:table-cell table:number-columns-repeated="4"/>
          <table:table-cell office:value-type="string">
            <text:p>Aitua-Gray-Forest-Welcome</text:p>
          </table:table-cell>
          <table:table-cell table:number-columns-repeated="1006"/>
        </table:table-row>
        <table:table-row table:style-name="ro2">
          <table:table-cell office:value-type="string">
            <text:p>house</text:p>
          </table:table-cell>
          <table:table-cell office:value-type="string">
            <text:p>House</text:p>
          </table:table-cell>
          <table:table-cell table:number-columns-repeated="2"/>
          <table:table-cell office:value-type="string">
            <text:p>forest_house</text:p>
          </table:table-cell>
          <table:table-cell table:number-columns-repeated="5"/>
          <table:table-cell office:value-type="string">
            <text:p>forest_house</text:p>
          </table:table-cell>
          <table:table-cell/>
          <table:table-cell office:value-type="percentage" office:value="-0.4">
            <text:p>-40%</text:p>
          </table:table-cell>
          <table:table-cell table:number-columns-repeated="1009"/>
        </table:table-row>
        <table:table-row table:style-name="ro2">
          <table:table-cell office:value-type="string">
            <text:p>hallway</text:p>
          </table:table-cell>
          <table:table-cell office:value-type="string">
            <text:p>Hallway</text:p>
          </table:table-cell>
          <table:table-cell table:number-columns-repeated="2"/>
          <table:table-cell office:value-type="string">
            <text:p>hallway</text:p>
          </table:table-cell>
          <table:table-cell table:number-columns-repeated="1017"/>
        </table:table-row>
        <table:table-row table:style-name="ro2">
          <table:table-cell office:value-type="string">
            <text:p>bedroom</text:p>
          </table:table-cell>
          <table:table-cell office:value-type="string">
            <text:p>Bedroom</text:p>
          </table:table-cell>
          <table:table-cell table:number-columns-repeated="2"/>
          <table:table-cell office:value-type="string">
            <text:p>bedroom</text:p>
          </table:table-cell>
          <table:table-cell table:number-columns-repeated="5"/>
          <table:table-cell office:value-type="string">
            <text:p>bedroom</text:p>
          </table:table-cell>
          <table:table-cell/>
          <table:table-cell office:value-type="percentage" office:value="0.7">
            <text:p>70%</text:p>
          </table:table-cell>
          <table:table-cell table:number-columns-repeated="1009"/>
        </table:table-row>
        <table:table-row table:style-name="ro2">
          <table:table-cell office:value-type="string">
            <text:p>kitchen</text:p>
          </table:table-cell>
          <table:table-cell office:value-type="string">
            <text:p>Kitchen</text:p>
          </table:table-cell>
          <table:table-cell table:number-columns-repeated="2"/>
          <table:table-cell office:value-type="string">
            <text:p>kitchen</text:p>
          </table:table-cell>
          <table:table-cell table:number-columns-repeated="1017"/>
        </table:table-row>
        <table:table-row table:style-name="ro2">
          <table:table-cell office:value-type="string">
            <text:p>basement</text:p>
          </table:table-cell>
          <table:table-cell office:value-type="string">
            <text:p>Basement</text:p>
          </table:table-cell>
          <table:table-cell table:number-columns-repeated="2"/>
          <table:table-cell office:value-type="string">
            <text:p>basement</text:p>
          </table:table-cell>
          <table:table-cell table:number-columns-repeated="1017"/>
        </table:table-row>
        <table:table-row table:style-name="ro2" table:number-rows-repeated="1048560">
          <table:table-cell table:number-columns-repeated="1022"/>
        </table:table-row>
        <table:table-row table:style-name="ro2">
          <table:table-cell table:number-columns-repeated="1022"/>
        </table:table-row>
        <table:named-expressions/>
      </table:table>
      <table:table table:name="ObjGroups" table:style-name="ta1" table:print="false">
        <office:forms form:automatic-focus="false" form:apply-design-mode="false"/>
        <table:table-column table:style-name="co13" table:number-columns-repeated="2" table:default-cell-style-name="Default"/>
        <table:table-column table:style-name="co13" table:number-columns-repeated="2" table:default-cell-style-name="ce59"/>
        <table:table-column table:style-name="co30" table:default-cell-style-name="ce4"/>
        <table:table-column table:style-name="co13" table:default-cell-style-name="ce4"/>
        <table:table-column table:style-name="co35" table:default-cell-style-name="ce4"/>
        <table:table-column table:style-name="co13" table:number-columns-repeated="1017" table:default-cell-style-name="Default"/>
        <table:table-row table:style-name="ro3">
          <table:table-cell table:style-name="ce52" office:value-type="string">
            <text:p>ID</text:p>
          </table:table-cell>
          <table:table-cell table:style-name="ce52" office:value-type="string">
            <text:p>Label</text:p>
          </table:table-cell>
          <table:table-cell table:style-name="ce57" office:value-type="string">
            <text:p>Takeable</text:p>
          </table:table-cell>
          <table:table-cell table:style-name="ce57" office:value-type="string">
            <text:p>Max Carry</text:p>
          </table:table-cell>
          <table:table-cell table:style-name="ce50" office:value-type="string">
            <text:p>Inventory_Path</text:p>
          </table:table-cell>
          <table:table-cell table:style-name="ce50" office:value-type="string">
            <text:p>Inventory_Filename</text:p>
          </table:table-cell>
          <table:table-cell table:style-name="ce50" office:value-type="string">
            <text:p>Inventory_Extension</text:p>
          </table:table-cell>
          <table:table-cell table:number-columns-repeated="1017"/>
        </table:table-row>
        <table:table-row table:style-name="ro3">
          <table:table-cell table:style-name="ce53" office:value-type="string">
            <text:p>DEFAULT</text:p>
          </table:table-cell>
          <table:table-cell table:style-name="ce53" office:value-type="string">
            <text:p>Unknown</text:p>
          </table:table-cell>
          <table:table-cell table:number-columns-repeated="2" table:style-name="ce79" office:value-type="float" office:value="1">
            <text:p>1</text:p>
          </table:table-cell>
          <table:table-cell table:style-name="ce7" office:value-type="string">
            <text:p>images/objects/</text:p>
          </table:table-cell>
          <table:table-cell table:style-name="ce7" office:value-type="string">
            <text:p>unknown</text:p>
          </table:table-cell>
          <table:table-cell table:style-name="ce7" office:value-type="string">
            <text:p>_inv.png</text:p>
          </table:table-cell>
          <table:table-cell table:style-name="ce26" table:number-columns-repeated="1017"/>
        </table:table-row>
        <table:table-row table:style-name="ro2">
          <table:table-cell office:value-type="string">
            <text:p>stick</text:p>
          </table:table-cell>
          <table:table-cell office:value-type="string">
            <text:p>Firewood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stick</text:p>
          </table:table-cell>
          <table:table-cell table:number-columns-repeated="1018"/>
        </table:table-row>
        <table:table-row table:style-name="ro2" table:number-rows-repeated="4">
          <table:table-cell table:number-columns-repeated="1024"/>
        </table:table-row>
        <table:table-row table:style-name="ro2" table:number-rows-repeated="2">
          <table:table-cell table:number-columns-repeated="4"/>
          <table:table-cell table:style-name="Default"/>
          <table:table-cell/>
          <table:table-cell table:style-name="Default"/>
          <table:table-cell table:number-columns-repeated="1017"/>
        </table:table-row>
        <table:table-row table:style-name="ro2" table:number-rows-repeated="1048566">
          <table:table-cell table:number-columns-repeated="1024"/>
        </table:table-row>
        <table:table-row table:style-name="ro2">
          <table:table-cell table:number-columns-repeated="1024"/>
        </table:table-row>
        <table:named-expressions/>
      </table:table>
      <table:table table:name="Objects" table:style-name="ta1" table:print="false">
        <office:forms form:automatic-focus="false" form:apply-design-mode="false"/>
        <table:table-column table:style-name="co13" table:default-cell-style-name="ce4"/>
        <table:table-column table:style-name="co79" table:default-cell-style-name="ce4"/>
        <table:table-column table:style-name="co13" table:default-cell-style-name="ce4"/>
        <table:table-column table:style-name="co95" table:default-cell-style-name="ce4"/>
        <table:table-column table:style-name="co13" table:default-cell-style-name="ce4"/>
        <table:table-column table:style-name="co96" table:default-cell-style-name="ce59"/>
        <table:table-column table:style-name="co100" table:default-cell-style-name="ce59"/>
        <table:table-column table:style-name="co47" table:default-cell-style-name="ce4"/>
        <table:table-column table:style-name="co101" table:default-cell-style-name="ce4"/>
        <table:table-column table:style-name="co13" table:default-cell-style-name="ce4"/>
        <table:table-column table:style-name="co13" table:number-columns-repeated="2" table:default-cell-style-name="ce92"/>
        <table:table-column table:style-name="co57" table:number-columns-repeated="2" table:default-cell-style-name="ce64"/>
        <table:table-column table:style-name="co23" table:number-columns-repeated="2" table:default-cell-style-name="ce92"/>
        <table:table-column table:style-name="co23" table:default-cell-style-name="ce64"/>
        <table:table-column table:style-name="co87" table:default-cell-style-name="ce59"/>
        <table:table-column table:style-name="co23" table:number-columns-repeated="2" table:default-cell-style-name="ce59"/>
        <table:table-column table:style-name="co30" table:default-cell-style-name="ce4"/>
        <table:table-column table:style-name="co13" table:default-cell-style-name="ce4"/>
        <table:table-column table:style-name="co35" table:default-cell-style-name="ce4"/>
        <table:table-column table:style-name="co13" table:number-columns-repeated="1001" table:default-cell-style-name="ce4"/>
        <table:table-row table:style-name="ro2">
          <table:table-cell table:style-name="ce50" office:value-type="string">
            <text:p>ID</text:p>
          </table:table-cell>
          <table:table-cell table:style-name="ce50" office:value-type="string">
            <text:p>Group</text:p>
          </table:table-cell>
          <table:table-cell table:style-name="ce50" office:value-type="string">
            <text:p>Unique</text:p>
          </table:table-cell>
          <table:table-cell table:style-name="ce52" office:value-type="string">
            <text:p>Label</text:p>
          </table:table-cell>
          <table:table-cell table:style-name="ce50" office:value-type="string">
            <text:p>Scene_ID</text:p>
          </table:table-cell>
          <table:table-cell table:style-name="ce57" office:value-type="string">
            <text:p>Visible</text:p>
          </table:table-cell>
          <table:table-cell table:style-name="ce57" office:value-type="string">
            <text:p>Actionable</text:p>
          </table:table-cell>
          <table:table-cell table:style-name="ce50" office:value-type="string">
            <text:p>Image_Path</text:p>
          </table:table-cell>
          <table:table-cell table:style-name="ce50" office:value-type="string">
            <text:p>Image_Filename</text:p>
          </table:table-cell>
          <table:table-cell table:style-name="ce50" office:value-type="string">
            <text:p>Image_Extension</text:p>
          </table:table-cell>
          <table:table-cell table:style-name="ce89" office:value-type="string">
            <text:p>Screen_X</text:p>
          </table:table-cell>
          <table:table-cell table:style-name="ce89" office:value-type="string">
            <text:p>Screen_Y</text:p>
          </table:table-cell>
          <table:table-cell table:style-name="ce62" office:value-type="string">
            <text:p>Base_X</text:p>
          </table:table-cell>
          <table:table-cell table:style-name="ce62" office:value-type="string">
            <text:p>Base_Y</text:p>
          </table:table-cell>
          <table:table-cell table:style-name="ce89" office:value-type="string">
            <text:p>Walk_Point_X</text:p>
          </table:table-cell>
          <table:table-cell table:style-name="ce89" office:value-type="string">
            <text:p>Walk_Point_Y</text:p>
          </table:table-cell>
          <table:table-cell table:style-name="ce62" office:value-type="string">
            <text:p>Zoom</text:p>
          </table:table-cell>
          <table:table-cell table:style-name="ce57" office:value-type="string">
            <text:p>Rotation</text:p>
          </table:table-cell>
          <table:table-cell table:style-name="ce57" office:value-type="string">
            <text:p>Flip_H</text:p>
          </table:table-cell>
          <table:table-cell table:style-name="ce57" office:value-type="string">
            <text:p>Flip_V</text:p>
          </table:table-cell>
          <table:table-cell table:style-name="ce50" office:value-type="string">
            <text:p>Inventory_Path</text:p>
          </table:table-cell>
          <table:table-cell table:style-name="ce50" office:value-type="string">
            <text:p>Inventory_Filename</text:p>
          </table:table-cell>
          <table:table-cell table:style-name="ce50" office:value-type="string">
            <text:p>Inventory_Extension</text:p>
          </table:table-cell>
          <table:table-cell table:style-name="ce50" table:number-columns-repeated="1001"/>
        </table:table-row>
        <table:table-row table:style-name="ro2">
          <table:table-cell table:style-name="ce7" office:value-type="string">
            <text:p>DEFAULT</text:p>
          </table:table-cell>
          <table:table-cell table:style-name="ce7" table:number-columns-repeated="4"/>
          <table:table-cell table:number-columns-repeated="2" table:style-name="ce45" office:value-type="float" office:value="1">
            <text:p>1</text:p>
          </table:table-cell>
          <table:table-cell table:style-name="ce7" office:value-type="string">
            <text:p>images/objects/</text:p>
          </table:table-cell>
          <table:table-cell table:style-name="ce7" office:value-type="string">
            <text:p>unknown</text:p>
          </table:table-cell>
          <table:table-cell table:style-name="ce7" office:value-type="string">
            <text:p>.png</text:p>
          </table:table-cell>
          <table:table-cell table:number-columns-repeated="2" table:style-name="ce90" office:value-type="percentage" office:value="0.5">
            <text:p>50.0%</text:p>
          </table:table-cell>
          <table:table-cell table:style-name="ce63" office:value-type="percentage" office:value="0.5">
            <text:p>50%</text:p>
          </table:table-cell>
          <table:table-cell table:style-name="ce63" office:value-type="percentage" office:value="0.95">
            <text:p>95%</text:p>
          </table:table-cell>
          <table:table-cell table:number-columns-repeated="2" table:style-name="ce90" office:value-type="percentage" office:value="0">
            <text:p>0.0%</text:p>
          </table:table-cell>
          <table:table-cell table:style-name="ce63" office:value-type="percentage" office:value="1">
            <text:p>100%</text:p>
          </table:table-cell>
          <table:table-cell table:number-columns-repeated="3" table:style-name="ce45" office:value-type="float" office:value="0">
            <text:p>0</text:p>
          </table:table-cell>
          <table:table-cell table:style-name="ce7" office:value-type="string">
            <text:p>images/objects/</text:p>
          </table:table-cell>
          <table:table-cell table:style-name="ce7" office:value-type="string">
            <text:p>unknown</text:p>
          </table:table-cell>
          <table:table-cell table:style-name="ce7" office:value-type="string">
            <text:p>_inv.png</text:p>
          </table:table-cell>
          <table:table-cell table:style-name="ce7" table:number-columns-repeated="1001"/>
        </table:table-row>
        <table:table-row table:style-name="ro2">
          <table:table-cell table:formula="of:=[.$B3] &amp; IF(LEN([.$C3])=0;&quot;&quot;;&quot;-&quot;) &amp; [.$C3]" office:value-type="string" office:string-value="stick-01">
            <text:p>stick-01</text:p>
          </table:table-cell>
          <table:table-cell office:value-type="string">
            <text:p>stick</text:p>
          </table:table-cell>
          <table:table-cell office:value-type="string">
            <text:p>01</text:p>
          </table:table-cell>
          <table:table-cell office:value-type="string">
            <text:p>Stick</text:p>
          </table:table-cell>
          <table:table-cell office:value-type="string">
            <text:p>forest-03</text:p>
          </table:table-cell>
          <table:table-cell table:number-columns-repeated="3"/>
          <table:table-cell office:value-type="string">
            <text:p>stick</text:p>
          </table:table-cell>
          <table:table-cell/>
          <table:table-cell office:value-type="percentage" office:value="0.25">
            <text:p>25.0%</text:p>
          </table:table-cell>
          <table:table-cell office:value-type="percentage" office:value="0.83">
            <text:p>83.0%</text:p>
          </table:table-cell>
          <table:table-cell table:number-columns-repeated="4"/>
          <table:table-cell office:value-type="percentage" office:value="0.95">
            <text:p>95%</text:p>
          </table:table-cell>
          <table:table-cell/>
          <table:table-cell office:value-type="float" office:value="1">
            <text:p>1</text:p>
          </table:table-cell>
          <table:table-cell table:number-columns-repeated="1005"/>
        </table:table-row>
        <table:table-row table:style-name="ro2">
          <table:table-cell table:formula="of:=[.$B4] &amp; IF(LEN([.$C4])=0;&quot;&quot;;&quot;-&quot;) &amp; [.$C4]" office:value-type="string" office:string-value="stick-02">
            <text:p>stick-02</text:p>
          </table:table-cell>
          <table:table-cell office:value-type="string">
            <text:p>stick</text:p>
          </table:table-cell>
          <table:table-cell office:value-type="string">
            <text:p>02</text:p>
          </table:table-cell>
          <table:table-cell office:value-type="string">
            <text:p>Stick</text:p>
          </table:table-cell>
          <table:table-cell office:value-type="string">
            <text:p>forest-03</text:p>
          </table:table-cell>
          <table:table-cell table:number-columns-repeated="3"/>
          <table:table-cell office:value-type="string">
            <text:p>stick</text:p>
          </table:table-cell>
          <table:table-cell/>
          <table:table-cell office:value-type="percentage" office:value="0.67">
            <text:p>67.0%</text:p>
          </table:table-cell>
          <table:table-cell office:value-type="percentage" office:value="0.9">
            <text:p>90.0%</text:p>
          </table:table-cell>
          <table:table-cell table:number-columns-repeated="4"/>
          <table:table-cell office:value-type="percentage" office:value="0.8">
            <text:p>80%</text:p>
          </table:table-cell>
          <table:table-cell office:value-type="float" office:value="-10">
            <text:p>-10</text:p>
          </table:table-cell>
          <table:table-cell table:number-columns-repeated="1006"/>
        </table:table-row>
        <table:table-row table:style-name="ro2">
          <table:table-cell table:formula="of:=[.$B5] &amp; IF(LEN([.$C5])=0;&quot;&quot;;&quot;-&quot;) &amp; [.$C5]" office:value-type="string" office:string-value="stick-03">
            <text:p>stick-03</text:p>
          </table:table-cell>
          <table:table-cell office:value-type="string">
            <text:p>stick</text:p>
          </table:table-cell>
          <table:table-cell office:value-type="string">
            <text:p>03</text:p>
          </table:table-cell>
          <table:table-cell office:value-type="string">
            <text:p>Stick</text:p>
          </table:table-cell>
          <table:table-cell office:value-type="string">
            <text:p>forest-04</text:p>
          </table:table-cell>
          <table:table-cell table:number-columns-repeated="3"/>
          <table:table-cell office:value-type="string">
            <text:p>stick</text:p>
          </table:table-cell>
          <table:table-cell/>
          <table:table-cell office:value-type="percentage" office:value="0.35">
            <text:p>35.0%</text:p>
          </table:table-cell>
          <table:table-cell office:value-type="percentage" office:value="0.78">
            <text:p>78.0%</text:p>
          </table:table-cell>
          <table:table-cell table:number-columns-repeated="1012"/>
        </table:table-row>
        <table:table-row table:style-name="ro2">
          <table:table-cell table:formula="of:=[.$B6] &amp; IF(LEN([.$C6])=0;&quot;&quot;;&quot;-&quot;) &amp; [.$C6]" office:value-type="string" office:string-value="stick-04">
            <text:p>stick-04</text:p>
          </table:table-cell>
          <table:table-cell office:value-type="string">
            <text:p>stick</text:p>
          </table:table-cell>
          <table:table-cell office:value-type="string">
            <text:p>04</text:p>
          </table:table-cell>
          <table:table-cell office:value-type="string">
            <text:p>Stick</text:p>
          </table:table-cell>
          <table:table-cell office:value-type="string">
            <text:p>forest-04</text:p>
          </table:table-cell>
          <table:table-cell table:number-columns-repeated="3"/>
          <table:table-cell office:value-type="string">
            <text:p>stick</text:p>
          </table:table-cell>
          <table:table-cell/>
          <table:table-cell office:value-type="percentage" office:value="0.6">
            <text:p>60.0%</text:p>
          </table:table-cell>
          <table:table-cell office:value-type="percentage" office:value="0.82">
            <text:p>82.0%</text:p>
          </table:table-cell>
          <table:table-cell table:number-columns-repeated="1012"/>
        </table:table-row>
        <table:table-row table:style-name="ro2">
          <table:table-cell table:formula="of:=[.$B7] &amp; IF(LEN([.$C7])=0;&quot;&quot;;&quot;-&quot;) &amp; [.$C7]" office:value-type="string" office:string-value="stick-05">
            <text:p>stick-05</text:p>
          </table:table-cell>
          <table:table-cell office:value-type="string">
            <text:p>stick</text:p>
          </table:table-cell>
          <table:table-cell office:value-type="string">
            <text:p>05</text:p>
          </table:table-cell>
          <table:table-cell office:value-type="string">
            <text:p>Stick</text:p>
          </table:table-cell>
          <table:table-cell office:value-type="string">
            <text:p>forest-05</text:p>
          </table:table-cell>
          <table:table-cell table:number-columns-repeated="3"/>
          <table:table-cell office:value-type="string">
            <text:p>stick</text:p>
          </table:table-cell>
          <table:table-cell/>
          <table:table-cell office:value-type="percentage" office:value="0.3">
            <text:p>30.0%</text:p>
          </table:table-cell>
          <table:table-cell office:value-type="percentage" office:value="0.95">
            <text:p>95.0%</text:p>
          </table:table-cell>
          <table:table-cell table:number-columns-repeated="1012"/>
        </table:table-row>
        <table:table-row table:style-name="ro2">
          <table:table-cell table:formula="of:=[.$B8] &amp; IF(LEN([.$C8])=0;&quot;&quot;;&quot;-&quot;) &amp; [.$C8]" office:value-type="string" office:string-value="stick-06">
            <text:p>stick-06</text:p>
          </table:table-cell>
          <table:table-cell office:value-type="string">
            <text:p>stick</text:p>
          </table:table-cell>
          <table:table-cell office:value-type="string">
            <text:p>06</text:p>
          </table:table-cell>
          <table:table-cell office:value-type="string">
            <text:p>Stick</text:p>
          </table:table-cell>
          <table:table-cell office:value-type="string">
            <text:p>forest-05</text:p>
          </table:table-cell>
          <table:table-cell table:number-columns-repeated="2"/>
          <table:table-cell table:style-name="Default"/>
          <table:table-cell office:value-type="string">
            <text:p>stick</text:p>
          </table:table-cell>
          <table:table-cell table:style-name="Default"/>
          <table:table-cell office:value-type="percentage" office:value="0.45">
            <text:p>45.0%</text:p>
          </table:table-cell>
          <table:table-cell office:value-type="percentage" office:value="0.8">
            <text:p>80.0%</text:p>
          </table:table-cell>
          <table:table-cell table:number-columns-repeated="8"/>
          <table:table-cell table:style-name="Default"/>
          <table:table-cell/>
          <table:table-cell table:style-name="Default" table:number-columns-repeated="1002"/>
        </table:table-row>
        <table:table-row table:style-name="ro2">
          <table:table-cell table:formula="of:=[.$B9] &amp; IF(LEN([.$C9])=0;&quot;&quot;;&quot;-&quot;) &amp; [.$C9]" office:value-type="string" office:string-value="stick-07">
            <text:p>stick-07</text:p>
          </table:table-cell>
          <table:table-cell office:value-type="string">
            <text:p>stick</text:p>
          </table:table-cell>
          <table:table-cell office:value-type="string">
            <text:p>07</text:p>
          </table:table-cell>
          <table:table-cell office:value-type="string">
            <text:p>Stick</text:p>
          </table:table-cell>
          <table:table-cell office:value-type="string">
            <text:p>forest-05</text:p>
          </table:table-cell>
          <table:table-cell table:number-columns-repeated="2"/>
          <table:table-cell table:style-name="Default"/>
          <table:table-cell office:value-type="string">
            <text:p>stick</text:p>
          </table:table-cell>
          <table:table-cell table:style-name="Default"/>
          <table:table-cell office:value-type="percentage" office:value="0.9">
            <text:p>90.0%</text:p>
          </table:table-cell>
          <table:table-cell office:value-type="percentage" office:value="0.85">
            <text:p>85.0%</text:p>
          </table:table-cell>
          <table:table-cell table:number-columns-repeated="8"/>
          <table:table-cell table:style-name="Default"/>
          <table:table-cell/>
          <table:table-cell table:style-name="Default" table:number-columns-repeated="1002"/>
        </table:table-row>
        <table:table-row table:style-name="ro2">
          <table:table-cell table:formula="of:=[.$B10] &amp; IF(LEN([.$C10])=0;&quot;&quot;;&quot;-&quot;) &amp; [.$C10]" office:value-type="string" office:string-value="stick-08">
            <text:p>stick-08</text:p>
          </table:table-cell>
          <table:table-cell office:value-type="string">
            <text:p>stick</text:p>
          </table:table-cell>
          <table:table-cell office:value-type="string">
            <text:p>08</text:p>
          </table:table-cell>
          <table:table-cell office:value-type="string">
            <text:p>Stick</text:p>
          </table:table-cell>
          <table:table-cell office:value-type="string">
            <text:p>forest-06</text:p>
          </table:table-cell>
          <table:table-cell table:number-columns-repeated="3"/>
          <table:table-cell office:value-type="string">
            <text:p>stick</text:p>
          </table:table-cell>
          <table:table-cell/>
          <table:table-cell office:value-type="percentage" office:value="0.3">
            <text:p>30.0%</text:p>
          </table:table-cell>
          <table:table-cell office:value-type="percentage" office:value="0.85">
            <text:p>85.0%</text:p>
          </table:table-cell>
          <table:table-cell table:number-columns-repeated="1012"/>
        </table:table-row>
        <table:table-row table:style-name="ro2">
          <table:table-cell table:formula="of:=[.$B11] &amp; IF(LEN([.$C11])=0;&quot;&quot;;&quot;-&quot;) &amp; [.$C11]" office:value-type="string" office:string-value="stick-09">
            <text:p>stick-09</text:p>
          </table:table-cell>
          <table:table-cell office:value-type="string">
            <text:p>stick</text:p>
          </table:table-cell>
          <table:table-cell office:value-type="string">
            <text:p>09</text:p>
          </table:table-cell>
          <table:table-cell office:value-type="string">
            <text:p>Stick</text:p>
          </table:table-cell>
          <table:table-cell office:value-type="string">
            <text:p>forest-06</text:p>
          </table:table-cell>
          <table:table-cell table:number-columns-repeated="3"/>
          <table:table-cell office:value-type="string">
            <text:p>stick</text:p>
          </table:table-cell>
          <table:table-cell/>
          <table:table-cell office:value-type="percentage" office:value="0.5">
            <text:p>50.0%</text:p>
          </table:table-cell>
          <table:table-cell office:value-type="percentage" office:value="0.75">
            <text:p>75.0%</text:p>
          </table:table-cell>
          <table:table-cell table:number-columns-repeated="1012"/>
        </table:table-row>
        <table:table-row table:style-name="ro2">
          <table:table-cell table:formula="of:=[.$B12] &amp; IF(LEN([.$C12])=0;&quot;&quot;;&quot;-&quot;) &amp; [.$C12]" office:value-type="string" office:string-value="stick-10">
            <text:p>stick-10</text:p>
          </table:table-cell>
          <table:table-cell office:value-type="string">
            <text:p>stick</text:p>
          </table:table-cell>
          <table:table-cell office:value-type="string">
            <text:p>10</text:p>
          </table:table-cell>
          <table:table-cell office:value-type="string">
            <text:p>Stick</text:p>
          </table:table-cell>
          <table:table-cell office:value-type="string">
            <text:p>forest-07</text:p>
          </table:table-cell>
          <table:table-cell table:number-columns-repeated="3"/>
          <table:table-cell office:value-type="string">
            <text:p>stick</text:p>
          </table:table-cell>
          <table:table-cell/>
          <table:table-cell office:value-type="percentage" office:value="0.25">
            <text:p>25.0%</text:p>
          </table:table-cell>
          <table:table-cell office:value-type="percentage" office:value="0.8">
            <text:p>80.0%</text:p>
          </table:table-cell>
          <table:table-cell table:number-columns-repeated="1012"/>
        </table:table-row>
        <table:table-row table:style-name="ro2">
          <table:table-cell table:formula="of:=[.$B13] &amp; IF(LEN([.$C13])=0;&quot;&quot;;&quot;-&quot;) &amp; [.$C13]" office:value-type="string" office:string-value="stick-11">
            <text:p>stick-11</text:p>
          </table:table-cell>
          <table:table-cell office:value-type="string">
            <text:p>stick</text:p>
          </table:table-cell>
          <table:table-cell office:value-type="string">
            <text:p>11</text:p>
          </table:table-cell>
          <table:table-cell office:value-type="string">
            <text:p>Stick</text:p>
          </table:table-cell>
          <table:table-cell office:value-type="string">
            <text:p>forest-07</text:p>
          </table:table-cell>
          <table:table-cell table:number-columns-repeated="3"/>
          <table:table-cell office:value-type="string">
            <text:p>stick</text:p>
          </table:table-cell>
          <table:table-cell/>
          <table:table-cell office:value-type="percentage" office:value="0.4">
            <text:p>40.0%</text:p>
          </table:table-cell>
          <table:table-cell office:value-type="percentage" office:value="0.9">
            <text:p>90.0%</text:p>
          </table:table-cell>
          <table:table-cell table:number-columns-repeated="1012"/>
        </table:table-row>
        <table:table-row table:style-name="ro2">
          <table:table-cell table:formula="of:=[.$B14] &amp; IF(LEN([.$C14])=0;&quot;&quot;;&quot;-&quot;) &amp; [.$C14]" office:value-type="string" office:string-value="stick-12">
            <text:p>stick-12</text:p>
          </table:table-cell>
          <table:table-cell office:value-type="string">
            <text:p>stick</text:p>
          </table:table-cell>
          <table:table-cell office:value-type="string">
            <text:p>12</text:p>
          </table:table-cell>
          <table:table-cell office:value-type="string">
            <text:p>Stick</text:p>
          </table:table-cell>
          <table:table-cell office:value-type="string">
            <text:p>forest-07</text:p>
          </table:table-cell>
          <table:table-cell table:number-columns-repeated="3"/>
          <table:table-cell office:value-type="string">
            <text:p>stick</text:p>
          </table:table-cell>
          <table:table-cell/>
          <table:table-cell office:value-type="percentage" office:value="0.65">
            <text:p>65.0%</text:p>
          </table:table-cell>
          <table:table-cell office:value-type="percentage" office:value="0.85">
            <text:p>85.0%</text:p>
          </table:table-cell>
          <table:table-cell table:number-columns-repeated="1012"/>
        </table:table-row>
        <table:table-row table:style-name="ro2">
          <table:table-cell office:value-type="string">
            <text:p>hidequeen</text:p>
          </table:table-cell>
          <table:table-cell table:number-columns-repeated="2"/>
          <table:table-cell office:value-type="string">
            <text:p>Forest</text:p>
          </table:table-cell>
          <table:table-cell office:value-type="string">
            <text:p>forest-0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hiding_trees</text:p>
          </table:table-cell>
          <table:table-cell/>
          <table:table-cell office:value-type="percentage" office:value="0.75">
            <text:p>75.0%</text:p>
          </table:table-cell>
          <table:table-cell office:value-type="percentage" office:value="0.6">
            <text:p>60.0%</text:p>
          </table:table-cell>
          <table:table-cell table:number-columns-repeated="1012"/>
        </table:table-row>
        <table:table-row table:style-name="ro2">
          <table:table-cell office:value-type="string">
            <text:p>cwindow</text:p>
          </table:table-cell>
          <table:table-cell table:number-columns-repeated="2"/>
          <table:table-cell office:value-type="string">
            <text:p>Window</text:p>
          </table:table-cell>
          <table:table-cell table:style-name="Default" office:value-type="string">
            <text:p>house</text:p>
          </table:table-cell>
          <table:table-cell table:number-columns-repeated="3"/>
          <table:table-cell office:value-type="string">
            <text:p>window_to_cabin</text:p>
          </table:table-cell>
          <table:table-cell/>
          <table:table-cell office:value-type="percentage" office:value="0.278">
            <text:p>27.8%</text:p>
          </table:table-cell>
          <table:table-cell office:value-type="percentage" office:value="0.483">
            <text:p>48.3%</text:p>
          </table:table-cell>
          <table:table-cell/>
          <table:table-cell office:value-type="percentage" office:value="0.5">
            <text:p>50%</text:p>
          </table:table-cell>
          <table:table-cell office:value-type="percentage" office:value="0.35">
            <text:p>35.0%</text:p>
          </table:table-cell>
          <table:table-cell office:value-type="percentage" office:value="2.4">
            <text:p>240.0%</text:p>
          </table:table-cell>
          <table:table-cell table:number-columns-repeated="1008"/>
        </table:table-row>
        <table:table-row table:style-name="ro2">
          <table:table-cell office:value-type="string">
            <text:p>cdoor</text:p>
          </table:table-cell>
          <table:table-cell table:number-columns-repeated="2"/>
          <table:table-cell office:value-type="string">
            <text:p>Door</text:p>
          </table:table-cell>
          <table:table-cell table:style-name="Default" office:value-type="string">
            <text:p>house</text:p>
          </table:table-cell>
          <table:table-cell table:number-columns-repeated="3"/>
          <table:table-cell office:value-type="string">
            <text:p>door_to_cabin</text:p>
          </table:table-cell>
          <table:table-cell/>
          <table:table-cell office:value-type="percentage" office:value="0.369">
            <text:p>36.9%</text:p>
          </table:table-cell>
          <table:table-cell office:value-type="percentage" office:value="0.571">
            <text:p>57.1%</text:p>
          </table:table-cell>
          <table:table-cell/>
          <table:table-cell office:value-type="percentage" office:value="0.5">
            <text:p>50%</text:p>
          </table:table-cell>
          <table:table-cell/>
          <table:table-cell office:value-type="percentage" office:value="1.05">
            <text:p>105.0%</text:p>
          </table:table-cell>
          <table:table-cell table:number-columns-repeated="1008"/>
        </table:table-row>
        <table:table-row table:style-name="ro2">
          <table:table-cell office:value-type="string">
            <text:p>painting</text:p>
          </table:table-cell>
          <table:table-cell table:number-columns-repeated="2"/>
          <table:table-cell office:value-type="string">
            <text:p>Painting</text:p>
          </table:table-cell>
          <table:table-cell office:value-type="string">
            <text:p>bedroom</text:p>
          </table:table-cell>
          <table:table-cell table:number-columns-repeated="3"/>
          <table:table-cell office:value-type="string">
            <text:p>painting</text:p>
          </table:table-cell>
          <table:table-cell/>
          <table:table-cell office:value-type="percentage" office:value="0.57">
            <text:p>57.0%</text:p>
          </table:table-cell>
          <table:table-cell office:value-type="percentage" office:value="0.191">
            <text:p>19.1%</text:p>
          </table:table-cell>
          <table:table-cell/>
          <table:table-cell office:value-type="percentage" office:value="0.5">
            <text:p>50%</text:p>
          </table:table-cell>
          <table:table-cell office:value-type="percentage" office:value="-1">
            <text:p>-100.0%</text:p>
          </table:table-cell>
          <table:table-cell office:value-type="percentage" office:value="2">
            <text:p>200.0%</text:p>
          </table:table-cell>
          <table:table-cell table:number-columns-repeated="1008"/>
        </table:table-row>
        <table:table-row table:style-name="ro2">
          <table:table-cell office:value-type="string">
            <text:p>owindow</text:p>
          </table:table-cell>
          <table:table-cell table:number-columns-repeated="2"/>
          <table:table-cell office:value-type="string">
            <text:p>Window</text:p>
          </table:table-cell>
          <table:table-cell office:value-type="string">
            <text:p>bedroom</text:p>
          </table:table-cell>
          <table:table-cell table:number-columns-repeated="3"/>
          <table:table-cell office:value-type="string">
            <text:p>window_to_outside</text:p>
          </table:table-cell>
          <table:table-cell/>
          <table:table-cell office:value-type="percentage" office:value="0.07">
            <text:p>7.0%</text:p>
          </table:table-cell>
          <table:table-cell office:value-type="percentage" office:value="0.331">
            <text:p>33.1%</text:p>
          </table:table-cell>
          <table:table-cell/>
          <table:table-cell office:value-type="percentage" office:value="0.5">
            <text:p>50%</text:p>
          </table:table-cell>
          <table:table-cell/>
          <table:table-cell office:value-type="percentage" office:value="1.1">
            <text:p>110.0%</text:p>
          </table:table-cell>
          <table:table-cell table:number-columns-repeated="1008"/>
        </table:table-row>
        <table:table-row table:style-name="ro2">
          <table:table-cell table:formula="of:=[.$B20] &amp; IF(LEN([.$C20])=0;&quot;&quot;;&quot;-&quot;) &amp; [.$C20]">
            <text:p/>
          </table:table-cell>
          <table:table-cell table:number-columns-repeated="2"/>
          <table:table-cell table:number-columns-repeated="1021"/>
        </table:table-row>
        <table:table-row table:style-name="ro2">
          <table:table-cell table:formula="of:=[.$B21] &amp; IF(LEN([.$C21])=0;&quot;&quot;;&quot;-&quot;) &amp; [.$C21]">
            <text:p/>
          </table:table-cell>
          <table:table-cell table:number-columns-repeated="2"/>
          <table:table-cell table:number-columns-repeated="1021"/>
        </table:table-row>
        <table:table-row table:style-name="ro2">
          <table:table-cell table:formula="of:=[.$B22] &amp; IF(LEN([.$C22])=0;&quot;&quot;;&quot;-&quot;) &amp; [.$C22]">
            <text:p/>
          </table:table-cell>
          <table:table-cell table:number-columns-repeated="2"/>
          <table:table-cell table:number-columns-repeated="1021"/>
        </table:table-row>
        <table:table-row table:style-name="ro2">
          <table:table-cell table:formula="of:=[.$B23] &amp; IF(LEN([.$C23])=0;&quot;&quot;;&quot;-&quot;) &amp; [.$C23]">
            <text:p/>
          </table:table-cell>
          <table:table-cell table:number-columns-repeated="2"/>
          <table:table-cell table:number-columns-repeated="1021"/>
        </table:table-row>
        <table:table-row table:style-name="ro2">
          <table:table-cell table:formula="of:=[.$B24] &amp; IF(LEN([.$C24])=0;&quot;&quot;;&quot;-&quot;) &amp; [.$C24]">
            <text:p/>
          </table:table-cell>
          <table:table-cell table:number-columns-repeated="2"/>
          <table:table-cell table:number-columns-repeated="1021"/>
        </table:table-row>
        <table:table-row table:style-name="ro2">
          <table:table-cell table:formula="of:=[.$B25] &amp; IF(LEN([.$C25])=0;&quot;&quot;;&quot;-&quot;) &amp; [.$C25]">
            <text:p/>
          </table:table-cell>
          <table:table-cell table:number-columns-repeated="2"/>
          <table:table-cell table:number-columns-repeated="1021"/>
        </table:table-row>
        <table:table-row table:style-name="ro2">
          <table:table-cell table:formula="of:=[.$B26] &amp; IF(LEN([.$C26])=0;&quot;&quot;;&quot;-&quot;) &amp; [.$C26]">
            <text:p/>
          </table:table-cell>
          <table:table-cell table:number-columns-repeated="2"/>
          <table:table-cell table:number-columns-repeated="1021"/>
        </table:table-row>
        <table:table-row table:style-name="ro2">
          <table:table-cell table:formula="of:=[.$B27] &amp; IF(LEN([.$C27])=0;&quot;&quot;;&quot;-&quot;) &amp; [.$C27]">
            <text:p/>
          </table:table-cell>
          <table:table-cell table:number-columns-repeated="2"/>
          <table:table-cell table:number-columns-repeated="1021"/>
        </table:table-row>
        <table:table-row table:style-name="ro2">
          <table:table-cell table:formula="of:=[.$B28] &amp; IF(LEN([.$C28])=0;&quot;&quot;;&quot;-&quot;) &amp; [.$C28]">
            <text:p/>
          </table:table-cell>
          <table:table-cell table:number-columns-repeated="2"/>
          <table:table-cell table:number-columns-repeated="1021"/>
        </table:table-row>
        <table:table-row table:style-name="ro2">
          <table:table-cell table:formula="of:=[.$B29] &amp; IF(LEN([.$C29])=0;&quot;&quot;;&quot;-&quot;) &amp; [.$C29]">
            <text:p/>
          </table:table-cell>
          <table:table-cell table:number-columns-repeated="2"/>
          <table:table-cell table:number-columns-repeated="1021"/>
        </table:table-row>
        <table:table-row table:style-name="ro2">
          <table:table-cell table:formula="of:=[.$B30] &amp; IF(LEN([.$C30])=0;&quot;&quot;;&quot;-&quot;) &amp; [.$C30]">
            <text:p/>
          </table:table-cell>
          <table:table-cell table:number-columns-repeated="2"/>
          <table:table-cell table:number-columns-repeated="1021"/>
        </table:table-row>
        <table:table-row table:style-name="ro2">
          <table:table-cell table:formula="of:=[.$B31] &amp; IF(LEN([.$C31])=0;&quot;&quot;;&quot;-&quot;) &amp; [.$C31]">
            <text:p/>
          </table:table-cell>
          <table:table-cell table:number-columns-repeated="2"/>
          <table:table-cell table:number-columns-repeated="1021"/>
        </table:table-row>
        <table:table-row table:style-name="ro2">
          <table:table-cell table:formula="of:=[.$B32] &amp; IF(LEN([.$C32])=0;&quot;&quot;;&quot;-&quot;) &amp; [.$C32]">
            <text:p/>
          </table:table-cell>
          <table:table-cell table:number-columns-repeated="2"/>
          <table:table-cell table:number-columns-repeated="1021"/>
        </table:table-row>
        <table:table-row table:style-name="ro2">
          <table:table-cell table:formula="of:=[.$B33] &amp; IF(LEN([.$C33])=0;&quot;&quot;;&quot;-&quot;) &amp; [.$C33]">
            <text:p/>
          </table:table-cell>
          <table:table-cell table:number-columns-repeated="2"/>
          <table:table-cell table:number-columns-repeated="1021"/>
        </table:table-row>
        <table:table-row table:style-name="ro2">
          <table:table-cell table:formula="of:=[.$B34] &amp; IF(LEN([.$C34])=0;&quot;&quot;;&quot;-&quot;) &amp; [.$C34]">
            <text:p/>
          </table:table-cell>
          <table:table-cell table:number-columns-repeated="2"/>
          <table:table-cell table:number-columns-repeated="1021"/>
        </table:table-row>
        <table:table-row table:style-name="ro2">
          <table:table-cell table:formula="of:=[.$B35] &amp; IF(LEN([.$C35])=0;&quot;&quot;;&quot;-&quot;) &amp; [.$C35]">
            <text:p/>
          </table:table-cell>
          <table:table-cell table:number-columns-repeated="2"/>
          <table:table-cell table:number-columns-repeated="1021"/>
        </table:table-row>
        <table:table-row table:style-name="ro2">
          <table:table-cell table:formula="of:=[.$B36] &amp; IF(LEN([.$C36])=0;&quot;&quot;;&quot;-&quot;) &amp; [.$C36]">
            <text:p/>
          </table:table-cell>
          <table:table-cell table:number-columns-repeated="2"/>
          <table:table-cell table:number-columns-repeated="1021"/>
        </table:table-row>
        <table:table-row table:style-name="ro2">
          <table:table-cell table:formula="of:=[.$B37] &amp; IF(LEN([.$C37])=0;&quot;&quot;;&quot;-&quot;) &amp; [.$C37]">
            <text:p/>
          </table:table-cell>
          <table:table-cell table:number-columns-repeated="2"/>
          <table:table-cell table:number-columns-repeated="1021"/>
        </table:table-row>
        <table:table-row table:style-name="ro2">
          <table:table-cell table:formula="of:=[.$B38] &amp; IF(LEN([.$C38])=0;&quot;&quot;;&quot;-&quot;) &amp; [.$C38]">
            <text:p/>
          </table:table-cell>
          <table:table-cell table:number-columns-repeated="2"/>
          <table:table-cell table:number-columns-repeated="1021"/>
        </table:table-row>
        <table:table-row table:style-name="ro2">
          <table:table-cell table:formula="of:=[.$B39] &amp; IF(LEN([.$C39])=0;&quot;&quot;;&quot;-&quot;) &amp; [.$C39]">
            <text:p/>
          </table:table-cell>
          <table:table-cell table:number-columns-repeated="2"/>
          <table:table-cell table:number-columns-repeated="1021"/>
        </table:table-row>
        <table:table-row table:style-name="ro2">
          <table:table-cell table:formula="of:=[.$B40] &amp; IF(LEN([.$C40])=0;&quot;&quot;;&quot;-&quot;) &amp; [.$C40]">
            <text:p/>
          </table:table-cell>
          <table:table-cell table:number-columns-repeated="2"/>
          <table:table-cell table:number-columns-repeated="1021"/>
        </table:table-row>
        <table:table-row table:style-name="ro2">
          <table:table-cell table:formula="of:=[.$B41] &amp; IF(LEN([.$C41])=0;&quot;&quot;;&quot;-&quot;) &amp; [.$C41]">
            <text:p/>
          </table:table-cell>
          <table:table-cell table:number-columns-repeated="2"/>
          <table:table-cell table:number-columns-repeated="1021"/>
        </table:table-row>
        <table:table-row table:style-name="ro2">
          <table:table-cell table:formula="of:=[.$B42] &amp; IF(LEN([.$C42])=0;&quot;&quot;;&quot;-&quot;) &amp; [.$C42]">
            <text:p/>
          </table:table-cell>
          <table:table-cell table:number-columns-repeated="2"/>
          <table:table-cell table:number-columns-repeated="1021"/>
        </table:table-row>
        <table:table-row table:style-name="ro2">
          <table:table-cell table:formula="of:=[.$B43] &amp; IF(LEN([.$C43])=0;&quot;&quot;;&quot;-&quot;) &amp; [.$C43]">
            <text:p/>
          </table:table-cell>
          <table:table-cell table:number-columns-repeated="2"/>
          <table:table-cell table:number-columns-repeated="1021"/>
        </table:table-row>
        <table:table-row table:style-name="ro2">
          <table:table-cell table:formula="of:=[.$B44] &amp; IF(LEN([.$C44])=0;&quot;&quot;;&quot;-&quot;) &amp; [.$C44]">
            <text:p/>
          </table:table-cell>
          <table:table-cell table:number-columns-repeated="2"/>
          <table:table-cell table:number-columns-repeated="1021"/>
        </table:table-row>
        <table:table-row table:style-name="ro2">
          <table:table-cell table:formula="of:=[.$B45] &amp; IF(LEN([.$C45])=0;&quot;&quot;;&quot;-&quot;) &amp; [.$C45]">
            <text:p/>
          </table:table-cell>
          <table:table-cell table:number-columns-repeated="2"/>
          <table:table-cell table:number-columns-repeated="1021"/>
        </table:table-row>
        <table:table-row table:style-name="ro2">
          <table:table-cell table:formula="of:=[.$B46] &amp; IF(LEN([.$C46])=0;&quot;&quot;;&quot;-&quot;) &amp; [.$C46]">
            <text:p/>
          </table:table-cell>
          <table:table-cell table:number-columns-repeated="2"/>
          <table:table-cell table:number-columns-repeated="1021"/>
        </table:table-row>
        <table:table-row table:style-name="ro2" table:number-rows-repeated="1048529">
          <table:table-cell table:number-columns-repeated="1024"/>
        </table:table-row>
        <table:table-row table:style-name="ro2">
          <table:table-cell table:number-columns-repeated="1024"/>
        </table:table-row>
        <table:named-expressions/>
      </table:table>
      <table:table table:name="Inventory" table:style-name="ta1" table:print="false">
        <office:forms form:automatic-focus="false" form:apply-design-mode="false"/>
        <table:table-column table:style-name="co84" table:default-cell-style-name="Default"/>
        <table:table-column table:style-name="co79" table:default-cell-style-name="Default"/>
        <table:table-column table:style-name="co13" table:default-cell-style-name="ce59"/>
        <table:table-column table:style-name="co13" table:number-columns-repeated="1020" table:default-cell-style-name="Default"/>
        <table:table-row table:style-name="ro2">
          <table:table-cell table:style-name="ce52" office:value-type="string">
            <text:p>Character</text:p>
          </table:table-cell>
          <table:table-cell table:style-name="ce52" office:value-type="string">
            <text:p>Object_Group</text:p>
          </table:table-cell>
          <table:table-cell table:style-name="ce57" office:value-type="string">
            <text:p>Quantity</text:p>
          </table:table-cell>
          <table:table-cell table:style-name="ce52" table:number-columns-repeated="1020"/>
        </table:table-row>
        <table:table-row table:style-name="ro2">
          <table:table-cell table:number-columns-repeated="2" table:style-name="ce53" office:value-type="string">
            <text:p>DEFAULT</text:p>
          </table:table-cell>
          <table:table-cell table:style-name="ce79" office:value-type="float" office:value="1">
            <text:p>1</text:p>
          </table:table-cell>
          <table:table-cell table:style-name="ce53" table:number-columns-repeated="1020"/>
        </table:table-row>
        <table:table-row table:style-name="ro2" table:number-rows-repeated="1048573">
          <table:table-cell table:number-columns-repeated="1023"/>
        </table:table-row>
        <table:table-row table:style-name="ro2">
          <table:table-cell table:number-columns-repeated="1023"/>
        </table:table-row>
        <table:named-expressions/>
      </table:table>
      <table:table table:name="Emotions" table:style-name="ta1" table:print="false">
        <office:forms form:automatic-focus="false" form:apply-design-mode="false"/>
        <table:table-column table:style-name="co13" table:number-columns-repeated="5" table:default-cell-style-name="Default"/>
        <table:table-column table:style-name="co98" table:number-columns-repeated="2" table:default-cell-style-name="ce64"/>
        <table:table-column table:style-name="co13" table:number-columns-repeated="1016" table:default-cell-style-name="Default"/>
        <table:table-row table:style-name="ro2">
          <table:table-cell table:style-name="ce52" office:value-type="string">
            <text:p>ID</text:p>
          </table:table-cell>
          <table:table-cell table:style-name="ce52" office:value-type="string">
            <text:p>Character</text:p>
          </table:table-cell>
          <table:table-cell table:style-name="ce50" office:value-type="string">
            <text:p>Image_Path</text:p>
          </table:table-cell>
          <table:table-cell table:style-name="ce50" office:value-type="string">
            <text:p>Image_Filename</text:p>
          </table:table-cell>
          <table:table-cell table:style-name="ce50" office:value-type="string">
            <text:p>Image_Extension</text:p>
          </table:table-cell>
          <table:table-cell table:style-name="ce62" office:value-type="string">
            <text:p>Shift_Dialogue_X</text:p>
          </table:table-cell>
          <table:table-cell table:style-name="ce62" office:value-type="string">
            <text:p>Shift_Dialogue_Y</text:p>
          </table:table-cell>
          <table:table-cell table:style-name="ce52" table:number-columns-repeated="1016"/>
        </table:table-row>
        <table:table-row table:style-name="ro2">
          <table:table-cell table:number-columns-repeated="2" table:style-name="ce2" office:value-type="string">
            <text:p>DEFAULT</text:p>
          </table:table-cell>
          <table:table-cell table:style-name="ce2" office:value-type="string">
            <text:p>images/characters/</text:p>
          </table:table-cell>
          <table:table-cell table:style-name="ce2" office:value-type="string">
            <text:p>none</text:p>
          </table:table-cell>
          <table:table-cell table:style-name="ce2" office:value-type="string">
            <text:p>.png</text:p>
          </table:table-cell>
          <table:table-cell table:style-name="ce63" office:value-type="percentage" office:value="0.17">
            <text:p>17%</text:p>
          </table:table-cell>
          <table:table-cell table:style-name="ce63" office:value-type="percentage" office:value="0">
            <text:p>0%</text:p>
          </table:table-cell>
          <table:table-cell table:style-name="ce2" table:number-columns-repeated="1016"/>
        </table:table-row>
        <table:table-row table:style-name="ro2">
          <table:table-cell office:value-type="string">
            <text:p>none</text:p>
          </table:table-cell>
          <table:table-cell office:value-type="string">
            <text:p>lindsay</text:p>
          </table:table-cell>
          <table:table-cell/>
          <table:table-cell office:value-type="string">
            <text:p>lindsay_neutral</text:p>
          </table:table-cell>
          <table:table-cell table:number-columns-repeated="1019"/>
        </table:table-row>
        <table:table-row table:style-name="ro2">
          <table:table-cell office:value-type="string">
            <text:p>none</text:p>
          </table:table-cell>
          <table:table-cell office:value-type="string">
            <text:p>johnny</text:p>
          </table:table-cell>
          <table:table-cell/>
          <table:table-cell office:value-type="string">
            <text:p>johnny_neutral</text:p>
          </table:table-cell>
          <table:table-cell table:number-columns-repeated="1019"/>
        </table:table-row>
        <table:table-row table:style-name="ro2">
          <table:table-cell office:value-type="string">
            <text:p>none</text:p>
          </table:table-cell>
          <table:table-cell office:value-type="string">
            <text:p>sarah</text:p>
          </table:table-cell>
          <table:table-cell/>
          <table:table-cell office:value-type="string">
            <text:p>sarah_neutral</text:p>
          </table:table-cell>
          <table:table-cell table:number-columns-repeated="1019"/>
        </table:table-row>
        <table:table-row table:style-name="ro2">
          <table:table-cell office:value-type="string">
            <text:p>none</text:p>
          </table:table-cell>
          <table:table-cell office:value-type="string">
            <text:p>fire</text:p>
          </table:table-cell>
          <table:table-cell table:number-columns-repeated="3"/>
          <table:table-cell office:value-type="percentage" office:value="0">
            <text:p>0%</text:p>
          </table:table-cell>
          <table:table-cell table:number-columns-repeated="1017"/>
        </table:table-row>
        <table:table-row table:style-name="ro2">
          <table:table-cell office:value-type="string">
            <text:p>none</text:p>
          </table:table-cell>
          <table:table-cell office:value-type="string">
            <text:p>narrator</text:p>
          </table:table-cell>
          <table:table-cell table:number-columns-repeated="3"/>
          <table:table-cell office:value-type="percentage" office:value="0">
            <text:p>0%</text:p>
          </table:table-cell>
          <table:table-cell table:number-columns-repeated="1017"/>
        </table:table-row>
        <table:table-row table:style-name="ro2">
          <table:table-cell office:value-type="string">
            <text:p>none</text:p>
          </table:table-cell>
          <table:table-cell office:value-type="string">
            <text:p>queen</text:p>
          </table:table-cell>
          <table:table-cell table:number-columns-repeated="3"/>
          <table:table-cell office:value-type="percentage" office:value="0">
            <text:p>0%</text:p>
          </table:table-cell>
          <table:table-cell table:number-columns-repeated="1017"/>
        </table:table-row>
        <table:table-row table:style-name="ro2" table:number-rows-repeated="1048567">
          <table:table-cell table:number-columns-repeated="1023"/>
        </table:table-row>
        <table:table-row table:style-name="ro2">
          <table:table-cell table:number-columns-repeated="1023"/>
        </table:table-row>
        <table:named-expressions/>
      </table:table>
      <table:table table:name="Animations" table:style-name="ta1" table:print="false">
        <office:forms form:automatic-focus="false" form:apply-design-mode="false"/>
        <table:table-column table:style-name="co47" table:number-columns-repeated="2" table:default-cell-style-name="Default"/>
        <table:table-column table:style-name="co97" table:default-cell-style-name="Default"/>
        <table:table-column table:style-name="co99" table:default-cell-style-name="ce4"/>
        <table:table-column table:style-name="co52" table:default-cell-style-name="ce4"/>
        <table:table-column table:style-name="co24" table:default-cell-style-name="ce4"/>
        <table:table-column table:style-name="co13" table:number-columns-repeated="2" table:default-cell-style-name="ce59"/>
        <table:table-column table:style-name="co13" table:number-columns-repeated="1016" table:default-cell-style-name="Default"/>
        <table:table-row table:style-name="ro2">
          <table:table-cell table:style-name="ce52" office:value-type="string">
            <text:p>ID</text:p>
          </table:table-cell>
          <table:table-cell table:style-name="ce52" office:value-type="string">
            <text:p>Character</text:p>
          </table:table-cell>
          <table:table-cell table:style-name="ce52" office:value-type="string">
            <text:p>Name</text:p>
          </table:table-cell>
          <table:table-cell table:style-name="ce50" office:value-type="string">
            <text:p>Path</text:p>
          </table:table-cell>
          <table:table-cell table:style-name="ce50" office:value-type="string">
            <text:p>Filename</text:p>
          </table:table-cell>
          <table:table-cell table:style-name="ce50" office:value-type="string">
            <text:p>Extension</text:p>
          </table:table-cell>
          <table:table-cell table:style-name="ce57" office:value-type="string">
            <text:p>Frames</text:p>
          </table:table-cell>
          <table:table-cell table:style-name="ce57" office:value-type="string">
            <text:p>Frame_Duration</text:p>
          </table:table-cell>
          <table:table-cell table:style-name="ce52" table:number-columns-repeated="1016"/>
        </table:table-row>
        <table:table-row table:style-name="ro2">
          <table:table-cell table:style-name="ce2" office:value-type="string">
            <text:p>DEFAULT</text:p>
          </table:table-cell>
          <table:table-cell table:style-name="ce2"/>
          <table:table-cell table:style-name="ce2" office:value-type="string">
            <text:p>idle</text:p>
          </table:table-cell>
          <table:table-cell table:style-name="ce7" office:value-type="string">
            <text:p>images/characters/</text:p>
          </table:table-cell>
          <table:table-cell table:style-name="ce7" office:value-type="string">
            <text:p>empty</text:p>
          </table:table-cell>
          <table:table-cell table:style-name="ce7" office:value-type="string">
            <text:p>.png</text:p>
          </table:table-cell>
          <table:table-cell table:style-name="ce45" office:value-type="float" office:value="1">
            <text:p>1</text:p>
          </table:table-cell>
          <table:table-cell table:style-name="ce45" office:value-type="float" office:value="0.2">
            <text:p>0.2</text:p>
          </table:table-cell>
          <table:table-cell table:style-name="ce2" table:number-columns-repeated="1016"/>
        </table:table-row>
        <table:table-row table:style-name="ro2">
          <table:table-cell table:formula="of:=[.B3]&amp;IF(LEN([.C3])&gt;0;&quot;-&quot;&amp;[.C3];&quot;&quot;)" office:value-type="string" office:string-value="lindsay">
            <text:p>lindsay</text:p>
          </table:table-cell>
          <table:table-cell office:value-type="string">
            <text:p>lindsay</text:p>
          </table:table-cell>
          <table:table-cell/>
          <table:table-cell/>
          <table:table-cell table:style-name="Default" office:value-type="string">
            <text:p>lindsay_idle</text:p>
          </table:table-cell>
          <table:table-cell table:number-columns-repeated="1019"/>
        </table:table-row>
        <table:table-row table:style-name="ro2">
          <table:table-cell table:formula="of:=[.B4]&amp;IF(LEN([.C4])&gt;0;&quot;-&quot;&amp;[.C4];&quot;&quot;)" office:value-type="string" office:string-value="lindsay-idle_n">
            <text:p>lindsay-idle_n</text:p>
          </table:table-cell>
          <table:table-cell office:value-type="string">
            <text:p>lindsay</text:p>
          </table:table-cell>
          <table:table-cell office:value-type="string">
            <text:p>idle_n</text:p>
          </table:table-cell>
          <table:table-cell/>
          <table:table-cell table:style-name="Default" office:value-type="string">
            <text:p>lindsay_idle_n</text:p>
          </table:table-cell>
          <table:table-cell table:number-columns-repeated="1019"/>
        </table:table-row>
        <table:table-row table:style-name="ro2">
          <table:table-cell table:formula="of:=[.B5]&amp;IF(LEN([.C5])&gt;0;&quot;-&quot;&amp;[.C5];&quot;&quot;)" office:value-type="string" office:string-value="lindsay-sit">
            <text:p>lindsay-sit</text:p>
          </table:table-cell>
          <table:table-cell office:value-type="string">
            <text:p>lindsay</text:p>
          </table:table-cell>
          <table:table-cell office:value-type="string">
            <text:p>sit</text:p>
          </table:table-cell>
          <table:table-cell/>
          <table:table-cell table:style-name="Default" office:value-type="string">
            <text:p>lindsay_sit</text:p>
          </table:table-cell>
          <table:table-cell table:number-columns-repeated="1019"/>
        </table:table-row>
        <table:table-row table:style-name="ro2">
          <table:table-cell table:formula="of:=[.B6]&amp;IF(LEN([.C6])&gt;0;&quot;-&quot;&amp;[.C6];&quot;&quot;)" office:value-type="string" office:string-value="lindsay-n">
            <text:p>lindsay-n</text:p>
          </table:table-cell>
          <table:table-cell office:value-type="string">
            <text:p>lindsay</text:p>
          </table:table-cell>
          <table:table-cell office:value-type="string">
            <text:p>n</text:p>
          </table:table-cell>
          <table:table-cell/>
          <table:table-cell table:style-name="Default" office:value-type="string">
            <text:p>lindsay_n</text:p>
          </table:table-cell>
          <table:table-cell/>
          <table:table-cell office:value-type="float" office:value="8">
            <text:p>8</text:p>
          </table:table-cell>
          <table:table-cell table:number-columns-repeated="1017"/>
        </table:table-row>
        <table:table-row table:style-name="ro2">
          <table:table-cell table:formula="of:=[.B7]&amp;IF(LEN([.C7])&gt;0;&quot;-&quot;&amp;[.C7];&quot;&quot;)" office:value-type="string" office:string-value="lindsay-e">
            <text:p>lindsay-e</text:p>
          </table:table-cell>
          <table:table-cell office:value-type="string">
            <text:p>lindsay</text:p>
          </table:table-cell>
          <table:table-cell office:value-type="string">
            <text:p>e</text:p>
          </table:table-cell>
          <table:table-cell/>
          <table:table-cell table:style-name="Default" office:value-type="string">
            <text:p>lindsay_e</text:p>
          </table:table-cell>
          <table:table-cell/>
          <table:table-cell office:value-type="float" office:value="8">
            <text:p>8</text:p>
          </table:table-cell>
          <table:table-cell table:number-columns-repeated="1017"/>
        </table:table-row>
        <table:table-row table:style-name="ro2">
          <table:table-cell table:formula="of:=[.B8]&amp;IF(LEN([.C8])&gt;0;&quot;-&quot;&amp;[.C8];&quot;&quot;)" office:value-type="string" office:string-value="lindsay-w">
            <text:p>lindsay-w</text:p>
          </table:table-cell>
          <table:table-cell office:value-type="string">
            <text:p>lindsay</text:p>
          </table:table-cell>
          <table:table-cell office:value-type="string">
            <text:p>w</text:p>
          </table:table-cell>
          <table:table-cell/>
          <table:table-cell table:style-name="Default" office:value-type="string">
            <text:p>lindsay_w</text:p>
          </table:table-cell>
          <table:table-cell/>
          <table:table-cell office:value-type="float" office:value="8">
            <text:p>8</text:p>
          </table:table-cell>
          <table:table-cell table:number-columns-repeated="1017"/>
        </table:table-row>
        <table:table-row table:style-name="ro2">
          <table:table-cell table:formula="of:=[.B9]&amp;IF(LEN([.C9])&gt;0;&quot;-&quot;&amp;[.C9];&quot;&quot;)" office:value-type="string" office:string-value="lindsay-s">
            <text:p>lindsay-s</text:p>
          </table:table-cell>
          <table:table-cell office:value-type="string">
            <text:p>lindsay</text:p>
          </table:table-cell>
          <table:table-cell office:value-type="string">
            <text:p>s</text:p>
          </table:table-cell>
          <table:table-cell/>
          <table:table-cell table:style-name="Default" office:value-type="string">
            <text:p>lindsay_s</text:p>
          </table:table-cell>
          <table:table-cell/>
          <table:table-cell office:value-type="float" office:value="8">
            <text:p>8</text:p>
          </table:table-cell>
          <table:table-cell table:number-columns-repeated="1017"/>
        </table:table-row>
        <table:table-row table:style-name="ro2">
          <table:table-cell table:formula="of:=[.B10]&amp;IF(LEN([.C10])&gt;0;&quot;-&quot;&amp;[.C10];&quot;&quot;)" office:value-type="string" office:string-value="fire">
            <text:p>fire</text:p>
          </table:table-cell>
          <table:table-cell office:value-type="string">
            <text:p>fire</text:p>
          </table:table-cell>
          <table:table-cell/>
          <table:table-cell office:value-type="string">
            <text:p>images/objects/</text:p>
          </table:table-cell>
          <table:table-cell office:value-type="string">
            <text:p>campfire_sprite</text:p>
          </table:table-cell>
          <table:table-cell/>
          <table:table-cell office:value-type="float" office:value="8">
            <text:p>8</text:p>
          </table:table-cell>
          <table:table-cell table:number-columns-repeated="1017"/>
        </table:table-row>
        <table:table-row table:style-name="ro2">
          <table:table-cell table:formula="of:=[.B11]&amp;IF(LEN([.C11])&gt;0;&quot;-&quot;&amp;[.C11];&quot;&quot;)" office:value-type="string" office:string-value="queen">
            <text:p>queen</text:p>
          </table:table-cell>
          <table:table-cell office:value-type="string">
            <text:p>queen</text:p>
          </table:table-cell>
          <table:table-cell/>
          <table:table-cell/>
          <table:table-cell office:value-type="string">
            <text:p>queen</text:p>
          </table:table-cell>
          <table:table-cell/>
          <table:table-cell office:value-type="float" office:value="9">
            <text:p>9</text:p>
          </table:table-cell>
          <table:table-cell office:value-type="float" office:value="0.1">
            <text:p>0.1</text:p>
          </table:table-cell>
          <table:table-cell table:number-columns-repeated="1016"/>
        </table:table-row>
        <table:table-row table:style-name="ro2">
          <table:table-cell table:formula="of:=[.B12]&amp;IF(LEN([.C12])&gt;0;&quot;-&quot;&amp;[.C12];&quot;&quot;)" office:value-type="string" office:string-value="sarah">
            <text:p>sarah</text:p>
          </table:table-cell>
          <table:table-cell office:value-type="string">
            <text:p>sarah</text:p>
          </table:table-cell>
          <table:table-cell/>
          <table:table-cell/>
          <table:table-cell table:style-name="Default" office:value-type="string">
            <text:p>sarah_idle</text:p>
          </table:table-cell>
          <table:table-cell table:number-columns-repeated="1019"/>
        </table:table-row>
        <table:table-row table:style-name="ro2">
          <table:table-cell table:formula="of:=[.B13]&amp;IF(LEN([.C13])&gt;0;&quot;-&quot;&amp;[.C13];&quot;&quot;)" office:value-type="string" office:string-value="sarah-idle_n">
            <text:p>sarah-idle_n</text:p>
          </table:table-cell>
          <table:table-cell office:value-type="string">
            <text:p>sarah</text:p>
          </table:table-cell>
          <table:table-cell office:value-type="string">
            <text:p>idle_n</text:p>
          </table:table-cell>
          <table:table-cell/>
          <table:table-cell table:style-name="Default" office:value-type="string">
            <text:p>sarah_idle_n</text:p>
          </table:table-cell>
          <table:table-cell table:number-columns-repeated="1019"/>
        </table:table-row>
        <table:table-row table:style-name="ro2">
          <table:table-cell table:formula="of:=[.B14]&amp;IF(LEN([.C14])&gt;0;&quot;-&quot;&amp;[.C14];&quot;&quot;)" office:value-type="string" office:string-value="sarah-sit">
            <text:p>sarah-sit</text:p>
          </table:table-cell>
          <table:table-cell office:value-type="string">
            <text:p>sarah</text:p>
          </table:table-cell>
          <table:table-cell office:value-type="string">
            <text:p>sit</text:p>
          </table:table-cell>
          <table:table-cell/>
          <table:table-cell table:style-name="Default" office:value-type="string">
            <text:p>sarah_sit</text:p>
          </table:table-cell>
          <table:table-cell table:number-columns-repeated="1019"/>
        </table:table-row>
        <table:table-row table:style-name="ro2">
          <table:table-cell table:formula="of:=[.B15]&amp;IF(LEN([.C15])&gt;0;&quot;-&quot;&amp;[.C15];&quot;&quot;)" office:value-type="string" office:string-value="sarah-n">
            <text:p>sarah-n</text:p>
          </table:table-cell>
          <table:table-cell office:value-type="string">
            <text:p>sarah</text:p>
          </table:table-cell>
          <table:table-cell office:value-type="string">
            <text:p>n</text:p>
          </table:table-cell>
          <table:table-cell/>
          <table:table-cell table:style-name="Default" office:value-type="string">
            <text:p>sarah_n</text:p>
          </table:table-cell>
          <table:table-cell/>
          <table:table-cell office:value-type="float" office:value="8">
            <text:p>8</text:p>
          </table:table-cell>
          <table:table-cell table:number-columns-repeated="1017"/>
        </table:table-row>
        <table:table-row table:style-name="ro2">
          <table:table-cell table:formula="of:=[.B16]&amp;IF(LEN([.C16])&gt;0;&quot;-&quot;&amp;[.C16];&quot;&quot;)" office:value-type="string" office:string-value="sarah-e">
            <text:p>sarah-e</text:p>
          </table:table-cell>
          <table:table-cell office:value-type="string">
            <text:p>sarah</text:p>
          </table:table-cell>
          <table:table-cell office:value-type="string">
            <text:p>e</text:p>
          </table:table-cell>
          <table:table-cell/>
          <table:table-cell table:style-name="Default" office:value-type="string">
            <text:p>sarah_e</text:p>
          </table:table-cell>
          <table:table-cell/>
          <table:table-cell office:value-type="float" office:value="8">
            <text:p>8</text:p>
          </table:table-cell>
          <table:table-cell table:number-columns-repeated="1017"/>
        </table:table-row>
        <table:table-row table:style-name="ro2">
          <table:table-cell table:formula="of:=[.B17]&amp;IF(LEN([.C17])&gt;0;&quot;-&quot;&amp;[.C17];&quot;&quot;)" office:value-type="string" office:string-value="sarah-w">
            <text:p>sarah-w</text:p>
          </table:table-cell>
          <table:table-cell office:value-type="string">
            <text:p>sarah</text:p>
          </table:table-cell>
          <table:table-cell office:value-type="string">
            <text:p>w</text:p>
          </table:table-cell>
          <table:table-cell/>
          <table:table-cell table:style-name="Default" office:value-type="string">
            <text:p>sarah_w</text:p>
          </table:table-cell>
          <table:table-cell/>
          <table:table-cell office:value-type="float" office:value="8">
            <text:p>8</text:p>
          </table:table-cell>
          <table:table-cell table:number-columns-repeated="1017"/>
        </table:table-row>
        <table:table-row table:style-name="ro2">
          <table:table-cell table:formula="of:=[.B18]&amp;IF(LEN([.C18])&gt;0;&quot;-&quot;&amp;[.C18];&quot;&quot;)" office:value-type="string" office:string-value="sarah-s">
            <text:p>sarah-s</text:p>
          </table:table-cell>
          <table:table-cell office:value-type="string">
            <text:p>sarah</text:p>
          </table:table-cell>
          <table:table-cell office:value-type="string">
            <text:p>s</text:p>
          </table:table-cell>
          <table:table-cell/>
          <table:table-cell table:style-name="Default" office:value-type="string">
            <text:p>sarah_s</text:p>
          </table:table-cell>
          <table:table-cell/>
          <table:table-cell office:value-type="float" office:value="8">
            <text:p>8</text:p>
          </table:table-cell>
          <table:table-cell table:number-columns-repeated="1017"/>
        </table:table-row>
        <table:table-row table:style-name="ro2">
          <table:table-cell table:formula="of:=[.B19]&amp;IF(LEN([.C19])&gt;0;&quot;-&quot;&amp;[.C19];&quot;&quot;)" office:value-type="string" office:string-value="johnny">
            <text:p>johnny</text:p>
          </table:table-cell>
          <table:table-cell office:value-type="string">
            <text:p>johnny</text:p>
          </table:table-cell>
          <table:table-cell/>
          <table:table-cell/>
          <table:table-cell table:style-name="Default" office:value-type="string">
            <text:p>johnny_idle</text:p>
          </table:table-cell>
          <table:table-cell table:number-columns-repeated="1019"/>
        </table:table-row>
        <table:table-row table:style-name="ro2">
          <table:table-cell table:formula="of:=[.B20]&amp;IF(LEN([.C20])&gt;0;&quot;-&quot;&amp;[.C20];&quot;&quot;)" office:value-type="string" office:string-value="johnny-idle_n">
            <text:p>johnny-idle_n</text:p>
          </table:table-cell>
          <table:table-cell office:value-type="string">
            <text:p>johnny</text:p>
          </table:table-cell>
          <table:table-cell office:value-type="string">
            <text:p>idle_n</text:p>
          </table:table-cell>
          <table:table-cell/>
          <table:table-cell table:style-name="Default" office:value-type="string">
            <text:p>johnny_idle_n</text:p>
          </table:table-cell>
          <table:table-cell table:number-columns-repeated="1019"/>
        </table:table-row>
        <table:table-row table:style-name="ro2">
          <table:table-cell table:formula="of:=[.B21]&amp;IF(LEN([.C21])&gt;0;&quot;-&quot;&amp;[.C21];&quot;&quot;)" office:value-type="string" office:string-value="johnny-sit">
            <text:p>johnny-sit</text:p>
          </table:table-cell>
          <table:table-cell office:value-type="string">
            <text:p>johnny</text:p>
          </table:table-cell>
          <table:table-cell office:value-type="string">
            <text:p>sit</text:p>
          </table:table-cell>
          <table:table-cell/>
          <table:table-cell table:style-name="Default" office:value-type="string">
            <text:p>johnny_sit</text:p>
          </table:table-cell>
          <table:table-cell table:number-columns-repeated="1019"/>
        </table:table-row>
        <table:table-row table:style-name="ro2">
          <table:table-cell table:formula="of:=[.B22]&amp;IF(LEN([.C22])&gt;0;&quot;-&quot;&amp;[.C22];&quot;&quot;)" office:value-type="string" office:string-value="johnny-n">
            <text:p>johnny-n</text:p>
          </table:table-cell>
          <table:table-cell office:value-type="string">
            <text:p>johnny</text:p>
          </table:table-cell>
          <table:table-cell office:value-type="string">
            <text:p>n</text:p>
          </table:table-cell>
          <table:table-cell/>
          <table:table-cell table:style-name="Default" office:value-type="string">
            <text:p>johnny_n</text:p>
          </table:table-cell>
          <table:table-cell/>
          <table:table-cell office:value-type="float" office:value="8">
            <text:p>8</text:p>
          </table:table-cell>
          <table:table-cell table:number-columns-repeated="1017"/>
        </table:table-row>
        <table:table-row table:style-name="ro2">
          <table:table-cell table:formula="of:=[.B23]&amp;IF(LEN([.C23])&gt;0;&quot;-&quot;&amp;[.C23];&quot;&quot;)" office:value-type="string" office:string-value="johnny-e">
            <text:p>johnny-e</text:p>
          </table:table-cell>
          <table:table-cell office:value-type="string">
            <text:p>johnny</text:p>
          </table:table-cell>
          <table:table-cell office:value-type="string">
            <text:p>e</text:p>
          </table:table-cell>
          <table:table-cell/>
          <table:table-cell table:style-name="Default" office:value-type="string">
            <text:p>johnny_e</text:p>
          </table:table-cell>
          <table:table-cell/>
          <table:table-cell office:value-type="float" office:value="8">
            <text:p>8</text:p>
          </table:table-cell>
          <table:table-cell table:number-columns-repeated="1017"/>
        </table:table-row>
        <table:table-row table:style-name="ro2">
          <table:table-cell table:formula="of:=[.B24]&amp;IF(LEN([.C24])&gt;0;&quot;-&quot;&amp;[.C24];&quot;&quot;)" office:value-type="string" office:string-value="johnny-w">
            <text:p>johnny-w</text:p>
          </table:table-cell>
          <table:table-cell office:value-type="string">
            <text:p>johnny</text:p>
          </table:table-cell>
          <table:table-cell office:value-type="string">
            <text:p>w</text:p>
          </table:table-cell>
          <table:table-cell/>
          <table:table-cell table:style-name="Default" office:value-type="string">
            <text:p>johnny_w</text:p>
          </table:table-cell>
          <table:table-cell/>
          <table:table-cell office:value-type="float" office:value="8">
            <text:p>8</text:p>
          </table:table-cell>
          <table:table-cell table:number-columns-repeated="1017"/>
        </table:table-row>
        <table:table-row table:style-name="ro2">
          <table:table-cell table:formula="of:=[.B25]&amp;IF(LEN([.C25])&gt;0;&quot;-&quot;&amp;[.C25];&quot;&quot;)" office:value-type="string" office:string-value="johnny-s">
            <text:p>johnny-s</text:p>
          </table:table-cell>
          <table:table-cell office:value-type="string">
            <text:p>johnny</text:p>
          </table:table-cell>
          <table:table-cell office:value-type="string">
            <text:p>s</text:p>
          </table:table-cell>
          <table:table-cell/>
          <table:table-cell table:style-name="Default" office:value-type="string">
            <text:p>johnny_s</text:p>
          </table:table-cell>
          <table:table-cell/>
          <table:table-cell office:value-type="float" office:value="8">
            <text:p>8</text:p>
          </table:table-cell>
          <table:table-cell table:number-columns-repeated="1017"/>
        </table:table-row>
        <table:table-row table:style-name="ro2" table:number-rows-repeated="1048550">
          <table:table-cell table:number-columns-repeated="1024"/>
        </table:table-row>
        <table:table-row table:style-name="ro2">
          <table:table-cell table:number-columns-repeated="1024"/>
        </table:table-row>
        <table:named-expressions/>
      </table:table>
      <table:table table:name="Menus" table:style-name="ta1" table:print="false">
        <office:forms form:automatic-focus="false" form:apply-design-mode="false"/>
        <table:table-column table:style-name="co13" table:default-cell-style-name="ce102"/>
        <table:table-column table:style-name="co47" table:number-columns-repeated="2" table:default-cell-style-name="Default"/>
        <table:table-column table:style-name="co59" table:default-cell-style-name="ce59"/>
        <table:table-column table:style-name="co47" table:default-cell-style-name="Default"/>
        <table:table-column table:style-name="co56" table:number-columns-repeated="4" table:default-cell-style-name="ce64"/>
        <table:table-column table:style-name="co67" table:default-cell-style-name="Default"/>
        <table:table-column table:style-name="co52" table:default-cell-style-name="Default"/>
        <table:table-column table:style-name="co33" table:default-cell-style-name="Default"/>
        <table:table-column table:style-name="co89" table:number-columns-repeated="2" table:default-cell-style-name="ce59"/>
        <table:table-column table:style-name="co23" table:number-columns-repeated="4" table:default-cell-style-name="ce59"/>
        <table:table-column table:style-name="co23" table:default-cell-style-name="Default"/>
        <table:table-column table:style-name="co90" table:default-cell-style-name="Default"/>
        <table:table-column table:style-name="co91" table:default-cell-style-name="Default"/>
        <table:table-column table:style-name="co35" table:default-cell-style-name="Default"/>
        <table:table-column table:style-name="co92" table:default-cell-style-name="ce59"/>
        <table:table-column table:style-name="co14" table:default-cell-style-name="Default"/>
        <table:table-column table:style-name="co13" table:default-cell-style-name="Default"/>
        <table:table-column table:style-name="co26" table:default-cell-style-name="Default"/>
        <table:table-column table:style-name="co67" table:default-cell-style-name="ce59"/>
        <table:table-column table:style-name="co13" table:number-columns-repeated="996" table:default-cell-style-name="Default"/>
        <table:table-row table:style-name="ro2">
          <table:table-cell table:style-name="ce123" office:value-type="string">
            <text:p>ID</text:p>
          </table:table-cell>
          <table:table-cell table:style-name="ce52" office:value-type="string">
            <text:p>Type</text:p>
          </table:table-cell>
          <table:table-cell table:style-name="ce52" office:value-type="string">
            <text:p>Character</text:p>
          </table:table-cell>
          <table:table-cell table:style-name="ce57" office:value-type="string">
            <text:p>Always_On</text:p>
          </table:table-cell>
          <table:table-cell table:style-name="ce52" office:value-type="string">
            <text:p>Signal</text:p>
          </table:table-cell>
          <table:table-cell table:style-name="ce62" office:value-type="string">
            <text:p>Screen_X</text:p>
          </table:table-cell>
          <table:table-cell table:style-name="ce62" office:value-type="string">
            <text:p>Screen_Y</text:p>
          </table:table-cell>
          <table:table-cell table:style-name="ce62" office:value-type="string">
            <text:p>Base_X</text:p>
          </table:table-cell>
          <table:table-cell table:style-name="ce62" office:value-type="string">
            <text:p>Base_Y</text:p>
          </table:table-cell>
          <table:table-cell table:style-name="ce52" office:value-type="string">
            <text:p>Menu_Path</text:p>
          </table:table-cell>
          <table:table-cell table:style-name="ce52" office:value-type="string">
            <text:p>Menu_Filename</text:p>
          </table:table-cell>
          <table:table-cell table:style-name="ce52" office:value-type="string">
            <text:p>Menu_Extension</text:p>
          </table:table-cell>
          <table:table-cell table:style-name="ce57" office:value-type="string">
            <text:p>Columns</text:p>
          </table:table-cell>
          <table:table-cell table:style-name="ce57" office:value-type="string">
            <text:p>Rows</text:p>
          </table:table-cell>
          <table:table-cell table:style-name="ce57" office:value-type="string">
            <text:p>Slot_Start_X</text:p>
          </table:table-cell>
          <table:table-cell table:style-name="ce57" office:value-type="string">
            <text:p>Slot_Start_Y</text:p>
          </table:table-cell>
          <table:table-cell table:style-name="ce57" office:value-type="string">
            <text:p>Slot_Size_X</text:p>
          </table:table-cell>
          <table:table-cell table:style-name="ce57" office:value-type="string">
            <text:p>Slot_Size_Y</text:p>
          </table:table-cell>
          <table:table-cell table:style-name="ce52" office:value-type="string">
            <text:p>Slot_Path</text:p>
          </table:table-cell>
          <table:table-cell table:style-name="ce52" office:value-type="string">
            <text:p>Slot_Filename_Active</text:p>
          </table:table-cell>
          <table:table-cell table:style-name="ce52" office:value-type="string">
            <text:p>Slot_Filename_Inactive</text:p>
          </table:table-cell>
          <table:table-cell table:style-name="ce52" office:value-type="string">
            <text:p>Slot_Extension</text:p>
          </table:table-cell>
          <table:table-cell table:style-name="ce57" office:value-type="string">
            <text:p>Show_Labels</text:p>
          </table:table-cell>
          <table:table-cell table:style-name="ce50" office:value-type="string">
            <text:p>Font_Path</text:p>
          </table:table-cell>
          <table:table-cell table:style-name="ce50" office:value-type="string">
            <text:p>Font_Filename</text:p>
          </table:table-cell>
          <table:table-cell table:style-name="ce50" office:value-type="string">
            <text:p>Font_Extension</text:p>
          </table:table-cell>
          <table:table-cell table:style-name="ce57" office:value-type="string">
            <text:p>Font_Size</text:p>
          </table:table-cell>
          <table:table-cell table:style-name="ce52" table:number-columns-repeated="996"/>
        </table:table-row>
        <table:table-row table:style-name="ro2">
          <table:table-cell table:style-name="ce2" office:value-type="string">
            <text:p>DEFAULT</text:p>
          </table:table-cell>
          <table:table-cell table:style-name="ce2" table:number-columns-repeated="2"/>
          <table:table-cell table:style-name="ce45"/>
          <table:table-cell table:style-name="ce2"/>
          <table:table-cell table:number-columns-repeated="4" table:style-name="ce63" office:value-type="percentage" office:value="0.5">
            <text:p>50%</text:p>
          </table:table-cell>
          <table:table-cell table:style-name="ce2" office:value-type="string">
            <text:p>images/menu/</text:p>
          </table:table-cell>
          <table:table-cell table:style-name="ce2" office:value-type="string">
            <text:p>none</text:p>
          </table:table-cell>
          <table:table-cell table:style-name="ce2" office:value-type="string">
            <text:p>.png</text:p>
          </table:table-cell>
          <table:table-cell table:number-columns-repeated="2" table:style-name="ce45" office:value-type="float" office:value="0">
            <text:p>0</text:p>
          </table:table-cell>
          <table:table-cell table:style-name="ce45" table:number-columns-repeated="4"/>
          <table:table-cell table:style-name="ce2" office:value-type="string">
            <text:p>images/menu/</text:p>
          </table:table-cell>
          <table:table-cell table:number-columns-repeated="2" table:style-name="ce2" office:value-type="string">
            <text:p>none</text:p>
          </table:table-cell>
          <table:table-cell table:style-name="ce2" office:value-type="string">
            <text:p>.png</text:p>
          </table:table-cell>
          <table:table-cell table:style-name="ce45" office:value-type="float" office:value="0">
            <text:p>0</text:p>
          </table:table-cell>
          <table:table-cell table:style-name="ce2" office:value-type="string">
            <text:p>fonts/</text:p>
          </table:table-cell>
          <table:table-cell table:style-name="ce2" office:value-type="string">
            <text:p>narrator</text:p>
          </table:table-cell>
          <table:table-cell table:style-name="ce2" office:value-type="string">
            <text:p>.ttf</text:p>
          </table:table-cell>
          <table:table-cell table:style-name="ce45" office:value-type="float" office:value="25">
            <text:p>25</text:p>
          </table:table-cell>
          <table:table-cell table:style-name="ce2" table:number-columns-repeated="996"/>
        </table:table-row>
        <table:table-row table:style-name="ro2">
          <table:table-cell office:value-type="string">
            <text:p>inventory</text:p>
          </table:table-cell>
          <table:table-cell table:style-name="ce124" office:value-type="string">
            <text:p>inventory</text:p>
          </table:table-cell>
          <table:table-cell table:style-name="ce102" office:value-type="string">
            <text:p>DEFAULT</text:p>
          </table:table-cell>
          <table:table-cell table:style-name="ce105"/>
          <table:table-cell office:value-type="string">
            <text:p>menu_inventory</text:p>
          </table:table-cell>
          <table:table-cell table:number-columns-repeated="5"/>
          <table:table-cell office:value-type="string">
            <text:p>inventory</text:p>
          </table:table-cell>
          <table:table-cell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style-name="ce125" office:value-type="percentage" office:value="0.46">
            <text:p>46.00%</text:p>
          </table:table-cell>
          <table:table-cell table:style-name="ce125" office:value-type="percentage" office:value="0.24">
            <text:p>24.00%</text:p>
          </table:table-cell>
          <table:table-cell table:style-name="ce125" office:value-type="percentage" office:value="0.17">
            <text:p>17.00%</text:p>
          </table:table-cell>
          <table:table-cell table:style-name="ce125" office:value-type="percentage" office:value="0.19">
            <text:p>19.00%</text:p>
          </table:table-cell>
          <table:table-cell/>
          <table:table-cell office:value-type="string">
            <text:p>inv_active</text:p>
          </table:table-cell>
          <table:table-cell office:value-type="string">
            <text:p>inv_space</text:p>
          </table:table-cell>
          <table:table-cell table:number-columns-repeated="1002"/>
        </table:table-row>
        <table:table-row table:style-name="ro2">
          <table:table-cell office:value-type="string">
            <text:p>savegames</text:p>
          </table:table-cell>
          <table:table-cell table:style-name="ce124" office:value-type="string">
            <text:p>savegames</text:p>
          </table:table-cell>
          <table:table-cell table:style-name="ce102" office:value-type="string">
            <text:p>DEFAULT</text:p>
          </table:table-cell>
          <table:table-cell table:style-name="ce105"/>
          <table:table-cell office:value-type="string">
            <text:p>menu_savegames</text:p>
          </table:table-cell>
          <table:table-cell table:number-columns-repeated="5"/>
          <table:table-cell office:value-type="string">
            <text:p>inventory</text:p>
          </table:table-cell>
          <table:table-cell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style-name="ce125" office:value-type="percentage" office:value="0.46">
            <text:p>46.00%</text:p>
          </table:table-cell>
          <table:table-cell table:style-name="ce125" office:value-type="percentage" office:value="0.24">
            <text:p>24.00%</text:p>
          </table:table-cell>
          <table:table-cell table:style-name="ce125" office:value-type="percentage" office:value="0.17">
            <text:p>17.00%</text:p>
          </table:table-cell>
          <table:table-cell table:style-name="ce125" office:value-type="percentage" office:value="0.19">
            <text:p>19.00%</text:p>
          </table:table-cell>
          <table:table-cell/>
          <table:table-cell office:value-type="string">
            <text:p>inv_active</text:p>
          </table:table-cell>
          <table:table-cell office:value-type="string">
            <text:p>inv_space</text:p>
          </table:table-cell>
          <table:table-cell table:number-columns-repeated="1002"/>
        </table:table-row>
        <table:table-row table:style-name="ro2">
          <table:table-cell office:value-type="string">
            <text:p>dialogue</text:p>
          </table:table-cell>
          <table:table-cell table:style-name="ce124" office:value-type="string">
            <text:p>dialogue</text:p>
          </table:table-cell>
          <table:table-cell table:style-name="ce102" office:value-type="string">
            <text:p>DEFAULT</text:p>
          </table:table-cell>
          <table:table-cell table:style-name="ce105"/>
          <table:table-cell office:value-type="string">
            <text:p>ui_dialogue</text:p>
          </table:table-cell>
          <table:table-cell/>
          <table:table-cell office:value-type="percentage" office:value="1">
            <text:p>100%</text:p>
          </table:table-cell>
          <table:table-cell/>
          <table:table-cell office:value-type="percentage" office:value="1.1">
            <text:p>110%</text:p>
          </table:table-cell>
          <table:table-cell/>
          <table:table-cell office:value-type="string">
            <text:p>dialogue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125" office:value-type="percentage" office:value="0.05">
            <text:p>5.00%</text:p>
          </table:table-cell>
          <table:table-cell table:style-name="ce125" office:value-type="percentage" office:value="0.85">
            <text:p>85.00%</text:p>
          </table:table-cell>
          <table:table-cell table:style-name="ce125" office:value-type="percentage" office:value="0.9">
            <text:p>90.00%</text:p>
          </table:table-cell>
          <table:table-cell table:style-name="ce125" office:value-type="percentage" office:value="0.2">
            <text:p>20.00%</text:p>
          </table:table-cell>
          <table:table-cell table:number-columns-repeated="1005"/>
        </table:table-row>
        <table:table-row table:style-name="ro2">
          <table:table-cell office:value-type="string">
            <text:p>portrait</text:p>
          </table:table-cell>
          <table:table-cell table:style-name="ce124" office:value-type="string">
            <text:p>portrait</text:p>
          </table:table-cell>
          <table:table-cell table:style-name="ce102" office:value-type="string">
            <text:p>DEFAULT</text:p>
          </table:table-cell>
          <table:table-cell table:style-name="ce105"/>
          <table:table-cell office:value-type="string">
            <text:p>ui_dialogue</text:p>
          </table:table-cell>
          <table:table-cell table:number-columns-repeated="5"/>
          <table:table-cell office:value-type="string">
            <text:p>none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125" office:value-type="percentage" office:value="0.11">
            <text:p>11.00%</text:p>
          </table:table-cell>
          <table:table-cell table:style-name="ce125" office:value-type="percentage" office:value="0.85">
            <text:p>85.00%</text:p>
          </table:table-cell>
          <table:table-cell table:number-columns-repeated="2" table:style-name="ce125" office:value-type="percentage" office:value="0.3">
            <text:p>30.00%</text:p>
          </table:table-cell>
          <table:table-cell table:number-columns-repeated="1005"/>
        </table:table-row>
        <table:table-row table:style-name="ro3">
          <table:table-cell office:value-type="string">
            <text:p>inventory_test</text:p>
          </table:table-cell>
          <table:table-cell table:style-name="ce124" office:value-type="string">
            <text:p>xinventory</text:p>
          </table:table-cell>
          <table:table-cell table:style-name="ce102" office:value-type="string">
            <text:p>DEFAULT</text:p>
          </table:table-cell>
          <table:table-cell table:style-name="ce105" office:value-type="float" office:value="0">
            <text:p>0</text:p>
          </table:table-cell>
          <table:table-cell/>
          <table:table-cell office:value-type="percentage" office:value="1">
            <text:p>100%</text:p>
          </table:table-cell>
          <table:table-cell/>
          <table:table-cell office:value-type="percentage" office:value="1">
            <text:p>100%</text:p>
          </table:table-cell>
          <table:table-cell table:number-columns-repeated="2"/>
          <table:table-cell office:value-type="string">
            <text:p>inventory_sideways_test</text:p>
          </table:table-cell>
          <table:table-cell/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style-name="ce125" office:value-type="percentage" office:value="0.92">
            <text:p>92.00%</text:p>
          </table:table-cell>
          <table:table-cell table:style-name="ce125" office:value-type="percentage" office:value="0.05">
            <text:p>5.00%</text:p>
          </table:table-cell>
          <table:table-cell table:style-name="ce125" office:value-type="percentage" office:value="0.17">
            <text:p>17.00%</text:p>
          </table:table-cell>
          <table:table-cell table:style-name="ce125" office:value-type="percentage" office:value="0.18">
            <text:p>18.00%</text:p>
          </table:table-cell>
          <table:table-cell/>
          <table:table-cell office:value-type="string">
            <text:p>inv_active</text:p>
          </table:table-cell>
          <table:table-cell office:value-type="string">
            <text:p>inv_space</text:p>
          </table:table-cell>
          <table:table-cell table:number-columns-repeated="1002"/>
        </table:table-row>
        <table:table-row table:style-name="ro3" table:number-rows-repeated="1048568">
          <table:table-cell table:number-columns-repeated="1023"/>
        </table:table-row>
        <table:table-row table:style-name="ro3">
          <table:table-cell table:number-columns-repeated="1023"/>
        </table:table-row>
        <table:named-expressions/>
      </table:table>
      <table:table table:name="Config" table:style-name="ta1" table:print="false">
        <office:forms form:automatic-focus="false" form:apply-design-mode="false"/>
        <table:table-column table:style-name="co17" table:default-cell-style-name="Default"/>
        <table:table-column table:style-name="co13" table:default-cell-style-name="ce4"/>
        <table:table-row table:style-name="ro2">
          <table:table-cell office:value-type="string">
            <text:p>speak_duration</text:p>
          </table:table-cell>
          <table:table-cell office:value-type="float" office:value="3">
            <text:p>3</text:p>
          </table:table-cell>
        </table:table-row>
        <table:named-expressions/>
      </table:table>
      <table:named-expressions>
        <table:named-range table:name="Scene_List" table:base-cell-address="$Scenes.$A$3" table:cell-range-address="$Scenes.$A$3:.$A$998"/>
        <table:named-range table:name="ObjGroup_List" table:base-cell-address="$ObjGroups.$A$3" table:cell-range-address="$ObjGroups.$A$3:.$A$99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percentage-style style:name="N107">
      <number:number number:decimal-places="1" number:min-integer-digits="1"/>
      <number:text>%</number:text>
    </number:percentage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2-28">2020-12-28</text:date>, <text:time>13:27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 S</meta:initial-creator>
    <meta:creation-date>2020-12-06T11:06:30.32</meta:creation-date>
    <dc:date>2020-12-28T13:27:10.89</dc:date>
    <dc:creator>L S</dc:creator>
    <meta:editing-duration>P4DT9H5M47S</meta:editing-duration>
    <meta:editing-cycles>328</meta:editing-cycles>
    <meta:generator>OpenOffice/4.1.6$Win32 OpenOffice.org_project/416m1$Build-9790</meta:generator>
    <meta:document-statistic meta:table-count="12" meta:cell-count="5916" meta:object-count="0"/>
    <meta:user-defined meta:name=""/>
  </office:meta>
</office:document-meta>
</file>

<file path=Basic/Standard/GAGS.xml><?xml version="1.0" encoding="utf-8"?>
<!DOCTYPE module  PUBLIC '-//OpenOffice.org//DTD OfficeDocument 1.0//EN'  'module.dtd'>
<script:module xmlns:script="http://openoffice.org/2000/script" script:name="GAGS" script:language="StarBasic">REM  *****  BASIC  *****

Sub Main

End Sub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GAG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